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0" style:family="table-cell" style:parent-style-name="Default" style:data-style-name="N0">
      <style:table-cell-properties fo:background-color="#000000"/>
    </style:style>
    <style:style style:name="ce81" style:family="table-cell" style:parent-style-name="Default" style:data-style-name="N0"/>
    <style:style style:name="ce82" style:family="table-cell" style:parent-style-name="Default">
      <style:table-cell-properties fo:background-color="#000000"/>
    </style:style>
    <style:style style:name="ce83" style:family="table-cell" style:parent-style-name="Default" style:data-style-name="N0">
      <style:table-cell-properties fo:background-color="#bce4e5"/>
    </style:style>
    <style:style style:name="ce5" style:family="table-cell" style:parent-style-name="Default">
      <style:table-cell-properties fo:background-color="#bce4e5"/>
    </style:style>
    <style:style style:name="ce88" style:family="table-cell" style:parent-style-name="Default" style:data-style-name="N0">
      <style:table-cell-properties fo:background-color="#985006"/>
    </style:style>
    <style:style style:name="ce113" style:family="table-cell" style:parent-style-name="Default" style:data-style-name="N0">
      <style:table-cell-properties fo:background-color="#fff200"/>
    </style:style>
    <style:style style:name="ce124" style:family="table-cell" style:parent-style-name="Default" style:data-style-name="N0">
      <style:table-cell-properties fo:background-color="#faa61a"/>
    </style:style>
    <style:style style:name="ce84" style:family="table-cell" style:parent-style-name="Default" style:data-style-name="N0">
      <style:table-cell-properties fo:background-color="#0066b3"/>
    </style:style>
    <style:style style:name="ce86" style:family="table-cell" style:parent-style-name="Default" style:data-style-name="N0">
      <style:table-cell-properties fo:background-color="#5565af"/>
    </style:style>
    <style:style style:name="ce89" style:family="table-cell" style:parent-style-name="Default" style:data-style-name="N0">
      <style:table-cell-properties fo:background-color="#fff9ae"/>
    </style:style>
    <style:style style:name="ce90" style:family="table-cell" style:parent-style-name="Default" style:data-style-name="N0">
      <style:table-cell-properties fo:background-color="#ffdaa2"/>
    </style:style>
    <style:style style:name="ce91" style:family="table-cell" style:parent-style-name="Default">
      <style:table-cell-properties fo:background-color="#fff9ae"/>
    </style:style>
    <style:style style:name="ce8" style:family="table-cell" style:parent-style-name="Default">
      <style:table-cell-properties fo:background-color="#ffdaa2"/>
    </style:style>
    <style:style style:name="ce94" style:family="table-cell" style:parent-style-name="Default" style:data-style-name="N0">
      <style:table-cell-properties fo:background-color="#7da7d8"/>
    </style:style>
    <style:style style:name="ce93" style:family="table-cell" style:parent-style-name="Default" style:data-style-name="N0">
      <style:table-cell-properties fo:background-color="#ffffff"/>
    </style:style>
    <style:style style:name="ce97" style:family="table-cell" style:parent-style-name="Default" style:data-style-name="N0">
      <style:table-cell-properties fo:background-color="#666666"/>
    </style:style>
    <style:style style:name="ce98" style:family="table-cell" style:parent-style-name="Default" style:data-style-name="N0">
      <style:table-cell-properties fo:background-color="#72bf44"/>
    </style:style>
    <style:style style:name="ce99" style:family="table-cell" style:parent-style-name="Default">
      <style:table-cell-properties fo:background-color="#985006"/>
    </style:style>
    <style:style style:name="ce87" style:family="table-cell" style:parent-style-name="Default" style:data-style-name="N0">
      <style:table-cell-properties fo:background-color="#ed1c24"/>
    </style:style>
    <style:style style:name="ce130" style:family="table-cell" style:parent-style-name="Default">
      <style:table-cell-properties fo:background-color="#fff200"/>
    </style:style>
    <style:style style:name="ce127" style:family="table-cell" style:parent-style-name="Default">
      <style:table-cell-properties fo:background-color="#faa61a"/>
    </style:style>
    <style:style style:name="ce139" style:family="table-cell" style:parent-style-name="Default">
      <style:table-cell-properties fo:background-color="#000000"/>
      <style:text-properties fo:color="#000000"/>
    </style:style>
    <style:style style:name="ce115" style:family="table-cell" style:parent-style-name="Default" style:data-style-name="N0">
      <style:table-cell-properties fo:background-color="#add58a"/>
    </style:style>
    <style:style style:name="ce109" style:family="table-cell" style:parent-style-name="Default" style:data-style-name="N0">
      <style:table-cell-properties fo:background-color="transparent"/>
    </style:style>
    <style:style style:name="ce157" style:family="table-cell" style:parent-style-name="Default">
      <style:table-cell-properties fo:background-color="transparent"/>
    </style:style>
    <style:style style:name="ce111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12" style:family="table-cell" style:parent-style-name="Default" style:data-style-name="N0">
      <style:table-cell-properties fo:background-color="#000000"/>
      <style:text-properties fo:color="#000000"/>
    </style:style>
    <style:style style:name="ce116" style:family="table-cell" style:parent-style-name="Default" style:data-style-name="N0">
      <style:table-cell-properties fo:background-color="#cccccc"/>
    </style:style>
    <style:style style:name="ce11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65" style:family="table-cell" style:parent-style-name="Default" style:data-style-name="N0">
      <style:table-cell-properties fo:background-color="#f04e4d"/>
    </style:style>
    <style:style style:name="ce96" style:family="table-cell" style:parent-style-name="Default" style:data-style-name="N0">
      <style:table-cell-properties fo:background-color="#f7a19a"/>
    </style:style>
    <style:style style:name="ce166" style:family="table-cell" style:parent-style-name="Default" style:data-style-name="N0">
      <style:table-cell-properties fo:background-color="#00b274"/>
    </style:style>
    <style:style style:name="ce167" style:family="table-cell" style:parent-style-name="Default" style:data-style-name="N0">
      <style:table-cell-properties fo:background-color="#8ccfb7"/>
    </style:style>
    <style:style style:name="ce168" style:family="table-cell" style:parent-style-name="Default" style:data-style-name="N0">
      <style:table-cell-properties fo:background-color="#d4711a"/>
    </style:style>
    <style:style style:name="ce169" style:family="table-cell" style:parent-style-name="Default" style:data-style-name="N0">
      <style:table-cell-properties fo:background-color="#f9a870"/>
    </style:style>
    <style:style style:name="ce123" style:family="table-cell" style:parent-style-name="Default" style:data-style-name="N0">
      <style:table-cell-properties fo:background-color="#999999"/>
    </style:style>
    <style:style style:name="ce125" style:family="table-cell" style:parent-style-name="Default" style:data-style-name="N0">
      <style:table-cell-properties fo:background-color="#89c765"/>
    </style:style>
    <style:style style:name="ce101" style:family="table-cell" style:parent-style-name="Default" style:data-style-name="N0">
      <style:table-cell-properties fo:background-color="#00a65d"/>
    </style:style>
    <style:style style:name="ce42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44" style:family="table-cell" style:parent-style-name="Default" style:data-style-name="N0">
      <style:table-cell-properties fo:background-color="#985006"/>
      <style:text-properties fo:color="#985006"/>
    </style:style>
    <style:style style:name="ce126" style:family="table-cell" style:parent-style-name="Default">
      <style:table-cell-properties fo:background-color="#add58a"/>
    </style:style>
    <style:style style:name="ce43" style:family="table-cell" style:parent-style-name="Default">
      <style:table-cell-properties fo:background-color="#0066b3"/>
    </style:style>
    <style:style style:name="ce128" style:family="table-cell" style:parent-style-name="Default" style:data-style-name="N0">
      <style:table-cell-properties fo:background-color="#333333"/>
    </style:style>
    <style:style style:name="ce129" style:family="table-cell" style:parent-style-name="Default" style:data-style-name="N0">
      <style:table-cell-properties fo:background-color="#808080"/>
    </style:style>
    <style:style style:name="ce100" style:family="table-cell" style:parent-style-name="Default" style:data-style-name="N0">
      <style:table-cell-properties fo:background-color="#673604"/>
    </style:style>
    <style:style style:name="ce131" style:family="table-cell" style:parent-style-name="Default">
      <style:table-cell-properties fo:background-color="#00a65d"/>
    </style:style>
    <style:style style:name="ce132" style:family="table-cell" style:parent-style-name="Default">
      <style:table-cell-properties fo:background-color="#89c765"/>
    </style:style>
    <style:style style:name="ce133" style:family="table-cell" style:parent-style-name="Default" style:data-style-name="N0">
      <style:table-cell-properties fo:background-color="#fffbcc"/>
    </style:style>
    <style:style style:name="ce53" style:family="table-cell" style:parent-style-name="Default">
      <style:table-cell-properties fo:background-color="#ffffff"/>
    </style:style>
    <style:style style:name="ce59" style:family="table-cell" style:parent-style-name="Default" style:data-style-name="N0">
      <style:table-cell-properties fo:background-color="#0066b3"/>
      <style:text-properties fo:color="#0066b3"/>
    </style:style>
    <style:style style:name="ce63" style:family="table-cell" style:parent-style-name="Default">
      <style:table-cell-properties fo:background-color="#7da7d8"/>
    </style:style>
    <style:style style:name="ce134" style:family="table-cell" style:parent-style-name="Default" style:data-style-name="N0">
      <style:table-cell-properties fo:background-color="#adc5e7"/>
    </style:style>
    <style:style style:name="ce170" style:family="table-cell" style:parent-style-name="Default" style:data-style-name="N0">
      <style:table-cell-properties fo:background-color="#003d73"/>
    </style:style>
    <style:style style:name="ce5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52" style:family="table-cell" style:parent-style-name="Default" style:data-style-name="N0">
      <style:table-cell-properties fo:background-color="transparent"/>
      <style:text-properties fo:color="#000000"/>
    </style:style>
    <style:style style:name="ce171" style:family="table-cell" style:parent-style-name="Default" style:data-style-name="N0">
      <style:table-cell-properties fo:background-color="#dfcce4"/>
      <style:text-properties fo:color="#ffe5ca"/>
    </style:style>
    <style:style style:name="ce172" style:family="table-cell" style:parent-style-name="Default" style:data-style-name="N0">
      <style:table-cell-properties fo:background-color="#680059"/>
    </style:style>
    <style:style style:name="ce55" style:family="table-cell" style:parent-style-name="Default" style:data-style-name="N0">
      <style:table-cell-properties fo:background-color="transparent"/>
      <style:text-properties fo:color="#ffe5ca"/>
    </style:style>
    <style:style style:name="ce173" style:family="table-cell" style:parent-style-name="Default" style:data-style-name="N0">
      <style:table-cell-properties fo:background-color="#fcd3c1"/>
    </style:style>
    <style:style style:name="ce174" style:family="table-cell" style:parent-style-name="Default" style:data-style-name="N0">
      <style:table-cell-properties fo:background-color="#bc312e"/>
    </style:style>
    <style:style style:name="ce17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2"/>
    </style:style>
    <style:style style:name="ce5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3"/>
    </style:style>
    <style:style style:name="ce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4"/>
    </style:style>
    <style:style style:name="ce21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1" style:family="table-cell" style:parent-style-name="Default" style:data-style-name="N100">
      <style:text-properties fo:font-size="8pt" style:font-size-asian="8pt" style:font-size-complex="8pt"/>
    </style:style>
    <style:style style:name="ce177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8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0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1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6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6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6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6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7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203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131"/>
    </style:style>
    <style:style style:name="ce204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32"/>
    </style:style>
    <style:style style:name="ce182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5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8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9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9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10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10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10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131"/>
    </style:style>
    <style:style style:name="ce474" style:family="table-cell" style:parent-style-name="Default">
      <style:text-properties fo:font-size="10pt" style:font-size-asian="10pt" style:font-size-complex="10pt"/>
    </style:style>
    <style:style style:name="ce475" style:family="table-cell" style:parent-style-name="Default" style:data-style-name="N100">
      <style:text-properties fo:font-size="10pt" style:font-size-asian="10pt" style:font-size-complex="10pt"/>
    </style:style>
    <style:style style:name="ce476" style:family="table-cell" style:parent-style-name="Default" style:data-style-name="N100"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478" style:family="table-cell" style:parent-style-name="Default" style:data-style-name="N100">
      <style:text-properties fo:font-size="10pt" style:font-size-asian="10pt" style:font-size-complex="10pt"/>
      <style:map style:condition="cell-content()=&quot;F&quot;" style:apply-style-name="Untitled1" style:base-cell-address="Map.A1"/>
    </style:style>
    <style:style style:name="ce10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145"/>
    </style:style>
    <style:style style:name="ce107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147"/>
    </style:style>
    <style:style style:name="ce1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147"/>
    </style:style>
    <style:style style:name="ce18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1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2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12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2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3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13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65"/>
    </style:style>
    <style:style style:name="ce13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65"/>
    </style:style>
    <style:style style:name="ce13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14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81"/>
    </style:style>
    <style:style style:name="ce14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81"/>
    </style:style>
    <style:style style:name="ce14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14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97"/>
    </style:style>
    <style:style style:name="ce14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97"/>
    </style:style>
    <style:style style:name="ce14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14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113"/>
    </style:style>
    <style:style style:name="ce1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113"/>
    </style:style>
    <style:style style:name="ce14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150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03" style:family="table-cell" style:parent-style-name="Default" style:data-style-name="N100"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152" style:family="table-cell" style:parent-style-name="Default" style:data-style-name="N100">
      <style:text-properties fo:font-size="7.5pt" style:font-size-asian="7.5pt" style:font-size-complex="7.5pt"/>
      <style:map style:condition="cell-content()=&quot;F&quot;" style:apply-style-name="Untitled1" style:base-cell-address="Map.A1"/>
    </style:style>
    <style:style style:name="ce15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H63"/>
    </style:style>
    <style:style style:name="ce506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07" style:family="table-cell" style:parent-style-name="Default" style:data-style-name="N100">
      <style:table-cell-properties fo:background-color="transparent"/>
      <style:text-properties fo:font-size="10pt" style:font-size-asian="10pt" style:font-size-complex="10pt"/>
    </style:style>
    <style:style style:name="ce508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509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510" style:family="table-cell" style:parent-style-name="Default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H141"/>
    </style:style>
    <style:style style:name="ce511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H142"/>
    </style:style>
    <style:style style:name="ce512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A1"/>
    </style:style>
    <style:style style:name="ce212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9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60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6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J47"/>
    </style:style>
    <style:style style:name="ce162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6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6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J63"/>
    </style:style>
    <style:style style:name="ce18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18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18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81"/>
    </style:style>
    <style:style style:name="ce1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81"/>
    </style:style>
    <style:style style:name="ce19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97"/>
    </style:style>
    <style:style style:name="ce19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97"/>
    </style:style>
    <style:style style:name="ce19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113"/>
    </style:style>
    <style:style style:name="ce19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113"/>
    </style:style>
    <style:style style:name="ce19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9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535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K141"/>
    </style:style>
    <style:style style:name="ce199" style:family="table-cell" style:parent-style-name="Default">
      <style:table-cell-properties fo:border-bottom="none" fo:border-left="none" fo:border-right="none" fo:border-top="0.06pt solid #000000"/>
    </style:style>
    <style:style style:name="ce537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214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1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K141"/>
    </style:style>
    <style:style style:name="ce215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216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7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8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9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20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47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7.5pt" style:font-size-asian="7.5pt" style:font-size-complex="7.5pt"/>
      <style:map style:condition="cell-content()=&quot;F&quot;" style:apply-style-name="Untitled1" style:base-cell-address="Map.B131"/>
    </style:style>
    <style:style style:name="ce209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132"/>
    </style:style>
    <style:style style:name="ce21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143"/>
    </style:style>
    <style:style style:name="ce223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2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2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2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2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2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2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55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X7"/>
    </style:style>
    <style:style style:name="ce55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X13"/>
    </style:style>
    <style:style style:name="ce23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3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3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3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3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3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55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3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3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3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3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49"/>
    </style:style>
    <style:style style:name="ce24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49"/>
    </style:style>
    <style:style style:name="ce24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4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65"/>
    </style:style>
    <style:style style:name="ce24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65"/>
    </style:style>
    <style:style style:name="ce24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4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81"/>
    </style:style>
    <style:style style:name="ce24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81"/>
    </style:style>
    <style:style style:name="ce24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4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97"/>
    </style:style>
    <style:style style:name="ce24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97"/>
    </style:style>
    <style:style style:name="ce25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5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113"/>
    </style:style>
    <style:style style:name="ce2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113"/>
    </style:style>
    <style:style style:name="ce25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57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7"/>
    </style:style>
    <style:style style:name="ce57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9"/>
    </style:style>
    <style:style style:name="ce57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10"/>
    </style:style>
    <style:style style:name="ce57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12"/>
    </style:style>
    <style:style style:name="ce58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A5"/>
    </style:style>
    <style:style style:name="ce58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A10"/>
    </style:style>
    <style:style style:name="ce58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C6"/>
    </style:style>
    <style:style style:name="ce58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C10"/>
    </style:style>
    <style:style style:name="ce5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D5"/>
    </style:style>
    <style:style style:name="ce58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D7"/>
    </style:style>
    <style:style style:name="ce637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E1"/>
    </style:style>
    <style:style style:name="ce63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1"/>
    </style:style>
    <style:style style:name="ce58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13"/>
    </style:style>
    <style:style style:name="ce58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E13"/>
    </style:style>
    <style:style style:name="ce25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65"/>
    </style:style>
    <style:style style:name="ce2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65"/>
    </style:style>
    <style:style style:name="ce25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81"/>
    </style:style>
    <style:style style:name="ce2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81"/>
    </style:style>
    <style:style style:name="ce2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97"/>
    </style:style>
    <style:style style:name="ce26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97"/>
    </style:style>
    <style:style style:name="ce26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113"/>
    </style:style>
    <style:style style:name="ce26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113"/>
    </style:style>
    <style:style style:name="ce65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E1"/>
    </style:style>
    <style:style style:name="ce22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  <style:style style:name="ce263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Y33"/>
    </style:style>
    <style:style style:name="ce26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49"/>
    </style:style>
    <style:style style:name="ce2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65"/>
    </style:style>
    <style:style style:name="ce26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81"/>
    </style:style>
    <style:style style:name="ce26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97"/>
    </style:style>
    <style:style style:name="ce26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113"/>
    </style:style>
    <style:style style:name="ce60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4"/>
    </style:style>
    <style:style style:name="ce60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6"/>
    </style:style>
    <style:style style:name="ce60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8"/>
    </style:style>
    <style:style style:name="ce60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10"/>
    </style:style>
    <style:style style:name="ce6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11"/>
    </style:style>
    <style:style style:name="ce60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6"/>
    </style:style>
    <style:style style:name="ce61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11"/>
    </style:style>
    <style:style style:name="ce61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13"/>
    </style:style>
    <style:style style:name="ce26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K33"/>
    </style:style>
    <style:style style:name="ce61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L9"/>
    </style:style>
    <style:style style:name="ce61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N8"/>
    </style:style>
    <style:style style:name="ce61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8"/>
    </style:style>
    <style:style style:name="ce61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11"/>
    </style:style>
    <style:style style:name="ce61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13"/>
    </style:style>
    <style:style style:name="ce27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K33"/>
    </style:style>
    <style:style style:name="ce619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O8"/>
    </style:style>
    <style:style style:name="ce2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7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7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7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7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7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27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7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8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8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8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2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2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28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8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49"/>
    </style:style>
    <style:style style:name="ce28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49"/>
    </style:style>
    <style:style style:name="ce28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8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65"/>
    </style:style>
    <style:style style:name="ce2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65"/>
    </style:style>
    <style:style style:name="ce29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9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81"/>
    </style:style>
    <style:style style:name="ce29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81"/>
    </style:style>
    <style:style style:name="ce29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9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97"/>
    </style:style>
    <style:style style:name="ce29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97"/>
    </style:style>
    <style:style style:name="ce29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9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113"/>
    </style:style>
    <style:style style:name="ce29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113"/>
    </style:style>
    <style:style style:name="ce30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704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Z1"/>
    </style:style>
    <style:style style:name="ce70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1"/>
    </style:style>
    <style:style style:name="ce30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30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49"/>
    </style:style>
    <style:style style:name="ce30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49"/>
    </style:style>
    <style:style style:name="ce30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65"/>
    </style:style>
    <style:style style:name="ce30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65"/>
    </style:style>
    <style:style style:name="ce30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81"/>
    </style:style>
    <style:style style:name="ce30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81"/>
    </style:style>
    <style:style style:name="ce30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97"/>
    </style:style>
    <style:style style:name="ce30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97"/>
    </style:style>
    <style:style style:name="ce31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113"/>
    </style:style>
    <style:style style:name="ce31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113"/>
    </style:style>
    <style:style style:name="ce71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Z1"/>
    </style:style>
    <style:style style:name="ce313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T33"/>
    </style:style>
    <style:style style:name="ce31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33"/>
    </style:style>
    <style:style style:name="ce31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49"/>
    </style:style>
    <style:style style:name="ce31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65"/>
    </style:style>
    <style:style style:name="ce31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81"/>
    </style:style>
    <style:style style:name="ce31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97"/>
    </style:style>
    <style:style style:name="ce31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113"/>
    </style:style>
    <style:style style:name="ce32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2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2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2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2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2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2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2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2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2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3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3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3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3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3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3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49"/>
    </style:style>
    <style:style style:name="ce33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49"/>
    </style:style>
    <style:style style:name="ce33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3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65"/>
    </style:style>
    <style:style style:name="ce33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65"/>
    </style:style>
    <style:style style:name="ce34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4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81"/>
    </style:style>
    <style:style style:name="ce34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81"/>
    </style:style>
    <style:style style:name="ce34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4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97"/>
    </style:style>
    <style:style style:name="ce34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97"/>
    </style:style>
    <style:style style:name="ce34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4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113"/>
    </style:style>
    <style:style style:name="ce3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113"/>
    </style:style>
    <style:style style:name="ce34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755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BU1"/>
    </style:style>
    <style:style style:name="ce7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1"/>
    </style:style>
    <style:style style:name="ce35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49"/>
    </style:style>
    <style:style style:name="ce3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49"/>
    </style:style>
    <style:style style:name="ce35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65"/>
    </style:style>
    <style:style style:name="ce3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65"/>
    </style:style>
    <style:style style:name="ce3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81"/>
    </style:style>
    <style:style style:name="ce3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81"/>
    </style:style>
    <style:style style:name="ce35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97"/>
    </style:style>
    <style:style style:name="ce3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97"/>
    </style:style>
    <style:style style:name="ce3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113"/>
    </style:style>
    <style:style style:name="ce36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113"/>
    </style:style>
    <style:style style:name="ce76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U1"/>
    </style:style>
    <style:style style:name="ce36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BO33"/>
    </style:style>
    <style:style style:name="ce36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33"/>
    </style:style>
    <style:style style:name="ce36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49"/>
    </style:style>
    <style:style style:name="ce36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65"/>
    </style:style>
    <style:style style:name="ce3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81"/>
    </style:style>
    <style:style style:name="ce36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97"/>
    </style:style>
    <style:style style:name="ce36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113"/>
    </style:style>
    <style:style style:name="ce36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6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7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7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7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7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7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7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7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7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8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8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8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49"/>
    </style:style>
    <style:style style:name="ce3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49"/>
    </style:style>
    <style:style style:name="ce38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8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65"/>
    </style:style>
    <style:style style:name="ce38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65"/>
    </style:style>
    <style:style style:name="ce38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8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81"/>
    </style:style>
    <style:style style:name="ce3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81"/>
    </style:style>
    <style:style style:name="ce39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9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97"/>
    </style:style>
    <style:style style:name="ce39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97"/>
    </style:style>
    <style:style style:name="ce39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9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113"/>
    </style:style>
    <style:style style:name="ce39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113"/>
    </style:style>
    <style:style style:name="ce39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806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CP1"/>
    </style:style>
    <style:style style:name="ce80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1"/>
    </style:style>
    <style:style style:name="ce39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9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49"/>
    </style:style>
    <style:style style:name="ce40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49"/>
    </style:style>
    <style:style style:name="ce40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65"/>
    </style:style>
    <style:style style:name="ce40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65"/>
    </style:style>
    <style:style style:name="ce40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81"/>
    </style:style>
    <style:style style:name="ce40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81"/>
    </style:style>
    <style:style style:name="ce40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97"/>
    </style:style>
    <style:style style:name="ce40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97"/>
    </style:style>
    <style:style style:name="ce40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113"/>
    </style:style>
    <style:style style:name="ce4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113"/>
    </style:style>
    <style:style style:name="ce81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P1"/>
    </style:style>
    <style:style style:name="ce409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CJ33"/>
    </style:style>
    <style:style style:name="ce41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33"/>
    </style:style>
    <style:style style:name="ce41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49"/>
    </style:style>
    <style:style style:name="ce41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65"/>
    </style:style>
    <style:style style:name="ce41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81"/>
    </style:style>
    <style:style style:name="ce41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97"/>
    </style:style>
    <style:style style:name="ce41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113"/>
    </style:style>
    <style:style style:name="ce41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1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1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1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2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2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2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2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2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2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2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2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2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2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3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3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49"/>
    </style:style>
    <style:style style:name="ce43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49"/>
    </style:style>
    <style:style style:name="ce43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3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65"/>
    </style:style>
    <style:style style:name="ce43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65"/>
    </style:style>
    <style:style style:name="ce43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3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81"/>
    </style:style>
    <style:style style:name="ce43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81"/>
    </style:style>
    <style:style style:name="ce43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4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97"/>
    </style:style>
    <style:style style:name="ce44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97"/>
    </style:style>
    <style:style style:name="ce44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4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113"/>
    </style:style>
    <style:style style:name="ce44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113"/>
    </style:style>
    <style:style style:name="ce44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857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DK1"/>
    </style:style>
    <style:style style:name="ce8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1"/>
    </style:style>
    <style:style style:name="ce44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4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49"/>
    </style:style>
    <style:style style:name="ce4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49"/>
    </style:style>
    <style:style style:name="ce44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65"/>
    </style:style>
    <style:style style:name="ce45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65"/>
    </style:style>
    <style:style style:name="ce4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81"/>
    </style:style>
    <style:style style:name="ce4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81"/>
    </style:style>
    <style:style style:name="ce45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97"/>
    </style:style>
    <style:style style:name="ce4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97"/>
    </style:style>
    <style:style style:name="ce4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113"/>
    </style:style>
    <style:style style:name="ce4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113"/>
    </style:style>
    <style:style style:name="ce87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K1"/>
    </style:style>
    <style:style style:name="ce457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DE33"/>
    </style:style>
    <style:style style:name="ce45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33"/>
    </style:style>
    <style:style style:name="ce4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49"/>
    </style:style>
    <style:style style:name="ce46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65"/>
    </style:style>
    <style:style style:name="ce46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81"/>
    </style:style>
    <style:style style:name="ce46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97"/>
    </style:style>
    <style:style style:name="ce46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113"/>
    </style:style>
    <style:style style:name="ce222" style:family="table-cell" style:parent-style-name="Default" style:data-style-name="N0">
      <style:table-cell-properties fo:background-color="#a3238e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81"/>
        <table:table-column table:style-name="co2" table:default-cell-style-name="ce81"/>
        <table:table-column table:style-name="co3" table:default-cell-style-name="ce81"/>
        <table:table-column table:style-name="co4" table:number-columns-repeated="1006" table:default-cell-style-name="ce81"/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/>
          <table:table-cell office:value-type="float" office:value="4" calcext:value-type="float">
            <text:p>4</text:p>
          </table:table-cell>
          <table:table-cell table:style-name="ce89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0"/>
          <table:table-cell table:style-name="ce98" table:number-columns-repeated="2"/>
          <table:table-cell table:style-name="ce80" table:number-columns-repeated="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0" table:number-columns-repeated="7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0" table:number-columns-repeated="7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7" table:number-columns-repeated="3"/>
          <table:table-cell table:style-name="ce80" table:number-columns-repeated="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9" table:number-columns-repeated="2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/>
          <table:table-cell table:style-name="ce90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2"/>
          <table:table-cell table:style-name="ce80"/>
          <table:table-cell table:style-name="ce9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89"/>
          <table:table-cell table:style-name="ce91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90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2"/>
          <table:table-cell table:style-name="ce80"/>
          <table:table-cell table:style-name="ce9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99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9" table:number-columns-repeated="3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88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0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88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90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9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/>
          <table:table-cell table:style-name="ce89" table:number-columns-repeated="2"/>
          <table:table-cell table:style-name="ce98" table:number-columns-repeated="2"/>
          <table:table-cell table:style-name="ce8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2"/>
          <table:table-cell table:style-name="ce89"/>
          <table:table-cell table:style-name="ce88" table:number-columns-repeated="6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0"/>
          <table:table-cell table:style-name="ce88" table:number-columns-repeated="6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1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2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9" table:number-columns-repeated="3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88" table:number-columns-repeated="4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1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80"/>
          <table:table-cell table:style-name="ce83" table:number-columns-repeated="2"/>
          <table:table-cell table:style-name="ce93" table:number-columns-repeated="2"/>
          <table:table-cell table:style-name="ce8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1001"/>
        </table:table-row>
        <table:table-row table:style-name="ro1">
          <table:table-cell table:style-name="ce80" table:number-columns-repeated="8"/>
          <table:table-cell table:style-name="ce83"/>
          <table:table-cell table:style-name="ce94" table:number-columns-repeated="2"/>
          <table:table-cell table:style-name="ce93"/>
          <table:table-cell table:style-name="ce84"/>
          <table:table-cell table:style-name="ce93"/>
          <table:table-cell table:style-name="ce83"/>
          <table:table-cell table:style-name="ce80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83" table:number-columns-repeated="4"/>
          <table:table-cell table:number-columns-repeated="1001"/>
        </table:table-row>
        <table:table-row table:style-name="ro1"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5"/>
          <table:table-cell table:style-name="ce83"/>
          <table:table-cell table:style-name="ce80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9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 table:number-columns-repeated="3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3"/>
          <table:table-cell table:style-name="ce80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98" table:number-columns-repeated="4"/>
          <table:table-cell table:number-columns-repeated="1001"/>
        </table:table-row>
        <table:table-row table:style-name="ro1">
          <table:table-cell table:style-name="ce80" table:number-columns-repeated="6"/>
          <table:table-cell table:style-name="ce83"/>
          <table:table-cell table:style-name="ce94"/>
          <table:table-cell table:style-name="ce93" table:number-columns-repeated="3"/>
          <table:table-cell table:style-name="ce94"/>
          <table:table-cell table:style-name="ce83"/>
          <table:table-cell table:style-name="ce80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165"/>
          <table:table-cell table:style-name="ce166"/>
          <table:table-cell table:style-name="ce168"/>
          <table:table-cell table:number-columns-repeated="1001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94"/>
          <table:table-cell table:style-name="ce93" table:number-columns-repeated="2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13" table:number-columns-repeated="4"/>
          <table:table-cell table:number-columns-repeated="1001"/>
        </table:table-row>
        <table:table-row table:style-name="ro1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2"/>
          <table:table-cell table:style-name="ce84"/>
          <table:table-cell table:style-name="ce94" table:number-columns-repeated="5"/>
          <table:table-cell table:style-name="ce80"/>
          <table:table-cell table:number-columns-repeated="2"/>
          <table:table-cell office:value-type="float" office:value="8" calcext:value-type="float">
            <text:p>8</text:p>
          </table:table-cell>
          <table:table-cell table:style-name="ce124" table:number-columns-repeated="4"/>
          <table:table-cell table:number-columns-repeated="1001"/>
        </table:table-row>
        <table:table-row table:style-name="ro1">
          <table:table-cell table:style-name="ce83" table:number-columns-repeated="6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0" table:number-columns-repeated="3"/>
          <table:table-cell table:style-name="ce94"/>
          <table:table-cell table:number-columns-repeated="2"/>
          <table:table-cell office:value-type="float" office:value="9" calcext:value-type="float">
            <text:p>9</text:p>
          </table:table-cell>
          <table:table-cell table:style-name="ce88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A</text:p>
          </table:table-cell>
          <table:table-cell table:style-name="ce90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B</text:p>
          </table:table-cell>
          <table:table-cell table:style-name="ce97" table:number-columns-repeated="4"/>
          <table:table-cell table:number-columns-repeated="1001"/>
        </table:table-row>
        <table:table-row table:style-name="ro1">
          <table:table-cell table:style-name="ce80" table:number-columns-repeated="3"/>
          <table:table-cell table:style-name="ce83"/>
          <table:table-cell table:style-name="ce84"/>
          <table:table-cell table:style-name="ce93" table:number-columns-repeated="6"/>
          <table:table-cell table:style-name="ce83"/>
          <table:table-cell table:style-name="ce80" table:number-columns-repeated="4"/>
          <table:table-cell table:number-columns-repeated="2"/>
          <table:table-cell table:style-name="ce111" office:value-type="string" calcext:value-type="string">
            <text:p>C</text:p>
          </table:table-cell>
          <table:table-cell table:style-name="ce86" table:number-columns-repeated="4"/>
          <table:table-cell table:number-columns-repeated="1001"/>
        </table:table-row>
        <table:table-row table:style-name="ro1">
          <table:table-cell table:style-name="ce80" table:number-columns-repeated="2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4"/>
          <table:table-cell table:number-columns-repeated="2"/>
          <table:table-cell table:style-name="ce111" office:value-type="string" calcext:value-type="string">
            <text:p>D</text:p>
          </table:table-cell>
          <table:table-cell table:style-name="ce115" table:number-columns-repeated="4"/>
          <table:table-cell table:number-columns-repeated="1001"/>
        </table:table-row>
        <table:table-row table:style-name="ro1">
          <table:table-cell table:style-name="ce83" table:number-columns-repeated="11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E</text:p>
          </table:table-cell>
          <table:table-cell table:style-name="ce94"/>
          <table:table-cell table:style-name="ce96"/>
          <table:table-cell table:style-name="ce167"/>
          <table:table-cell table:style-name="ce169"/>
          <table:table-cell table:number-columns-repeated="1001"/>
        </table:table-row>
        <table:table-row table:style-name="ro1">
          <table:table-cell table:style-name="ce80" table:number-columns-repeated="16"/>
          <table:table-cell table:number-columns-repeated="2"/>
          <table:table-cell table:style-name="ce111" office:value-type="string" calcext:value-type="string">
            <text:p>F</text:p>
          </table:table-cell>
          <table:table-cell table:style-name="ce116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table:style-name="ce109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0"/>
          <table:table-cell table:style-name="ce83"/>
          <table:table-cell table:style-name="ce93" table:number-columns-repeated="2"/>
          <table:table-cell table:style-name="ce83"/>
          <table:table-cell table:style-name="ce80"/>
          <table:table-cell table:style-name="ce83"/>
          <table:table-cell table:style-name="ce80" table:number-columns-repeated="3"/>
          <table:table-cell table:style-name="ce82"/>
          <table:table-cell table:style-name="ce109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4"/>
          <table:table-cell table:style-name="ce93" table:number-columns-repeated="2"/>
          <table:table-cell table:style-name="ce84"/>
          <table:table-cell table:style-name="ce83"/>
          <table:table-cell table:style-name="ce80" table:number-columns-repeated="4"/>
          <table:table-cell table:style-name="ce82"/>
          <table:table-cell table:style-name="ce157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93" table:number-columns-repeated="4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2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84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/>
          <table:table-cell table:style-name="ce94" table:number-columns-repeated="2"/>
          <table:table-cell table:style-name="ce93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3"/>
          <table:table-cell table:style-name="ce80" table:number-columns-repeated="2"/>
          <table:table-cell table:style-name="ce83"/>
          <table:table-cell table:style-name="ce93" table:number-columns-repeated="6"/>
          <table:table-cell table:style-name="ce83"/>
          <table:table-cell table:style-name="ce80" table:number-columns-repeated="2"/>
          <table:table-cell table:style-name="ce8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4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4"/>
          <table:table-cell table:style-name="ce94"/>
          <table:table-cell table:style-name="ce93" table:number-columns-repeated="2"/>
          <table:table-cell table:style-name="ce94"/>
          <table:table-cell table:style-name="ce84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84" table:number-columns-repeated="8"/>
          <table:table-cell table:style-name="ce8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93" table:number-columns-repeated="4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2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/>
          <table:table-cell table:style-name="ce94" table:number-columns-repeated="2"/>
          <table:table-cell table:style-name="ce93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93"/>
          <table:table-cell table:style-name="ce83"/>
          <table:table-cell table:style-name="ce93" table:number-columns-repeated="2"/>
          <table:table-cell table:style-name="ce83"/>
          <table:table-cell table:style-name="ce93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93"/>
          <table:table-cell table:style-name="ce83"/>
          <table:table-cell table:style-name="ce93" table:number-columns-repeated="2"/>
          <table:table-cell table:style-name="ce83"/>
          <table:table-cell table:style-name="ce93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 table:number-columns-repeated="2"/>
          <table:table-cell table:style-name="ce94"/>
          <table:table-cell table:style-name="ce83"/>
          <table:table-cell table:style-name="ce93" table:number-columns-repeated="4"/>
          <table:table-cell table:style-name="ce83"/>
          <table:table-cell table:style-name="ce94"/>
          <table:table-cell table:style-name="ce83" table:number-columns-repeated="2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0"/>
          <table:table-cell table:style-name="ce83" table:number-columns-repeated="8"/>
          <table:table-cell table:style-name="ce80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2"/>
          <table:table-cell table:style-name="ce5"/>
          <table:table-cell table:style-name="ce82" table:number-columns-repeated="12"/>
          <table:table-cell table:style-name="ce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9"/>
          <table:table-cell table:style-name="ce83" table:number-columns-repeated="2"/>
          <table:table-cell table:style-name="ce86" table:number-columns-repeated="2"/>
          <table:table-cell table:style-name="ce8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8"/>
          <table:table-cell table:style-name="ce83"/>
          <table:table-cell table:style-name="ce86" table:number-columns-repeated="3"/>
          <table:table-cell table:style-name="ce87"/>
          <table:table-cell table:style-name="ce86"/>
          <table:table-cell table:style-name="ce83"/>
          <table:table-cell table:style-name="ce80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7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3"/>
          <table:table-cell table:style-name="ce87" table:number-columns-repeated="3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4"/>
          <table:table-cell table:style-name="ce87" table:number-columns-repeated="2"/>
          <table:table-cell table:style-name="ce80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3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3"/>
          <table:table-cell table:style-name="ce83"/>
          <table:table-cell table:style-name="ce86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86" table:number-columns-repeated="5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6" table:number-columns-repeated="7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7"/>
          <table:table-cell table:style-name="ce86" table:number-columns-repeated="2"/>
          <table:table-cell table:style-name="ce87"/>
          <table:table-cell table:style-name="ce83"/>
          <table:table-cell table:style-name="ce80" table:number-columns-repeated="4"/>
          <table:table-cell table:style-name="ce82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7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/>
          <table:table-cell table:style-name="ce87" table:number-columns-repeated="2"/>
          <table:table-cell table:style-name="ce86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6" table:number-columns-repeated="6"/>
          <table:table-cell table:style-name="ce83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86" table:number-columns-repeated="6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 table:number-rows-repeated="3">
          <table:table-cell table:style-name="ce80" table:number-columns-repeated="3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6" table:number-columns-repeated="6"/>
          <table:table-cell table:style-name="ce83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86" table:number-columns-repeated="6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 table:number-rows-repeated="3">
          <table:table-cell table:style-name="ce80" table:number-columns-repeated="3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5"/>
          <table:table-cell table:style-name="ce83"/>
          <table:table-cell table:style-name="ce93" table:number-columns-repeated="2"/>
          <table:table-cell table:style-name="ce86" table:number-columns-repeated="2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3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3"/>
          <table:table-cell table:style-name="ce86" table:number-columns-repeated="2"/>
          <table:table-cell table:style-name="ce93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4"/>
          <table:table-cell table:style-name="ce82" table:number-columns-repeated="10"/>
          <table:table-cell table:style-name="ce80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2"/>
          <table:table-cell table:style-name="ce88"/>
          <table:table-cell table:style-name="ce99"/>
          <table:table-cell table:style-name="ce80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82"/>
          <table:table-cell table:style-name="ce80" table:number-columns-repeated="12"/>
          <table:table-cell table:style-name="ce88"/>
          <table:table-cell table:style-name="ce82"/>
          <table:table-cell table:style-name="ce80"/>
          <table:table-cell table:number-columns-repeated="2"/>
          <table:table-cell office:value-type="float" office:value="2" calcext:value-type="float">
            <text:p>2</text:p>
          </table:table-cell>
          <table:table-cell table:style-name="ce87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2"/>
          <table:table-cell table:style-name="ce115"/>
          <table:table-cell table:style-name="ce82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83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5"/>
          <table:table-cell table:style-name="ce82" table:number-columns-repeated="6"/>
          <table:table-cell table:style-name="ce130" table:number-columns-repeated="2"/>
          <table:table-cell table:style-name="ce82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89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1"/>
          <table:table-cell table:style-name="ce130" table:number-columns-repeated="2"/>
          <table:table-cell table:style-name="ce127"/>
          <table:table-cell table:style-name="ce82"/>
          <table:table-cell table:number-columns-repeated="2"/>
          <table:table-cell office:value-type="float" office:value="5" calcext:value-type="float">
            <text:p>5</text:p>
          </table:table-cell>
          <table:table-cell table:style-name="ce98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0"/>
          <table:table-cell table:style-name="ce113"/>
          <table:table-cell table:style-name="ce130" table:number-columns-repeated="2"/>
          <table:table-cell table:style-name="ce127"/>
          <table:table-cell table:style-name="ce82"/>
          <table:table-cell table:number-columns-repeated="2"/>
          <table:table-cell office:value-type="float" office:value="6" calcext:value-type="float">
            <text:p>6</text:p>
          </table:table-cell>
          <table:table-cell table:style-name="ce84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9"/>
          <table:table-cell table:style-name="ce113" table:number-columns-repeated="2"/>
          <table:table-cell table:style-name="ce130" table:number-columns-repeated="2"/>
          <table:table-cell table:style-name="ce127"/>
          <table:table-cell table:style-name="ce82"/>
          <table:table-cell table:number-columns-repeated="2"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8"/>
          <table:table-cell table:style-name="ce113" table:number-columns-repeated="3"/>
          <table:table-cell table:style-name="ce130"/>
          <table:table-cell table:style-name="ce127"/>
          <table:table-cell table:style-name="ce82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6"/>
          <table:table-cell table:style-name="ce113" table:number-columns-repeated="5"/>
          <table:table-cell table:style-name="ce130"/>
          <table:table-cell table:style-name="ce127"/>
          <table:table-cell table:style-name="ce82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88"/>
          <table:table-cell table:number-columns-repeated="1004"/>
        </table:table-row>
        <table:table-row table:style-name="ro1">
          <table:table-cell table:style-name="ce82"/>
          <table:table-cell table:style-name="ce88"/>
          <table:table-cell table:style-name="ce113" table:number-columns-repeated="10"/>
          <table:table-cell table:style-name="ce127"/>
          <table:table-cell table:style-name="ce82" table:number-columns-repeated="3"/>
          <table:table-cell table:number-columns-repeated="2"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4"/>
        </table:table-row>
        <table:table-row table:style-name="ro1">
          <table:table-cell table:style-name="ce82"/>
          <table:table-cell table:style-name="ce80"/>
          <table:table-cell table:style-name="ce124"/>
          <table:table-cell table:style-name="ce113" table:number-columns-repeated="7"/>
          <table:table-cell table:style-name="ce124" table:number-columns-repeated="2"/>
          <table:table-cell table:style-name="ce82" table:number-columns-repeated="4"/>
          <table:table-cell table:number-columns-repeated="2"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2"/>
          <table:table-cell table:style-name="ce124" table:number-columns-repeated="2"/>
          <table:table-cell table:style-name="ce113" table:number-columns-repeated="3"/>
          <table:table-cell table:style-name="ce124" table:number-columns-repeated="2"/>
          <table:table-cell table:style-name="ce80" table:number-columns-repeated="2"/>
          <table:table-cell table:style-name="ce82" table:number-columns-repeated="2"/>
          <table:table-cell table:style-name="ce80" table:number-columns-repeated="2"/>
          <table:table-cell table:number-columns-repeated="2"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4"/>
          <table:table-cell table:style-name="ce124" table:number-columns-repeated="3"/>
          <table:table-cell table:style-name="ce80" table:number-columns-repeated="8"/>
          <table:table-cell table:number-columns-repeated="2"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5"/>
          <table:table-cell table:number-columns-repeated="2"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4"/>
        </table:table-row>
        <table:table-row table:style-name="ro1">
          <table:table-cell table:number-columns-repeated="18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4"/>
        </table:table-row>
        <table:table-row table:style-name="ro1" table:number-rows-repeated="10481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81"/>
        <table:table-column table:style-name="co5" table:default-cell-style-name="ce81"/>
        <table:table-column table:style-name="co3" table:default-cell-style-name="ce81"/>
        <table:table-column table:style-name="co4" table:number-columns-repeated="1006" table:default-cell-style-name="ce81"/>
        <table:table-row table:style-name="ro2">
          <table:table-cell table:style-name="ce80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80" table:number-columns-repeated="16"/>
          <table:table-cell table:number-columns-repeated="1008"/>
        </table:table-row>
        <table:table-row table:style-name="ro2">
          <table:table-cell table:style-name="ce109" table:number-columns-repeated="16"/>
          <table:table-cell table:number-columns-repeated="1008"/>
        </table:table-row>
        <table:table-row table:style-name="ro2">
          <table:table-cell table:style-name="ce109" table:number-columns-repeated="16"/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80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1002"/>
        </table:table-row>
        <table:table-row table:style-name="ro1"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83" table:number-columns-repeated="4"/>
          <table:table-cell table:number-columns-repeated="1002"/>
        </table:table-row>
        <table:table-row table:style-name="ro1"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89"/>
          <table:table-cell table:style-name="ce134"/>
          <table:table-cell table:style-name="ce171"/>
          <table:table-cell table:style-name="ce173"/>
          <table:table-cell table:number-columns-repeated="1002"/>
        </table:table-row>
        <table:table-row table:style-name="ro1">
          <table:table-cell table:style-name="ce88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98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84" table:number-columns-repeated="4"/>
          <table:table-cell table:number-columns-repeated="1002"/>
        </table:table-row>
        <table:table-row table:style-name="ro1">
          <table:table-cell table:style-name="ce88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13" table:number-columns-repeated="4"/>
          <table:table-cell table:number-columns-repeated="1002"/>
        </table:table-row>
        <table:table-row table:style-name="ro1">
          <table:table-cell table:style-name="ce88" table:number-columns-repeated="15"/>
          <table:table-cell table:style-name="ce99"/>
          <table:table-cell table:style-name="Default"/>
          <table:table-cell office:value-type="float" office:value="8" calcext:value-type="float">
            <text:p>8</text:p>
          </table:table-cell>
          <table:table-cell table:style-name="ce124" table:number-columns-repeated="4"/>
          <table:table-cell table:number-columns-repeated="1002"/>
        </table:table-row>
        <table:table-row table:style-name="ro1"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99"/>
          <table:table-cell table:style-name="Default"/>
          <table:table-cell office:value-type="float" office:value="9" calcext:value-type="float">
            <text:p>9</text:p>
          </table:table-cell>
          <table:table-cell table:style-name="ce88"/>
          <table:table-cell table:style-name="ce170"/>
          <table:table-cell table:style-name="ce172"/>
          <table:table-cell table:style-name="ce174"/>
          <table:table-cell table:number-columns-repeated="1002"/>
        </table:table-row>
        <table:table-row table:style-name="ro1">
          <table:table-cell table:style-name="ce88" table:number-columns-repeated="16"/>
          <table:table-cell table:style-name="Default"/>
          <table:table-cell table:style-name="ce111" office:value-type="string" calcext:value-type="string">
            <text:p>A</text:p>
          </table:table-cell>
          <table:table-cell table:style-name="ce90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Default"/>
          <table:table-cell table:style-name="ce111" office:value-type="string" calcext:value-type="string">
            <text:p>B</text:p>
          </table:table-cell>
          <table:table-cell table:style-name="ce97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Default"/>
          <table:table-cell table:style-name="ce111" office:value-type="string" calcext:value-type="string">
            <text:p>C</text:p>
          </table:table-cell>
          <table:table-cell table:style-name="ce86" table:number-columns-repeated="4"/>
          <table:table-cell table:number-columns-repeated="1002"/>
        </table:table-row>
        <table:table-row table:style-name="ro1"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Default"/>
          <table:table-cell table:style-name="ce111" office:value-type="string" calcext:value-type="string">
            <text:p>D</text:p>
          </table:table-cell>
          <table:table-cell table:style-name="ce115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table:style-name="ce111" office:value-type="string" calcext:value-type="string">
            <text:p>E</text:p>
          </table:table-cell>
          <table:table-cell table:style-name="ce94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table:style-name="ce111" office:value-type="string" calcext:value-type="string">
            <text:p>F</text:p>
          </table:table-cell>
          <table:table-cell table:style-name="ce116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1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9" table:number-columns-repeated="3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4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4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9"/>
          <table:table-cell table:style-name="ce126"/>
          <table:table-cell table:style-name="ce91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/>
          <table:table-cell table:style-name="ce91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/>
          <table:table-cell table:style-name="ce99" table:number-columns-repeated="2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 table:number-columns-repeated="6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2"/>
          <table:table-cell table:style-name="ce80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6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2"/>
          <table:table-cell table:style-name="ce89" table:number-columns-repeated="3"/>
          <table:table-cell table:style-name="ce88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 table:number-columns-repeated="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1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3"/>
          <table:table-cell table:style-name="ce115"/>
          <table:table-cell table:style-name="ce88"/>
          <table:table-cell table:style-name="ce89" table:number-columns-repeated="3"/>
          <table:table-cell table:style-name="ce115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/>
          <table:table-cell table:style-name="ce88"/>
          <table:table-cell table:style-name="ce115" table:number-columns-repeated="4"/>
          <table:table-cell table:style-name="ce88"/>
          <table:table-cell table:style-name="ce115" table:number-columns-repeated="4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/>
          <table:table-cell table:style-name="ce80"/>
          <table:table-cell table:style-name="ce88" table:number-columns-repeated="4"/>
          <table:table-cell table:style-name="ce80"/>
          <table:table-cell table:style-name="ce88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126"/>
          <table:table-cell table:style-name="ce91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 table:number-columns-repeated="2"/>
          <table:table-cell table:style-name="ce80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15" table:number-columns-repeated="3"/>
          <table:table-cell table:style-name="ce99"/>
          <table:table-cell table:style-name="ce91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115" table:number-columns-repeated="2"/>
          <table:table-cell table:style-name="ce88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99" table:number-columns-repeated="2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2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 table:number-columns-repeated="15"/>
          <table:table-cell table:style-name="ce99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2"/>
          <table:table-cell table:style-name="ce99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/>
          <table:table-cell table:style-name="ce115" table:number-columns-repeated="2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2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 table:number-columns-repeated="15"/>
          <table:table-cell table:style-name="ce99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89" table:number-columns-repeated="3"/>
          <table:table-cell table:style-name="ce99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8"/>
          <table:table-cell table:style-name="ce115" table:number-columns-repeated="2"/>
          <table:table-cell table:style-name="ce88" table:number-columns-repeated="3"/>
          <table:table-cell table:style-name="ce89"/>
          <table:table-cell table:style-name="ce88" table:number-columns-repeated="6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2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 table:number-columns-repeated="2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115" table:number-columns-repeated="2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9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6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 table:number-columns-repeated="12"/>
          <table:table-cell table:style-name="ce80" table:number-columns-repeated="2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82" table:number-columns-repeated="1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style-name="ce109"/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/>
          <table:table-cell table:style-name="ce93" table:number-columns-repeated="15"/>
          <table:table-cell table:number-columns-repeated="1008"/>
        </table:table-row>
        <table:table-row table:style-name="ro1" table:number-rows-repeated="2">
          <table:table-cell table:style-name="ce123"/>
          <table:table-cell table:style-name="ce116" table:number-columns-repeated="14"/>
          <table:table-cell table:style-name="ce93"/>
          <table:table-cell table:number-columns-repeated="1008"/>
        </table:table-row>
        <table:table-row table:style-name="ro1">
          <table:table-cell table:style-name="ce123" table:number-columns-repeated="15"/>
          <table:table-cell table:style-name="ce116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6"/>
          <table:table-cell table:style-name="ce93" table:number-columns-repeated="3"/>
          <table:table-cell table:style-name="ce80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5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/>
          <table:table-cell table:style-name="ce109"/>
          <table:table-cell table:number-columns-repeated="1006"/>
        </table:table-row>
        <table:table-row table:style-name="ro1" table:number-rows-repeated="3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9" table:number-columns-repeated="3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0" table:number-columns-repeated="2"/>
          <table:table-cell table:style-name="ce113" table:number-columns-repeated="8"/>
          <table:table-cell table:style-name="ce80" table:number-columns-repeated="2"/>
          <table:table-cell table:style-name="ce88"/>
          <table:table-cell table:style-name="ce80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115"/>
          <table:table-cell table:style-name="ce88"/>
          <table:table-cell table:style-name="ce80"/>
          <table:table-cell table:style-name="ce124" table:number-columns-repeated="3"/>
          <table:table-cell table:style-name="ce80" table:number-columns-repeated="2"/>
          <table:table-cell table:style-name="ce124" table:number-columns-repeated="3"/>
          <table:table-cell table:style-name="ce80"/>
          <table:table-cell table:style-name="ce88"/>
          <table:table-cell table:style-name="ce115"/>
          <table:table-cell table:style-name="ce88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/>
          <table:table-cell table:style-name="ce80" table:number-columns-repeated="6"/>
          <table:table-cell table:style-name="ce124"/>
          <table:table-cell table:style-name="ce88"/>
          <table:table-cell table:style-name="ce115"/>
          <table:table-cell table:style-name="ce89"/>
          <table:table-cell table:style-name="ce8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/>
          <table:table-cell table:style-name="ce113"/>
          <table:table-cell table:style-name="ce80" table:number-columns-repeated="4"/>
          <table:table-cell table:style-name="ce113"/>
          <table:table-cell table:style-name="ce124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113"/>
          <table:table-cell table:style-name="ce80" table:number-columns-repeated="2"/>
          <table:table-cell table:style-name="ce113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8" table:number-columns-repeated="4"/>
          <table:table-cell table:number-columns-repeated="1008"/>
        </table:table-row>
        <table:table-row table:style-name="ro1" table:number-rows-repeated="2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8"/>
          <table:table-cell table:style-name="ce80"/>
          <table:table-cell table:style-name="ce124"/>
          <table:table-cell table:style-name="ce80" table:number-columns-repeated="6"/>
          <table:table-cell table:style-name="ce124"/>
          <table:table-cell table:style-name="ce80"/>
          <table:table-cell table:style-name="ce88"/>
          <table:table-cell table:style-name="ce115"/>
          <table:table-cell table:style-name="ce88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0" table:number-columns-repeated="2"/>
          <table:table-cell table:style-name="ce124"/>
          <table:table-cell table:style-name="ce113" table:number-columns-repeated="6"/>
          <table:table-cell table:style-name="ce124"/>
          <table:table-cell table:style-name="ce80" table:number-columns-repeated="2"/>
          <table:table-cell table:style-name="ce88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3" table:number-columns-repeated="8"/>
          <table:table-cell table:style-name="ce88"/>
          <table:table-cell table:style-name="ce80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 table:number-columns-repeated="3"/>
          <table:table-cell table:style-name="ce80" table:number-columns-repeated="2"/>
          <table:table-cell table:style-name="ce124" table:number-columns-repeated="3"/>
          <table:table-cell table:style-name="ce80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style-name="ce113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2"/>
          <table:table-cell table:style-name="ce113"/>
          <table:table-cell table:style-name="ce80" table:number-columns-repeated="2"/>
          <table:table-cell table:style-name="ce113"/>
          <table:table-cell table:style-name="ce124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24"/>
          <table:table-cell table:style-name="ce113" table:number-columns-repeated="6"/>
          <table:table-cell table:style-name="ce124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/>
          <table:table-cell table:style-name="ce113"/>
          <table:table-cell table:style-name="ce93"/>
          <table:table-cell table:style-name="ce11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/>
          <table:table-cell table:style-name="ce113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24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5"/>
          <table:table-cell table:style-name="ce133" table:number-columns-repeated="2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/>
          <table:table-cell table:style-name="ce113" table:number-columns-repeated="5"/>
          <table:table-cell table:style-name="ce133" table:number-columns-repeated="2"/>
          <table:table-cell table:style-name="ce11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/>
          <table:table-cell table:style-name="ce113" table:number-columns-repeated="9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124" table:number-columns-repeated="2"/>
          <table:table-cell table:style-name="ce113" table:number-columns-repeated="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13" table:number-columns-repeated="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4"/>
          <table:table-cell table:style-name="ce113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8"/>
          <table:table-cell table:style-name="ce88" table:number-columns-repeated="5"/>
          <table:table-cell table:style-name="ce12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8"/>
          <table:table-cell table:style-name="ce88"/>
          <table:table-cell table:style-name="ce80" table:number-columns-repeated="3"/>
          <table:table-cell table:style-name="ce88"/>
          <table:table-cell table:style-name="ce12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8"/>
          <table:table-cell table:style-name="ce80" table:number-columns-repeated="3"/>
          <table:table-cell table:style-name="ce128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6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2" table:number-columns-repeated="2"/>
          <table:table-cell table:style-name="ce130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3"/>
          <table:table-cell table:style-name="ce124" table:number-columns-repeated="4"/>
          <table:table-cell table:style-name="ce11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4"/>
          <table:table-cell table:style-name="ce113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 table:number-columns-repeated="7"/>
          <table:table-cell table:style-name="ce12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/>
          <table:table-cell table:style-name="ce80" table:number-columns-repeated="2"/>
          <table:table-cell table:style-name="ce12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2"/>
          <table:table-cell table:style-name="ce124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2"/>
          <table:table-cell table:style-name="ce80" table:number-columns-repeated="8"/>
          <table:table-cell table:style-name="ce9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3"/>
          <table:table-cell table:style-name="ce80" table:number-columns-repeated="6"/>
          <table:table-cell table:style-name="ce93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3"/>
          <table:table-cell table:style-name="ce80" table:number-columns-repeated="4"/>
          <table:table-cell table:style-name="ce93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3"/>
          <table:table-cell table:style-name="ce80" table:number-columns-repeated="2"/>
          <table:table-cell table:style-name="ce93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9"/>
          <table:table-cell table:style-name="ce93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3"/>
          <table:table-cell table:style-name="ce80" table:number-columns-repeated="2"/>
          <table:table-cell table:style-name="ce93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3"/>
          <table:table-cell table:style-name="ce80" table:number-columns-repeated="4"/>
          <table:table-cell table:style-name="ce93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3"/>
          <table:table-cell table:style-name="ce80" table:number-columns-repeated="6"/>
          <table:table-cell table:style-name="ce93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2"/>
          <table:table-cell table:style-name="ce80" table:number-columns-repeated="8"/>
          <table:table-cell table:style-name="ce93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2" table:number-columns-repeated="10"/>
          <table:table-cell table:style-name="ce80" table:number-columns-repeated="6"/>
          <table:table-cell office:value-type="string" calcext:value-type="string">
            <text:p>Tile 13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 table:number-columns-repeated="3"/>
          <table:table-cell table:style-name="ce88"/>
          <table:table-cell table:style-name="ce89" table:number-columns-repeated="2"/>
          <table:table-cell table:style-name="ce80" table:number-columns-repeated="9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style-name="ce52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 table:number-columns-repeated="2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8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8" table:number-columns-repeated="3"/>
          <table:table-cell table:style-name="ce89" table:number-columns-repeated="2"/>
          <table:table-cell table:style-name="ce80" table:number-columns-repeated="10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style-name="ce109"/>
          <table:table-cell table:style-name="ce55"/>
          <table:table-cell table:style-name="ce109"/>
          <table:table-cell table:number-columns-repeated="1002"/>
        </table:table-row>
        <table:table-row table:style-name="ro1">
          <table:table-cell table:style-name="ce82"/>
          <table:table-cell table:style-name="ce89" table:number-columns-repeated="3"/>
          <table:table-cell table:style-name="ce80" table:number-columns-repeated="12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9"/>
          <table:table-cell table:style-name="ce88"/>
          <table:table-cell table:style-name="ce80" table:number-columns-repeated="13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88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 table:number-columns-repeated="2"/>
          <table:table-cell table:style-name="ce80" table:number-columns-repeated="7"/>
          <table:table-cell table:style-name="ce94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 table:number-columns-repeated="4"/>
          <table:table-cell table:style-name="ce80" table:number-columns-repeated="5"/>
          <table:table-cell table:style-name="ce94" table:number-columns-repeated="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2"/>
          <table:table-cell table:style-name="ce124"/>
          <table:table-cell table:style-name="ce113" table:number-columns-repeated="5"/>
          <table:table-cell table:style-name="ce88" table:number-columns-repeated="2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3"/>
          <table:table-cell table:style-name="ce124" table:number-columns-repeated="2"/>
          <table:table-cell table:style-name="ce113" table:number-columns-repeated="3"/>
          <table:table-cell table:style-name="ce124"/>
          <table:table-cell table:style-name="ce80" table:number-columns-repeated="2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5"/>
          <table:table-cell table:style-name="ce124" table:number-columns-repeated="3"/>
          <table:table-cell table:style-name="ce80" table:number-columns-repeated="3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109" table:number-columns-repeated="1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94"/>
          <table:table-cell table:style-name="ce80" table:number-columns-repeated="2"/>
          <table:table-cell table:style-name="ce94" table:number-columns-repeated="4"/>
          <table:table-cell table:style-name="ce80" table:number-columns-repeated="3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/>
          <table:table-cell table:style-name="ce9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 table:number-columns-repeated="2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 table:number-columns-repeated="5"/>
          <table:table-cell table:style-name="ce94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5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6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7"/>
          <table:table-cell table:style-name="ce80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8" table:number-columns-repeated="7"/>
          <table:table-cell table:style-name="ce80" table:number-columns-repeated="2"/>
          <table:table-cell table:style-name="ce82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5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2"/>
          <table:table-cell table:style-name="ce82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2"/>
          <table:table-cell table:style-name="ce88" table:number-columns-repeated="7"/>
          <table:table-cell table:style-name="ce9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4"/>
          <table:table-cell table:style-name="ce88"/>
          <table:table-cell table:style-name="ce89" table:number-columns-repeated="3"/>
          <table:table-cell table:style-name="ce88"/>
          <table:table-cell table:style-name="ce91"/>
          <table:table-cell table:style-name="ce89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7"/>
          <table:table-cell table:style-name="ce88" table:number-columns-repeated="5"/>
          <table:table-cell table:style-name="ce9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0" table:number-columns-repeated="5"/>
          <table:table-cell table:style-name="ce88"/>
          <table:table-cell table:style-name="ce89"/>
          <table:table-cell table:style-name="ce91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0" table:number-columns-repeated="5"/>
          <table:table-cell table:style-name="ce88" table:number-columns-repeated="2"/>
          <table:table-cell table:style-name="ce99"/>
          <table:table-cell table:style-name="ce88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89" table:number-columns-repeated="3"/>
          <table:table-cell table:style-name="ce124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6"/>
          <table:table-cell table:style-name="ce127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9" table:number-columns-repeated="3"/>
          <table:table-cell table:style-name="ce88"/>
          <table:table-cell table:style-name="ce124" table:number-columns-repeated="2"/>
          <table:table-cell table:style-name="ce80" table:number-columns-repeated="2"/>
          <table:table-cell table:style-name="ce124" table:number-columns-repeated="2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6"/>
          <table:table-cell table:style-name="ce124"/>
          <table:table-cell table:style-name="ce80" table:number-columns-repeated="4"/>
          <table:table-cell table:style-name="ce124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0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0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89"/>
          <table:table-cell table:style-name="ce88"/>
          <table:table-cell table:style-name="ce80" table:number-columns-repeated="2"/>
          <table:table-cell table:style-name="ce124" table:number-columns-repeated="4"/>
          <table:table-cell table:style-name="ce80" table:number-columns-repeated="2"/>
          <table:table-cell table:style-name="ce124" table:number-columns-repeated="4"/>
          <table:table-cell table:style-name="ce80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0" table:number-columns-repeated="2"/>
          <table:table-cell table:style-name="ce124" table:number-columns-repeated="3"/>
          <table:table-cell table:style-name="ce80" table:number-columns-repeated="4"/>
          <table:table-cell table:style-name="ce124" table:number-columns-repeated="3"/>
          <table:table-cell table:style-name="ce80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 table:number-columns-repeated="3"/>
          <table:table-cell table:style-name="ce80" table:number-columns-repeated="6"/>
          <table:table-cell table:style-name="ce124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 table:number-columns-repeated="1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94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6"/>
          <table:table-cell table:number-columns-repeated="1008"/>
        </table:table-row>
        <table:table-row table:style-name="ro1" table:number-rows-repeated="4">
          <table:table-cell table:style-name="ce94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4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/>
          <table:table-cell table:style-name="ce94" table:number-columns-repeated="5"/>
          <table:table-cell table:style-name="ce80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4"/>
          <table:table-cell table:style-name="ce80" table:number-columns-repeated="2"/>
          <table:table-cell table:style-name="ce94" table:number-columns-repeated="5"/>
          <table:table-cell table:style-name="ce80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25"/>
          <table:table-cell table:style-name="ce80" table:number-columns-repeated="7"/>
          <table:table-cell table:style-name="ce82"/>
          <table:table-cell table:style-name="ce80" table:number-columns-repeated="2"/>
          <table:table-cell table:style-name="ce82"/>
          <table:table-cell table:style-name="ce80" table:number-columns-repeated="2"/>
          <table:table-cell table:style-name="ce125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125"/>
          <table:table-cell table:style-name="ce80" table:number-columns-repeated="6"/>
          <table:table-cell table:style-name="ce82"/>
          <table:table-cell table:style-name="ce80" table:number-columns-repeated="2"/>
          <table:table-cell table:style-name="ce82"/>
          <table:table-cell table:style-name="ce80"/>
          <table:table-cell table:style-name="ce12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25"/>
          <table:table-cell table:style-name="ce80" table:number-columns-repeated="5"/>
          <table:table-cell table:style-name="ce82"/>
          <table:table-cell table:style-name="ce80" table:number-columns-repeated="2"/>
          <table:table-cell table:style-name="ce82"/>
          <table:table-cell table:style-name="ce12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1" table:number-columns-repeated="3"/>
          <table:table-cell table:style-name="ce125"/>
          <table:table-cell table:style-name="ce101" table:number-columns-repeated="4"/>
          <table:table-cell table:style-name="ce131"/>
          <table:table-cell table:style-name="ce101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5"/>
          <table:table-cell table:style-name="ce80" table:number-columns-repeated="3"/>
          <table:table-cell table:style-name="ce82"/>
          <table:table-cell table:style-name="ce80"/>
          <table:table-cell table:style-name="ce12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5"/>
          <table:table-cell table:style-name="ce80" table:number-columns-repeated="2"/>
          <table:table-cell table:style-name="ce82"/>
          <table:table-cell table:style-name="ce125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5" table:number-columns-repeated="2"/>
          <table:table-cell table:style-name="ce132"/>
          <table:table-cell table:style-name="ce80" table:number-columns-repeated="7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101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101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0" table:number-columns-repeated="2"/>
          <table:table-cell table:style-name="ce101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/>
          <table:table-cell table:style-name="ce80"/>
          <table:table-cell table:style-name="ce10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6" table:number-columns-repeated="2"/>
          <table:table-cell table:style-name="ce100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3"/>
          <table:table-cell table:style-name="ce96"/>
          <table:table-cell table:style-name="ce80" table:number-columns-repeated="2"/>
          <table:table-cell table:style-name="ce96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7" table:number-columns-repeated="2"/>
          <table:table-cell table:style-name="ce80" table:number-columns-repeated="2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 table:number-columns-repeated="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A</text:p>
          </table:table-cell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80"/>
          <table:table-cell table:style-name="ce83" table:number-columns-repeated="2"/>
          <table:table-cell table:style-name="ce93" table:number-columns-repeated="2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3"/>
          <table:table-cell table:style-name="ce94" table:number-columns-repeated="2"/>
          <table:table-cell table:style-name="ce93"/>
          <table:table-cell table:style-name="ce84"/>
          <table:table-cell table:style-name="ce93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5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3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4"/>
          <table:table-cell table:style-name="ce93" table:number-columns-repeated="3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94"/>
          <table:table-cell table:style-name="ce93" table:number-columns-repeated="2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2"/>
          <table:table-cell table:style-name="ce84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83" table:number-columns-repeated="6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4"/>
          <table:table-cell table:style-name="ce93" table:number-columns-repeated="6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3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80" table:number-columns-repeated="13"/>
          <table:table-cell office:value-type="string" calcext:value-type="string">
            <text:p>Tile 1B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2"/>
          <table:table-cell table:style-name="ce83"/>
          <table:table-cell table:style-name="ce80" table:number-columns-repeated="12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80"/>
          <table:table-cell table:style-name="ce83"/>
          <table:table-cell table:style-name="ce80" table:number-columns-repeated="3"/>
          <table:table-cell table:style-name="ce83" table:number-columns-repeated="2"/>
          <table:table-cell table:style-name="ce80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3" table:number-columns-repeated="3"/>
          <table:table-cell table:style-name="ce80" table:number-columns-repeated="2"/>
          <table:table-cell table:style-name="ce83" table:number-columns-repeated="2"/>
          <table:table-cell table:style-name="ce80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4"/>
          <table:table-cell table:style-name="ce5"/>
          <table:table-cell table:style-name="ce82" table:number-columns-repeated="3"/>
          <table:table-cell table:style-name="ce80"/>
          <table:table-cell table:style-name="ce83" table:number-columns-repeated="4"/>
          <table:table-cell table:style-name="ce80" table:number-columns-repeated="2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4"/>
          <table:table-cell table:style-name="ce83"/>
          <table:table-cell table:style-name="ce80" table:number-columns-repeated="4"/>
          <table:table-cell table:style-name="ce83"/>
          <table:table-cell table:style-name="ce80" table:number-columns-repeated="5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4"/>
          <table:table-cell table:style-name="ce83"/>
          <table:table-cell table:style-name="ce80" table:number-columns-repeated="5"/>
          <table:table-cell table:style-name="ce83" table:number-columns-repeated="3"/>
          <table:table-cell table:style-name="ce80"/>
          <table:table-cell table:style-name="ce83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10"/>
          <table:table-cell table:style-name="ce82" table:number-columns-repeated="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3" table:number-columns-repeated="5"/>
          <table:table-cell table:style-name="ce80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 table:style-name="ce83" table:number-columns-repeated="4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 table:number-columns-repeated="2"/>
          <table:table-cell table:style-name="ce80" table:number-columns-repeated="2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 table:number-columns-repeated="2"/>
          <table:table-cell table:style-name="ce80" table:number-columns-repeated="2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3" table:number-columns-repeated="4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80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/>
          <table:table-cell table:style-name="ce80" table:number-columns-repeated="2"/>
          <table:table-cell table:style-name="ce83" table:number-columns-repeated="2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/>
          <table:table-cell table:style-name="ce80" table:number-columns-repeated="2"/>
          <table:table-cell table:style-name="ce83" table:number-columns-repeated="2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3" table:number-columns-repeated="5"/>
          <table:table-cell table:style-name="ce80"/>
          <table:table-cell table:style-name="ce83"/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/>
          <table:table-cell table:style-name="ce82" table:number-columns-repeated="4"/>
          <table:table-cell table:style-name="ce80" table:number-columns-repeated="11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2"/>
          <table:table-cell table:style-name="ce84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2"/>
          <table:table-cell table:style-name="ce84" table:number-columns-repeated="3"/>
          <table:table-cell table:style-name="ce80" table:number-columns-repeated="3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/>
          <table:table-cell table:style-name="ce80" table:number-columns-repeated="7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3"/>
          <table:table-cell table:style-name="ce84" table:number-columns-repeated="2"/>
          <table:table-cell table:style-name="ce80" table:number-columns-repeated="8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7"/>
          <table:table-cell table:style-name="ce84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2"/>
          <table:table-cell table:style-name="ce84" table:number-columns-repeated="3"/>
          <table:table-cell table:style-name="ce80" table:number-columns-repeated="4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84"/>
          <table:table-cell table:style-name="ce80"/>
          <table:table-cell table:style-name="ce84" table:number-columns-repeated="5"/>
          <table:table-cell table:style-name="ce80"/>
          <table:table-cell table:style-name="ce84" table:number-columns-repeated="4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4"/>
          <table:table-cell table:style-name="ce80" table:number-columns-repeated="5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4"/>
          <table:table-cell table:style-name="ce80" table:number-columns-repeated="2"/>
          <table:table-cell table:style-name="ce84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5"/>
          <table:table-cell table:style-name="ce84"/>
          <table:table-cell table:style-name="ce80"/>
          <table:table-cell table:style-name="ce8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5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5"/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5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4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 table:number-columns-repeated="5"/>
          <table:table-cell table:style-name="ce80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/>
          <table:table-cell table:style-name="ce80" table:number-columns-repeated="9"/>
          <table:table-cell table:style-name="ce84"/>
          <table:table-cell table:style-name="ce80" table:number-columns-repeated="2"/>
          <table:table-cell table:style-name="ce84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2"/>
          <table:table-cell table:style-name="ce84" table:number-columns-repeated="2"/>
          <table:table-cell table:style-name="ce80" table:number-columns-repeated="4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2"/>
          <table:table-cell table:style-name="ce84" table:number-columns-repeated="2"/>
          <table:table-cell table:style-name="ce80" table:number-columns-repeated="4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2"/>
          <table:table-cell table:style-name="ce84" table:number-columns-repeated="5"/>
          <table:table-cell table:style-name="ce80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2"/>
          <table:table-cell table:style-name="ce84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2"/>
          <table:table-cell table:style-name="ce43"/>
          <table:table-cell table:style-name="ce82"/>
          <table:table-cell table:style-name="ce43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2"/>
          <table:table-cell table:style-name="ce84" table:number-columns-repeated="3"/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table:style-name="ce84"/>
          <table:table-cell table:style-name="ce80"/>
          <table:table-cell table:style-name="ce8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2"/>
          <table:table-cell table:style-name="ce84" table:number-columns-repeated="3"/>
          <table:table-cell table:style-name="ce80" table:number-columns-repeated="2"/>
          <table:table-cell table:style-name="ce84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/>
          <table:table-cell table:style-name="ce80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F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20: Space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3"/>
          <table:table-cell table:style-name="ce80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5"/>
          <table:table-cell table:style-name="ce116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 table:number-columns-repeated="5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5"/>
          <table:table-cell table:style-name="ce116"/>
          <table:table-cell table:style-name="ce80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3"/>
          <table:table-cell table:style-name="ce116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3"/>
          <table:table-cell table:style-name="ce82" table:number-columns-repeated="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10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10"/>
          <table:table-cell table:style-name="ce116" table:number-columns-repeated="2"/>
          <table:table-cell table:style-name="ce80"/>
          <table:table-cell table:style-name="ce116"/>
          <table:table-cell table:number-columns-repeated="1008"/>
        </table:table-row>
        <table:table-row table:style-name="ro1">
          <table:table-cell table:style-name="ce80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116" table:number-columns-repeated="3"/>
          <table:table-cell table:style-name="ce80" table:number-columns-repeated="2"/>
          <table:table-cell table:style-name="ce116"/>
          <table:table-cell table:style-name="ce80" table:number-columns-repeated="5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2" table:number-columns-repeated="4"/>
          <table:table-cell table:style-name="ce116"/>
          <table:table-cell table:style-name="ce80" table:number-columns-repeated="6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6" table:number-columns-repeated="2"/>
          <table:table-cell table:style-name="ce80" table:number-columns-repeated="3"/>
          <table:table-cell table:style-name="ce116"/>
          <table:table-cell table:style-name="ce80" table:number-columns-repeated="3"/>
          <table:table-cell table:style-name="ce116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 table:number-columns-repeated="2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116" table:number-columns-repeated="2"/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14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7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 table:number-columns-repeated="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16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 table:number-columns-repeated="3"/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8"/>
          <table:table-cell table:style-name="ce116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 table:number-columns-repeated="2"/>
          <table:table-cell table:style-name="ce80" table:number-columns-repeated="3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 table:number-columns-repeated="4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/>
          <table:table-cell table:style-name="ce116" table:number-columns-repeated="4"/>
          <table:table-cell table:style-name="ce80"/>
          <table:table-cell table:style-name="ce116" table:number-columns-repeated="3"/>
          <table:table-cell table:style-name="ce80"/>
          <table:table-cell table:style-name="ce116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 table:number-columns-repeated="5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 table:number-columns-repeated="3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2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 table:number-columns-repeated="2"/>
          <table:table-cell table:style-name="ce80"/>
          <table:table-cell table:style-name="ce116"/>
          <table:table-cell table:style-name="ce80"/>
          <table:table-cell table:style-name="ce116" table:number-columns-repeated="2"/>
          <table:table-cell table:style-name="ce80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/>
          <table:table-cell table:style-name="ce116" table:number-columns-repeated="4"/>
          <table:table-cell table:style-name="ce80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6"/>
          <table:table-cell table:style-name="ce80"/>
          <table:table-cell table:style-name="ce116"/>
          <table:table-cell table:style-name="ce80"/>
          <table:table-cell table:style-name="ce116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 table:number-columns-repeated="2"/>
          <table:table-cell table:style-name="ce80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8"/>
          <table:table-cell table:style-name="ce82" table:number-columns-repeated="8"/>
          <table:table-cell office:value-type="string" calcext:value-type="string">
            <text:p>Tile 60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3" table:number-columns-repeated="5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9"/>
          <table:table-cell table:style-name="ce83" table:number-columns-repeated="3"/>
          <table:table-cell table:style-name="ce93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7"/>
          <table:table-cell table:style-name="ce83" table:number-columns-repeated="3"/>
          <table:table-cell table:style-name="ce93" table:number-columns-repeated="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93" table:number-columns-repeated="8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3" table:number-columns-repeated="2"/>
          <table:table-cell table:style-name="ce93" table:number-columns-repeated="9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3" table:number-columns-repeated="10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3" table:number-columns-repeated="11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83" table:number-columns-repeated="2"/>
          <table:table-cell table:style-name="ce93" table:number-columns-repeated="11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93" table:number-columns-repeated="12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3"/>
          <table:table-cell table:style-name="ce93" table:number-columns-repeated="13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/>
          <table:table-cell table:style-name="ce83" table:number-columns-repeated="2"/>
          <table:table-cell table:style-name="ce93" table:number-columns-repeated="5"/>
          <table:table-cell table:style-name="ce83" table:number-columns-repeated="8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/>
          <table:table-cell table:style-name="ce83"/>
          <table:table-cell table:style-name="ce93" table:number-columns-repeated="5"/>
          <table:table-cell table:style-name="ce83" table:number-columns-repeated="2"/>
          <table:table-cell table:style-name="ce94" table:number-columns-repeated="7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94"/>
          <table:table-cell table:style-name="ce97" table:number-columns-repeated="7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3"/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8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3"/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8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8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93" table:number-columns-repeated="11"/>
          <table:table-cell table:style-name="ce83" table:number-columns-repeated="5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 table:number-rows-repeated="7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6"/>
          <table:table-cell table:style-name="ce83" table:number-columns-repeated="7"/>
          <table:table-cell table:style-name="ce93"/>
          <table:table-cell table:number-columns-repeated="1008"/>
        </table:table-row>
        <table:table-row table:style-name="ro1">
          <table:table-cell table:style-name="ce94"/>
          <table:table-cell table:style-name="ce83"/>
          <table:table-cell table:style-name="ce93" table:number-columns-repeated="4"/>
          <table:table-cell table:style-name="ce83" table:number-columns-repeated="3"/>
          <table:table-cell table:style-name="ce94" table:number-columns-repeated="5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4"/>
          <table:table-cell table:style-name="ce83"/>
          <table:table-cell table:style-name="ce93" table:number-columns-repeated="3"/>
          <table:table-cell table:style-name="ce83" table:number-columns-repeated="2"/>
          <table:table-cell table:style-name="ce94" table:number-columns-repeated="2"/>
          <table:table-cell table:style-name="ce97" table:number-columns-repeated="5"/>
          <table:table-cell table:style-name="ce94"/>
          <table:table-cell table:style-name="ce83"/>
          <table:table-cell table:number-columns-repeated="1008"/>
        </table:table-row>
        <table:table-row table:style-name="ro1">
          <table:table-cell table:style-name="ce94"/>
          <table:table-cell table:style-name="ce83"/>
          <table:table-cell table:style-name="ce93" table:number-columns-repeated="3"/>
          <table:table-cell table:style-name="ce83"/>
          <table:table-cell table:style-name="ce94"/>
          <table:table-cell table:style-name="ce97" table:number-columns-repeated="8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11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3" table:number-columns-repeated="4"/>
          <table:table-cell table:style-name="ce83" table:number-columns-repeated="4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3" table:number-columns-repeated="7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7"/>
          <table:table-cell table:style-name="ce83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8"/>
          <table:table-cell table:style-name="ce83"/>
          <table:table-cell table:style-name="ce93" table:number-columns-repeated="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94" table:number-columns-repeated="4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4" table:number-columns-repeated="8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4" table:number-columns-repeated="12"/>
          <table:table-cell table:style-name="ce84"/>
          <table:table-cell table:number-columns-repeated="1008"/>
        </table:table-row>
        <table:table-row table:style-name="ro1">
          <table:table-cell table:style-name="ce83" table:number-columns-repeated="4"/>
          <table:table-cell table:style-name="ce94" table:number-columns-repeated="11"/>
          <table:table-cell table:style-name="ce84"/>
          <table:table-cell table:number-columns-repeated="1008"/>
        </table:table-row>
        <table:table-row table:style-name="ro1">
          <table:table-cell table:style-name="ce83" table:number-columns-repeated="6"/>
          <table:table-cell table:style-name="ce94" table:number-columns-repeated="9"/>
          <table:table-cell table:style-name="ce80"/>
          <table:table-cell table:number-columns-repeated="1008"/>
        </table:table-row>
        <table:table-row table:style-name="ro1">
          <table:table-cell table:style-name="ce83" table:number-columns-repeated="7"/>
          <table:table-cell table:style-name="ce94" table:number-columns-repeated="7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6"/>
          <table:table-cell table:style-name="ce94" table:number-columns-repeated="5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4"/>
          <table:table-cell table:style-name="ce94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4"/>
          <table:table-cell table:style-name="ce94" table:number-columns-repeated="3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93" table:number-columns-repeated="6"/>
          <table:table-cell table:style-name="ce83" table:number-columns-repeated="3"/>
          <table:table-cell table:style-name="ce94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3"/>
          <table:table-cell table:style-name="ce94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13"/>
          <table:table-cell table:number-columns-repeated="1008"/>
        </table:table-row>
        <table:table-row table:style-name="ro1" table:number-rows-repeated="3">
          <table:table-cell table:style-name="ce84" table:number-columns-repeated="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15"/>
          <table:table-cell table:number-columns-repeated="1008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5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5"/>
          <table:table-cell table:style-name="ce88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3"/>
          <table:table-cell table:style-name="ce88" table:number-columns-repeated="3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8" table:number-columns-repeated="3"/>
          <table:table-cell table:style-name="ce89" table:number-columns-repeated="2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10"/>
          <table:table-cell table:style-name="ce88" table:number-columns-repeated="2"/>
          <table:table-cell table:style-name="ce89" table:number-columns-repeated="4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88" table:number-columns-repeated="3"/>
          <table:table-cell table:style-name="ce89" table:number-columns-repeated="5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9" table:number-columns-repeated="6"/>
          <table:table-cell table:style-name="ce88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89" table:number-columns-repeated="7"/>
          <table:table-cell table:style-name="ce88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8" table:number-columns-repeated="6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 table:number-columns-repeated="7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8" table:number-columns-repeated="4"/>
          <table:table-cell table:style-name="ce89" table:number-columns-repeated="2"/>
          <table:table-cell table:style-name="ce88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9"/>
          <table:table-cell table:style-name="ce88" table:number-columns-repeated="3"/>
          <table:table-cell table:style-name="ce89" table:number-columns-repeated="6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9" table:number-columns-repeated="7"/>
          <table:table-cell table:style-name="ce88" table:number-columns-repeated="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 table:number-columns-repeated="8"/>
          <table:table-cell table:style-name="ce88" table:number-columns-repeated="2"/>
          <table:table-cell table:style-name="ce89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5"/>
          <table:table-cell table:style-name="ce5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3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4"/>
          <table:table-cell table:style-name="ce83"/>
          <table:table-cell table:style-name="ce93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 table:number-rows-repeated="10">
          <table:table-cell table:style-name="ce80" table:number-columns-repeated="13"/>
          <table:table-cell table:style-name="ce83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80" table:number-columns-repeated="12"/>
          <table:table-cell table:style-name="ce83" table:number-columns-repeated="2"/>
          <table:table-cell table:style-name="ce93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3"/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7" table:number-columns-repeated="7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4"/>
          <table:table-cell table:style-name="ce97" table:number-columns-repeated="3"/>
          <table:table-cell table:style-name="ce94" table:number-columns-repeated="3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4" table:number-columns-repeated="3"/>
          <table:table-cell table:style-name="ce83" table:number-columns-repeated="4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 table:number-columns-repeated="5"/>
          <table:table-cell table:style-name="ce93" table:number-columns-repeated="3"/>
          <table:table-cell table:number-columns-repeated="1008"/>
        </table:table-row>
        <table:table-row table:style-name="ro1" table:number-rows-repeated="6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10"/>
          <table:table-cell table:style-name="ce83" table:number-columns-repeated="3"/>
          <table:table-cell table:style-name="ce94" table:number-columns-repeated="2"/>
          <table:table-cell table:style-name="ce97"/>
          <table:table-cell table:number-columns-repeated="1008"/>
        </table:table-row>
        <table:table-row table:style-name="ro1">
          <table:table-cell table:style-name="ce93" table:number-columns-repeated="9"/>
          <table:table-cell table:style-name="ce83" table:number-columns-repeated="2"/>
          <table:table-cell table:style-name="ce94" table:number-columns-repeated="2"/>
          <table:table-cell table:style-name="ce97" table:number-columns-repeated="3"/>
          <table:table-cell table:number-columns-repeated="1008"/>
        </table:table-row>
        <table:table-row table:style-name="ro1">
          <table:table-cell table:style-name="ce93" table:number-columns-repeated="9"/>
          <table:table-cell table:style-name="ce83"/>
          <table:table-cell table:style-name="ce94"/>
          <table:table-cell table:style-name="ce97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4"/>
          <table:table-cell table:style-name="ce83"/>
          <table:table-cell table:style-name="ce93" table:number-columns-repeated="2"/>
          <table:table-cell table:style-name="ce83"/>
          <table:table-cell table:style-name="ce94"/>
          <table:table-cell table:style-name="ce97" table:number-columns-repeated="9"/>
          <table:table-cell table:style-name="ce94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94"/>
          <table:table-cell table:style-name="ce83"/>
          <table:table-cell table:style-name="ce93" table:number-columns-repeated="2"/>
          <table:table-cell table:style-name="ce83"/>
          <table:table-cell table:style-name="ce94"/>
          <table:table-cell table:style-name="ce97" table:number-columns-repeated="9"/>
          <table:table-cell table:style-name="ce94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2"/>
          <table:table-cell table:style-name="ce83" table:number-columns-repeated="2"/>
          <table:table-cell table:style-name="ce94"/>
          <table:table-cell table:style-name="ce97" table:number-columns-repeated="6"/>
          <table:table-cell table:style-name="ce94" table:number-columns-repeated="2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 table:number-columns-repeated="6"/>
          <table:table-cell table:style-name="ce83" table:number-columns-repeated="3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8"/>
          <table:table-cell table:style-name="ce93" table:number-columns-repeated="2"/>
          <table:table-cell table:number-columns-repeated="1008"/>
        </table:table-row>
        <table:table-row table:style-name="ro1" table:number-rows-repeated="4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6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94" table:number-columns-repeated="4"/>
          <table:table-cell table:style-name="ce83" table:number-columns-repeated="6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83"/>
          <table:table-cell table:style-name="ce94" table:number-columns-repeated="2"/>
          <table:table-cell table:style-name="ce97" table:number-columns-repeated="4"/>
          <table:table-cell table:style-name="ce94" table:number-columns-repeated="5"/>
          <table:table-cell table:style-name="ce83" table:number-columns-repeated="3"/>
          <table:table-cell table:style-name="ce93"/>
          <table:table-cell table:number-columns-repeated="1008"/>
        </table:table-row>
        <table:table-row table:style-name="ro1">
          <table:table-cell table:style-name="ce94"/>
          <table:table-cell table:style-name="ce97" table:number-columns-repeated="11"/>
          <table:table-cell table:style-name="ce94" table:number-columns-repeated="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7" table:number-columns-repeated="14"/>
          <table:table-cell table:style-name="ce94" table:number-columns-repeated="2"/>
          <table:table-cell table:number-columns-repeated="1008"/>
        </table:table-row>
        <table:table-row table:style-name="ro1" table:number-rows-repeated="2">
          <table:table-cell table:style-name="ce97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/>
          <table:table-cell table:style-name="ce93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 table:number-columns-repeated="2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93" table:number-columns-repeated="10"/>
          <table:table-cell table:style-name="ce8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93" table:number-columns-repeated="10"/>
          <table:table-cell table:style-name="ce83" table:number-columns-repeated="2"/>
          <table:table-cell table:style-name="ce93" table:number-columns-repeated="4"/>
          <table:table-cell table:number-columns-repeated="1008"/>
        </table:table-row>
        <table:table-row table:style-name="ro1">
          <table:table-cell table:style-name="ce93" table:number-columns-repeated="11"/>
          <table:table-cell table:style-name="ce83" table:number-columns-repeated="2"/>
          <table:table-cell table:style-name="ce93" table:number-columns-repeated="3"/>
          <table:table-cell table:number-columns-repeated="1008"/>
        </table:table-row>
        <table:table-row table:style-name="ro1" table:number-rows-repeated="3">
          <table:table-cell table:style-name="ce93" table:number-columns-repeated="12"/>
          <table:table-cell table:style-name="ce83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2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53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/>
          <table:table-cell table:style-name="ce93"/>
          <table:table-cell table:number-columns-repeated="1008"/>
        </table:table-row>
        <table:table-row table:style-name="ro1" table:number-rows-repeated="2">
          <table:table-cell table:style-name="ce93" table:number-columns-repeated="15"/>
          <table:table-cell table:style-name="ce83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14"/>
          <table:table-cell table:number-columns-repeated="1008"/>
        </table:table-row>
        <table:table-row table:style-name="ro1">
          <table:table-cell table:style-name="ce94"/>
          <table:table-cell table:style-name="ce83" table:number-columns-repeated="2"/>
          <table:table-cell table:style-name="ce93" table:number-columns-repeated="13"/>
          <table:table-cell table:number-columns-repeated="1008"/>
        </table:table-row>
        <table:table-row table:style-name="ro1">
          <table:table-cell table:style-name="ce97"/>
          <table:table-cell table:style-name="ce94"/>
          <table:table-cell table:style-name="ce83"/>
          <table:table-cell table:style-name="ce93" table:number-columns-repeated="1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/>
          <table:table-cell table:style-name="ce80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11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83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5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4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4" table:number-columns-repeated="4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4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3" table:number-columns-repeated="7"/>
          <table:table-cell table:style-name="ce94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3" table:number-columns-repeated="7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5"/>
          <table:table-cell table:style-name="ce80" table:number-columns-repeated="9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5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8" table:number-columns-repeated="2"/>
          <table:table-cell table:style-name="ce89"/>
          <table:table-cell table:number-columns-repeated="1008"/>
        </table:table-row>
        <table:table-row table:style-name="ro1" table:number-rows-repeated="3">
          <table:table-cell table:style-name="ce80" table:number-columns-repeated="13"/>
          <table:table-cell table:style-name="ce88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6"/>
          <table:table-cell table:style-name="ce88" table:number-columns-repeated="2"/>
          <table:table-cell office:value-type="string" calcext:value-type="string">
            <text:p>Tile 6E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89" table:number-columns-repeated="5"/>
          <table:table-cell table:style-name="ce88" table:number-columns-repeated="3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8" table:number-columns-repeated="2"/>
          <table:table-cell table:style-name="ce89" table:number-columns-repeated="5"/>
          <table:table-cell table:style-name="ce88" table:number-columns-repeated="3"/>
          <table:table-cell table:style-name="ce89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88" table:number-columns-repeated="10"/>
          <table:table-cell table:style-name="ce91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88" table:number-columns-repeated="13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8" table:number-columns-repeated="14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/>
          <table:table-cell table:style-name="ce88" table:number-columns-repeated="3"/>
          <table:table-cell table:style-name="ce89" table:number-columns-repeated="7"/>
          <table:table-cell table:style-name="ce88" table:number-columns-repeated="5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8" table:number-columns-repeated="3"/>
          <table:table-cell table:style-name="ce89" table:number-columns-repeated="11"/>
          <table:table-cell table:style-name="ce88" table:number-columns-repeated="2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8"/>
          <table:table-cell table:style-name="ce89" table:number-columns-repeated="15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9" table:number-columns-repeated="6"/>
          <table:table-cell table:style-name="ce80"/>
          <table:table-cell table:style-name="ce89" table:number-columns-repeated="9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9" table:number-columns-repeated="5"/>
          <table:table-cell table:style-name="ce80"/>
          <table:table-cell table:style-name="ce89"/>
          <table:table-cell table:style-name="ce80"/>
          <table:table-cell table:style-name="ce89" table:number-columns-repeated="2"/>
          <table:table-cell table:style-name="ce91"/>
          <table:table-cell table:style-name="ce89"/>
          <table:table-cell table:style-name="ce80"/>
          <table:table-cell table:style-name="ce89" table:number-columns-repeated="3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91" table:number-columns-repeated="2"/>
          <table:table-cell table:style-name="ce89" table:number-columns-repeated="2"/>
          <table:table-cell table:style-name="ce88"/>
          <table:table-cell table:style-name="ce80"/>
          <table:table-cell table:style-name="ce88" table:number-columns-repeated="4"/>
          <table:table-cell table:style-name="ce99"/>
          <table:table-cell table:style-name="ce80"/>
          <table:table-cell table:style-name="ce88"/>
          <table:table-cell table:style-name="ce80" table:number-columns-repeated="2"/>
          <table:table-cell table:style-name="ce88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9" table:number-columns-repeated="2"/>
          <table:table-cell table:style-name="ce88" table:number-columns-repeated="3"/>
          <table:table-cell table:style-name="ce90" table:number-columns-repeated="5"/>
          <table:table-cell table:style-name="ce8"/>
          <table:table-cell table:style-name="ce80"/>
          <table:table-cell table:style-name="ce90" table:number-columns-repeated="4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8" table:number-columns-repeated="3"/>
          <table:table-cell table:style-name="ce90" table:number-columns-repeated="13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4"/>
          <table:table-cell table:style-name="ce97" table:number-columns-repeated="2"/>
          <table:table-cell table:style-name="ce90" table:number-columns-repeated="4"/>
          <table:table-cell table:style-name="ce97" table:number-columns-repeated="2"/>
          <table:table-cell table:style-name="ce90" table:number-columns-repeated="2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3"/>
          <table:table-cell table:style-name="ce97"/>
          <table:table-cell table:style-name="ce93" table:number-columns-repeated="2"/>
          <table:table-cell table:style-name="ce97"/>
          <table:table-cell table:style-name="ce90" table:number-columns-repeated="2"/>
          <table:table-cell table:style-name="ce97"/>
          <table:table-cell table:style-name="ce93" table:number-columns-repeated="2"/>
          <table:table-cell table:style-name="ce97"/>
          <table:table-cell table:style-name="ce90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10"/>
          <table:table-cell table:style-name="ce88"/>
          <table:table-cell table:style-name="ce89"/>
          <table:table-cell table:style-name="ce88" table:number-columns-repeated="2"/>
          <table:table-cell table:style-name="ce80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89" table:number-columns-repeated="11"/>
          <table:table-cell table:style-name="ce88" table:number-columns-repeated="2"/>
          <table:table-cell table:style-name="ce89"/>
          <table:table-cell table:style-name="ce88"/>
          <table:table-cell table:style-name="ce80"/>
          <table:table-cell table:number-columns-repeated="1008"/>
        </table:table-row>
        <table:table-row table:style-name="ro1">
          <table:table-cell table:style-name="ce89" table:number-columns-repeated="11"/>
          <table:table-cell table:style-name="ce88" table:number-columns-repeated="2"/>
          <table:table-cell table:style-name="ce89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89" table:number-columns-repeated="11"/>
          <table:table-cell table:style-name="ce88" table:number-columns-repeated="2"/>
          <table:table-cell table:style-name="ce89" table:number-columns-repeated="2"/>
          <table:table-cell table:style-name="ce88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 table:number-columns-repeated="9"/>
          <table:table-cell table:style-name="ce88" table:number-columns-repeated="2"/>
          <table:table-cell table:style-name="ce89" table:number-columns-repeated="2"/>
          <table:table-cell table:style-name="ce88"/>
          <table:table-cell table:number-columns-repeated="1008"/>
        </table:table-row>
        <table:table-row table:style-name="ro1">
          <table:table-cell table:style-name="ce88" table:number-columns-repeated="5"/>
          <table:table-cell table:style-name="ce89" table:number-columns-repeated="5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 table:number-columns-repeated="7"/>
          <table:table-cell table:style-name="ce89" table:number-columns-repeated="3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 table:number-columns-repeated="1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9" table:number-columns-repeated="5"/>
          <table:table-cell table:style-name="ce88" table:number-columns-repeated="8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9" table:number-columns-repeated="7"/>
          <table:table-cell table:style-name="ce88" table:number-columns-repeated="7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9" table:number-columns-repeated="10"/>
          <table:table-cell table:style-name="ce88" table:number-columns-repeated="5"/>
          <table:table-cell table:style-name="ce89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 table:number-columns-repeated="9"/>
          <table:table-cell table:style-name="ce88" table:number-columns-repeated="5"/>
          <table:table-cell table:number-columns-repeated="1008"/>
        </table:table-row>
        <table:table-row table:style-name="ro1">
          <table:table-cell table:style-name="ce90"/>
          <table:table-cell table:style-name="ce88" table:number-columns-repeated="2"/>
          <table:table-cell table:style-name="ce89" table:number-columns-repeated="10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90" table:number-columns-repeated="2"/>
          <table:table-cell table:style-name="ce88" table:number-columns-repeated="3"/>
          <table:table-cell table:style-name="ce89" table:number-columns-repeated="9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90" table:number-columns-repeated="4"/>
          <table:table-cell table:style-name="ce88" table:number-columns-repeated="3"/>
          <table:table-cell table:style-name="ce89" table:number-columns-repeated="8"/>
          <table:table-cell table:style-name="ce88"/>
          <table:table-cell table:number-columns-repeated="1008"/>
        </table:table-row>
        <table:table-row table:style-name="ro1">
          <table:table-cell table:style-name="ce90" table:number-columns-repeated="6"/>
          <table:table-cell table:style-name="ce88" table:number-columns-repeated="2"/>
          <table:table-cell table:style-name="ce89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8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0" table:number-columns-repeated="14"/>
          <table:table-cell table:number-columns-repeated="1008"/>
        </table:table-row>
        <table:table-row table:style-name="ro1" table:number-rows-repeated="5">
          <table:table-cell table:style-name="ce89"/>
          <table:table-cell table:style-name="ce88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10"/>
          <table:table-cell table:style-name="ce83" table:number-columns-repeated="3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8"/>
          <table:table-cell table:style-name="ce83" table:number-columns-repeated="3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7"/>
          <table:table-cell table:style-name="ce83" table:number-columns-repeated="2"/>
          <table:table-cell table:style-name="ce93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2"/>
          <table:table-cell table:style-name="ce83" table:number-columns-repeated="2"/>
          <table:table-cell table:style-name="ce93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2"/>
          <table:table-cell table:style-name="ce83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3" table:number-columns-repeated="2"/>
          <table:table-cell table:style-name="ce93" table:number-columns-repeated="4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3" table:number-columns-repeated="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4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 table:number-columns-repeated="2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3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14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15"/>
          <table:table-cell table:number-columns-repeated="1008"/>
        </table:table-row>
        <table:table-row table:style-name="ro1" table:number-rows-repeated="2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4"/>
          <table:table-cell table:style-name="ce97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4"/>
          <table:table-cell table:style-name="ce97" table:number-columns-repeated="7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7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/>
          <table:table-cell table:style-name="ce97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9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94"/>
          <table:table-cell table:style-name="ce97" table:number-columns-repeated="9"/>
          <table:table-cell table:number-columns-repeated="1008"/>
        </table:table-row>
        <table:table-row table:style-name="ro1" table:number-rows-repeated="3">
          <table:table-cell table:style-name="ce93" table:number-columns-repeated="4"/>
          <table:table-cell table:style-name="ce83"/>
          <table:table-cell table:style-name="ce94"/>
          <table:table-cell table:style-name="ce97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94" table:number-columns-repeated="10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11"/>
          <table:table-cell table:number-columns-repeated="1008"/>
        </table:table-row>
        <table:table-row table:style-name="ro1" table:number-rows-repeated="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7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97" table:number-columns-repeated="16"/>
          <table:table-cell table:number-columns-repeated="1008"/>
        </table:table-row>
        <table:table-row table:style-name="ro1">
          <table:table-cell table:style-name="ce97" table:number-columns-repeated="5"/>
          <table:table-cell table:style-name="ce94" table:number-columns-repeated="3"/>
          <table:table-cell table:style-name="ce97" table:number-columns-repeated="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3" table:number-columns-repeated="3"/>
          <table:table-cell table:style-name="ce94" table:number-columns-repeated="8"/>
          <table:table-cell table:number-columns-repeated="1008"/>
        </table:table-row>
        <table:table-row table:style-name="ro1">
          <table:table-cell table:style-name="ce83" table:number-columns-repeated="6"/>
          <table:table-cell table:style-name="ce93"/>
          <table:table-cell table:style-name="ce83" table:number-columns-repeated="9"/>
          <table:table-cell table:number-columns-repeated="1008"/>
        </table:table-row>
        <table:table-row table:style-name="ro1" table:number-rows-repeated="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7" table:number-columns-repeated="2"/>
          <table:table-cell table:style-name="ce94"/>
          <table:table-cell table:style-name="ce83" table:number-columns-repeated="2"/>
          <table:table-cell table:style-name="ce93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97" table:number-columns-repeated="3"/>
          <table:table-cell table:style-name="ce94"/>
          <table:table-cell table:style-name="ce83" table:number-columns-repeated="2"/>
          <table:table-cell table:style-name="ce93" table:number-columns-repeated="10"/>
          <table:table-cell table:number-columns-repeated="1008"/>
        </table:table-row>
        <table:table-row table:style-name="ro1" table:number-rows-repeated="2">
          <table:table-cell table:style-name="ce97" table:number-columns-repeated="4"/>
          <table:table-cell table:style-name="ce94"/>
          <table:table-cell table:style-name="ce83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97" table:number-columns-repeated="4"/>
          <table:table-cell table:style-name="ce94"/>
          <table:table-cell table:style-name="ce83" table:number-columns-repeated="2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7" table:number-columns-repeated="5"/>
          <table:table-cell table:style-name="ce94"/>
          <table:table-cell table:style-name="ce8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7" table:number-columns-repeated="4"/>
          <table:table-cell table:style-name="ce94"/>
          <table:table-cell table:style-name="ce83" table:number-columns-repeated="2"/>
          <table:table-cell table:style-name="ce93" table:number-columns-repeated="9"/>
          <table:table-cell table:number-columns-repeated="1008"/>
        </table:table-row>
        <table:table-row table:style-name="ro1" table:number-rows-repeated="2">
          <table:table-cell table:style-name="ce97" table:number-columns-repeated="4"/>
          <table:table-cell table:style-name="ce94"/>
          <table:table-cell table:style-name="ce83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94" table:number-columns-repeated="4"/>
          <table:table-cell table:style-name="ce83" table:number-columns-repeated="2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83" table:number-columns-repeated="5"/>
          <table:table-cell table:style-name="ce93" table:number-columns-repeated="11"/>
          <table:table-cell table:number-columns-repeated="1008"/>
        </table:table-row>
        <table:table-row table:style-name="ro1" table:number-rows-repeated="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/>
          <table:table-cell table:style-name="ce93" table:number-columns-repeated="8"/>
          <table:table-cell table:style-name="ce8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2"/>
          <table:table-cell table:style-name="ce83" table:number-columns-repeated="4"/>
          <table:table-cell table:style-name="ce80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93" table:number-columns-repeated="3"/>
          <table:table-cell table:style-name="ce83" table:number-columns-repeated="3"/>
          <table:table-cell table:style-name="ce80" table:number-columns-repeated="10"/>
          <table:table-cell table:number-columns-repeated="1008"/>
        </table:table-row>
        <table:table-row table:style-name="ro1" table:number-rows-repeated="2">
          <table:table-cell table:style-name="ce93" table:number-columns-repeated="3"/>
          <table:table-cell table:style-name="ce83" table:number-columns-repeated="2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80" table:number-columns-repeated="12"/>
          <table:table-cell table:number-columns-repeated="1008"/>
        </table:table-row>
        <table:table-row table:style-name="ro1" table:number-rows-repeated="5">
          <table:table-cell table:style-name="ce93" table:number-columns-repeated="2"/>
          <table:table-cell table:style-name="ce8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2"/>
          <table:table-cell table:style-name="ce80" table:number-columns-repeated="13"/>
          <table:table-cell table:number-columns-repeated="1008"/>
        </table:table-row>
        <table:table-row table:style-name="ro1" table:number-rows-repeated="2">
          <table:table-cell table:style-name="ce93"/>
          <table:table-cell table:style-name="ce83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3"/>
          <table:table-cell table:style-name="ce80" table:number-columns-repeated="1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2"/>
          <table:table-cell table:style-name="ce97"/>
          <table:table-cell table:style-name="ce93"/>
          <table:table-cell table:style-name="ce80" table:number-columns-repeated="3"/>
          <table:table-cell table:style-name="ce90" table:number-columns-repeated="2"/>
          <table:table-cell table:style-name="ce97"/>
          <table:table-cell table:style-name="ce93" table:number-columns-repeated="3"/>
          <table:table-cell table:style-name="ce97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97"/>
          <table:table-cell table:style-name="ce93"/>
          <table:table-cell table:style-name="ce80"/>
          <table:table-cell table:style-name="ce93"/>
          <table:table-cell table:style-name="ce80"/>
          <table:table-cell table:style-name="ce90"/>
          <table:table-cell table:style-name="ce97"/>
          <table:table-cell table:style-name="ce93" table:number-columns-repeated="2"/>
          <table:table-cell table:style-name="ce80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97"/>
          <table:table-cell table:style-name="ce93"/>
          <table:table-cell table:style-name="ce80" table:number-columns-repeated="2"/>
          <table:table-cell table:style-name="ce88"/>
          <table:table-cell table:style-name="ce90"/>
          <table:table-cell table:style-name="ce97"/>
          <table:table-cell table:style-name="ce93" table:number-columns-repeated="2"/>
          <table:table-cell table:style-name="ce80"/>
          <table:table-cell table:style-name="ce93"/>
          <table:table-cell table:style-name="ce8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 table:number-columns-repeated="2"/>
          <table:table-cell table:style-name="ce97" table:number-columns-repeated="2"/>
          <table:table-cell table:style-name="ce88"/>
          <table:table-cell table:style-name="ce90" table:number-columns-repeated="3"/>
          <table:table-cell table:style-name="ce97"/>
          <table:table-cell table:style-name="ce93"/>
          <table:table-cell table:style-name="ce80" table:number-columns-repeated="2"/>
          <table:table-cell table:style-name="ce9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 table:number-columns-repeated="4"/>
          <table:table-cell table:style-name="ce88"/>
          <table:table-cell table:style-name="ce90" table:number-columns-repeated="4"/>
          <table:table-cell table:style-name="ce97" table:number-columns-repeated="2"/>
          <table:table-cell table:style-name="ce90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80" table:number-columns-repeated="3"/>
          <table:table-cell table:style-name="ce90" table:number-columns-repeated="3"/>
          <table:table-cell table:style-name="ce88"/>
          <table:table-cell table:style-name="ce90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 table:number-columns-repeated="2"/>
          <table:table-cell table:style-name="ce88"/>
          <table:table-cell table:style-name="ce90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88"/>
          <table:table-cell table:style-name="ce90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88"/>
          <table:table-cell table:style-name="ce90" table:number-columns-repeated="6"/>
          <table:table-cell table:style-name="ce88"/>
          <table:table-cell table:style-name="ce90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88"/>
          <table:table-cell table:style-name="ce90" table:number-columns-repeated="5"/>
          <table:table-cell table:style-name="ce88" table:number-columns-repeated="2"/>
          <table:table-cell table:style-name="ce90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3"/>
          <table:table-cell table:style-name="ce88" table:number-columns-repeated="5"/>
          <table:table-cell table:style-name="ce90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2"/>
          <table:table-cell table:style-name="ce8" table:number-columns-repeated="8"/>
          <table:table-cell table:style-name="ce90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/>
          <table:table-cell table:style-name="ce90" table:number-columns-repeated="6"/>
          <table:table-cell table:style-name="ce80" table:number-columns-repeated="3"/>
          <table:table-cell table:style-name="ce90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/>
          <table:table-cell table:style-name="ce90" table:number-columns-repeated="5"/>
          <table:table-cell table:style-name="ce80" table:number-columns-repeated="6"/>
          <table:table-cell table:style-name="ce90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/>
          <table:table-cell table:style-name="ce90" table:number-columns-repeated="3"/>
          <table:table-cell table:style-name="ce80" table:number-columns-repeated="10"/>
          <table:table-cell table:style-name="ce9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0" table:number-columns-repeated="7"/>
          <table:table-cell table:style-name="ce88" table:number-columns-repeated="2"/>
          <table:table-cell table:style-name="ce89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90" table:number-columns-repeated="7"/>
          <table:table-cell table:style-name="ce88" table:number-columns-repeated="3"/>
          <table:table-cell table:style-name="ce89" table:number-columns-repeated="6"/>
          <table:table-cell table:number-columns-repeated="1008"/>
        </table:table-row>
        <table:table-row table:style-name="ro1">
          <table:table-cell table:style-name="ce90" table:number-columns-repeated="6"/>
          <table:table-cell table:style-name="ce88"/>
          <table:table-cell table:style-name="ce90"/>
          <table:table-cell table:style-name="ce88" table:number-columns-repeated="3"/>
          <table:table-cell table:style-name="ce89" table:number-columns-repeated="5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90"/>
          <table:table-cell table:style-name="ce88"/>
          <table:table-cell table:style-name="ce90"/>
          <table:table-cell table:style-name="ce88" table:number-columns-repeated="3"/>
          <table:table-cell table:style-name="ce89" table:number-columns-repeated="4"/>
          <table:table-cell table:number-columns-repeated="1008"/>
        </table:table-row>
        <table:table-row table:style-name="ro1">
          <table:table-cell table:style-name="ce90" table:number-columns-repeated="8"/>
          <table:table-cell table:style-name="ce88"/>
          <table:table-cell table:style-name="ce90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 table:number-columns-repeated="2"/>
          <table:table-cell table:style-name="ce90"/>
          <table:table-cell table:style-name="ce88"/>
          <table:table-cell table:style-name="ce90"/>
          <table:table-cell table:style-name="ce88" table:number-columns-repeated="2"/>
          <table:table-cell table:style-name="ce89"/>
          <table:table-cell table:style-name="ce88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80"/>
          <table:table-cell table:style-name="ce90"/>
          <table:table-cell table:style-name="ce88"/>
          <table:table-cell table:style-name="ce90"/>
          <table:table-cell table:style-name="ce88" table:number-columns-repeated="3"/>
          <table:table-cell table:style-name="ce89"/>
          <table:table-cell table:style-name="ce88"/>
          <table:table-cell table:style-name="ce89"/>
          <table:table-cell table:number-columns-repeated="1008"/>
        </table:table-row>
        <table:table-row table:style-name="ro1">
          <table:table-cell table:style-name="ce90" table:number-columns-repeated="6"/>
          <table:table-cell table:style-name="ce80"/>
          <table:table-cell table:style-name="ce90"/>
          <table:table-cell table:style-name="ce88"/>
          <table:table-cell table:style-name="ce90"/>
          <table:table-cell table:style-name="ce88" table:number-columns-repeated="4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90" table:number-columns-repeated="8"/>
          <table:table-cell table:style-name="ce88"/>
          <table:table-cell table:style-name="ce90"/>
          <table:table-cell table:style-name="ce88" table:number-columns-repeated="5"/>
          <table:table-cell table:style-name="ce89"/>
          <table:table-cell table:number-columns-repeated="1008"/>
        </table:table-row>
        <table:table-row table:style-name="ro1">
          <table:table-cell table:style-name="ce90" table:number-columns-repeated="7"/>
          <table:table-cell table:style-name="ce88"/>
          <table:table-cell table:style-name="ce90" table:number-columns-repeated="2"/>
          <table:table-cell table:style-name="ce88" table:number-columns-repeated="5"/>
          <table:table-cell table:style-name="ce89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 table:number-columns-repeated="2"/>
          <table:table-cell table:style-name="ce90" table:number-columns-repeated="3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90" table:number-columns-repeated="9"/>
          <table:table-cell table:style-name="ce88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0" table:number-columns-repeated="9"/>
          <table:table-cell table:style-name="ce88" table:number-columns-repeated="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0" table:number-columns-repeated="11"/>
          <table:table-cell table:style-name="ce88" table:number-columns-repeated="2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90" table:number-columns-repeated="11"/>
          <table:table-cell table:style-name="ce88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/>
          <table:table-cell table:style-name="ce88" table:number-columns-repeated="2"/>
          <table:table-cell table:style-name="ce80" table:number-columns-repeated="7"/>
          <table:table-cell table:style-name="ce83"/>
          <table:table-cell table:style-name="ce93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89" table:number-columns-repeated="2"/>
          <table:table-cell table:style-name="ce88"/>
          <table:table-cell table:style-name="ce80" table:number-columns-repeated="7"/>
          <table:table-cell table:style-name="ce8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8" table:number-columns-repeated="2"/>
          <table:table-cell table:style-name="ce80" table:number-columns-repeated="5"/>
          <table:table-cell table:style-name="ce83" table:number-columns-repeated="2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0" table:number-columns-repeated="4"/>
          <table:table-cell table:style-name="ce83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 table:number-columns-repeated="2"/>
          <table:table-cell table:style-name="ce80" table:number-columns-repeated="2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 table:number-rows-repeated="3">
          <table:table-cell table:style-name="ce89" table:number-columns-repeated="4"/>
          <table:table-cell table:style-name="ce88"/>
          <table:table-cell table:style-name="ce80" table:number-columns-repeated="2"/>
          <table:table-cell table:style-name="ce83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/>
          <table:table-cell table:style-name="ce88" table:number-columns-repeated="2"/>
          <table:table-cell table:style-name="ce80" table:number-columns-repeated="2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89"/>
          <table:table-cell table:style-name="ce88" table:number-columns-repeated="3"/>
          <table:table-cell table:style-name="ce80" table:number-columns-repeated="4"/>
          <table:table-cell table:style-name="ce83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5"/>
          <table:table-cell table:style-name="ce83"/>
          <table:table-cell table:style-name="ce93" table:number-columns-repeated="6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3" table:number-columns-repeated="2"/>
          <table:table-cell table:style-name="ce93" table:number-columns-repeated="4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3"/>
          <table:table-cell table:style-name="ce93" table:number-columns-repeated="3"/>
          <table:table-cell table:style-name="ce94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94" table:number-columns-repeated="6"/>
          <table:table-cell table:style-name="ce84"/>
          <table:table-cell table:number-columns-repeated="1008"/>
        </table:table-row>
        <table:table-row table:style-name="ro1">
          <table:table-cell table:style-name="ce88"/>
          <table:table-cell table:style-name="ce80" table:number-columns-repeated="9"/>
          <table:table-cell table:style-name="ce94" table:number-columns-repeated="3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8"/>
          <table:table-cell table:style-name="ce80" table:number-columns-repeated="10"/>
          <table:table-cell table:style-name="ce84" table:number-columns-repeated="2"/>
          <table:table-cell table:style-name="ce59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93" table:number-columns-repeated="15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94" table:number-columns-repeated="3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94" table:number-columns-repeated="2"/>
          <table:table-cell table:style-name="ce84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 table:number-columns-repeated="5"/>
          <table:table-cell table:style-name="ce80"/>
          <table:table-cell table:style-name="ce84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94" table:number-columns-repeated="2"/>
          <table:table-cell table:style-name="ce80" table:number-columns-repeated="5"/>
          <table:table-cell table:style-name="ce84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94" table:number-columns-repeated="3"/>
          <table:table-cell table:style-name="ce80" table:number-columns-repeated="6"/>
          <table:table-cell table:style-name="ce84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94" table:number-columns-repeated="2"/>
          <table:table-cell table:style-name="ce80" table:number-columns-repeated="9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94" table:number-columns-repeated="3"/>
          <table:table-cell table:style-name="ce80" table:number-columns-repeated="10"/>
          <table:table-cell table:style-name="ce94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4" table:number-columns-repeated="3"/>
          <table:table-cell table:style-name="ce80" table:number-columns-repeated="13"/>
          <table:table-cell table:number-columns-repeated="1008"/>
        </table:table-row>
        <table:table-row table:style-name="ro1" table:number-rows-repeated="3">
          <table:table-cell table:style-name="ce84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94"/>
          <table:table-cell table:style-name="ce83"/>
          <table:table-cell table:style-name="ce93" table:number-columns-repeated="14"/>
          <table:table-cell table:number-columns-repeated="1008"/>
        </table:table-row>
        <table:table-row table:style-name="ro1" table:number-rows-repeated="2">
          <table:table-cell table:style-name="ce94" table:number-columns-repeated="2"/>
          <table:table-cell table:style-name="ce83"/>
          <table:table-cell table:style-name="ce93" table:number-columns-repeated="13"/>
          <table:table-cell table:number-columns-repeated="1008"/>
        </table:table-row>
        <table:table-row table:style-name="ro1" table:number-rows-repeated="6">
          <table:table-cell table:style-name="ce94" table:number-columns-repeated="3"/>
          <table:table-cell table:style-name="ce83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3" table:number-columns-repeated="2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94"/>
          <table:table-cell table:style-name="ce83" table:number-columns-repeated="2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3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2"/>
          <table:table-cell table:style-name="ce93" table:number-columns-repeated="1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93" table:number-columns-repeated="1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15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2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93" table:number-columns-repeated="11"/>
          <table:table-cell table:style-name="ce83" table:number-columns-repeated="2"/>
          <table:table-cell table:style-name="ce93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93" table:number-columns-repeated="16"/>
          <table:table-cell table:number-columns-repeated="1008"/>
        </table:table-row>
        <table:table-row table:style-name="ro1" table:number-rows-repeated="4">
          <table:table-cell table:style-name="ce93" table:number-columns-repeated="6"/>
          <table:table-cell table:style-name="ce8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2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93" table:number-columns-repeated="13"/>
          <table:table-cell table:number-columns-repeated="1008"/>
        </table:table-row>
        <table:table-row table:style-name="ro1" table:number-rows-repeated="3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15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/>
          <table:table-cell table:style-name="ce93" table:number-columns-repeated="7"/>
          <table:table-cell table:style-name="ce83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93" table:number-columns-repeated="6"/>
          <table:table-cell table:style-name="ce83"/>
          <table:table-cell table:style-name="ce94" table:number-columns-repeated="2"/>
          <table:table-cell table:style-name="ce93" table:number-columns-repeated="6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3" table:number-columns-repeated="7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/>
          <table:table-cell table:style-name="ce93" table:number-columns-repeated="6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 table:number-columns-repeated="2"/>
          <table:table-cell table:style-name="ce93" table:number-columns-repeated="6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/>
          <table:table-cell table:style-name="ce93" table:number-columns-repeated="6"/>
          <table:table-cell table:style-name="ce83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94"/>
          <table:table-cell table:style-name="ce93" table:number-columns-repeated="6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/>
          <table:table-cell table:style-name="ce94" table:number-columns-repeated="2"/>
          <table:table-cell table:style-name="ce93" table:number-columns-repeated="6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2"/>
          <table:table-cell table:style-name="ce94"/>
          <table:table-cell table:style-name="ce93" table:number-columns-repeated="6"/>
          <table:table-cell table:style-name="ce8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/>
          <table:table-cell table:style-name="ce94" table:number-columns-repeated="2"/>
          <table:table-cell table:style-name="ce93" table:number-columns-repeated="6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94"/>
          <table:table-cell table:style-name="ce93" table:number-columns-repeated="7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2"/>
          <table:table-cell table:style-name="ce94" table:number-columns-repeated="2"/>
          <table:table-cell table:style-name="ce93" table:number-columns-repeated="6"/>
          <table:table-cell table:style-name="ce8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4" table:number-columns-repeated="2"/>
          <table:table-cell table:style-name="ce93" table:number-columns-repeated="7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3"/>
          <table:table-cell table:style-name="ce94" table:number-columns-repeated="3"/>
          <table:table-cell table:style-name="ce93" table:number-columns-repeated="6"/>
          <table:table-cell table:style-name="ce83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94" table:number-columns-repeated="3"/>
          <table:table-cell table:style-name="ce93" table:number-columns-repeated="7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10"/>
          <table:table-cell table:style-name="ce90" table:number-columns-repeated="2"/>
          <table:table-cell table:style-name="ce80" table:number-columns-repeated="4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9"/>
          <table:table-cell table:style-name="ce90"/>
          <table:table-cell table:style-name="ce88"/>
          <table:table-cell table:style-name="ce90" table:number-columns-repeated="2"/>
          <table:table-cell table:style-name="ce80" table:number-columns-repeated="3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9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 table:number-columns-repeated="2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8"/>
          <table:table-cell table:style-name="ce90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90" table:number-columns-repeated="2"/>
          <table:table-cell table:style-name="ce88"/>
          <table:table-cell table:style-name="ce90" table:number-columns-repeated="3"/>
          <table:table-cell table:style-name="ce88"/>
          <table:table-cell table:style-name="ce90" table:number-columns-repeated="3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90" table:number-columns-repeated="3"/>
          <table:table-cell table:style-name="ce88"/>
          <table:table-cell table:style-name="ce90" table:number-columns-repeated="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8"/>
          <table:table-cell table:style-name="ce90" table:number-columns-repeated="5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90" table:number-columns-repeated="8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number-columns-repeated="17"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80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90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90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90" table:number-columns-repeated="4"/>
          <table:table-cell table:style-name="ce80" table:number-columns-repeated="12"/>
          <table:table-cell table:number-columns-repeated="1008"/>
        </table:table-row>
        <table:table-row table:style-name="ro1" table:number-rows-repeated="2">
          <table:table-cell table:style-name="ce9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89" table:number-columns-repeated="10"/>
          <table:table-cell table:number-columns-repeated="1008"/>
        </table:table-row>
        <table:table-row table:style-name="ro1" table:number-rows-repeated="2">
          <table:table-cell table:style-name="ce90" table:number-columns-repeated="6"/>
          <table:table-cell table:style-name="ce88"/>
          <table:table-cell table:style-name="ce89" table:number-columns-repeated="9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/>
          <table:table-cell table:style-name="ce90" table:number-columns-repeated="3"/>
          <table:table-cell table:style-name="ce80" table:number-columns-repeated="11"/>
          <table:table-cell table:style-name="ce90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90" table:number-columns-repeated="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4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5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/>
          <table:table-cell table:style-name="ce8" table:number-columns-repeated="4"/>
          <table:table-cell table:style-name="ce90" table:number-columns-repeated="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0" table:number-columns-repeated="1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 table:number-columns-repeated="2"/>
          <table:table-cell table:style-name="ce90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3"/>
          <table:table-cell table:style-name="ce88"/>
          <table:table-cell table:style-name="ce90" table:number-columns-repeated="11"/>
          <table:table-cell table:number-columns-repeated="1008"/>
        </table:table-row>
        <table:table-row table:style-name="ro1" table:number-rows-repeated="3">
          <table:table-cell table:style-name="ce80"/>
          <table:table-cell table:style-name="ce90" table:number-columns-repeated="1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 table:number-columns-repeated="2"/>
          <table:table-cell table:style-name="ce90" table:number-columns-repeated="8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9" table:number-columns-repeated="4"/>
          <table:table-cell table:style-name="ce88" table:number-columns-repeated="2"/>
          <table:table-cell table:style-name="ce90" table:number-columns-repeated="3"/>
          <table:table-cell table:style-name="ce88" table:number-columns-repeated="3"/>
          <table:table-cell table:style-name="ce89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9" table:number-columns-repeated="4"/>
          <table:table-cell table:style-name="ce88" table:number-columns-repeated="5"/>
          <table:table-cell table:style-name="ce98" table:number-columns-repeated="5"/>
          <table:table-cell table:style-name="ce89" table:number-columns-repeated="2"/>
          <table:table-cell table:number-columns-repeated="1008"/>
        </table:table-row>
        <table:table-row table:style-name="ro1" table:number-rows-repeated="2">
          <table:table-cell table:style-name="ce89" table:number-columns-repeated="4"/>
          <table:table-cell table:style-name="ce88" table:number-columns-repeated="2"/>
          <table:table-cell table:style-name="ce98" table:number-columns-repeated="8"/>
          <table:table-cell table:style-name="ce89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0" table:number-columns-repeated="11"/>
          <table:table-cell table:style-name="ce88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90" table:number-columns-repeated="11"/>
          <table:table-cell table:style-name="ce88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10"/>
          <table:table-cell table:style-name="ce88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10"/>
          <table:table-cell table:style-name="ce88"/>
          <table:table-cell table:style-name="ce89" table:number-columns-repeated="2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10"/>
          <table:table-cell table:style-name="ce88"/>
          <table:table-cell table:style-name="ce89" table:number-columns-repeated="3"/>
          <table:table-cell table:style-name="ce98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90" table:number-columns-repeated="5"/>
          <table:table-cell table:style-name="ce88"/>
          <table:table-cell table:style-name="ce89" table:number-columns-repeated="2"/>
          <table:table-cell table:style-name="ce98" table:number-columns-repeated="2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90" table:number-columns-repeated="4"/>
          <table:table-cell table:style-name="ce88"/>
          <table:table-cell table:style-name="ce89" table:number-columns-repeated="2"/>
          <table:table-cell table:style-name="ce98" table:number-columns-repeated="3"/>
          <table:table-cell table:number-columns-repeated="1008"/>
        </table:table-row>
        <table:table-row table:style-name="ro1">
          <table:table-cell table:style-name="ce90" table:number-columns-repeated="4"/>
          <table:table-cell table:style-name="ce88"/>
          <table:table-cell table:style-name="ce90" table:number-columns-repeated="3"/>
          <table:table-cell table:style-name="ce8"/>
          <table:table-cell table:style-name="ce88"/>
          <table:table-cell table:style-name="ce89" table:number-columns-repeated="3"/>
          <table:table-cell table:style-name="ce98" table:number-columns-repeated="3"/>
          <table:table-cell table:number-columns-repeated="1008"/>
        </table:table-row>
        <table:table-row table:style-name="ro1">
          <table:table-cell table:style-name="ce90" table:number-columns-repeated="3"/>
          <table:table-cell table:style-name="ce88"/>
          <table:table-cell table:style-name="ce90" table:number-columns-repeated="4"/>
          <table:table-cell table:style-name="ce88"/>
          <table:table-cell table:style-name="ce89" table:number-columns-repeated="3"/>
          <table:table-cell table:style-name="ce98" table:number-columns-repeated="4"/>
          <table:table-cell table:number-columns-repeated="1008"/>
        </table:table-row>
        <table:table-row table:style-name="ro1">
          <table:table-cell table:style-name="ce90" table:number-columns-repeated="2"/>
          <table:table-cell table:style-name="ce88"/>
          <table:table-cell table:style-name="ce90" table:number-columns-repeated="4"/>
          <table:table-cell table:style-name="ce88"/>
          <table:table-cell table:style-name="ce89" table:number-columns-repeated="4"/>
          <table:table-cell table:style-name="ce98" table:number-columns-repeated="4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90" table:number-columns-repeated="4"/>
          <table:table-cell table:style-name="ce88"/>
          <table:table-cell table:style-name="ce89" table:number-columns-repeated="4"/>
          <table:table-cell table:style-name="ce98" table:number-columns-repeated="5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89" table:number-columns-repeated="5"/>
          <table:table-cell table:style-name="ce98" table:number-columns-repeated="5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90"/>
          <table:table-cell table:style-name="ce88" table:number-columns-repeated="2"/>
          <table:table-cell table:style-name="ce89" table:number-columns-repeated="5"/>
          <table:table-cell table:style-name="ce98" table:number-columns-repeated="6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8"/>
          <table:table-cell table:style-name="ce89" table:number-columns-repeated="7"/>
          <table:table-cell table:style-name="ce98" table:number-columns-repeated="6"/>
          <table:table-cell table:number-columns-repeated="1008"/>
        </table:table-row>
        <table:table-row table:style-name="ro1" table:number-rows-repeated="2">
          <table:table-cell table:style-name="ce89" table:number-columns-repeated="9"/>
          <table:table-cell table:style-name="ce98" table:number-columns-repeated="7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0"/>
          <table:table-cell table:style-name="ce80" table:number-columns-repeated="2"/>
          <table:table-cell table:style-name="ce82"/>
          <table:table-cell table:style-name="ce84" table:number-columns-repeated="2"/>
          <table:table-cell table:style-name="ce80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88" table:number-columns-repeated="11"/>
          <table:table-cell table:style-name="ce8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8" table:number-columns-repeated="12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8" table:number-columns-repeated="2"/>
          <table:table-cell table:style-name="ce88" table:number-columns-repeated="1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7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4"/>
          <table:table-cell table:style-name="ce89" table:number-columns-repeated="2"/>
          <table:table-cell table:style-name="ce88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4"/>
          <table:table-cell table:style-name="ce89" table:number-columns-repeated="3"/>
          <table:table-cell table:style-name="ce91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3"/>
          <table:table-cell table:style-name="ce89" table:number-columns-repeated="6"/>
          <table:table-cell table:style-name="ce80" table:number-columns-repeated="2"/>
          <table:table-cell table:number-columns-repeated="1008"/>
        </table:table-row>
        <table:table-row table:style-name="ro1" table:number-rows-repeated="3">
          <table:table-cell table:style-name="ce98" table:number-columns-repeated="5"/>
          <table:table-cell table:style-name="ce88" table:number-columns-repeated="3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98" table:number-columns-repeated="4"/>
          <table:table-cell table:style-name="ce88" table:number-columns-repeated="4"/>
          <table:table-cell table:style-name="ce89" table:number-columns-repeated="8"/>
          <table:table-cell table:number-columns-repeated="1008"/>
        </table:table-row>
        <table:table-row table:style-name="ro1" table:number-rows-repeated="2">
          <table:table-cell table:style-name="ce98" table:number-columns-repeated="4"/>
          <table:table-cell table:style-name="ce88" table:number-columns-repeated="3"/>
          <table:table-cell table:style-name="ce89" table:number-columns-repeated="9"/>
          <table:table-cell table:number-columns-repeated="1008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109" table:number-columns-repeated="17"/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9"/>
          <table:table-cell table:style-name="ce80" table:number-columns-repeated="1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9" table:number-columns-repeated="2"/>
          <table:table-cell table:style-name="ce80" table:number-columns-repeated="14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9" table:number-columns-repeated="3"/>
          <table:table-cell table:style-name="ce80" table:number-columns-repeated="13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9" table:number-columns-repeated="4"/>
          <table:table-cell table:style-name="ce80" table:number-columns-repeated="12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89" table:number-columns-repeated="5"/>
          <table:table-cell table:style-name="ce80" table:number-columns-repeated="11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3"/>
          <table:table-cell table:style-name="ce93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3"/>
          <table:table-cell table:style-name="ce93" table:number-columns-repeated="1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93" table:number-columns-repeated="12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3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 table:number-columns-repeated="2"/>
          <table:table-cell table:style-name="ce93" table:number-columns-repeated="11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3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3" table:number-columns-repeated="10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4" table:number-columns-repeated="2"/>
          <table:table-cell table:style-name="ce93" table:number-columns-repeated="8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 table:number-columns-repeated="3"/>
          <table:table-cell table:style-name="ce93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3" table:number-columns-repeated="8"/>
          <table:table-cell table:number-columns-repeated="1008"/>
        </table:table-row>
        <table:table-row table:style-name="ro1" table:number-rows-repeated="4">
          <table:table-cell table:style-name="ce93" table:number-columns-repeated="6"/>
          <table:table-cell table:style-name="ce8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4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/>
          <table:table-cell table:style-name="ce94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4" table:number-columns-repeated="2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/>
          <table:table-cell table:style-name="ce94" table:number-columns-repeated="4"/>
          <table:table-cell table:style-name="ce93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94" table:number-columns-repeated="6"/>
          <table:table-cell table:number-columns-repeated="1008"/>
        </table:table-row>
        <table:table-row table:style-name="ro1">
          <table:table-cell table:style-name="ce93" table:number-columns-repeated="9"/>
          <table:table-cell table:style-name="ce83" table:number-columns-repeated="2"/>
          <table:table-cell table:style-name="ce94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4"/>
          <table:table-cell table:style-name="ce83"/>
          <table:table-cell table:style-name="ce94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93" table:number-columns-repeated="12"/>
          <table:table-cell table:style-name="ce83" table:number-columns-repeated="2"/>
          <table:table-cell table:style-name="ce94"/>
          <table:table-cell table:style-name="ce93"/>
          <table:table-cell table:number-columns-repeated="1008"/>
        </table:table-row>
        <table:table-row table:style-name="ro1">
          <table:table-cell table:style-name="ce93" table:number-columns-repeated="9"/>
          <table:table-cell table:style-name="Default"/>
          <table:table-cell table:style-name="ce83" table:number-columns-repeated="2"/>
          <table:table-cell table:style-name="ce94" table:number-columns-repeated="2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94" table:number-columns-repeated="2"/>
          <table:table-cell table:style-name="ce93" table:number-columns-repeated="4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/>
          <table:table-cell table:style-name="ce94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94" table:number-columns-repeated="3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94" table:number-columns-repeated="2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94" table:number-columns-repeated="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94" table:number-columns-repeated="3"/>
          <table:table-cell table:style-name="ce93" table:number-columns-repeated="10"/>
          <table:table-cell table:number-columns-repeated="1008"/>
        </table:table-row>
        <table:table-row table:style-name="ro1" table:number-rows-repeated="2">
          <table:table-cell table:style-name="ce93" table:number-columns-repeated="2"/>
          <table:table-cell table:style-name="ce94" table:number-columns-repeated="3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93"/>
          <table:table-cell table:style-name="ce94" table:number-columns-repeated="4"/>
          <table:table-cell table:style-name="ce93" table:number-columns-repeated="11"/>
          <table:table-cell table:number-columns-repeated="1008"/>
        </table:table-row>
        <table:table-row table:style-name="ro1" table:number-rows-repeated="2">
          <table:table-cell table:style-name="ce94" table:number-columns-repeated="4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93" table:number-columns-repeated="1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3"/>
          <table:table-cell table:style-name="ce93" table:number-columns-repeated="9"/>
          <table:table-cell table:style-name="ce83"/>
          <table:table-cell table:style-name="ce80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93" table:number-columns-repeated="9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style-name="ce93" table:number-columns-repeated="8"/>
          <table:table-cell table:style-name="ce8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/>
          <table:table-cell table:style-name="ce80" table:number-columns-repeated="6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/>
          <table:table-cell table:style-name="ce80" table:number-columns-repeated="5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/>
          <table:table-cell table:style-name="ce80" table:number-columns-repeated="4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/>
          <table:table-cell table:style-name="ce80" table:number-columns-repeated="2"/>
          <table:table-cell table:style-name="ce83" table:number-columns-repeated="3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94" table:number-columns-repeated="2"/>
          <table:table-cell table:style-name="ce83" table:number-columns-repeated="3"/>
          <table:table-cell table:style-name="ce93" table:number-columns-repeated="4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94" table:number-columns-repeated="2"/>
          <table:table-cell table:style-name="ce83"/>
          <table:table-cell table:style-name="ce93" table:number-columns-repeated="6"/>
          <table:table-cell table:number-columns-repeated="1008"/>
        </table:table-row>
        <table:table-row table:style-name="ro1" table:number-rows-repeated="2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94"/>
          <table:table-cell table:style-name="ce80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94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4" table:number-columns-repeated="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 table:number-columns-repeated="2"/>
          <table:table-cell table:style-name="ce9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3"/>
          <table:table-cell table:style-name="ce9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2"/>
          <table:table-cell table:style-name="ce93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2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3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 table:number-rows-repeated="6">
          <table:table-cell table:style-name="ce93" table:number-columns-repeated="4"/>
          <table:table-cell table:style-name="ce83"/>
          <table:table-cell table:style-name="ce80" table:number-columns-repeated="11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9"/>
          <table:table-cell table:style-name="ce90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80" table:number-columns-repeated="10"/>
          <table:table-cell table:style-name="ce90" table:number-columns-repeated="6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90" table:number-columns-repeated="5"/>
          <table:table-cell table:number-columns-repeated="1008"/>
        </table:table-row>
        <table:table-row table:style-name="ro1">
          <table:table-cell table:style-name="ce80" table:number-columns-repeated="12"/>
          <table:table-cell table:style-name="ce90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90"/>
          <table:table-cell table:style-name="ce88"/>
          <table:table-cell table:style-name="ce90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9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3"/>
          <table:table-cell table:style-name="ce90" table:number-columns-repeated="3"/>
          <table:table-cell table:number-columns-repeated="1008"/>
        </table:table-row>
        <table:table-row table:style-name="ro1">
          <table:table-cell table:style-name="ce80" table:number-columns-repeated="12"/>
          <table:table-cell table:style-name="ce90" table:number-columns-repeated="4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90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90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0" table:number-columns-repeated="16"/>
          <table:table-cell office:value-type="string" calcext:value-type="string">
            <text:p>Tile 8C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8"/>
          <table:table-cell table:style-name="ce90" table:number-columns-repeated="15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8"/>
          <table:table-cell table:style-name="ce90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90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90" table:number-columns-repeated="1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90" table:number-columns-repeated="16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90" table:number-columns-repeated="16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90" table:number-columns-repeated="1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90"/>
          <table:table-cell table:style-name="ce80" table:number-columns-repeated="13"/>
          <table:table-cell table:style-name="ce90" table:number-columns-repeated="2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0" table:number-columns-repeated="7"/>
          <table:table-cell table:style-name="ce88"/>
          <table:table-cell table:style-name="ce89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90" table:number-columns-repeated="7"/>
          <table:table-cell table:style-name="ce88"/>
          <table:table-cell table:style-name="ce89" table:number-columns-repeated="8"/>
          <table:table-cell table:number-columns-repeated="1008"/>
        </table:table-row>
        <table:table-row table:style-name="ro1" table:number-rows-repeated="3">
          <table:table-cell table:style-name="ce90" table:number-columns-repeated="8"/>
          <table:table-cell table:style-name="ce88"/>
          <table:table-cell table:style-name="ce89" table:number-columns-repeated="7"/>
          <table:table-cell table:number-columns-repeated="1008"/>
        </table:table-row>
        <table:table-row table:style-name="ro1" table:number-rows-repeated="3">
          <table:table-cell table:style-name="ce90" table:number-columns-repeated="7"/>
          <table:table-cell table:style-name="ce88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90" table:number-columns-repeated="3"/>
          <table:table-cell table:style-name="ce80" table:number-columns-repeated="4"/>
          <table:table-cell table:style-name="ce89" table:number-columns-repeated="9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9" table:number-columns-repeated="9"/>
          <table:table-cell table:number-columns-repeated="1008"/>
        </table:table-row>
        <table:table-row table:style-name="ro1" table:number-rows-repeated="2">
          <table:table-cell table:style-name="ce80" table:number-columns-repeated="8"/>
          <table:table-cell table:style-name="ce89" table:number-columns-repeated="8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91"/>
          <table:table-cell table:style-name="ce88" table:number-columns-repeated="2"/>
          <table:table-cell table:style-name="ce98" table:number-columns-repeated="9"/>
          <table:table-cell table:style-name="ce89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91"/>
          <table:table-cell table:style-name="ce88" table:number-columns-repeated="2"/>
          <table:table-cell table:style-name="ce98" table:number-columns-repeated="9"/>
          <table:table-cell table:style-name="ce89"/>
          <table:table-cell table:number-columns-repeated="1008"/>
        </table:table-row>
        <table:table-row table:style-name="ro1" table:number-rows-repeated="4">
          <table:table-cell table:style-name="ce89" table:number-columns-repeated="3"/>
          <table:table-cell table:style-name="ce91"/>
          <table:table-cell table:style-name="ce88" table:number-columns-repeated="2"/>
          <table:table-cell table:style-name="ce98" table:number-columns-repeated="10"/>
          <table:table-cell table:number-columns-repeated="1008"/>
        </table:table-row>
        <table:table-row table:style-name="ro1" table:number-rows-repeated="5">
          <table:table-cell table:style-name="ce89" table:number-columns-repeated="4"/>
          <table:table-cell table:style-name="ce88" table:number-columns-repeated="2"/>
          <table:table-cell table:style-name="ce98" table:number-columns-repeated="10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 table:number-columns-repeated="2"/>
          <table:table-cell table:style-name="ce98" table:number-columns-repeated="11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98" table:number-columns-repeated="11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98" table:number-columns-repeated="11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 table:number-columns-repeated="9"/>
          <table:table-cell table:style-name="ce98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89" table:number-columns-repeated="8"/>
          <table:table-cell table:style-name="ce98" table:number-columns-repeated="8"/>
          <table:table-cell table:number-columns-repeated="1008"/>
        </table:table-row>
        <table:table-row table:style-name="ro1" table:number-rows-repeated="2">
          <table:table-cell table:style-name="ce89" table:number-columns-repeated="7"/>
          <table:table-cell table:style-name="ce98" table:number-columns-repeated="9"/>
          <table:table-cell table:number-columns-repeated="1008"/>
        </table:table-row>
        <table:table-row table:style-name="ro1" table:number-rows-repeated="2">
          <table:table-cell table:style-name="ce98"/>
          <table:table-cell table:style-name="ce89" table:number-columns-repeated="6"/>
          <table:table-cell table:style-name="ce98" table:number-columns-repeated="9"/>
          <table:table-cell table:number-columns-repeated="1008"/>
        </table:table-row>
        <table:table-row table:style-name="ro1">
          <table:table-cell table:style-name="ce98" table:number-columns-repeated="2"/>
          <table:table-cell table:style-name="ce89" table:number-columns-repeated="4"/>
          <table:table-cell table:style-name="ce98" table:number-columns-repeated="10"/>
          <table:table-cell table:number-columns-repeated="1008"/>
        </table:table-row>
        <table:table-row table:style-name="ro1" table:number-rows-repeated="2">
          <table:table-cell table:style-name="ce98" table:number-columns-repeated="2"/>
          <table:table-cell table:style-name="ce89" table:number-columns-repeated="3"/>
          <table:table-cell table:style-name="ce98" table:number-columns-repeated="11"/>
          <table:table-cell table:number-columns-repeated="1008"/>
        </table:table-row>
        <table:table-row table:style-name="ro1" table:number-rows-repeated="2">
          <table:table-cell table:style-name="ce98" table:number-columns-repeated="2"/>
          <table:table-cell table:style-name="ce89" table:number-columns-repeated="2"/>
          <table:table-cell table:style-name="ce88"/>
          <table:table-cell table:style-name="ce98" table:number-columns-repeated="11"/>
          <table:table-cell table:number-columns-repeated="1008"/>
        </table:table-row>
        <table:table-row table:style-name="ro1">
          <table:table-cell table:style-name="ce98" table:number-columns-repeated="3"/>
          <table:table-cell table:style-name="ce88" table:number-columns-repeated="2"/>
          <table:table-cell table:style-name="ce98" table:number-columns-repeated="11"/>
          <table:table-cell table:number-columns-repeated="1008"/>
        </table:table-row>
        <table:table-row table:style-name="ro1" table:number-rows-repeated="3">
          <table:table-cell table:style-name="ce98" table:number-columns-repeated="4"/>
          <table:table-cell table:style-name="ce88"/>
          <table:table-cell table:style-name="ce98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8" table:number-columns-repeated="4"/>
          <table:table-cell table:style-name="ce88" table:number-columns-repeated="4"/>
          <table:table-cell table:style-name="ce89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98" table:number-columns-repeated="4"/>
          <table:table-cell table:style-name="ce88" table:number-columns-repeated="4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98" table:number-columns-repeated="4"/>
          <table:table-cell table:style-name="ce88" table:number-columns-repeated="4"/>
          <table:table-cell table:style-name="ce89" table:number-columns-repeated="2"/>
          <table:table-cell table:style-name="ce88" table:number-columns-repeated="2"/>
          <table:table-cell table:style-name="ce89" table:number-columns-repeated="4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4"/>
          <table:table-cell table:style-name="ce89"/>
          <table:table-cell table:style-name="ce88" table:number-columns-repeated="4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98" table:number-columns-repeated="6"/>
          <table:table-cell table:style-name="ce88" table:number-columns-repeated="9"/>
          <table:table-cell table:style-name="ce89"/>
          <table:table-cell table:number-columns-repeated="1008"/>
        </table:table-row>
        <table:table-row table:style-name="ro1">
          <table:table-cell table:style-name="ce98" table:number-columns-repeated="6"/>
          <table:table-cell table:style-name="ce88" table:number-columns-repeated="10"/>
          <table:table-cell table:number-columns-repeated="1008"/>
        </table:table-row>
        <table:table-row table:style-name="ro1">
          <table:table-cell table:style-name="ce98" table:number-columns-repeated="7"/>
          <table:table-cell table:style-name="ce88" table:number-columns-repeated="9"/>
          <table:table-cell table:number-columns-repeated="1008"/>
        </table:table-row>
        <table:table-row table:style-name="ro1" table:number-rows-repeated="2">
          <table:table-cell table:style-name="ce98" table:number-columns-repeated="9"/>
          <table:table-cell table:style-name="ce88" table:number-columns-repeated="7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/>
          <table:table-cell table:style-name="ce91"/>
          <table:table-cell table:style-name="ce89" table:number-columns-repeated="4"/>
          <table:table-cell table:style-name="ce80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89"/>
          <table:table-cell table:style-name="ce91"/>
          <table:table-cell table:style-name="ce89" table:number-columns-repeated="5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9"/>
          <table:table-cell table:style-name="ce91"/>
          <table:table-cell table:style-name="ce89" table:number-columns-repeated="4"/>
          <table:table-cell table:style-name="ce88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9"/>
          <table:table-cell table:style-name="ce91"/>
          <table:table-cell table:style-name="ce89" table:number-columns-repeated="3"/>
          <table:table-cell table:style-name="ce88"/>
          <table:table-cell table:style-name="ce90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9"/>
          <table:table-cell table:style-name="ce91"/>
          <table:table-cell table:style-name="ce89" table:number-columns-repeated="2"/>
          <table:table-cell table:style-name="ce88"/>
          <table:table-cell table:style-name="ce90" table:number-columns-repeated="5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9"/>
          <table:table-cell table:style-name="ce91"/>
          <table:table-cell table:style-name="ce89" table:number-columns-repeated="2"/>
          <table:table-cell table:style-name="ce88"/>
          <table:table-cell table:style-name="ce90" table:number-columns-repeated="6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9"/>
          <table:table-cell table:style-name="ce91"/>
          <table:table-cell table:style-name="ce89"/>
          <table:table-cell table:style-name="ce88"/>
          <table:table-cell table:style-name="ce90" table:number-columns-repeated="8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9" table:number-columns-repeated="2"/>
          <table:table-cell table:style-name="ce88"/>
          <table:table-cell table:style-name="ce90" table:number-columns-repeated="10"/>
          <table:table-cell table:style-name="ce80" table:number-columns-repeated="3"/>
          <table:table-cell table:number-columns-repeated="1008"/>
        </table:table-row>
        <table:table-row table:style-name="ro1" table:number-rows-repeated="3">
          <table:table-cell table:style-name="ce89"/>
          <table:table-cell table:style-name="ce88"/>
          <table:table-cell table:style-name="ce90" table:number-columns-repeated="11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90" table:number-columns-repeated="11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0" table:number-columns-repeated="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 office:value-type="string" calcext:value-type="string">
            <text:p>Tile 92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4"/>
          <table:table-cell table:style-name="ce93" table:number-columns-repeated="7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4"/>
          <table:table-cell table:style-name="ce93" table:number-columns-repeated="7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5"/>
          <table:table-cell table:style-name="ce93" table:number-columns-repeated="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4" table:number-columns-repeated="4"/>
          <table:table-cell table:style-name="ce93" table:number-columns-repeated="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3"/>
          <table:table-cell table:style-name="ce94" table:number-columns-repeated="5"/>
          <table:table-cell table:style-name="ce93" table:number-columns-repeated="5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3"/>
          <table:table-cell table:style-name="ce94" table:number-columns-repeated="5"/>
          <table:table-cell table:style-name="ce93" table:number-columns-repeated="5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3"/>
          <table:table-cell table:style-name="ce94" table:number-columns-repeated="5"/>
          <table:table-cell table:style-name="ce83"/>
          <table:table-cell table:style-name="ce93" table:number-columns-repeated="4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94" table:number-columns-repeated="6"/>
          <table:table-cell table:style-name="ce83"/>
          <table:table-cell table:style-name="ce93" table:number-columns-repeated="4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94" table:number-columns-repeated="6"/>
          <table:table-cell table:style-name="ce83"/>
          <table:table-cell table:style-name="ce93" table:number-columns-repeated="4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94" table:number-columns-repeated="7"/>
          <table:table-cell table:style-name="ce83"/>
          <table:table-cell table:style-name="ce93" table:number-columns-repeated="3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94" table:number-columns-repeated="7"/>
          <table:table-cell table:style-name="ce83"/>
          <table:table-cell table:style-name="ce93" table:number-columns-repeated="3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2"/>
          <table:table-cell table:style-name="ce83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 table:number-rows-repeated="1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95</text:p>
          </table:table-cell>
          <table:table-cell table:number-columns-repeated="1007"/>
        </table:table-row>
        <table:table-row table:style-name="ro1" table:number-rows-repeated="1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4"/>
          <table:table-cell table:style-name="ce83"/>
          <table:table-cell table:style-name="ce80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93" table:number-columns-repeated="4"/>
          <table:table-cell table:style-name="ce8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2"/>
          <table:table-cell table:style-name="ce80" table:number-columns-repeated="11"/>
          <table:table-cell table:number-columns-repeated="1008"/>
        </table:table-row>
        <table:table-row table:style-name="ro1" table:number-rows-repeated="2">
          <table:table-cell table:style-name="ce93" table:number-columns-repeated="3"/>
          <table:table-cell table:style-name="ce8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80" table:number-columns-repeated="12"/>
          <table:table-cell table:number-columns-repeated="1008"/>
        </table:table-row>
        <table:table-row table:style-name="ro1" table:number-rows-repeated="5">
          <table:table-cell table:style-name="ce93" table:number-columns-repeated="2"/>
          <table:table-cell table:style-name="ce8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2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93"/>
          <table:table-cell table:style-name="ce83"/>
          <table:table-cell table:style-name="ce80" table:number-columns-repeated="1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98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6"/>
          <table:table-cell table:style-name="ce98" table:number-columns-repeated="10"/>
          <table:table-cell table:number-columns-repeated="1008"/>
        </table:table-row>
        <table:table-row table:style-name="ro1" table:number-rows-repeated="5">
          <table:table-cell table:style-name="ce80" table:number-columns-repeated="7"/>
          <table:table-cell table:style-name="ce98" table:number-columns-repeated="9"/>
          <table:table-cell table:number-columns-repeated="1008"/>
        </table:table-row>
        <table:table-row table:style-name="ro1" table:number-rows-repeated="4">
          <table:table-cell table:style-name="ce80" table:number-columns-repeated="8"/>
          <table:table-cell table:style-name="ce98" table:number-columns-repeated="8"/>
          <table:table-cell table:number-columns-repeated="1008"/>
        </table:table-row>
        <table:table-row table:style-name="ro1" table:number-rows-repeated="2">
          <table:table-cell table:style-name="ce80" table:number-columns-repeated="9"/>
          <table:table-cell table:style-name="ce98" table:number-columns-repeated="7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8" table:number-columns-repeated="4"/>
          <table:table-cell table:style-name="ce88"/>
          <table:table-cell table:style-name="ce98" table:number-columns-repeated="11"/>
          <table:table-cell office:value-type="string" calcext:value-type="string">
            <text:p>Tile 98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8" table:number-columns-repeated="4"/>
          <table:table-cell table:style-name="ce88"/>
          <table:table-cell table:style-name="ce98" table:number-columns-repeated="11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98" table:number-columns-repeated="5"/>
          <table:table-cell table:style-name="ce88"/>
          <table:table-cell table:style-name="ce98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98" table:number-columns-repeated="5"/>
          <table:table-cell table:style-name="ce88"/>
          <table:table-cell table:style-name="ce98" table:number-columns-repeated="10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98" table:number-columns-repeated="5"/>
          <table:table-cell table:style-name="ce88"/>
          <table:table-cell table:style-name="ce98" table:number-columns-repeated="10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98" table:number-columns-repeated="5"/>
          <table:table-cell table:style-name="ce88"/>
          <table:table-cell table:style-name="ce98" table:number-columns-repeated="10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98" table:number-columns-repeated="5"/>
          <table:table-cell table:style-name="ce88"/>
          <table:table-cell table:style-name="ce98" table:number-columns-repeated="10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98" table:number-columns-repeated="5"/>
          <table:table-cell table:style-name="ce88"/>
          <table:table-cell table:style-name="ce98" table:number-columns-repeated="10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98" table:number-columns-repeated="6"/>
          <table:table-cell table:style-name="ce88"/>
          <table:table-cell table:style-name="ce98" table:number-columns-repeated="9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98" table:number-columns-repeated="6"/>
          <table:table-cell table:style-name="ce88"/>
          <table:table-cell table:style-name="ce98" table:number-columns-repeated="9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98" table:number-columns-repeated="6"/>
          <table:table-cell table:style-name="ce88"/>
          <table:table-cell table:style-name="ce98" table:number-columns-repeated="9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98" table:number-columns-repeated="6"/>
          <table:table-cell table:style-name="ce88"/>
          <table:table-cell table:style-name="ce98" table:number-columns-repeated="9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98" table:number-columns-repeated="6"/>
          <table:table-cell table:style-name="ce88"/>
          <table:table-cell table:style-name="ce98" table:number-columns-repeated="9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98" table:number-columns-repeated="7"/>
          <table:table-cell table:style-name="ce88"/>
          <table:table-cell table:style-name="ce98" table:number-columns-repeated="8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98" table:number-columns-repeated="7"/>
          <table:table-cell table:style-name="ce88"/>
          <table:table-cell table:style-name="ce98" table:number-columns-repeated="8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98" table:number-columns-repeated="7"/>
          <table:table-cell table:style-name="ce88"/>
          <table:table-cell table:style-name="ce98" table:number-columns-repeated="8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8" table:number-columns-repeated="9"/>
          <table:table-cell table:style-name="ce88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98" table:number-columns-repeated="10"/>
          <table:table-cell table:style-name="ce88" table:number-columns-repeated="6"/>
          <table:table-cell table:number-columns-repeated="1008"/>
        </table:table-row>
        <table:table-row table:style-name="ro1" table:number-rows-repeated="2">
          <table:table-cell table:style-name="ce98" table:number-columns-repeated="11"/>
          <table:table-cell table:style-name="ce88" table:number-columns-repeated="5"/>
          <table:table-cell table:number-columns-repeated="1008"/>
        </table:table-row>
        <table:table-row table:style-name="ro1" table:number-rows-repeated="2">
          <table:table-cell table:style-name="ce98" table:number-columns-repeated="12"/>
          <table:table-cell table:style-name="ce88" table:number-columns-repeated="4"/>
          <table:table-cell table:number-columns-repeated="1008"/>
        </table:table-row>
        <table:table-row table:style-name="ro1" table:number-rows-repeated="2">
          <table:table-cell table:style-name="ce98" table:number-columns-repeated="13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98" table:number-columns-repeated="14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98" table:number-columns-repeated="14"/>
          <table:table-cell table:style-name="ce88"/>
          <table:table-cell table:style-name="ce80"/>
          <table:table-cell table:number-columns-repeated="1008"/>
        </table:table-row>
        <table:table-row table:style-name="ro1" table:number-rows-repeated="3">
          <table:table-cell table:style-name="ce98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90" table:number-columns-repeated="9"/>
          <table:table-cell table:style-name="ce80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3"/>
          <table:table-cell table:style-name="ce90" table:number-columns-repeated="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0" table:number-columns-repeated="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0" table:number-columns-repeated="9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2"/>
          <table:table-cell table:style-name="ce90" table:number-columns-repeated="1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12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90" table:number-columns-repeated="1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94" table:number-columns-repeated="7"/>
          <table:table-cell table:style-name="ce83"/>
          <table:table-cell table:style-name="ce93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94" table:number-columns-repeated="7"/>
          <table:table-cell table:style-name="ce83"/>
          <table:table-cell table:style-name="ce93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6"/>
          <table:table-cell table:style-name="ce94" table:number-columns-repeated="7"/>
          <table:table-cell table:style-name="ce83"/>
          <table:table-cell table:style-name="ce93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6"/>
          <table:table-cell table:style-name="ce94" table:number-columns-repeated="7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 table:number-rows-repeated="2">
          <table:table-cell table:style-name="ce80" table:number-columns-repeated="7"/>
          <table:table-cell table:style-name="ce94" table:number-columns-repeated="7"/>
          <table:table-cell table:style-name="ce83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8"/>
          <table:table-cell table:style-name="ce94" table:number-columns-repeated="7"/>
          <table:table-cell table:style-name="ce83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94" table:number-columns-repeated="8"/>
          <table:table-cell table:number-columns-repeated="1008"/>
        </table:table-row>
        <table:table-row table:style-name="ro1" table:number-rows-repeated="2">
          <table:table-cell table:style-name="ce80" table:number-columns-repeated="9"/>
          <table:table-cell table:style-name="ce94" table:number-columns-repeated="7"/>
          <table:table-cell table:number-columns-repeated="1008"/>
        </table:table-row>
        <table:table-row table:style-name="ro1" table:number-rows-repeated="2">
          <table:table-cell table:style-name="ce80" table:number-columns-repeated="10"/>
          <table:table-cell table:style-name="ce94" table:number-columns-repeated="6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94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15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14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93" table:number-columns-repeated="13"/>
          <table:table-cell table:number-columns-repeated="1008"/>
        </table:table-row>
        <table:table-row table:style-name="ro1">
          <table:table-cell table:style-name="ce83" table:number-columns-repeated="4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3" table:number-columns-repeated="5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94"/>
          <table:table-cell table:style-name="ce83" table:number-columns-repeated="6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3" table:number-columns-repeated="7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4" table:number-columns-repeated="4"/>
          <table:table-cell table:style-name="ce83" table:number-columns-repeated="7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3" table:number-columns-repeated="8"/>
          <table:table-cell table:style-name="ce93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93" table:number-columns-repeated="15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83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/>
          <table:table-cell table:style-name="ce80" table:number-columns-repeated="2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/>
          <table:table-cell table:style-name="ce8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3"/>
          <table:table-cell table:style-name="ce93"/>
          <table:table-cell table:number-columns-repeated="1008"/>
        </table:table-row>
        <table:table-row table:style-name="ro1" table:number-rows-repeated="6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93" table:number-columns-repeated="11"/>
          <table:table-cell table:style-name="ce83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3" table:number-columns-repeated="2"/>
          <table:table-cell table:style-name="ce80" table:number-columns-repeated="4"/>
          <table:table-cell table:style-name="ce83" table:number-columns-repeated="2"/>
          <table:table-cell table:style-name="ce80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83"/>
          <table:table-cell table:style-name="ce80" table:number-columns-repeated="4"/>
          <table:table-cell table:style-name="ce83" table:number-columns-repeated="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4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93" table:number-columns-repeated="2"/>
          <table:table-cell table:style-name="ce83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2"/>
          <table:table-cell table:style-name="ce93" table:number-columns-repeated="3"/>
          <table:table-cell table:style-name="ce83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80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2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2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80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8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10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 table:number-columns-repeated="11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12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8" table:number-columns-repeated="13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8" table:number-columns-repeated="14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15"/>
          <table:table-cell table:number-columns-repeated="1008"/>
        </table:table-row>
        <table:table-row table:style-name="ro1" table:number-rows-repeated="2">
          <table:table-cell table:style-name="ce88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8"/>
          <table:table-cell table:style-name="ce98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8"/>
          <table:table-cell table:style-name="ce98" table:number-columns-repeated="8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98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98" table:number-columns-repeated="6"/>
          <table:table-cell table:number-columns-repeated="1008"/>
        </table:table-row>
        <table:table-row table:style-name="ro1">
          <table:table-cell table:style-name="ce88" table:number-columns-repeated="12"/>
          <table:table-cell table:style-name="ce98" table:number-columns-repeated="4"/>
          <table:table-cell table:number-columns-repeated="1008"/>
        </table:table-row>
        <table:table-row table:style-name="ro1">
          <table:table-cell table:style-name="ce88" table:number-columns-repeated="13"/>
          <table:table-cell table:style-name="ce98" table:number-columns-repeated="3"/>
          <table:table-cell table:number-columns-repeated="1008"/>
        </table:table-row>
        <table:table-row table:style-name="ro1" table:number-rows-repeated="9">
          <table:table-cell table:style-name="ce88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8" table:number-columns-repeated="6"/>
          <table:table-cell table:style-name="ce88"/>
          <table:table-cell table:style-name="ce98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98" table:number-columns-repeated="7"/>
          <table:table-cell table:style-name="ce88"/>
          <table:table-cell table:style-name="ce98" table:number-columns-repeated="8"/>
          <table:table-cell table:number-columns-repeated="1008"/>
        </table:table-row>
        <table:table-row table:style-name="ro1" table:number-rows-repeated="3">
          <table:table-cell table:style-name="ce98" table:number-columns-repeated="8"/>
          <table:table-cell table:style-name="ce88"/>
          <table:table-cell table:style-name="ce98" table:number-columns-repeated="7"/>
          <table:table-cell table:number-columns-repeated="1008"/>
        </table:table-row>
        <table:table-row table:style-name="ro1" table:number-rows-repeated="2">
          <table:table-cell table:style-name="ce98" table:number-columns-repeated="9"/>
          <table:table-cell table:style-name="ce88"/>
          <table:table-cell table:style-name="ce98" table:number-columns-repeated="6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98" table:number-columns-repeated="7"/>
          <table:table-cell table:style-name="ce88"/>
          <table:table-cell table:style-name="ce98" table:number-columns-repeated="6"/>
          <table:table-cell table:number-columns-repeated="1008"/>
        </table:table-row>
        <table:table-row table:style-name="ro1" table:number-rows-repeated="7">
          <table:table-cell table:style-name="ce88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8" table:number-columns-repeated="15"/>
          <table:table-cell table:style-name="ce90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98" table:number-columns-repeated="14"/>
          <table:table-cell table:style-name="ce90" table:number-columns-repeated="2"/>
          <table:table-cell table:number-columns-repeated="1008"/>
        </table:table-row>
        <table:table-row table:style-name="ro1">
          <table:table-cell table:style-name="ce98" table:number-columns-repeated="13"/>
          <table:table-cell table:style-name="ce88"/>
          <table:table-cell table:style-name="ce90" table:number-columns-repeated="2"/>
          <table:table-cell table:number-columns-repeated="1008"/>
        </table:table-row>
        <table:table-row table:style-name="ro1">
          <table:table-cell table:style-name="ce98" table:number-columns-repeated="11"/>
          <table:table-cell table:style-name="ce88" table:number-columns-repeated="4"/>
          <table:table-cell table:style-name="ce90"/>
          <table:table-cell table:number-columns-repeated="1008"/>
        </table:table-row>
        <table:table-row table:style-name="ro1">
          <table:table-cell table:style-name="ce98" table:number-columns-repeated="9"/>
          <table:table-cell table:style-name="ce88" table:number-columns-repeated="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8" table:number-columns-repeated="6"/>
          <table:table-cell table:style-name="ce88" table:number-columns-repeated="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8" table:number-columns-repeated="3"/>
          <table:table-cell table:style-name="ce88" table:number-columns-repeated="11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8" table:number-columns-repeated="14"/>
          <table:table-cell table:style-name="ce80" table:number-columns-repeated="2"/>
          <table:table-cell table:number-columns-repeated="1008"/>
        </table:table-row>
        <table:table-row table:style-name="ro1" table:number-rows-repeated="6">
          <table:table-cell table:style-name="ce88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0" table:number-columns-repeated="14"/>
          <table:table-cell table:style-name="ce80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90" table:number-columns-repeated="11"/>
          <table:table-cell table:style-name="ce88"/>
          <table:table-cell table:style-name="ce90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0" table:number-columns-repeated="8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0"/>
          <table:table-cell table:style-name="ce80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90" table:number-columns-repeated="4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3"/>
          <table:table-cell table:style-name="ce88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8"/>
          <table:table-cell table:style-name="ce9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3"/>
          <table:table-cell table:style-name="ce88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0" table:number-columns-repeated="2"/>
          <table:table-cell table:style-name="ce80"/>
          <table:table-cell table:style-name="ce90" table:number-columns-repeated="3"/>
          <table:table-cell table:style-name="ce88"/>
          <table:table-cell table:style-name="ce9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0" table:number-columns-repeated="2"/>
          <table:table-cell table:style-name="ce80" table:number-columns-repeated="8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94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80" table:number-columns-repeated="12"/>
          <table:table-cell table:style-name="ce84"/>
          <table:table-cell table:style-name="ce94" table:number-columns-repeated="3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4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15"/>
          <table:table-cell table:style-name="ce84"/>
          <table:table-cell table:number-columns-repeated="1008"/>
        </table:table-row>
        <table:table-row table:style-name="ro1" table:number-rows-repeated="1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4"/>
          <table:table-cell table:style-name="ce83" table:number-columns-repeated="15"/>
          <table:table-cell office:value-type="string" calcext:value-type="string">
            <text:p>Tile A6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4" table:number-columns-repeated="4"/>
          <table:table-cell table:style-name="ce83" table:number-columns-repeated="12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94" table:number-columns-repeated="10"/>
          <table:table-cell table:style-name="ce83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94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4" table:number-columns-repeated="3"/>
          <table:table-cell table:style-name="ce94" table:number-columns-repeated="13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4" table:number-columns-repeated="9"/>
          <table:table-cell table:style-name="ce94" table:number-columns-repeated="7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4" table:number-columns-repeated="14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4" table:number-columns-repeated="11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84" table:number-columns-repeated="8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3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83" table:number-columns-repeated="13"/>
          <table:table-cell table:style-name="ce94" table:number-columns-repeated="3"/>
          <table:table-cell table:number-columns-repeated="1008"/>
        </table:table-row>
        <table:table-row table:style-name="ro1">
          <table:table-cell table:style-name="ce83" table:number-columns-repeated="8"/>
          <table:table-cell table:style-name="ce94" table:number-columns-repeated="8"/>
          <table:table-cell table:number-columns-repeated="1008"/>
        </table:table-row>
        <table:table-row table:style-name="ro1">
          <table:table-cell table:style-name="ce94" table:number-columns-repeated="16"/>
          <table:table-cell table:number-columns-repeated="1008"/>
        </table:table-row>
        <table:table-row table:style-name="ro1">
          <table:table-cell table:style-name="ce94" table:number-columns-repeated="12"/>
          <table:table-cell table:style-name="ce84" table:number-columns-repeated="4"/>
          <table:table-cell table:number-columns-repeated="1008"/>
        </table:table-row>
        <table:table-row table:style-name="ro1">
          <table:table-cell table:style-name="ce94" table:number-columns-repeated="9"/>
          <table:table-cell table:style-name="ce84" table:number-columns-repeated="7"/>
          <table:table-cell table:number-columns-repeated="1008"/>
        </table:table-row>
        <table:table-row table:style-name="ro1">
          <table:table-cell table:style-name="ce84" table:number-columns-repeated="16"/>
          <table:table-cell table:number-columns-repeated="1008"/>
        </table:table-row>
        <table:table-row table:style-name="ro1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13"/>
          <table:table-cell table:style-name="ce80" table:number-columns-repeated="3"/>
          <table:table-cell table:number-columns-repeated="1008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3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94" table:number-columns-repeated="16"/>
          <table:table-cell table:number-columns-repeated="1008"/>
        </table:table-row>
        <table:table-row table:style-name="ro1">
          <table:table-cell table:style-name="ce94" table:number-columns-repeated="14"/>
          <table:table-cell table:style-name="ce63" table:number-columns-repeated="2"/>
          <table:table-cell table:number-columns-repeated="1008"/>
        </table:table-row>
        <table:table-row table:style-name="ro1">
          <table:table-cell table:style-name="ce94" table:number-columns-repeated="3"/>
          <table:table-cell table:style-name="ce84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4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4" table:number-columns-repeated="7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4" table:number-columns-repeated="4"/>
          <table:table-cell table:style-name="ce80" table:number-columns-repeated="12"/>
          <table:table-cell table:number-columns-repeated="1008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7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7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 table:number-columns-repeated="10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97" table:number-columns-repeated="11"/>
          <table:table-cell table:number-columns-repeated="1008"/>
        </table:table-row>
        <table:table-row table:style-name="ro1" table:number-rows-repeated="3">
          <table:table-cell table:style-name="ce80" table:number-columns-repeated="4"/>
          <table:table-cell table:style-name="ce97" table:number-columns-repeated="12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 table:number-columns-repeated="11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5"/>
          <table:table-cell table:style-name="ce88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8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3"/>
          <table:table-cell table:style-name="ce88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12"/>
          <table:table-cell table:style-name="ce88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11"/>
          <table:table-cell table:style-name="ce88" table:number-columns-repeated="5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8" table:number-columns-repeated="7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97" table:number-columns-repeated="2"/>
          <table:table-cell table:style-name="ce80" table:number-columns-repeated="7"/>
          <table:table-cell table:style-name="ce97" table:number-columns-repeated="2"/>
          <table:table-cell table:style-name="ce88" table:number-columns-repeated="5"/>
          <table:table-cell table:number-columns-repeated="1008"/>
        </table:table-row>
        <table:table-row table:style-name="ro1">
          <table:table-cell table:style-name="ce97"/>
          <table:table-cell table:style-name="ce42" table:number-columns-repeated="3"/>
          <table:table-cell table:style-name="ce80" table:number-columns-repeated="4"/>
          <table:table-cell table:style-name="ce97" table:number-columns-repeated="4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97" table:number-columns-repeated="5"/>
          <table:table-cell table:style-name="ce80" table:number-columns-repeated="2"/>
          <table:table-cell table:style-name="ce97" table:number-columns-repeated="6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97" table:number-columns-repeated="14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97" table:number-columns-repeated="15"/>
          <table:table-cell table:style-name="ce8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88" table:number-columns-repeated="16"/>
          <table:table-cell table:number-columns-repeated="1008"/>
        </table:table-row>
        <table:table-row table:style-name="ro1" table:number-rows-repeated="2">
          <table:table-cell table:style-name="ce88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8" table:number-columns-repeated="1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8" table:number-columns-repeated="11"/>
          <table:table-cell table:style-name="ce44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8" table:number-columns-repeated="1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8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8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8" table:number-columns-repeated="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/>
          <table:table-cell table:style-name="ce80"/>
          <table:table-cell table:style-name="ce88" table:number-columns-repeated="14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15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 table:number-rows-repeated="7">
          <table:table-cell table:style-name="ce88"/>
          <table:table-cell table:style-name="ce80"/>
          <table:table-cell table:style-name="ce88" table:number-columns-repeated="14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15"/>
          <table:table-cell table:number-columns-repeated="1008"/>
        </table:table-row>
        <table:table-row table:style-name="ro1" table:number-rows-repeated="6">
          <table:table-cell table:style-name="ce88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5"/>
          <table:table-cell table:style-name="ce80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88" table:number-columns-repeated="1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8" table:number-columns-repeated="13"/>
          <table:table-cell table:style-name="ce80" table:number-columns-repeated="3"/>
          <table:table-cell table:number-columns-repeated="1008"/>
        </table:table-row>
        <table:table-row table:style-name="ro1" table:number-rows-repeated="3">
          <table:table-cell table:style-name="ce88" table:number-columns-repeated="12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8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8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8" table:number-columns-repeated="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8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8" table:number-columns-repeated="7"/>
          <table:table-cell table:style-name="ce80" table:number-columns-repeated="9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97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97" table:number-columns-repeated="9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97" table:number-columns-repeated="8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97" table:number-columns-repeated="7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97" table:number-columns-repeated="6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97" table:number-columns-repeated="5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97" table:number-columns-repeated="3"/>
          <table:table-cell table:number-columns-repeated="1008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7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97" table:number-columns-repeated="16"/>
          <table:table-cell table:number-columns-repeated="1008"/>
        </table:table-row>
        <table:table-row table:style-name="ro1">
          <table:table-cell table:style-name="ce97" table:number-columns-repeated="2"/>
          <table:table-cell table:style-name="ce80" table:number-columns-repeated="2"/>
          <table:table-cell table:style-name="ce97" table:number-columns-repeated="12"/>
          <table:table-cell table:number-columns-repeated="1008"/>
        </table:table-row>
        <table:table-row table:style-name="ro1" table:number-rows-repeated="3">
          <table:table-cell table:style-name="ce80" table:number-columns-repeated="4"/>
          <table:table-cell table:style-name="ce97" table:number-columns-repeated="12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 table:number-columns-repeated="10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7" table:number-columns-repeated="7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97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97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/>
          <table:table-cell table:style-name="ce44" table:number-columns-repeated="5"/>
          <table:table-cell table:style-name="ce88" table:number-columns-repeated="2"/>
          <table:table-cell table:style-name="ce80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97"/>
          <table:table-cell table:style-name="ce44" table:number-columns-repeated="5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7" table:number-columns-repeated="2"/>
          <table:table-cell table:style-name="ce88" table:number-columns-repeated="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7" table:number-columns-repeated="3"/>
          <table:table-cell table:style-name="ce88"/>
          <table:table-cell table:style-name="ce80" table:number-columns-repeated="12"/>
          <table:table-cell table:number-columns-repeated="1008"/>
        </table:table-row>
        <table:table-row table:style-name="ro1" table:number-rows-repeated="2">
          <table:table-cell table:style-name="ce97" table:number-columns-repeated="3"/>
          <table:table-cell table:style-name="ce80" table:number-columns-repeated="13"/>
          <table:table-cell table:number-columns-repeated="1008"/>
        </table:table-row>
        <table:table-row table:style-name="ro1" table:number-rows-repeated="3">
          <table:table-cell table:style-name="ce97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97"/>
          <table:table-cell table:style-name="ce80" table:number-columns-repeated="15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1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 table:number-columns-repeated="1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1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7"/>
          <table:table-cell table:style-name="ce80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88" table:number-columns-repeated="6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8" table:number-columns-repeated="7"/>
          <table:table-cell table:style-name="ce80" table:number-columns-repeated="9"/>
          <table:table-cell table:number-columns-repeated="1008"/>
        </table:table-row>
        <table:table-row table:style-name="ro1" table:number-rows-repeated="2">
          <table:table-cell table:style-name="ce88" table:number-columns-repeated="8"/>
          <table:table-cell table:style-name="ce80" table:number-columns-repeated="8"/>
          <table:table-cell table:number-columns-repeated="1008"/>
        </table:table-row>
        <table:table-row table:style-name="ro1" table:number-rows-repeated="2">
          <table:table-cell table:style-name="ce88" table:number-columns-repeated="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8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8" table:number-columns-repeated="11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8" table:number-columns-repeated="1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8" table:number-columns-repeated="1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8" table:number-columns-repeated="1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8" table:number-columns-repeated="11"/>
          <table:table-cell office:value-type="string" calcext:value-type="string">
            <text:p>Tile B4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 table:number-columns-repeated="9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88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9"/>
          <table:table-cell table:style-name="ce88" table:number-columns-repeated="7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0"/>
          <table:table-cell table:style-name="ce88" table:number-columns-repeated="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8" table:number-columns-repeated="5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12"/>
          <table:table-cell table:style-name="ce88" table:number-columns-repeated="4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13"/>
          <table:table-cell table:style-name="ce88" table:number-columns-repeated="3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14"/>
          <table:table-cell table:style-name="ce88" table:number-columns-repeated="2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5"/>
          <table:table-cell table:style-name="ce88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4"/>
          <table:table-cell table:style-name="ce80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88" table:number-columns-repeated="15"/>
          <table:table-cell table:style-name="ce80"/>
          <table:table-cell table:number-columns-repeated="1008"/>
        </table:table-row>
        <table:table-row table:style-name="ro1" table:number-rows-repeated="3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88" table:number-columns-repeated="15"/>
          <table:table-cell table:style-name="ce97"/>
          <table:table-cell table:number-columns-repeated="1008"/>
        </table:table-row>
        <table:table-row table:style-name="ro1" table:number-rows-repeated="2">
          <table:table-cell table:style-name="ce88" table:number-columns-repeated="14"/>
          <table:table-cell table:style-name="ce97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44"/>
          <table:table-cell table:style-name="ce88" table:number-columns-repeated="11"/>
          <table:table-cell table:style-name="ce97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 table:number-columns-repeated="10"/>
          <table:table-cell table:style-name="ce97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 table:number-columns-repeated="7"/>
          <table:table-cell table:style-name="ce97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4"/>
          <table:table-cell table:style-name="ce97" table:number-columns-repeated="9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7" table:number-columns-repeated="1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8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97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97" table:number-columns-repeated="2"/>
          <table:table-cell table:style-name="ce80" table:number-columns-repeated="14"/>
          <table:table-cell table:number-columns-repeated="1008"/>
        </table:table-row>
        <table:table-row table:style-name="ro1" table:number-rows-repeated="2">
          <table:table-cell table:style-name="ce97" table:number-columns-repeated="3"/>
          <table:table-cell table:style-name="ce80" table:number-columns-repeated="13"/>
          <table:table-cell table:number-columns-repeated="1008"/>
        </table:table-row>
        <table:table-row table:style-name="ro1" table:number-rows-repeated="2">
          <table:table-cell table:style-name="ce97" table:number-columns-repeated="4"/>
          <table:table-cell table:style-name="ce80" table:number-columns-repeated="12"/>
          <table:table-cell table:number-columns-repeated="1008"/>
        </table:table-row>
        <table:table-row table:style-name="ro1" table:number-rows-repeated="2">
          <table:table-cell table:style-name="ce97" table:number-columns-repeated="5"/>
          <table:table-cell table:style-name="ce80" table:number-columns-repeated="11"/>
          <table:table-cell table:number-columns-repeated="1008"/>
        </table:table-row>
        <table:table-row table:style-name="ro1" table:number-rows-repeated="2">
          <table:table-cell table:style-name="ce97" table:number-columns-repeated="6"/>
          <table:table-cell table:style-name="ce80" table:number-columns-repeated="1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 table:number-columns-repeated="15"/>
          <table:table-cell table:style-name="ce97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97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3"/>
          <table:table-cell table:style-name="ce97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14"/>
          <table:table-cell table:style-name="ce97" table:number-columns-repeated="2"/>
          <table:table-cell table:number-columns-repeated="1008"/>
        </table:table-row>
        <table:table-row table:style-name="ro1">
          <table:table-cell table:style-name="ce80" table:number-columns-repeated="15"/>
          <table:table-cell table:style-name="ce97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97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3"/>
          <table:table-cell table:style-name="ce97" table:number-columns-repeated="13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97" table:number-columns-repeated="1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97" table:number-columns-repeated="1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97" table:number-columns-repeated="1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97" table:number-columns-repeated="1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97" table:number-columns-repeated="1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97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97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97" table:number-columns-repeated="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/>
          <table:table-cell table:style-name="ce97" table:number-columns-repeated="6"/>
          <table:table-cell table:style-name="ce80" table:number-columns-repeated="9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7" table:number-columns-repeated="6"/>
          <table:table-cell table:style-name="ce80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97" table:number-columns-repeated="5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7" table:number-columns-repeated="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97" table:number-columns-repeated="2"/>
          <table:table-cell table:style-name="ce80" table:number-columns-repeated="14"/>
          <table:table-cell table:number-columns-repeated="1008"/>
        </table:table-row>
        <table:table-row table:style-name="ro1" table:number-rows-repeated="1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A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15"/>
          <table:table-cell table:style-name="ce89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13"/>
          <table:table-cell table:style-name="ce89" table:number-columns-repeated="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9" table:number-columns-repeated="5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9"/>
          <table:table-cell table:style-name="ce89" table:number-columns-repeated="7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89" table:number-columns-repeated="8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9" table:number-columns-repeated="9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8"/>
          <table:table-cell table:style-name="ce80" table:number-columns-repeated="2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6"/>
          <table:table-cell table:style-name="ce80" table:number-columns-repeated="4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 table:number-columns-repeated="6"/>
          <table:table-cell table:style-name="ce80" table:number-columns-repeated="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 table:number-columns-repeated="6"/>
          <table:table-cell table:style-name="ce80" table:number-columns-repeated="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 table:number-columns-repeated="5"/>
          <table:table-cell table:style-name="ce80" table:number-columns-repeated="7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89" table:number-columns-repeated="6"/>
          <table:table-cell table:style-name="ce80" table:number-columns-repeated="7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9" table:number-columns-repeated="7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9" table:number-columns-repeated="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9" table:number-columns-repeated="11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9" table:number-columns-repeated="1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5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94" table:number-columns-repeated="3"/>
          <table:table-cell table:style-name="ce80" table:number-columns-repeated="8"/>
          <table:table-cell table:style-name="ce94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4" table:number-columns-repeated="4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4" table:number-columns-repeated="5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4" table:number-columns-repeated="1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/>
          <table:table-cell table:style-name="ce80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0" table:number-columns-repeated="8"/>
          <table:table-cell table:number-columns-repeated="1008"/>
        </table:table-row>
        <table:table-row table:style-name="ro1" table:number-rows-repeated="4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1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1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89" table:number-columns-repeated="5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/>
          <table:table-cell table:style-name="ce91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1"/>
          <table:table-cell table:style-name="ce89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5"/>
          <table:table-cell table:style-name="ce94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5"/>
          <table:table-cell table:style-name="ce94"/>
          <table:table-cell table:number-columns-repeated="1008"/>
        </table:table-row>
        <table:table-row table:style-name="ro1" table:number-rows-repeated="4">
          <table:table-cell table:style-name="ce80" table:number-columns-repeated="14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0" table:number-columns-repeated="6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4"/>
          <table:table-cell table:style-name="ce80" table:number-columns-repeated="5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6"/>
          <table:table-cell table:style-name="ce80" table:number-columns-repeated="5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9" table:number-columns-repeated="9"/>
          <table:table-cell table:style-name="ce80" table:number-columns-repeated="5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9" table:number-columns-repeated="8"/>
          <table:table-cell table:style-name="ce80" table:number-columns-repeated="5"/>
          <table:table-cell table:style-name="ce94" table:number-columns-repeated="3"/>
          <table:table-cell table:number-columns-repeated="1008"/>
        </table:table-row>
        <table:table-row table:style-name="ro1">
          <table:table-cell table:style-name="ce89" table:number-columns-repeated="7"/>
          <table:table-cell table:style-name="ce80" table:number-columns-repeated="6"/>
          <table:table-cell table:style-name="ce94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4" table:number-columns-repeated="3"/>
          <table:table-cell table:style-name="ce80" table:number-columns-repeated="8"/>
          <table:table-cell table:style-name="ce94" table:number-columns-repeated="4"/>
          <table:table-cell table:style-name="ce80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94" table:number-columns-repeated="3"/>
          <table:table-cell table:style-name="ce80" table:number-columns-repeated="8"/>
          <table:table-cell table:style-name="ce94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9"/>
          <table:table-cell table:style-name="ce9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3">
          <table:table-cell table:style-name="ce94" table:number-columns-repeated="2"/>
          <table:table-cell table:style-name="ce80" table:number-columns-repeated="8"/>
          <table:table-cell table:style-name="ce94" table:number-columns-repeated="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94" table:number-columns-repeated="1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/>
          <table:table-cell table:style-name="ce84"/>
          <table:table-cell table:style-name="ce80" table:number-columns-repeated="7"/>
          <table:table-cell table:style-name="ce94" table:number-columns-repeated="4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94"/>
          <table:table-cell table:style-name="ce80" table:number-columns-repeated="8"/>
          <table:table-cell table:style-name="ce84"/>
          <table:table-cell table:style-name="ce94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4">
          <table:table-cell table:style-name="ce94"/>
          <table:table-cell table:style-name="ce80" table:number-columns-repeated="8"/>
          <table:table-cell table:style-name="ce94" table:number-columns-repeated="4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4" table:number-columns-repeated="4"/>
          <table:table-cell table:style-name="ce80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6"/>
          <table:table-cell table:style-name="ce84" table:number-columns-repeated="6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2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3"/>
          <table:table-cell table:style-name="ce84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style-name="ce80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4" table:number-columns-repeated="3"/>
          <table:table-cell table:style-name="ce80" table:number-columns-repeated="5"/>
          <table:table-cell table:style-name="ce84" table:number-columns-repeated="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 table:number-columns-repeated="1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4" table:number-columns-repeated="4"/>
          <table:table-cell table:style-name="ce80" table:number-columns-repeated="7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8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4" table:number-columns-repeated="9"/>
          <table:table-cell table:style-name="ce80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4" table:number-columns-repeated="10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style-name="ce8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4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43" table:number-columns-repeated="3"/>
          <table:table-cell table:style-name="ce82" table:number-columns-repeated="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4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6"/>
          <table:table-cell table:style-name="ce80" table:number-columns-repeated="5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7"/>
          <table:table-cell table:style-name="ce82" table:number-columns-repeated="4"/>
          <table:table-cell table:style-name="ce80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4" table:number-columns-repeated="8"/>
          <table:table-cell table:style-name="ce80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6"/>
          <table:table-cell table:style-name="ce80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4" table:number-columns-repeated="5"/>
          <table:table-cell table:style-name="ce8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0"/>
          <table:table-cell table:style-name="ce84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4" table:number-columns-repeated="3"/>
          <table:table-cell table:style-name="ce80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2"/>
          <table:table-cell table:style-name="ce80" table:number-columns-repeated="5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11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 table:number-columns-repeated="12"/>
          <table:table-cell table:style-name="ce80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 table:number-columns-repeated="11"/>
          <table:table-cell table:style-name="ce80" table:number-columns-repeated="3"/>
          <table:table-cell table:number-columns-repeated="1008"/>
        </table:table-row>
        <table:table-row table:style-name="ro1" table:number-rows-repeated="4">
          <table:table-cell table:style-name="ce80" table:number-columns-repeated="2"/>
          <table:table-cell table:style-name="ce84" table:number-columns-repeated="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4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10"/>
          <table:table-cell table:style-name="ce80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84" table:number-columns-repeated="9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/>
          <table:table-cell table:style-name="ce84" table:number-columns-repeated="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4" table:number-columns-repeated="4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4" table:number-columns-repeated="11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9"/>
          <table:table-cell table:style-name="ce89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89" table:number-columns-repeated="5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 table:number-columns-repeated="10"/>
          <table:table-cell table:style-name="ce89" table:number-columns-repeated="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1"/>
          <table:table-cell table:style-name="ce89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2"/>
          <table:table-cell table:style-name="ce89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1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89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 table:number-columns-repeated="5"/>
          <table:table-cell table:style-name="ce80" table:number-columns-repeated="8"/>
          <table:table-cell table:style-name="ce84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80" table:number-columns-repeated="10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9" table:number-columns-repeated="3"/>
          <table:table-cell table:number-columns-repeated="1008"/>
        </table:table-row>
        <table:table-row table:style-name="ro1" table:number-rows-repeated="3">
          <table:table-cell table:style-name="ce80" table:number-columns-repeated="12"/>
          <table:table-cell table:style-name="ce89" table:number-columns-repeated="4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89" table:number-columns-repeated="5"/>
          <table:table-cell table:number-columns-repeated="1008"/>
        </table:table-row>
        <table:table-row table:style-name="ro1">
          <table:table-cell table:style-name="ce89"/>
          <table:table-cell table:style-name="ce80" table:number-columns-repeated="10"/>
          <table:table-cell table:style-name="ce89" table:number-columns-repeated="5"/>
          <table:table-cell table:number-columns-repeated="1008"/>
        </table:table-row>
        <table:table-row table:style-name="ro1">
          <table:table-cell table:style-name="ce89"/>
          <table:table-cell table:style-name="ce80" table:number-columns-repeated="10"/>
          <table:table-cell table:style-name="ce89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9"/>
          <table:table-cell table:style-name="ce80" table:number-columns-repeated="9"/>
          <table:table-cell table:style-name="ce89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0" table:number-columns-repeated="8"/>
          <table:table-cell table:style-name="ce89" table:number-columns-repeated="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0" table:number-columns-repeated="7"/>
          <table:table-cell table:style-name="ce89" table:number-columns-repeated="5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/>
          <table:table-cell table:style-name="ce80" table:number-columns-repeated="8"/>
          <table:table-cell table:style-name="ce84" table:number-columns-repeated="4"/>
          <table:table-cell table:style-name="ce80" table:number-columns-repeated="2"/>
          <table:table-cell table:style-name="ce84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84"/>
          <table:table-cell table:style-name="ce80" table:number-columns-repeated="8"/>
          <table:table-cell table:style-name="ce84" table:number-columns-repeated="3"/>
          <table:table-cell table:style-name="ce80" table:number-columns-repeated="2"/>
          <table:table-cell table:style-name="ce84" table:number-columns-repeated="2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0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89"/>
          <table:table-cell table:style-name="ce80" table:number-columns-repeated="15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8"/>
          <table:table-cell table:style-name="ce84" table:number-columns-repeated="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 table:number-columns-repeated="2"/>
          <table:table-cell table:style-name="ce80" table:number-columns-repeated="10"/>
          <table:table-cell table:style-name="ce84" table:number-columns-repeated="3"/>
          <table:table-cell table:style-name="ce80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84" table:number-columns-repeated="2"/>
          <table:table-cell table:style-name="ce80" table:number-columns-repeated="10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84" table:number-columns-repeated="3"/>
          <table:table-cell table:style-name="ce80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 table:number-columns-repeated="9"/>
          <table:table-cell table:style-name="ce80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4" table:number-columns-repeated="5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3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 table:number-columns-repeated="12"/>
          <table:table-cell table:style-name="ce80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84" table:number-columns-repeated="12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 table:number-columns-repeated="1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9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9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5"/>
          <table:table-cell table:style-name="ce89"/>
          <table:table-cell table:number-columns-repeated="1008"/>
        </table:table-row>
        <table:table-row table:style-name="ro1" table:number-rows-repeated="1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80" table:number-columns-repeated="6"/>
          <table:table-cell table:style-name="ce89" table:number-columns-repeated="5"/>
          <table:table-cell table:style-name="ce80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80" table:number-columns-repeated="6"/>
          <table:table-cell table:style-name="ce89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0" table:number-columns-repeated="5"/>
          <table:table-cell table:style-name="ce89" table:number-columns-repeated="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9" table:number-columns-repeated="4"/>
          <table:table-cell table:style-name="ce80" table:number-columns-repeated="4"/>
          <table:table-cell table:style-name="ce89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9" table:number-columns-repeated="5"/>
          <table:table-cell table:style-name="ce80" table:number-columns-repeated="2"/>
          <table:table-cell table:style-name="ce89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9" table:number-columns-repeated="5"/>
          <table:table-cell table:style-name="ce80" table:number-columns-repeated="2"/>
          <table:table-cell table:style-name="ce89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9" table:number-columns-repeated="4"/>
          <table:table-cell table:style-name="ce80"/>
          <table:table-cell table:style-name="ce89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9" table:number-columns-repeated="9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9" table:number-columns-repeated="8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9" table:number-columns-repeated="7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6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4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8"/>
          <table:table-cell table:style-name="ce84" table:number-columns-repeated="6"/>
          <table:table-cell table:style-name="ce80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4" table:number-columns-repeated="4"/>
          <table:table-cell table:style-name="ce80" table:number-columns-repeated="2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3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4" table:number-columns-repeated="3"/>
          <table:table-cell table:style-name="ce80" table:number-columns-repeated="5"/>
          <table:table-cell table:style-name="ce84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4" table:number-columns-repeated="3"/>
          <table:table-cell table:style-name="ce80" table:number-columns-repeated="5"/>
          <table:table-cell table:style-name="ce84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4" table:number-columns-repeated="1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7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4"/>
          <table:table-cell table:style-name="ce80" table:number-columns-repeated="8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3"/>
          <table:table-cell table:style-name="ce80" table:number-columns-repeated="9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4" table:number-columns-repeated="3"/>
          <table:table-cell table:style-name="ce80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5"/>
          <table:table-cell table:style-name="ce84" table:number-columns-repeated="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4"/>
          <table:table-cell table:style-name="ce84" table:number-columns-repeated="3"/>
          <table:table-cell table:style-name="ce80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84"/>
          <table:table-cell table:style-name="ce80" table:number-columns-repeated="4"/>
          <table:table-cell table:style-name="ce84" table:number-columns-repeated="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3"/>
          <table:table-cell table:style-name="ce84" table:number-columns-repeated="4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4"/>
          <table:table-cell table:style-name="ce84" table:number-columns-repeated="3"/>
          <table:table-cell table:style-name="ce80" table:number-columns-repeated="6"/>
          <table:table-cell table:style-name="ce84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3"/>
          <table:table-cell table:style-name="ce84" table:number-columns-repeated="5"/>
          <table:table-cell table:style-name="ce80" table:number-columns-repeated="2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4"/>
          <table:table-cell table:style-name="ce84" table:number-columns-repeated="9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6"/>
          <table:table-cell table:style-name="ce8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5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6"/>
          <table:table-cell table:style-name="ce84" table:number-columns-repeated="8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7"/>
          <table:table-cell table:style-name="ce84" table:number-columns-repeated="8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4" table:number-columns-repeated="8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5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1045552">
          <table:table-cell table:number-columns-repeated="1024"/>
        </table:table-row>
        <table:table-row table:style-name="ro2" table:number-rows-repeated="2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9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10" table:default-cell-style-name="ce151"/>
        <table:table-column table:style-name="co7" table:number-columns-repeated="20" table:default-cell-style-name="ce151"/>
        <table:table-column table:style-name="co6" table:default-cell-style-name="ce151"/>
        <table:table-column table:style-name="co7" table:number-columns-repeated="20" table:default-cell-style-name="ce151"/>
        <table:table-column table:style-name="co11" table:default-cell-style-name="ce151"/>
        <table:table-column table:style-name="co7" table:number-columns-repeated="897" table:default-cell-style-name="ce151"/>
        <table:table-row table:style-name="ro3">
          <table:table-cell table:style-name="ce175" office:value-type="float" office:value="4000" calcext:value-type="float">
            <text:p>4000</text:p>
          </table:table-cell>
          <table:table-cell table:style-name="ce177"/>
          <table:table-cell table:style-name="ce183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3" office:value-type="string" calcext:value-type="string">
            <text:p>5V</text:p>
          </table:table-cell>
          <table:table-cell table:style-name="ce183" office:value-type="string" calcext:value-type="string">
            <text:p>7</text:p>
          </table:table-cell>
          <table:table-cell table:style-name="ce213" office:value-type="string" calcext:value-type="string">
            <text:p>5HV</text:p>
          </table:table-cell>
          <table:table-cell table:style-name="ce183" office:value-type="string" calcext:value-type="string">
            <text:p>31</text:p>
          </table:table-cell>
          <table:table-cell table:style-name="ce183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5"/>
          <table:table-cell table:style-name="ce175" office:value-type="float" office:value="4028" calcext:value-type="float">
            <text:p>402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637" office:value-type="string" calcext:value-type="string">
            <text:p>5V</text:p>
          </table:table-cell>
          <table:table-cell table:style-name="ce650" office:value-type="string" calcext:value-type="string">
            <text:p>7</text:p>
          </table:table-cell>
          <table:table-cell table:style-name="ce637" office:value-type="string" calcext:value-type="string">
            <text:p>5HV</text:p>
          </table:table-cell>
          <table:table-cell table:style-name="ce185" office:value-type="string" calcext:value-type="string">
            <text:p>39</text:p>
          </table:table-cell>
          <table:table-cell table:style-name="ce185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float" office:value="4050" calcext:value-type="float">
            <text:p>405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704" office:value-type="string" calcext:value-type="string">
            <text:p>5V</text:p>
          </table:table-cell>
          <table:table-cell table:style-name="ce717" office:value-type="string" calcext:value-type="string">
            <text:p>7</text:p>
          </table:table-cell>
          <table:table-cell table:style-name="ce704" office:value-type="string" calcext:value-type="string">
            <text:p>5HV</text:p>
          </table:table-cell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7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float" office:value="4078" calcext:value-type="float">
            <text:p>407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755" office:value-type="string" calcext:value-type="string">
            <text:p>5V</text:p>
          </table:table-cell>
          <table:table-cell table:style-name="ce768" office:value-type="string" calcext:value-type="string">
            <text:p>7</text:p>
          </table:table-cell>
          <table:table-cell table:style-name="ce755" office:value-type="string" calcext:value-type="string">
            <text:p>5HV</text:p>
          </table:table-cell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5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A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806" office:value-type="string" calcext:value-type="string">
            <text:p>5V</text:p>
          </table:table-cell>
          <table:table-cell table:style-name="ce819" office:value-type="string" calcext:value-type="string">
            <text:p>7</text:p>
          </table:table-cell>
          <table:table-cell table:style-name="ce806" office:value-type="string" calcext:value-type="string">
            <text:p>5HV</text:p>
          </table:table-cell>
          <table:table-cell table:number-columns-repeated="2" table:style-name="ce185" office:value-type="string" calcext:value-type="string">
            <text:p>33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C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857" office:value-type="string" calcext:value-type="string">
            <text:p>5V</text:p>
          </table:table-cell>
          <table:table-cell table:style-name="ce870" office:value-type="string" calcext:value-type="string">
            <text:p>7</text:p>
          </table:table-cell>
          <table:table-cell table:style-name="ce857" office:value-type="string" calcext:value-type="string">
            <text:p>5HV</text:p>
          </table:table-cell>
          <table:table-cell table:style-name="ce185" office:value-type="string" calcext:value-type="string">
            <text:p>34</text:p>
          </table:table-cell>
          <table:table-cell table:style-name="ce185" office:value-type="string" calcext:value-type="string">
            <text:p>31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F0</text:p>
          </table:table-cell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100" calcext:value-type="float">
            <text:p>4100</text:p>
          </table:table-cell>
          <table:table-cell table:style-name="ce178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3" office:value-type="float" office:value="8" calcext:value-type="float">
            <text:p>8</text:p>
          </table:table-cell>
          <table:table-cell table:style-name="ce175" office:value-type="string" calcext:value-type="string">
            <text:p>6</text:p>
          </table:table-cell>
          <table:table-cell table:style-name="ce213" office:value-type="string" calcext:value-type="string">
            <text:p>8HV</text:p>
          </table:table-cell>
          <table:table-cell table:number-columns-repeated="8" table:style-name="ce175" office:value-type="string" calcext:value-type="string">
            <text:p>30</text:p>
          </table:table-cell>
          <table:table-cell table:style-name="ce216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637" office:value-type="float" office:value="8" calcext:value-type="float">
            <text:p>8</text:p>
          </table:table-cell>
          <table:table-cell table:style-name="ce638" office:value-type="string" calcext:value-type="string">
            <text:p>6</text:p>
          </table:table-cell>
          <table:table-cell table:style-name="ce637" office:value-type="string" calcext:value-type="string">
            <text:p>8HV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704" office:value-type="float" office:value="8" calcext:value-type="float">
            <text:p>8</text:p>
          </table:table-cell>
          <table:table-cell table:style-name="ce705" office:value-type="string" calcext:value-type="string">
            <text:p>6</text:p>
          </table:table-cell>
          <table:table-cell table:style-name="ce704" office:value-type="string" calcext:value-type="string">
            <text:p>8HV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755" office:value-type="float" office:value="8" calcext:value-type="float">
            <text:p>8</text:p>
          </table:table-cell>
          <table:table-cell table:style-name="ce756" office:value-type="string" calcext:value-type="string">
            <text:p>6</text:p>
          </table:table-cell>
          <table:table-cell table:style-name="ce755" office:value-type="string" calcext:value-type="string">
            <text:p>8HV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806" office:value-type="float" office:value="8" calcext:value-type="float">
            <text:p>8</text:p>
          </table:table-cell>
          <table:table-cell table:style-name="ce807" office:value-type="string" calcext:value-type="string">
            <text:p>6</text:p>
          </table:table-cell>
          <table:table-cell table:style-name="ce806" office:value-type="string" calcext:value-type="string">
            <text:p>8HV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857" office:value-type="float" office:value="8" calcext:value-type="float">
            <text:p>8</text:p>
          </table:table-cell>
          <table:table-cell table:style-name="ce858" office:value-type="string" calcext:value-type="string">
            <text:p>6</text:p>
          </table:table-cell>
          <table:table-cell table:style-name="ce857" office:value-type="string" calcext:value-type="string">
            <text:p>8HV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200" calcext:value-type="float">
            <text:p>4200</text:p>
          </table:table-cell>
          <table:table-cell table:style-name="ce178" office:value-type="string" calcext:value-type="string">
            <text:p>5V</text:p>
          </table:table-cell>
          <table:table-cell table:number-columns-repeated="7" table:style-name="ce175" office:value-type="string" calcext:value-type="string">
            <text:p>1</text:p>
          </table:table-cell>
          <table:table-cell table:number-columns-repeated="3" table:style-name="ce175" office:value-type="string" calcext:value-type="string">
            <text:p>7HV</text:p>
          </table:table-cell>
          <table:table-cell table:number-columns-repeated="4" table:style-name="ce175" office:value-type="string" calcext:value-type="string">
            <text:p>1</text:p>
          </table:table-cell>
          <table:table-cell table:style-name="ce175" office:value-type="string" calcext:value-type="string">
            <text:p>7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216" office:value-type="string" calcext:value-type="string">
            <text:p>5HV</text:p>
          </table:table-cell>
          <table:table-cell table:style-name="ce175"/>
          <table:table-cell table:style-name="ce181" office:value-type="string" calcext:value-type="string">
            <text:p>5V</text:p>
          </table:table-cell>
          <table:table-cell table:style-name="ce175" office:value-type="string" calcext:value-type="string">
            <text:p>1 </text:p>
          </table:table-cell>
          <table:table-cell table:number-columns-repeated="6" table:style-name="ce175" office:value-type="string" calcext:value-type="string">
            <text:p>1</text:p>
          </table:table-cell>
          <table:table-cell table:number-columns-repeated="3" table:style-name="ce638" office:value-type="string" calcext:value-type="string">
            <text:p>7HV</text:p>
          </table:table-cell>
          <table:table-cell table:number-columns-repeated="8" table:style-name="ce175" office:value-type="string" calcext:value-type="string">
            <text:p>1</text:p>
          </table:table-cell>
          <table:table-cell table:style-name="ce219" office:value-type="string" calcext:value-type="string">
            <text:p>5HV</text:p>
          </table:table-cell>
          <table:table-cell table:style-name="ce175"/>
          <table:table-cell table:style-name="ce181"/>
          <table:table-cell table:style-name="ce175" table:number-columns-repeated="7"/>
          <table:table-cell table:number-columns-repeated="3" table:style-name="ce705" office:value-type="string" calcext:value-type="string">
            <text:p>7HV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7"/>
          <table:table-cell table:number-columns-repeated="3" table:style-name="ce756" office:value-type="string" calcext:value-type="string">
            <text:p>7HV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7"/>
          <table:table-cell table:number-columns-repeated="3" table:style-name="ce807" office:value-type="string" calcext:value-type="string">
            <text:p>7HV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7"/>
          <table:table-cell table:number-columns-repeated="3" table:style-name="ce858" office:value-type="string" calcext:value-type="string">
            <text:p>7HV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300" calcext:value-type="float">
            <text:p>4300</text:p>
          </table:table-cell>
          <table:table-cell table:style-name="ce178" office:value-type="string" calcext:value-type="string">
            <text:p>3</text:p>
          </table:table-cell>
          <table:table-cell table:number-columns-repeated="1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number-columns-repeated="11" table:style-name="ce175" office:value-type="string" calcext:value-type="string">
            <text:p>E</text:p>
          </table:table-cell>
          <table:table-cell table:number-columns-repeated="5" table:style-name="ce604" office:value-type="string" calcext:value-type="string">
            <text:p>E</text:p>
          </table:table-cell>
          <table:table-cell table:number-columns-repeated="2" table:style-name="ce175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400" calcext:value-type="float">
            <text:p>44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213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580" office:value-type="string" calcext:value-type="string">
            <text:p>5V</text:p>
          </table:table-cell>
          <table:table-cell table:style-name="ce580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584" office:value-type="string" calcext:value-type="string">
            <text:p>2</text:p>
          </table:table-cell>
          <table:table-cell table:number-columns-repeated="3" table:style-name="ce584" office:value-type="string" calcext:value-type="string">
            <text:p>1</text:p>
          </table:table-cell>
          <table:table-cell table:style-name="ce584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4" table:style-name="ce175" office:value-type="string" calcext:value-type="string">
            <text:p>1</text:p>
          </table:table-cell>
          <table:table-cell table:style-name="ce175" office:value-type="string" calcext:value-type="string">
            <text:p>F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500" calcext:value-type="float">
            <text:p>4500</text:p>
          </table:table-cell>
          <table:table-cell table:style-name="ce178" office:value-type="string" calcext:value-type="string">
            <text:p>3</text:p>
          </table:table-cell>
          <table:table-cell table:number-columns-repeated="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213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580" office:value-type="string" calcext:value-type="string">
            <text:p>5 </text:p>
          </table:table-cell>
          <table:table-cell table:style-name="ce580" office:value-type="string" calcext:value-type="string">
            <text:p>5H </text:p>
          </table:table-cell>
          <table:table-cell table:number-columns-repeated="6" table:style-name="ce582" office:value-type="string" calcext:value-type="string">
            <text:p>E</text:p>
          </table:table-cell>
          <table:table-cell table:style-name="ce60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609" office:value-type="string" calcext:value-type="string">
            <text:p>E</text:p>
          </table:table-cell>
          <table:table-cell table:style-name="ce175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600" calcext:value-type="float">
            <text:p>46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5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18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550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576" office:value-type="string" calcext:value-type="string">
            <text:p>E</text:p>
          </table:table-cell>
          <table:table-cell table:style-name="ce585" office:value-type="string" calcext:value-type="string">
            <text:p>4 </text:p>
          </table:table-cell>
          <table:table-cell table:number-columns-repeated="3" table:style-name="ce585" office:value-type="string" calcext:value-type="string">
            <text:p>18</text:p>
          </table:table-cell>
          <table:table-cell table:style-name="ce58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7</text:p>
          </table:table-cell>
          <table:table-cell table:style-name="ce219" office:value-type="string" calcext:value-type="string">
            <text:p>8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700" calcext:value-type="float">
            <text:p>47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table:number-columns-repeated="3"/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 office:value-type="string" calcext:value-type="string">
            <text:p>4HV</text:p>
          </table:table-cell>
          <table:table-cell table:style-name="ce550" office:value-type="string" calcext:value-type="string">
            <text:p>E</text:p>
          </table:table-cell>
          <table:table-cell table:style-name="ce559" office:value-type="string" calcext:value-type="string">
            <text:p>8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585" office:value-type="string" calcext:value-type="string">
            <text:p>3</text:p>
          </table:table-cell>
          <table:table-cell table:style-name="ce585" table:number-columns-repeated="3"/>
          <table:table-cell table:style-name="ce585" office:value-type="string" calcext:value-type="string">
            <text:p>3</text:p>
          </table:table-cell>
          <table:table-cell table:number-columns-repeated="5" table:style-name="ce606" office:value-type="string" calcext:value-type="string">
            <text:p>E</text:p>
          </table:table-cell>
          <table:table-cell table:style-name="ce614" office:value-type="string" calcext:value-type="string">
            <text:p>E</text:p>
          </table:table-cell>
          <table:table-cell table:style-name="ce615" office:value-type="string" calcext:value-type="string">
            <text:p>5</text:p>
          </table:table-cell>
          <table:table-cell table:style-name="ce619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800" calcext:value-type="float">
            <text:p>48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8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8HV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string" calcext:value-type="string">
            <text:p>D</text:p>
          </table:table-cell>
          <table:table-cell table:style-name="ce175"/>
          <table:table-cell table:style-name="ce181" office:value-type="string" calcext:value-type="string">
            <text:p>B</text:p>
          </table:table-cell>
          <table:table-cell table:style-name="ce550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577" office:value-type="string" calcext:value-type="string">
            <text:p>E</text:p>
          </table:table-cell>
          <table:table-cell table:style-name="ce585" office:value-type="string" calcext:value-type="string">
            <text:p>5 </text:p>
          </table:table-cell>
          <table:table-cell table:number-columns-repeated="3" table:style-name="ce585" office:value-type="string" calcext:value-type="string">
            <text:p>1</text:p>
          </table:table-cell>
          <table:table-cell table:style-name="ce58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613" office:value-type="string" calcext:value-type="string">
            <text:p>5V</text:p>
          </table:table-cell>
          <table:table-cell table:style-name="ce613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615" office:value-type="string" calcext:value-type="string">
            <text:p>B</text:p>
          </table:table-cell>
          <table:table-cell table:style-name="ce619" office:value-type="string" calcext:value-type="string">
            <text:p>D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900" calcext:value-type="float">
            <text:p>4900</text:p>
          </table:table-cell>
          <table:table-cell table:style-name="ce178" office:value-type="string" calcext:value-type="string">
            <text:p>3</text:p>
          </table:table-cell>
          <table:table-cell table:number-columns-repeated="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578" office:value-type="string" calcext:value-type="string">
            <text:p>E</text:p>
          </table:table-cell>
          <table:table-cell table:style-name="ce581" office:value-type="string" calcext:value-type="string">
            <text:p>5V</text:p>
          </table:table-cell>
          <table:table-cell table:style-name="ce581" office:value-type="string" calcext:value-type="string">
            <text:p>5HV</text:p>
          </table:table-cell>
          <table:table-cell table:number-columns-repeated="6" table:style-name="ce583" office:value-type="string" calcext:value-type="string">
            <text:p>E</text:p>
          </table:table-cell>
          <table:table-cell table:style-name="ce607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613" office:value-type="string" calcext:value-type="string">
            <text:p>5 </text:p>
          </table:table-cell>
          <table:table-cell table:style-name="ce613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615" office:value-type="string" calcext:value-type="string">
            <text:p>2</text:p>
          </table:table-cell>
          <table:table-cell table:style-name="ce619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A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175"/>
          <table:table-cell table:number-columns-repeated="3" table:style-name="ce175" office:value-type="string" calcext:value-type="string">
            <text:p>E</text:p>
          </table:table-cell>
          <table:table-cell table:style-name="ce175" office:value-type="string" calcext:value-type="string">
            <text:p>3 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2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578" office:value-type="string" calcext:value-type="string">
            <text:p>E</text:p>
          </table:table-cell>
          <table:table-cell table:style-name="ce581" office:value-type="string" calcext:value-type="string">
            <text:p>5</text:p>
          </table:table-cell>
          <table:table-cell table:style-name="ce581" office:value-type="string" calcext:value-type="string">
            <text:p>7H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/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608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610" office:value-type="string" calcext:value-type="string">
            <text:p>E</text:p>
          </table:table-cell>
          <table:table-cell table:style-name="ce616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5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7HV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HV</text:p>
          </table:table-cell>
          <table:table-cell table:number-columns-repeated="9" table:style-name="ce579" office:value-type="string" calcext:value-type="string">
            <text:p>E</text:p>
          </table:table-cell>
          <table:table-cell table:style-name="ce607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F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C00</text:p>
          </table:table-cell>
          <table:table-cell table:style-name="ce178" office:value-type="string" calcext:value-type="string">
            <text:p>3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11</text:p>
          </table:table-cell>
          <table:table-cell table:style-name="ce175" office:value-type="string" calcext:value-type="string">
            <text:p>3</text:p>
          </table:table-cell>
          <table:table-cell table:number-columns-repeated="8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number-columns-repeated="3" table:style-name="ce551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586" office:value-type="string" calcext:value-type="string">
            <text:p>5HV</text:p>
          </table:table-cell>
          <table:table-cell table:style-name="ce586" office:value-type="string" calcext:value-type="string">
            <text:p>A</text:p>
          </table:table-cell>
          <table:table-cell table:style-name="ce586" office:value-type="string" calcext:value-type="string">
            <text:p>5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8HV</text:p>
          </table:table-cell>
          <table:table-cell table:number-columns-repeated="4" table:style-name="ce611" office:value-type="string" calcext:value-type="string">
            <text:p>E</text:p>
          </table:table-cell>
          <table:table-cell table:style-name="ce617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8" office:value-type="string" calcext:value-type="string">
            <text:p>5 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175" office:value-type="string" calcext:value-type="string">
            <text:p>6</text:p>
          </table:table-cell>
          <table:table-cell table:style-name="ce175" office:value-type="string" calcext:value-type="string">
            <text:p>C</text:p>
          </table:table-cell>
          <table:table-cell table:style-name="ce175" office:value-type="string" calcext:value-type="string">
            <text:p>6</text:p>
          </table:table-cell>
          <table:table-cell table:number-columns-repeated="8" table:style-name="ce175" office:value-type="string" calcext:value-type="string">
            <text:p>1</text:p>
          </table:table-cell>
          <table:table-cell table:style-name="ce216" office:value-type="string" calcext:value-type="string">
            <text:p>5H </text:p>
          </table:table-cell>
          <table:table-cell table:style-name="ce175"/>
          <table:table-cell table:style-name="ce181" office:value-type="string" calcext:value-type="string">
            <text:p>5 </text:p>
          </table:table-cell>
          <table:table-cell table:style-name="ce175" office:value-type="string" calcext:value-type="string">
            <text:p>1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586" office:value-type="string" calcext:value-type="string">
            <text:p>8HV</text:p>
          </table:table-cell>
          <table:table-cell table:style-name="ce586" office:value-type="string" calcext:value-type="string">
            <text:p>11</text:p>
          </table:table-cell>
          <table:table-cell table:style-name="ce586" office:value-type="string" calcext:value-type="string">
            <text:p>8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number-columns-repeated="5" table:style-name="ce175" office:value-type="string" calcext:value-type="string">
            <text:p>1</text:p>
          </table:table-cell>
          <table:table-cell table:style-name="ce219" office:value-type="string" calcext:value-type="string">
            <text:p>5H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4" office:value-type="string" calcext:value-type="string">
            <text:p>34</text:p>
          </table:table-cell>
          <table:table-cell table:style-name="ce184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4" office:value-type="string" calcext:value-type="string">
            <text:p>30</text:p>
          </table:table-cell>
          <table:table-cell table:style-name="ce184"/>
          <table:table-cell table:style-name="ce184" office:value-type="string" calcext:value-type="string">
            <text:p>3</text:p>
          </table:table-cell>
          <table:table-cell table:style-name="ce184"/>
          <table:table-cell table:style-name="ce184" office:value-type="string" calcext:value-type="string">
            <text:p>3</text:p>
          </table:table-cell>
          <table:table-cell table:style-name="ce184" table:number-columns-repeated="8"/>
          <table:table-cell table:style-name="ce217"/>
          <table:table-cell table:style-name="ce175" office:value-type="string" calcext:value-type="string">
            <text:p>4D2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587" office:value-type="string" calcext:value-type="string">
            <text:p>8</text:p>
          </table:table-cell>
          <table:table-cell table:style-name="ce587" office:value-type="string" calcext:value-type="string">
            <text:p>C</text:p>
          </table:table-cell>
          <table:table-cell table:style-name="ce587" office:value-type="string" calcext:value-type="string">
            <text:p>8HV</text:p>
          </table:table-cell>
          <table:table-cell table:style-name="ce186" table:number-columns-repeated="8"/>
          <table:table-cell table:style-name="ce220"/>
          <table:table-cell table:style-name="ce175" office:value-type="string" calcext:value-type="string">
            <text:p>4D5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7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A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C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4F0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2" office:value-type="float" office:value="3" calcext:value-type="float">
            <text:p>3</text:p>
          </table:table-cell>
          <table:table-cell table:style-name="ce185"/>
          <table:table-cell table:style-name="ce185" office:value-type="string" calcext:value-type="string">
            <text:p>3</text:p>
          </table:table-cell>
          <table:table-cell table:style-name="ce185" office:value-type="string" calcext:value-type="string">
            <text:p>32</text:p>
          </table:table-cell>
          <table:table-cell table:style-name="ce185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2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0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5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8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7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6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A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4</text:p>
          </table:table-cell>
          <table:table-cell table:style-name="ce185"/>
          <table:table-cell table:style-name="ce185" office:value-type="string" calcext:value-type="string">
            <text:p>13</text:p>
          </table:table-cell>
          <table:table-cell table:style-name="ce185" office:value-type="string" calcext:value-type="string">
            <text:p>14</text:p>
          </table:table-cell>
          <table:table-cell table:style-name="ce185" office:value-type="string" calcext:value-type="string">
            <text:p>15</text:p>
          </table:table-cell>
          <table:table-cell table:style-name="ce185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C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4</text:p>
          </table:table-cell>
          <table:table-cell table:style-name="ce185"/>
          <table:table-cell table:style-name="ce185" office:value-type="string" calcext:value-type="string">
            <text:p>13</text:p>
          </table:table-cell>
          <table:table-cell table:style-name="ce185" office:value-type="string" calcext:value-type="string">
            <text:p>14</text:p>
          </table:table-cell>
          <table:table-cell table:style-name="ce185" office:value-type="string" calcext:value-type="string">
            <text:p>15</text:p>
          </table:table-cell>
          <table:table-cell table:style-name="ce185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F0</text:p>
          </table:table-cell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000</text:p>
          </table:table-cell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3" office:value-type="float" office:value="3" calcext:value-type="float">
            <text:p>3</text:p>
          </table:table-cell>
          <table:table-cell table:style-name="ce175"/>
          <table:table-cell table:style-name="ce175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100</text:p>
          </table:table-cell>
          <table:table-cell table:style-name="ce178" office:value-type="string" calcext:value-type="string">
            <text:p>5V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175" office:value-type="string" calcext:value-type="string">
            <text:p>5H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5</text:p>
          </table:table-cell>
          <table:table-cell table:number-columns-repeated="8" table:style-name="ce175" office:value-type="string" calcext:value-type="string">
            <text:p>1</text:p>
          </table:table-cell>
          <table:table-cell table:style-name="ce216" office:value-type="string" calcext:value-type="string">
            <text:p>5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200</text:p>
          </table:table-cell>
          <table:table-cell table:style-name="ce178" office:value-type="string" calcext:value-type="string">
            <text:p>3</text:p>
          </table:table-cell>
          <table:table-cell table:number-columns-repeated="18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3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400</text:p>
          </table:table-cell>
          <table:table-cell table:style-name="ce178" office:value-type="string" calcext:value-type="string">
            <text:p>3</text:p>
          </table:table-cell>
          <table:table-cell table:number-columns-repeated="12"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500</text:p>
          </table:table-cell>
          <table:table-cell table:style-name="ce178" office:value-type="string" calcext:value-type="string">
            <text:p>8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18</text:p>
          </table:table-cell>
          <table:table-cell table:style-name="ce175" office:value-type="string" calcext:value-type="string">
            <text:p>4 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6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table:number-columns-repeated="3"/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7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5H 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string" calcext:value-type="string">
            <text:p>D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800</text:p>
          </table:table-cell>
          <table:table-cell table:style-name="ce178" office:value-type="string" calcext:value-type="string">
            <text:p>3</text:p>
          </table:table-cell>
          <table:table-cell table:number-columns-repeated="12"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9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52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/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A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B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C00</text:p>
          </table:table-cell>
          <table:table-cell table:style-name="ce178" office:value-type="string" calcext:value-type="string">
            <text:p>5 </text:p>
          </table:table-cell>
          <table:table-cell table:number-columns-repeated="6"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style-name="ce175" office:value-type="string" calcext:value-type="string">
            <text:p>8HV</text:p>
          </table:table-cell>
          <table:table-cell table:style-name="ce175" office:value-type="string" calcext:value-type="string">
            <text:p>11</text:p>
          </table:table-cell>
          <table:table-cell table:style-name="ce175" office:value-type="string" calcext:value-type="string">
            <text:p>8 </text:p>
          </table:table-cell>
          <table:table-cell table:style-name="ce175" office:value-type="string" calcext:value-type="string">
            <text:p>7HV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216" office:value-type="string" calcext:value-type="string">
            <text:p>5H 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D0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6" office:value-type="string" calcext:value-type="string">
            <text:p>8</text:p>
          </table:table-cell>
          <table:table-cell table:style-name="ce186" office:value-type="string" calcext:value-type="string">
            <text:p>C</text:p>
          </table:table-cell>
          <table:table-cell table:style-name="ce186" office:value-type="string" calcext:value-type="string">
            <text:p>8HV</text:p>
          </table:table-cell>
          <table:table-cell table:style-name="ce186" table:number-columns-repeated="7"/>
          <table:table-cell table:style-name="ce184"/>
          <table:table-cell table:style-name="ce217"/>
          <table:table-cell table:style-name="ce175" office:value-type="string" calcext:value-type="string">
            <text:p>5D2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5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7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A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C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5D00</text:p>
          </table:table-cell>
          <table:table-cell table:style-name="ce180"/>
          <table:table-cell table:style-name="ce185"/>
          <table:table-cell table:style-name="ce118" office:value-type="string" calcext:value-type="string">
            <text:p>4C</text:p>
          </table:table-cell>
          <table:table-cell table:style-name="ce118" office:value-type="string" calcext:value-type="string">
            <text:p>45</text:p>
          </table:table-cell>
          <table:table-cell table:style-name="ce118" office:value-type="string" calcext:value-type="string">
            <text:p>56</text:p>
          </table:table-cell>
          <table:table-cell table:style-name="ce118" office:value-type="string" calcext:value-type="string">
            <text:p>45</text:p>
          </table:table-cell>
          <table:table-cell table:style-name="ce118" office:value-type="string" calcext:value-type="string">
            <text:p>4C</text:p>
          </table:table-cell>
          <table:table-cell table:style-name="ce118" office:value-type="string" calcext:value-type="string">
            <text:p>3A</text:p>
          </table:table-cell>
          <table:table-cell table:style-name="ce159" office:value-type="float" office:value="3" calcext:value-type="float">
            <text:p>3</text:p>
          </table:table-cell>
          <table:table-cell table:style-name="ce196"/>
          <table:table-cell table:style-name="ce196" office:value-type="string" calcext:value-type="string">
            <text:p>3</text:p>
          </table:table-cell>
          <table:table-cell table:style-name="ce185" office:value-type="string" calcext:value-type="string">
            <text:p>33</text:p>
          </table:table-cell>
          <table:table-cell table:style-name="ce185" table:number-columns-repeated="7"/>
          <table:table-cell table:style-name="ce218"/>
          <table:table-cell table:style-name="ce175" office:value-type="string" calcext:value-type="string">
            <text:p>5D28</text:p>
          </table:table-cell>
          <table:table-cell table:style-name="ce180"/>
          <table:table-cell table:style-name="ce185"/>
          <table:table-cell table:style-name="ce236" office:value-type="string" calcext:value-type="string">
            <text:p>4C</text:p>
          </table:table-cell>
          <table:table-cell table:style-name="ce236" office:value-type="string" calcext:value-type="string">
            <text:p>45</text:p>
          </table:table-cell>
          <table:table-cell table:style-name="ce236" office:value-type="string" calcext:value-type="string">
            <text:p>56</text:p>
          </table:table-cell>
          <table:table-cell table:style-name="ce236" office:value-type="string" calcext:value-type="string">
            <text:p>45</text:p>
          </table:table-cell>
          <table:table-cell table:style-name="ce236" office:value-type="string" calcext:value-type="string">
            <text:p>4C</text:p>
          </table:table-cell>
          <table:table-cell table:style-name="ce236" office:value-type="string" calcext:value-type="string">
            <text:p>3A</text:p>
          </table:table-cell>
          <table:table-cell table:style-name="ce254" table:number-columns-repeated="2"/>
          <table:table-cell table:style-name="ce263"/>
          <table:table-cell table:number-columns-repeated="2" table:style-name="ce185" office:value-type="string" calcext:value-type="string">
            <text:p>31</text:p>
          </table:table-cell>
          <table:table-cell table:style-name="ce185"/>
          <table:table-cell table:style-name="ce269" office:value-type="string" calcext:value-type="string">
            <text:p>13</text:p>
          </table:table-cell>
          <table:table-cell table:style-name="ce269" office:value-type="string" calcext:value-type="string">
            <text:p>14</text:p>
          </table:table-cell>
          <table:table-cell table:style-name="ce269" office:value-type="string" calcext:value-type="string">
            <text:p>15</text:p>
          </table:table-cell>
          <table:table-cell table:style-name="ce269" office:value-type="string" calcext:value-type="string">
            <text:p>16</text:p>
          </table:table-cell>
          <table:table-cell table:style-name="ce270" office:value-type="string" calcext:value-type="string">
            <text:p>17</text:p>
          </table:table-cell>
          <table:table-cell table:style-name="ce218"/>
          <table:table-cell table:style-name="ce175"/>
          <table:table-cell table:style-name="ce180"/>
          <table:table-cell table:style-name="ce185"/>
          <table:table-cell table:style-name="ce283" office:value-type="string" calcext:value-type="string">
            <text:p>4C</text:p>
          </table:table-cell>
          <table:table-cell table:style-name="ce283" office:value-type="string" calcext:value-type="string">
            <text:p>45</text:p>
          </table:table-cell>
          <table:table-cell table:style-name="ce283" office:value-type="string" calcext:value-type="string">
            <text:p>56</text:p>
          </table:table-cell>
          <table:table-cell table:style-name="ce283" office:value-type="string" calcext:value-type="string">
            <text:p>45</text:p>
          </table:table-cell>
          <table:table-cell table:style-name="ce283" office:value-type="string" calcext:value-type="string">
            <text:p>4C</text:p>
          </table:table-cell>
          <table:table-cell table:style-name="ce283" office:value-type="string" calcext:value-type="string">
            <text:p>3A</text:p>
          </table:table-cell>
          <table:table-cell table:style-name="ce301" table:number-columns-repeated="2"/>
          <table:table-cell table:style-name="ce313"/>
          <table:table-cell table:style-name="ce314" office:value-type="string" calcext:value-type="string">
            <text:p>31</text:p>
          </table:table-cell>
          <table:table-cell table:style-name="ce31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2" office:value-type="string" calcext:value-type="string">
            <text:p>4C</text:p>
          </table:table-cell>
          <table:table-cell table:style-name="ce332" office:value-type="string" calcext:value-type="string">
            <text:p>45</text:p>
          </table:table-cell>
          <table:table-cell table:style-name="ce332" office:value-type="string" calcext:value-type="string">
            <text:p>56</text:p>
          </table:table-cell>
          <table:table-cell table:style-name="ce332" office:value-type="string" calcext:value-type="string">
            <text:p>45</text:p>
          </table:table-cell>
          <table:table-cell table:style-name="ce332" office:value-type="string" calcext:value-type="string">
            <text:p>4C</text:p>
          </table:table-cell>
          <table:table-cell table:style-name="ce332" office:value-type="string" calcext:value-type="string">
            <text:p>3A</text:p>
          </table:table-cell>
          <table:table-cell table:style-name="ce350" table:number-columns-repeated="2"/>
          <table:table-cell table:style-name="ce361"/>
          <table:table-cell table:style-name="ce362" office:value-type="string" calcext:value-type="string">
            <text:p>32</text:p>
          </table:table-cell>
          <table:table-cell table:style-name="ce36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0" office:value-type="string" calcext:value-type="string">
            <text:p>4C</text:p>
          </table:table-cell>
          <table:table-cell table:style-name="ce380" office:value-type="string" calcext:value-type="string">
            <text:p>45</text:p>
          </table:table-cell>
          <table:table-cell table:style-name="ce380" office:value-type="string" calcext:value-type="string">
            <text:p>56</text:p>
          </table:table-cell>
          <table:table-cell table:style-name="ce380" office:value-type="string" calcext:value-type="string">
            <text:p>45</text:p>
          </table:table-cell>
          <table:table-cell table:style-name="ce380" office:value-type="string" calcext:value-type="string">
            <text:p>4C</text:p>
          </table:table-cell>
          <table:table-cell table:style-name="ce380" office:value-type="string" calcext:value-type="string">
            <text:p>3A</text:p>
          </table:table-cell>
          <table:table-cell table:style-name="ce398" table:number-columns-repeated="2"/>
          <table:table-cell table:style-name="ce409"/>
          <table:table-cell table:style-name="ce410" office:value-type="string" calcext:value-type="string">
            <text:p>33</text:p>
          </table:table-cell>
          <table:table-cell table:style-name="ce410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28" office:value-type="string" calcext:value-type="string">
            <text:p>4C</text:p>
          </table:table-cell>
          <table:table-cell table:style-name="ce428" office:value-type="string" calcext:value-type="string">
            <text:p>45</text:p>
          </table:table-cell>
          <table:table-cell table:style-name="ce428" office:value-type="string" calcext:value-type="string">
            <text:p>56</text:p>
          </table:table-cell>
          <table:table-cell table:style-name="ce428" office:value-type="string" calcext:value-type="string">
            <text:p>45</text:p>
          </table:table-cell>
          <table:table-cell table:style-name="ce428" office:value-type="string" calcext:value-type="string">
            <text:p>4C</text:p>
          </table:table-cell>
          <table:table-cell table:style-name="ce428" office:value-type="string" calcext:value-type="string">
            <text:p>3A</text:p>
          </table:table-cell>
          <table:table-cell table:style-name="ce446" table:number-columns-repeated="2"/>
          <table:table-cell table:style-name="ce457"/>
          <table:table-cell table:style-name="ce458" office:value-type="string" calcext:value-type="string">
            <text:p>34</text:p>
          </table:table-cell>
          <table:table-cell table:style-name="ce458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F00</text:p>
          </table:table-cell>
          <table:table-cell table:style-name="ce181"/>
          <table:table-cell table:style-name="ce175"/>
          <table:table-cell table:style-name="ce119" office:value-type="string" calcext:value-type="string">
            <text:p>53</text:p>
          </table:table-cell>
          <table:table-cell table:style-name="ce119" office:value-type="string" calcext:value-type="string">
            <text:p>43</text:p>
          </table:table-cell>
          <table:table-cell table:style-name="ce119" office:value-type="string" calcext:value-type="string">
            <text:p>4F</text:p>
          </table:table-cell>
          <table:table-cell table:style-name="ce119" office:value-type="string" calcext:value-type="string">
            <text:p>52</text:p>
          </table:table-cell>
          <table:table-cell table:style-name="ce119" office:value-type="string" calcext:value-type="string">
            <text:p>45</text:p>
          </table:table-cell>
          <table:table-cell table:style-name="ce119" office:value-type="string" calcext:value-type="string">
            <text:p>3A</text:p>
          </table:table-cell>
          <table:table-cell table:style-name="ce160" office:value-type="float" office:value="3" calcext:value-type="float">
            <text:p>3</text:p>
          </table:table-cell>
          <table:table-cell table:style-name="ce119"/>
          <table:table-cell table:style-name="ce119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37" office:value-type="string" calcext:value-type="string">
            <text:p>53</text:p>
          </table:table-cell>
          <table:table-cell table:style-name="ce237" office:value-type="string" calcext:value-type="string">
            <text:p>43</text:p>
          </table:table-cell>
          <table:table-cell table:style-name="ce237" office:value-type="string" calcext:value-type="string">
            <text:p>4F</text:p>
          </table:table-cell>
          <table:table-cell table:style-name="ce237" office:value-type="string" calcext:value-type="string">
            <text:p>52</text:p>
          </table:table-cell>
          <table:table-cell table:style-name="ce237" office:value-type="string" calcext:value-type="string">
            <text:p>45</text:p>
          </table:table-cell>
          <table:table-cell table:style-name="ce237" office:value-type="string" calcext:value-type="string">
            <text:p>3A</text:p>
          </table:table-cell>
          <table:table-cell table:style-name="ce237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84" office:value-type="string" calcext:value-type="string">
            <text:p>53</text:p>
          </table:table-cell>
          <table:table-cell table:style-name="ce284" office:value-type="string" calcext:value-type="string">
            <text:p>43</text:p>
          </table:table-cell>
          <table:table-cell table:style-name="ce284" office:value-type="string" calcext:value-type="string">
            <text:p>4F</text:p>
          </table:table-cell>
          <table:table-cell table:style-name="ce284" office:value-type="string" calcext:value-type="string">
            <text:p>52</text:p>
          </table:table-cell>
          <table:table-cell table:style-name="ce284" office:value-type="string" calcext:value-type="string">
            <text:p>45</text:p>
          </table:table-cell>
          <table:table-cell table:style-name="ce284" office:value-type="string" calcext:value-type="string">
            <text:p>3A</text:p>
          </table:table-cell>
          <table:table-cell table:style-name="ce28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3" office:value-type="string" calcext:value-type="string">
            <text:p>53</text:p>
          </table:table-cell>
          <table:table-cell table:style-name="ce333" office:value-type="string" calcext:value-type="string">
            <text:p>43</text:p>
          </table:table-cell>
          <table:table-cell table:style-name="ce333" office:value-type="string" calcext:value-type="string">
            <text:p>4F</text:p>
          </table:table-cell>
          <table:table-cell table:style-name="ce333" office:value-type="string" calcext:value-type="string">
            <text:p>52</text:p>
          </table:table-cell>
          <table:table-cell table:style-name="ce333" office:value-type="string" calcext:value-type="string">
            <text:p>45</text:p>
          </table:table-cell>
          <table:table-cell table:style-name="ce333" office:value-type="string" calcext:value-type="string">
            <text:p>3A</text:p>
          </table:table-cell>
          <table:table-cell table:style-name="ce333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1" office:value-type="string" calcext:value-type="string">
            <text:p>53</text:p>
          </table:table-cell>
          <table:table-cell table:style-name="ce381" office:value-type="string" calcext:value-type="string">
            <text:p>43</text:p>
          </table:table-cell>
          <table:table-cell table:style-name="ce381" office:value-type="string" calcext:value-type="string">
            <text:p>4F</text:p>
          </table:table-cell>
          <table:table-cell table:style-name="ce381" office:value-type="string" calcext:value-type="string">
            <text:p>52</text:p>
          </table:table-cell>
          <table:table-cell table:style-name="ce381" office:value-type="string" calcext:value-type="string">
            <text:p>45</text:p>
          </table:table-cell>
          <table:table-cell table:style-name="ce381" office:value-type="string" calcext:value-type="string">
            <text:p>3A</text:p>
          </table:table-cell>
          <table:table-cell table:style-name="ce381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29" office:value-type="string" calcext:value-type="string">
            <text:p>53</text:p>
          </table:table-cell>
          <table:table-cell table:style-name="ce429" office:value-type="string" calcext:value-type="string">
            <text:p>43</text:p>
          </table:table-cell>
          <table:table-cell table:style-name="ce429" office:value-type="string" calcext:value-type="string">
            <text:p>4F</text:p>
          </table:table-cell>
          <table:table-cell table:style-name="ce429" office:value-type="string" calcext:value-type="string">
            <text:p>52</text:p>
          </table:table-cell>
          <table:table-cell table:style-name="ce429" office:value-type="string" calcext:value-type="string">
            <text:p>45</text:p>
          </table:table-cell>
          <table:table-cell table:style-name="ce429" office:value-type="string" calcext:value-type="string">
            <text:p>3A</text:p>
          </table:table-cell>
          <table:table-cell table:style-name="ce429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A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B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C00</text:p>
          </table:table-cell>
          <table:table-cell table:style-name="ce66" office:value-type="string" calcext:value-type="string">
            <text:p>10</text:p>
          </table:table-cell>
          <table:table-cell table:style-name="ce79" office:value-type="string" calcext:value-type="string">
            <text:p>12</text:p>
          </table:table-cell>
          <table:table-cell table:style-name="ce120" table:number-columns-repeated="2"/>
          <table:table-cell table:style-name="ce79" office:value-type="string" calcext:value-type="string">
            <text:p>11</text:p>
          </table:table-cell>
          <table:table-cell table:style-name="ce79" office:value-type="string" calcext:value-type="string">
            <text:p>12</text:p>
          </table:table-cell>
          <table:table-cell table:style-name="ce186" table:number-columns-repeated="2"/>
          <table:table-cell table:style-name="ce161" office:value-type="string" calcext:value-type="string">
            <text:p>8</text:p>
          </table:table-cell>
          <table:table-cell table:style-name="ce161" office:value-type="string" calcext:value-type="string">
            <text:p>C</text:p>
          </table:table-cell>
          <table:table-cell table:style-name="ce161" office:value-type="string" calcext:value-type="string">
            <text:p>8HV</text:p>
          </table:table-cell>
          <table:table-cell table:style-name="ce186" table:number-columns-repeated="8"/>
          <table:table-cell table:style-name="ce220"/>
          <table:table-cell table:style-name="ce175"/>
          <table:table-cell table:style-name="ce224" office:value-type="string" calcext:value-type="string">
            <text:p>10</text:p>
          </table:table-cell>
          <table:table-cell table:style-name="ce230" office:value-type="string" calcext:value-type="string">
            <text:p>12</text:p>
          </table:table-cell>
          <table:table-cell table:style-name="ce238" table:number-columns-repeated="2"/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1" office:value-type="string" calcext:value-type="string">
            <text:p>10</text:p>
          </table:table-cell>
          <table:table-cell table:style-name="ce277" office:value-type="string" calcext:value-type="string">
            <text:p>12</text:p>
          </table:table-cell>
          <table:table-cell table:style-name="ce285" table:number-columns-repeated="2"/>
          <table:table-cell table:style-name="ce277" office:value-type="string" calcext:value-type="string">
            <text:p>11</text:p>
          </table:table-cell>
          <table:table-cell table:style-name="ce27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0" office:value-type="string" calcext:value-type="string">
            <text:p>10</text:p>
          </table:table-cell>
          <table:table-cell table:style-name="ce326" office:value-type="string" calcext:value-type="string">
            <text:p>12</text:p>
          </table:table-cell>
          <table:table-cell table:style-name="ce334" table:number-columns-repeated="2"/>
          <table:table-cell table:style-name="ce326" office:value-type="string" calcext:value-type="string">
            <text:p>11</text:p>
          </table:table-cell>
          <table:table-cell table:style-name="ce32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68" office:value-type="string" calcext:value-type="string">
            <text:p>10</text:p>
          </table:table-cell>
          <table:table-cell table:style-name="ce374" office:value-type="string" calcext:value-type="string">
            <text:p>12</text:p>
          </table:table-cell>
          <table:table-cell table:style-name="ce382" table:number-columns-repeated="2"/>
          <table:table-cell table:style-name="ce374" office:value-type="string" calcext:value-type="string">
            <text:p>11</text:p>
          </table:table-cell>
          <table:table-cell table:style-name="ce37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6" office:value-type="string" calcext:value-type="string">
            <text:p>10</text:p>
          </table:table-cell>
          <table:table-cell table:style-name="ce422" office:value-type="string" calcext:value-type="string">
            <text:p>12</text:p>
          </table:table-cell>
          <table:table-cell table:style-name="ce430" table:number-columns-repeated="2"/>
          <table:table-cell table:style-name="ce422" office:value-type="string" calcext:value-type="string">
            <text:p>11</text:p>
          </table:table-cell>
          <table:table-cell table:style-name="ce42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6C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6D00</text:p>
          </table:table-cell>
          <table:table-cell table:style-name="ce180"/>
          <table:table-cell table:style-name="ce185"/>
          <table:table-cell table:style-name="ce121" office:value-type="string" calcext:value-type="string">
            <text:p>4C</text:p>
          </table:table-cell>
          <table:table-cell table:style-name="ce121" office:value-type="string" calcext:value-type="string">
            <text:p>45</text:p>
          </table:table-cell>
          <table:table-cell table:style-name="ce121" office:value-type="string" calcext:value-type="string">
            <text:p>56</text:p>
          </table:table-cell>
          <table:table-cell table:style-name="ce121" office:value-type="string" calcext:value-type="string">
            <text:p>45</text:p>
          </table:table-cell>
          <table:table-cell table:style-name="ce121" office:value-type="string" calcext:value-type="string">
            <text:p>4C</text:p>
          </table:table-cell>
          <table:table-cell table:style-name="ce121" office:value-type="string" calcext:value-type="string">
            <text:p>3A</text:p>
          </table:table-cell>
          <table:table-cell table:style-name="ce162" office:value-type="float" office:value="3" calcext:value-type="float">
            <text:p>3</text:p>
          </table:table-cell>
          <table:table-cell table:style-name="ce197"/>
          <table:table-cell table:style-name="ce197" office:value-type="string" calcext:value-type="string">
            <text:p>3</text:p>
          </table:table-cell>
          <table:table-cell table:style-name="ce185" office:value-type="string" calcext:value-type="string">
            <text:p>34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39" office:value-type="string" calcext:value-type="string">
            <text:p>4C</text:p>
          </table:table-cell>
          <table:table-cell table:style-name="ce239" office:value-type="string" calcext:value-type="string">
            <text:p>45</text:p>
          </table:table-cell>
          <table:table-cell table:style-name="ce239" office:value-type="string" calcext:value-type="string">
            <text:p>56</text:p>
          </table:table-cell>
          <table:table-cell table:style-name="ce239" office:value-type="string" calcext:value-type="string">
            <text:p>45</text:p>
          </table:table-cell>
          <table:table-cell table:style-name="ce239" office:value-type="string" calcext:value-type="string">
            <text:p>4C</text:p>
          </table:table-cell>
          <table:table-cell table:style-name="ce239" office:value-type="string" calcext:value-type="string">
            <text:p>3A</text:p>
          </table:table-cell>
          <table:table-cell table:style-name="ce185" table:number-columns-repeated="2"/>
          <table:table-cell table:style-name="ce199"/>
          <table:table-cell table:style-name="ce264" office:value-type="string" calcext:value-type="string">
            <text:p>31</text:p>
          </table:table-cell>
          <table:table-cell table:style-name="ce264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86" office:value-type="string" calcext:value-type="string">
            <text:p>4C</text:p>
          </table:table-cell>
          <table:table-cell table:style-name="ce286" office:value-type="string" calcext:value-type="string">
            <text:p>45</text:p>
          </table:table-cell>
          <table:table-cell table:style-name="ce286" office:value-type="string" calcext:value-type="string">
            <text:p>56</text:p>
          </table:table-cell>
          <table:table-cell table:style-name="ce286" office:value-type="string" calcext:value-type="string">
            <text:p>45</text:p>
          </table:table-cell>
          <table:table-cell table:style-name="ce286" office:value-type="string" calcext:value-type="string">
            <text:p>4C</text:p>
          </table:table-cell>
          <table:table-cell table:style-name="ce286" office:value-type="string" calcext:value-type="string">
            <text:p>3A</text:p>
          </table:table-cell>
          <table:table-cell table:style-name="ce302" table:number-columns-repeated="2"/>
          <table:table-cell table:style-name="ce199"/>
          <table:table-cell table:style-name="ce315" office:value-type="string" calcext:value-type="string">
            <text:p>32</text:p>
          </table:table-cell>
          <table:table-cell table:style-name="ce31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5" office:value-type="string" calcext:value-type="string">
            <text:p>4C</text:p>
          </table:table-cell>
          <table:table-cell table:style-name="ce335" office:value-type="string" calcext:value-type="string">
            <text:p>45</text:p>
          </table:table-cell>
          <table:table-cell table:style-name="ce335" office:value-type="string" calcext:value-type="string">
            <text:p>56</text:p>
          </table:table-cell>
          <table:table-cell table:style-name="ce335" office:value-type="string" calcext:value-type="string">
            <text:p>45</text:p>
          </table:table-cell>
          <table:table-cell table:style-name="ce335" office:value-type="string" calcext:value-type="string">
            <text:p>4C</text:p>
          </table:table-cell>
          <table:table-cell table:style-name="ce335" office:value-type="string" calcext:value-type="string">
            <text:p>3A</text:p>
          </table:table-cell>
          <table:table-cell table:style-name="ce351" table:number-columns-repeated="2"/>
          <table:table-cell table:style-name="ce199"/>
          <table:table-cell table:style-name="ce363" office:value-type="string" calcext:value-type="string">
            <text:p>32</text:p>
          </table:table-cell>
          <table:table-cell table:style-name="ce36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3" office:value-type="string" calcext:value-type="string">
            <text:p>4C</text:p>
          </table:table-cell>
          <table:table-cell table:style-name="ce383" office:value-type="string" calcext:value-type="string">
            <text:p>45</text:p>
          </table:table-cell>
          <table:table-cell table:style-name="ce383" office:value-type="string" calcext:value-type="string">
            <text:p>56</text:p>
          </table:table-cell>
          <table:table-cell table:style-name="ce383" office:value-type="string" calcext:value-type="string">
            <text:p>45</text:p>
          </table:table-cell>
          <table:table-cell table:style-name="ce383" office:value-type="string" calcext:value-type="string">
            <text:p>4C</text:p>
          </table:table-cell>
          <table:table-cell table:style-name="ce383" office:value-type="string" calcext:value-type="string">
            <text:p>3A</text:p>
          </table:table-cell>
          <table:table-cell table:style-name="ce399" table:number-columns-repeated="2"/>
          <table:table-cell table:style-name="ce199"/>
          <table:table-cell table:style-name="ce411" office:value-type="string" calcext:value-type="string">
            <text:p>33</text:p>
          </table:table-cell>
          <table:table-cell table:style-name="ce411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1" office:value-type="string" calcext:value-type="string">
            <text:p>4C</text:p>
          </table:table-cell>
          <table:table-cell table:style-name="ce431" office:value-type="string" calcext:value-type="string">
            <text:p>45</text:p>
          </table:table-cell>
          <table:table-cell table:style-name="ce431" office:value-type="string" calcext:value-type="string">
            <text:p>56</text:p>
          </table:table-cell>
          <table:table-cell table:style-name="ce431" office:value-type="string" calcext:value-type="string">
            <text:p>45</text:p>
          </table:table-cell>
          <table:table-cell table:style-name="ce431" office:value-type="string" calcext:value-type="string">
            <text:p>4C</text:p>
          </table:table-cell>
          <table:table-cell table:style-name="ce431" office:value-type="string" calcext:value-type="string">
            <text:p>3A</text:p>
          </table:table-cell>
          <table:table-cell table:style-name="ce447" table:number-columns-repeated="2"/>
          <table:table-cell table:style-name="ce199"/>
          <table:table-cell table:number-columns-repeated="2" table:style-name="ce459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D00</text:p>
          </table:table-cell>
          <table:table-cell table:style-name="ce181"/>
          <table:table-cell table:style-name="ce175"/>
          <table:table-cell table:style-name="ce122" office:value-type="string" calcext:value-type="string">
            <text:p>53</text:p>
          </table:table-cell>
          <table:table-cell table:style-name="ce122" office:value-type="string" calcext:value-type="string">
            <text:p>43</text:p>
          </table:table-cell>
          <table:table-cell table:style-name="ce122" office:value-type="string" calcext:value-type="string">
            <text:p>4F</text:p>
          </table:table-cell>
          <table:table-cell table:style-name="ce122" office:value-type="string" calcext:value-type="string">
            <text:p>52</text:p>
          </table:table-cell>
          <table:table-cell table:style-name="ce122" office:value-type="string" calcext:value-type="string">
            <text:p>45</text:p>
          </table:table-cell>
          <table:table-cell table:style-name="ce122" office:value-type="string" calcext:value-type="string">
            <text:p>3A</text:p>
          </table:table-cell>
          <table:table-cell table:style-name="ce163" office:value-type="float" office:value="3" calcext:value-type="float">
            <text:p>3</text:p>
          </table:table-cell>
          <table:table-cell table:style-name="ce122"/>
          <table:table-cell table:style-name="ce122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0" office:value-type="string" calcext:value-type="string">
            <text:p>53</text:p>
          </table:table-cell>
          <table:table-cell table:style-name="ce240" office:value-type="string" calcext:value-type="string">
            <text:p>43</text:p>
          </table:table-cell>
          <table:table-cell table:style-name="ce240" office:value-type="string" calcext:value-type="string">
            <text:p>4F</text:p>
          </table:table-cell>
          <table:table-cell table:style-name="ce240" office:value-type="string" calcext:value-type="string">
            <text:p>52</text:p>
          </table:table-cell>
          <table:table-cell table:style-name="ce240" office:value-type="string" calcext:value-type="string">
            <text:p>45</text:p>
          </table:table-cell>
          <table:table-cell table:style-name="ce240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287" office:value-type="string" calcext:value-type="string">
            <text:p>53</text:p>
          </table:table-cell>
          <table:table-cell table:style-name="ce287" office:value-type="string" calcext:value-type="string">
            <text:p>43</text:p>
          </table:table-cell>
          <table:table-cell table:style-name="ce287" office:value-type="string" calcext:value-type="string">
            <text:p>4F</text:p>
          </table:table-cell>
          <table:table-cell table:style-name="ce287" office:value-type="string" calcext:value-type="string">
            <text:p>52</text:p>
          </table:table-cell>
          <table:table-cell table:style-name="ce287" office:value-type="string" calcext:value-type="string">
            <text:p>45</text:p>
          </table:table-cell>
          <table:table-cell table:style-name="ce287" office:value-type="string" calcext:value-type="string">
            <text:p>3A</text:p>
          </table:table-cell>
          <table:table-cell table:style-name="ce303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6" office:value-type="string" calcext:value-type="string">
            <text:p>53</text:p>
          </table:table-cell>
          <table:table-cell table:style-name="ce336" office:value-type="string" calcext:value-type="string">
            <text:p>43</text:p>
          </table:table-cell>
          <table:table-cell table:style-name="ce336" office:value-type="string" calcext:value-type="string">
            <text:p>4F</text:p>
          </table:table-cell>
          <table:table-cell table:style-name="ce336" office:value-type="string" calcext:value-type="string">
            <text:p>52</text:p>
          </table:table-cell>
          <table:table-cell table:style-name="ce336" office:value-type="string" calcext:value-type="string">
            <text:p>45</text:p>
          </table:table-cell>
          <table:table-cell table:style-name="ce336" office:value-type="string" calcext:value-type="string">
            <text:p>3A</text:p>
          </table:table-cell>
          <table:table-cell table:style-name="ce35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4" office:value-type="string" calcext:value-type="string">
            <text:p>53</text:p>
          </table:table-cell>
          <table:table-cell table:style-name="ce384" office:value-type="string" calcext:value-type="string">
            <text:p>43</text:p>
          </table:table-cell>
          <table:table-cell table:style-name="ce384" office:value-type="string" calcext:value-type="string">
            <text:p>4F</text:p>
          </table:table-cell>
          <table:table-cell table:style-name="ce384" office:value-type="string" calcext:value-type="string">
            <text:p>52</text:p>
          </table:table-cell>
          <table:table-cell table:style-name="ce384" office:value-type="string" calcext:value-type="string">
            <text:p>45</text:p>
          </table:table-cell>
          <table:table-cell table:style-name="ce384" office:value-type="string" calcext:value-type="string">
            <text:p>3A</text:p>
          </table:table-cell>
          <table:table-cell table:style-name="ce40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2" office:value-type="string" calcext:value-type="string">
            <text:p>53</text:p>
          </table:table-cell>
          <table:table-cell table:style-name="ce432" office:value-type="string" calcext:value-type="string">
            <text:p>43</text:p>
          </table:table-cell>
          <table:table-cell table:style-name="ce432" office:value-type="string" calcext:value-type="string">
            <text:p>4F</text:p>
          </table:table-cell>
          <table:table-cell table:style-name="ce432" office:value-type="string" calcext:value-type="string">
            <text:p>52</text:p>
          </table:table-cell>
          <table:table-cell table:style-name="ce432" office:value-type="string" calcext:value-type="string">
            <text:p>45</text:p>
          </table:table-cell>
          <table:table-cell table:style-name="ce432" office:value-type="string" calcext:value-type="string">
            <text:p>3A</text:p>
          </table:table-cell>
          <table:table-cell table:style-name="ce44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A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B00</text:p>
          </table:table-cell>
          <table:table-cell table:style-name="ce67" office:value-type="string" calcext:value-type="string">
            <text:p>10</text:p>
          </table:table-cell>
          <table:table-cell table:style-name="ce85" office:value-type="string" calcext:value-type="string">
            <text:p>12</text:p>
          </table:table-cell>
          <table:table-cell table:style-name="ce135" table:number-columns-repeated="2"/>
          <table:table-cell table:style-name="ce85" office:value-type="string" calcext:value-type="string">
            <text:p>11</text:p>
          </table:table-cell>
          <table:table-cell table:style-name="ce85" office:value-type="string" calcext:value-type="string">
            <text:p>12</text:p>
          </table:table-cell>
          <table:table-cell table:style-name="ce153" table:number-columns-repeated="2"/>
          <table:table-cell table:style-name="ce164" office:value-type="string" calcext:value-type="string">
            <text:p>8</text:p>
          </table:table-cell>
          <table:table-cell table:style-name="ce164" office:value-type="string" calcext:value-type="string">
            <text:p>C</text:p>
          </table:table-cell>
          <table:table-cell table:style-name="ce164" office:value-type="string" calcext:value-type="string">
            <text:p>8HV</text:p>
          </table:table-cell>
          <table:table-cell table:style-name="ce186" table:number-columns-repeated="8"/>
          <table:table-cell table:style-name="ce220"/>
          <table:table-cell table:style-name="ce175"/>
          <table:table-cell table:style-name="ce225" office:value-type="string" calcext:value-type="string">
            <text:p>10</text:p>
          </table:table-cell>
          <table:table-cell table:style-name="ce231" office:value-type="string" calcext:value-type="string">
            <text:p>12</text:p>
          </table:table-cell>
          <table:table-cell table:style-name="ce241" table:number-columns-repeated="2"/>
          <table:table-cell table:style-name="ce231" office:value-type="string" calcext:value-type="string">
            <text:p>11</text:p>
          </table:table-cell>
          <table:table-cell table:style-name="ce23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2" office:value-type="string" calcext:value-type="string">
            <text:p>10</text:p>
          </table:table-cell>
          <table:table-cell table:style-name="ce278" office:value-type="string" calcext:value-type="string">
            <text:p>12</text:p>
          </table:table-cell>
          <table:table-cell table:style-name="ce288" table:number-columns-repeated="2"/>
          <table:table-cell table:style-name="ce278" office:value-type="string" calcext:value-type="string">
            <text:p>11</text:p>
          </table:table-cell>
          <table:table-cell table:style-name="ce27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1" office:value-type="string" calcext:value-type="string">
            <text:p>10</text:p>
          </table:table-cell>
          <table:table-cell table:style-name="ce327" office:value-type="string" calcext:value-type="string">
            <text:p>12</text:p>
          </table:table-cell>
          <table:table-cell table:style-name="ce337" table:number-columns-repeated="2"/>
          <table:table-cell table:style-name="ce327" office:value-type="string" calcext:value-type="string">
            <text:p>11</text:p>
          </table:table-cell>
          <table:table-cell table:style-name="ce32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69" office:value-type="string" calcext:value-type="string">
            <text:p>10</text:p>
          </table:table-cell>
          <table:table-cell table:style-name="ce375" office:value-type="string" calcext:value-type="string">
            <text:p>12</text:p>
          </table:table-cell>
          <table:table-cell table:style-name="ce385" table:number-columns-repeated="2"/>
          <table:table-cell table:style-name="ce375" office:value-type="string" calcext:value-type="string">
            <text:p>11</text:p>
          </table:table-cell>
          <table:table-cell table:style-name="ce37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7" office:value-type="string" calcext:value-type="string">
            <text:p>10</text:p>
          </table:table-cell>
          <table:table-cell table:style-name="ce423" office:value-type="string" calcext:value-type="string">
            <text:p>12</text:p>
          </table:table-cell>
          <table:table-cell table:style-name="ce433" table:number-columns-repeated="2"/>
          <table:table-cell table:style-name="ce423" office:value-type="string" calcext:value-type="string">
            <text:p>11</text:p>
          </table:table-cell>
          <table:table-cell table:style-name="ce42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7C00</text:p>
          </table:table-cell>
          <table:table-cell table:style-name="ce180"/>
          <table:table-cell table:style-name="ce185"/>
          <table:table-cell table:style-name="ce136" office:value-type="string" calcext:value-type="string">
            <text:p>4C</text:p>
          </table:table-cell>
          <table:table-cell table:style-name="ce136" office:value-type="string" calcext:value-type="string">
            <text:p>45</text:p>
          </table:table-cell>
          <table:table-cell table:style-name="ce136" office:value-type="string" calcext:value-type="string">
            <text:p>56</text:p>
          </table:table-cell>
          <table:table-cell table:style-name="ce136" office:value-type="string" calcext:value-type="string">
            <text:p>45</text:p>
          </table:table-cell>
          <table:table-cell table:style-name="ce136" office:value-type="string" calcext:value-type="string">
            <text:p>4C</text:p>
          </table:table-cell>
          <table:table-cell table:style-name="ce136" office:value-type="string" calcext:value-type="string">
            <text:p>3A</text:p>
          </table:table-cell>
          <table:table-cell table:style-name="ce187" table:number-columns-repeated="2"/>
          <table:table-cell table:style-name="ce199"/>
          <table:table-cell table:style-name="ce185" office:value-type="string" calcext:value-type="string">
            <text:p>35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2" office:value-type="string" calcext:value-type="string">
            <text:p>4C</text:p>
          </table:table-cell>
          <table:table-cell table:style-name="ce242" office:value-type="string" calcext:value-type="string">
            <text:p>45</text:p>
          </table:table-cell>
          <table:table-cell table:style-name="ce242" office:value-type="string" calcext:value-type="string">
            <text:p>56</text:p>
          </table:table-cell>
          <table:table-cell table:style-name="ce242" office:value-type="string" calcext:value-type="string">
            <text:p>45</text:p>
          </table:table-cell>
          <table:table-cell table:style-name="ce242" office:value-type="string" calcext:value-type="string">
            <text:p>4C</text:p>
          </table:table-cell>
          <table:table-cell table:style-name="ce242" office:value-type="string" calcext:value-type="string">
            <text:p>3A</text:p>
          </table:table-cell>
          <table:table-cell table:style-name="ce255" table:number-columns-repeated="2"/>
          <table:table-cell table:style-name="ce199"/>
          <table:table-cell table:style-name="ce265" office:value-type="string" calcext:value-type="string">
            <text:p>31</text:p>
          </table:table-cell>
          <table:table-cell table:style-name="ce265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89" office:value-type="string" calcext:value-type="string">
            <text:p>4C</text:p>
          </table:table-cell>
          <table:table-cell table:style-name="ce289" office:value-type="string" calcext:value-type="string">
            <text:p>45</text:p>
          </table:table-cell>
          <table:table-cell table:style-name="ce289" office:value-type="string" calcext:value-type="string">
            <text:p>56</text:p>
          </table:table-cell>
          <table:table-cell table:style-name="ce289" office:value-type="string" calcext:value-type="string">
            <text:p>45</text:p>
          </table:table-cell>
          <table:table-cell table:style-name="ce289" office:value-type="string" calcext:value-type="string">
            <text:p>4C</text:p>
          </table:table-cell>
          <table:table-cell table:style-name="ce289" office:value-type="string" calcext:value-type="string">
            <text:p>3A</text:p>
          </table:table-cell>
          <table:table-cell table:style-name="ce304" table:number-columns-repeated="2"/>
          <table:table-cell table:style-name="ce199"/>
          <table:table-cell table:style-name="ce316" office:value-type="string" calcext:value-type="string">
            <text:p>32</text:p>
          </table:table-cell>
          <table:table-cell table:style-name="ce316" office:value-type="string" calcext:value-type="string">
            <text:p>31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8" office:value-type="string" calcext:value-type="string">
            <text:p>4C</text:p>
          </table:table-cell>
          <table:table-cell table:style-name="ce338" office:value-type="string" calcext:value-type="string">
            <text:p>45</text:p>
          </table:table-cell>
          <table:table-cell table:style-name="ce338" office:value-type="string" calcext:value-type="string">
            <text:p>56</text:p>
          </table:table-cell>
          <table:table-cell table:style-name="ce338" office:value-type="string" calcext:value-type="string">
            <text:p>45</text:p>
          </table:table-cell>
          <table:table-cell table:style-name="ce338" office:value-type="string" calcext:value-type="string">
            <text:p>4C</text:p>
          </table:table-cell>
          <table:table-cell table:style-name="ce338" office:value-type="string" calcext:value-type="string">
            <text:p>3A</text:p>
          </table:table-cell>
          <table:table-cell table:style-name="ce353" table:number-columns-repeated="2"/>
          <table:table-cell table:style-name="ce199"/>
          <table:table-cell table:style-name="ce364" office:value-type="string" calcext:value-type="string">
            <text:p>32</text:p>
          </table:table-cell>
          <table:table-cell table:style-name="ce36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6" office:value-type="string" calcext:value-type="string">
            <text:p>4C</text:p>
          </table:table-cell>
          <table:table-cell table:style-name="ce386" office:value-type="string" calcext:value-type="string">
            <text:p>45</text:p>
          </table:table-cell>
          <table:table-cell table:style-name="ce386" office:value-type="string" calcext:value-type="string">
            <text:p>56</text:p>
          </table:table-cell>
          <table:table-cell table:style-name="ce386" office:value-type="string" calcext:value-type="string">
            <text:p>45</text:p>
          </table:table-cell>
          <table:table-cell table:style-name="ce386" office:value-type="string" calcext:value-type="string">
            <text:p>4C</text:p>
          </table:table-cell>
          <table:table-cell table:style-name="ce386" office:value-type="string" calcext:value-type="string">
            <text:p>3A</text:p>
          </table:table-cell>
          <table:table-cell table:style-name="ce401" table:number-columns-repeated="2"/>
          <table:table-cell table:style-name="ce199"/>
          <table:table-cell table:style-name="ce412" office:value-type="string" calcext:value-type="string">
            <text:p>33</text:p>
          </table:table-cell>
          <table:table-cell table:style-name="ce41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4" office:value-type="string" calcext:value-type="string">
            <text:p>4C</text:p>
          </table:table-cell>
          <table:table-cell table:style-name="ce434" office:value-type="string" calcext:value-type="string">
            <text:p>45</text:p>
          </table:table-cell>
          <table:table-cell table:style-name="ce434" office:value-type="string" calcext:value-type="string">
            <text:p>56</text:p>
          </table:table-cell>
          <table:table-cell table:style-name="ce434" office:value-type="string" calcext:value-type="string">
            <text:p>45</text:p>
          </table:table-cell>
          <table:table-cell table:style-name="ce434" office:value-type="string" calcext:value-type="string">
            <text:p>4C</text:p>
          </table:table-cell>
          <table:table-cell table:style-name="ce434" office:value-type="string" calcext:value-type="string">
            <text:p>3A</text:p>
          </table:table-cell>
          <table:table-cell table:style-name="ce449" table:number-columns-repeated="2"/>
          <table:table-cell table:style-name="ce199"/>
          <table:table-cell table:style-name="ce460" office:value-type="string" calcext:value-type="string">
            <text:p>34</text:p>
          </table:table-cell>
          <table:table-cell table:style-name="ce460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D00</text:p>
          </table:table-cell>
          <table:table-cell table:style-name="ce181"/>
          <table:table-cell table:style-name="ce175"/>
          <table:table-cell table:style-name="ce137" office:value-type="string" calcext:value-type="string">
            <text:p>53</text:p>
          </table:table-cell>
          <table:table-cell table:style-name="ce137" office:value-type="string" calcext:value-type="string">
            <text:p>43</text:p>
          </table:table-cell>
          <table:table-cell table:style-name="ce137" office:value-type="string" calcext:value-type="string">
            <text:p>4F</text:p>
          </table:table-cell>
          <table:table-cell table:style-name="ce137" office:value-type="string" calcext:value-type="string">
            <text:p>52</text:p>
          </table:table-cell>
          <table:table-cell table:style-name="ce137" office:value-type="string" calcext:value-type="string">
            <text:p>45</text:p>
          </table:table-cell>
          <table:table-cell table:style-name="ce137" office:value-type="string" calcext:value-type="string">
            <text:p>3A</text:p>
          </table:table-cell>
          <table:table-cell table:style-name="ce18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3" office:value-type="string" calcext:value-type="string">
            <text:p>53</text:p>
          </table:table-cell>
          <table:table-cell table:style-name="ce243" office:value-type="string" calcext:value-type="string">
            <text:p>43</text:p>
          </table:table-cell>
          <table:table-cell table:style-name="ce243" office:value-type="string" calcext:value-type="string">
            <text:p>4F</text:p>
          </table:table-cell>
          <table:table-cell table:style-name="ce243" office:value-type="string" calcext:value-type="string">
            <text:p>52</text:p>
          </table:table-cell>
          <table:table-cell table:style-name="ce243" office:value-type="string" calcext:value-type="string">
            <text:p>45</text:p>
          </table:table-cell>
          <table:table-cell table:style-name="ce243" office:value-type="string" calcext:value-type="string">
            <text:p>3A</text:p>
          </table:table-cell>
          <table:table-cell table:style-name="ce2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0" office:value-type="string" calcext:value-type="string">
            <text:p>53</text:p>
          </table:table-cell>
          <table:table-cell table:style-name="ce290" office:value-type="string" calcext:value-type="string">
            <text:p>43</text:p>
          </table:table-cell>
          <table:table-cell table:style-name="ce290" office:value-type="string" calcext:value-type="string">
            <text:p>4F</text:p>
          </table:table-cell>
          <table:table-cell table:style-name="ce290" office:value-type="string" calcext:value-type="string">
            <text:p>52</text:p>
          </table:table-cell>
          <table:table-cell table:style-name="ce290" office:value-type="string" calcext:value-type="string">
            <text:p>45</text:p>
          </table:table-cell>
          <table:table-cell table:style-name="ce290" office:value-type="string" calcext:value-type="string">
            <text:p>3A</text:p>
          </table:table-cell>
          <table:table-cell table:style-name="ce305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9" office:value-type="string" calcext:value-type="string">
            <text:p>53</text:p>
          </table:table-cell>
          <table:table-cell table:style-name="ce339" office:value-type="string" calcext:value-type="string">
            <text:p>43</text:p>
          </table:table-cell>
          <table:table-cell table:style-name="ce339" office:value-type="string" calcext:value-type="string">
            <text:p>4F</text:p>
          </table:table-cell>
          <table:table-cell table:style-name="ce339" office:value-type="string" calcext:value-type="string">
            <text:p>52</text:p>
          </table:table-cell>
          <table:table-cell table:style-name="ce339" office:value-type="string" calcext:value-type="string">
            <text:p>45</text:p>
          </table:table-cell>
          <table:table-cell table:style-name="ce339" office:value-type="string" calcext:value-type="string">
            <text:p>3A</text:p>
          </table:table-cell>
          <table:table-cell table:style-name="ce35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7" office:value-type="string" calcext:value-type="string">
            <text:p>53</text:p>
          </table:table-cell>
          <table:table-cell table:style-name="ce387" office:value-type="string" calcext:value-type="string">
            <text:p>43</text:p>
          </table:table-cell>
          <table:table-cell table:style-name="ce387" office:value-type="string" calcext:value-type="string">
            <text:p>4F</text:p>
          </table:table-cell>
          <table:table-cell table:style-name="ce387" office:value-type="string" calcext:value-type="string">
            <text:p>52</text:p>
          </table:table-cell>
          <table:table-cell table:style-name="ce387" office:value-type="string" calcext:value-type="string">
            <text:p>45</text:p>
          </table:table-cell>
          <table:table-cell table:style-name="ce387" office:value-type="string" calcext:value-type="string">
            <text:p>3A</text:p>
          </table:table-cell>
          <table:table-cell table:style-name="ce40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5" office:value-type="string" calcext:value-type="string">
            <text:p>53</text:p>
          </table:table-cell>
          <table:table-cell table:style-name="ce435" office:value-type="string" calcext:value-type="string">
            <text:p>43</text:p>
          </table:table-cell>
          <table:table-cell table:style-name="ce435" office:value-type="string" calcext:value-type="string">
            <text:p>4F</text:p>
          </table:table-cell>
          <table:table-cell table:style-name="ce435" office:value-type="string" calcext:value-type="string">
            <text:p>52</text:p>
          </table:table-cell>
          <table:table-cell table:style-name="ce435" office:value-type="string" calcext:value-type="string">
            <text:p>45</text:p>
          </table:table-cell>
          <table:table-cell table:style-name="ce435" office:value-type="string" calcext:value-type="string">
            <text:p>3A</text:p>
          </table:table-cell>
          <table:table-cell table:style-name="ce45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A00</text:p>
          </table:table-cell>
          <table:table-cell table:style-name="ce68" office:value-type="string" calcext:value-type="string">
            <text:p>10</text:p>
          </table:table-cell>
          <table:table-cell table:style-name="ce92" office:value-type="string" calcext:value-type="string">
            <text:p>12</text:p>
          </table:table-cell>
          <table:table-cell table:style-name="ce138" table:number-columns-repeated="2"/>
          <table:table-cell table:style-name="ce92" office:value-type="string" calcext:value-type="string">
            <text:p>11</text:p>
          </table:table-cell>
          <table:table-cell table:style-name="ce9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6" office:value-type="string" calcext:value-type="string">
            <text:p>10</text:p>
          </table:table-cell>
          <table:table-cell table:style-name="ce232" office:value-type="string" calcext:value-type="string">
            <text:p>12</text:p>
          </table:table-cell>
          <table:table-cell table:style-name="ce244" table:number-columns-repeated="2"/>
          <table:table-cell table:style-name="ce232" office:value-type="string" calcext:value-type="string">
            <text:p>11</text:p>
          </table:table-cell>
          <table:table-cell table:style-name="ce23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3" office:value-type="string" calcext:value-type="string">
            <text:p>10</text:p>
          </table:table-cell>
          <table:table-cell table:style-name="ce279" office:value-type="string" calcext:value-type="string">
            <text:p>12</text:p>
          </table:table-cell>
          <table:table-cell table:style-name="ce291" table:number-columns-repeated="2"/>
          <table:table-cell table:style-name="ce279" office:value-type="string" calcext:value-type="string">
            <text:p>11</text:p>
          </table:table-cell>
          <table:table-cell table:style-name="ce27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2" office:value-type="string" calcext:value-type="string">
            <text:p>10</text:p>
          </table:table-cell>
          <table:table-cell table:style-name="ce328" office:value-type="string" calcext:value-type="string">
            <text:p>12</text:p>
          </table:table-cell>
          <table:table-cell table:style-name="ce340" table:number-columns-repeated="2"/>
          <table:table-cell table:style-name="ce328" office:value-type="string" calcext:value-type="string">
            <text:p>11</text:p>
          </table:table-cell>
          <table:table-cell table:style-name="ce32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0" office:value-type="string" calcext:value-type="string">
            <text:p>10</text:p>
          </table:table-cell>
          <table:table-cell table:style-name="ce376" office:value-type="string" calcext:value-type="string">
            <text:p>12</text:p>
          </table:table-cell>
          <table:table-cell table:style-name="ce388" table:number-columns-repeated="2"/>
          <table:table-cell table:style-name="ce376" office:value-type="string" calcext:value-type="string">
            <text:p>11</text:p>
          </table:table-cell>
          <table:table-cell table:style-name="ce37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8" office:value-type="string" calcext:value-type="string">
            <text:p>10</text:p>
          </table:table-cell>
          <table:table-cell table:style-name="ce424" office:value-type="string" calcext:value-type="string">
            <text:p>12</text:p>
          </table:table-cell>
          <table:table-cell table:style-name="ce436" table:number-columns-repeated="2"/>
          <table:table-cell table:style-name="ce424" office:value-type="string" calcext:value-type="string">
            <text:p>11</text:p>
          </table:table-cell>
          <table:table-cell table:style-name="ce42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8B00</text:p>
          </table:table-cell>
          <table:table-cell table:style-name="ce180"/>
          <table:table-cell table:style-name="ce185"/>
          <table:table-cell table:style-name="ce140" office:value-type="string" calcext:value-type="string">
            <text:p>4C</text:p>
          </table:table-cell>
          <table:table-cell table:style-name="ce140" office:value-type="string" calcext:value-type="string">
            <text:p>45</text:p>
          </table:table-cell>
          <table:table-cell table:style-name="ce140" office:value-type="string" calcext:value-type="string">
            <text:p>56</text:p>
          </table:table-cell>
          <table:table-cell table:style-name="ce140" office:value-type="string" calcext:value-type="string">
            <text:p>45</text:p>
          </table:table-cell>
          <table:table-cell table:style-name="ce140" office:value-type="string" calcext:value-type="string">
            <text:p>4C</text:p>
          </table:table-cell>
          <table:table-cell table:style-name="ce140" office:value-type="string" calcext:value-type="string">
            <text:p>3A</text:p>
          </table:table-cell>
          <table:table-cell table:style-name="ce189" table:number-columns-repeated="2"/>
          <table:table-cell table:style-name="ce199"/>
          <table:table-cell table:style-name="ce185" office:value-type="string" calcext:value-type="string">
            <text:p>36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5" office:value-type="string" calcext:value-type="string">
            <text:p>4C</text:p>
          </table:table-cell>
          <table:table-cell table:style-name="ce245" office:value-type="string" calcext:value-type="string">
            <text:p>45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45</text:p>
          </table:table-cell>
          <table:table-cell table:style-name="ce245" office:value-type="string" calcext:value-type="string">
            <text:p>4C</text:p>
          </table:table-cell>
          <table:table-cell table:style-name="ce245" office:value-type="string" calcext:value-type="string">
            <text:p>3A</text:p>
          </table:table-cell>
          <table:table-cell table:style-name="ce257" table:number-columns-repeated="2"/>
          <table:table-cell table:style-name="ce199"/>
          <table:table-cell table:style-name="ce266" office:value-type="string" calcext:value-type="string">
            <text:p>31</text:p>
          </table:table-cell>
          <table:table-cell table:style-name="ce266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2" office:value-type="string" calcext:value-type="string">
            <text:p>4C</text:p>
          </table:table-cell>
          <table:table-cell table:style-name="ce292" office:value-type="string" calcext:value-type="string">
            <text:p>45</text:p>
          </table:table-cell>
          <table:table-cell table:style-name="ce292" office:value-type="string" calcext:value-type="string">
            <text:p>56</text:p>
          </table:table-cell>
          <table:table-cell table:style-name="ce292" office:value-type="string" calcext:value-type="string">
            <text:p>45</text:p>
          </table:table-cell>
          <table:table-cell table:style-name="ce292" office:value-type="string" calcext:value-type="string">
            <text:p>4C</text:p>
          </table:table-cell>
          <table:table-cell table:style-name="ce292" office:value-type="string" calcext:value-type="string">
            <text:p>3A</text:p>
          </table:table-cell>
          <table:table-cell table:style-name="ce306" table:number-columns-repeated="2"/>
          <table:table-cell table:style-name="ce199"/>
          <table:table-cell table:number-columns-repeated="2" table:style-name="ce317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1" office:value-type="string" calcext:value-type="string">
            <text:p>4C</text:p>
          </table:table-cell>
          <table:table-cell table:style-name="ce341" office:value-type="string" calcext:value-type="string">
            <text:p>45</text:p>
          </table:table-cell>
          <table:table-cell table:style-name="ce341" office:value-type="string" calcext:value-type="string">
            <text:p>56</text:p>
          </table:table-cell>
          <table:table-cell table:style-name="ce341" office:value-type="string" calcext:value-type="string">
            <text:p>45</text:p>
          </table:table-cell>
          <table:table-cell table:style-name="ce341" office:value-type="string" calcext:value-type="string">
            <text:p>4C</text:p>
          </table:table-cell>
          <table:table-cell table:style-name="ce341" office:value-type="string" calcext:value-type="string">
            <text:p>3A</text:p>
          </table:table-cell>
          <table:table-cell table:style-name="ce355" table:number-columns-repeated="2"/>
          <table:table-cell table:style-name="ce199"/>
          <table:table-cell table:style-name="ce365" office:value-type="string" calcext:value-type="string">
            <text:p>33</text:p>
          </table:table-cell>
          <table:table-cell table:style-name="ce36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9" office:value-type="string" calcext:value-type="string">
            <text:p>4C</text:p>
          </table:table-cell>
          <table:table-cell table:style-name="ce389" office:value-type="string" calcext:value-type="string">
            <text:p>45</text:p>
          </table:table-cell>
          <table:table-cell table:style-name="ce389" office:value-type="string" calcext:value-type="string">
            <text:p>56</text:p>
          </table:table-cell>
          <table:table-cell table:style-name="ce389" office:value-type="string" calcext:value-type="string">
            <text:p>45</text:p>
          </table:table-cell>
          <table:table-cell table:style-name="ce389" office:value-type="string" calcext:value-type="string">
            <text:p>4C</text:p>
          </table:table-cell>
          <table:table-cell table:style-name="ce389" office:value-type="string" calcext:value-type="string">
            <text:p>3A</text:p>
          </table:table-cell>
          <table:table-cell table:style-name="ce403" table:number-columns-repeated="2"/>
          <table:table-cell table:style-name="ce199"/>
          <table:table-cell table:style-name="ce413" office:value-type="string" calcext:value-type="string">
            <text:p>33</text:p>
          </table:table-cell>
          <table:table-cell table:style-name="ce41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7" office:value-type="string" calcext:value-type="string">
            <text:p>4C</text:p>
          </table:table-cell>
          <table:table-cell table:style-name="ce437" office:value-type="string" calcext:value-type="string">
            <text:p>45</text:p>
          </table:table-cell>
          <table:table-cell table:style-name="ce437" office:value-type="string" calcext:value-type="string">
            <text:p>56</text:p>
          </table:table-cell>
          <table:table-cell table:style-name="ce437" office:value-type="string" calcext:value-type="string">
            <text:p>45</text:p>
          </table:table-cell>
          <table:table-cell table:style-name="ce437" office:value-type="string" calcext:value-type="string">
            <text:p>4C</text:p>
          </table:table-cell>
          <table:table-cell table:style-name="ce437" office:value-type="string" calcext:value-type="string">
            <text:p>3A</text:p>
          </table:table-cell>
          <table:table-cell table:style-name="ce451" table:number-columns-repeated="2"/>
          <table:table-cell table:style-name="ce199"/>
          <table:table-cell table:style-name="ce461" office:value-type="string" calcext:value-type="string">
            <text:p>34</text:p>
          </table:table-cell>
          <table:table-cell table:style-name="ce461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C00</text:p>
          </table:table-cell>
          <table:table-cell table:style-name="ce181"/>
          <table:table-cell table:style-name="ce175"/>
          <table:table-cell table:style-name="ce141" office:value-type="string" calcext:value-type="string">
            <text:p>53</text:p>
          </table:table-cell>
          <table:table-cell table:style-name="ce141" office:value-type="string" calcext:value-type="string">
            <text:p>43</text:p>
          </table:table-cell>
          <table:table-cell table:style-name="ce141" office:value-type="string" calcext:value-type="string">
            <text:p>4F</text:p>
          </table:table-cell>
          <table:table-cell table:style-name="ce141" office:value-type="string" calcext:value-type="string">
            <text:p>52</text:p>
          </table:table-cell>
          <table:table-cell table:style-name="ce141" office:value-type="string" calcext:value-type="string">
            <text:p>45</text:p>
          </table:table-cell>
          <table:table-cell table:style-name="ce141" office:value-type="string" calcext:value-type="string">
            <text:p>3A</text:p>
          </table:table-cell>
          <table:table-cell table:style-name="ce19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6" office:value-type="string" calcext:value-type="string">
            <text:p>53</text:p>
          </table:table-cell>
          <table:table-cell table:style-name="ce246" office:value-type="string" calcext:value-type="string">
            <text:p>43</text:p>
          </table:table-cell>
          <table:table-cell table:style-name="ce246" office:value-type="string" calcext:value-type="string">
            <text:p>4F</text:p>
          </table:table-cell>
          <table:table-cell table:style-name="ce246" office:value-type="string" calcext:value-type="string">
            <text:p>52</text:p>
          </table:table-cell>
          <table:table-cell table:style-name="ce246" office:value-type="string" calcext:value-type="string">
            <text:p>45</text:p>
          </table:table-cell>
          <table:table-cell table:style-name="ce246" office:value-type="string" calcext:value-type="string">
            <text:p>3A</text:p>
          </table:table-cell>
          <table:table-cell table:style-name="ce25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3" office:value-type="string" calcext:value-type="string">
            <text:p>53</text:p>
          </table:table-cell>
          <table:table-cell table:style-name="ce293" office:value-type="string" calcext:value-type="string">
            <text:p>43</text:p>
          </table:table-cell>
          <table:table-cell table:style-name="ce293" office:value-type="string" calcext:value-type="string">
            <text:p>4F</text:p>
          </table:table-cell>
          <table:table-cell table:style-name="ce293" office:value-type="string" calcext:value-type="string">
            <text:p>52</text:p>
          </table:table-cell>
          <table:table-cell table:style-name="ce293" office:value-type="string" calcext:value-type="string">
            <text:p>45</text:p>
          </table:table-cell>
          <table:table-cell table:style-name="ce293" office:value-type="string" calcext:value-type="string">
            <text:p>3A</text:p>
          </table:table-cell>
          <table:table-cell table:style-name="ce307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2" office:value-type="string" calcext:value-type="string">
            <text:p>53</text:p>
          </table:table-cell>
          <table:table-cell table:style-name="ce342" office:value-type="string" calcext:value-type="string">
            <text:p>43</text:p>
          </table:table-cell>
          <table:table-cell table:style-name="ce342" office:value-type="string" calcext:value-type="string">
            <text:p>4F</text:p>
          </table:table-cell>
          <table:table-cell table:style-name="ce342" office:value-type="string" calcext:value-type="string">
            <text:p>52</text:p>
          </table:table-cell>
          <table:table-cell table:style-name="ce342" office:value-type="string" calcext:value-type="string">
            <text:p>45</text:p>
          </table:table-cell>
          <table:table-cell table:style-name="ce342" office:value-type="string" calcext:value-type="string">
            <text:p>3A</text:p>
          </table:table-cell>
          <table:table-cell table:style-name="ce3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0" office:value-type="string" calcext:value-type="string">
            <text:p>53</text:p>
          </table:table-cell>
          <table:table-cell table:style-name="ce390" office:value-type="string" calcext:value-type="string">
            <text:p>43</text:p>
          </table:table-cell>
          <table:table-cell table:style-name="ce390" office:value-type="string" calcext:value-type="string">
            <text:p>4F</text:p>
          </table:table-cell>
          <table:table-cell table:style-name="ce390" office:value-type="string" calcext:value-type="string">
            <text:p>52</text:p>
          </table:table-cell>
          <table:table-cell table:style-name="ce390" office:value-type="string" calcext:value-type="string">
            <text:p>45</text:p>
          </table:table-cell>
          <table:table-cell table:style-name="ce390" office:value-type="string" calcext:value-type="string">
            <text:p>3A</text:p>
          </table:table-cell>
          <table:table-cell table:style-name="ce40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8" office:value-type="string" calcext:value-type="string">
            <text:p>53</text:p>
          </table:table-cell>
          <table:table-cell table:style-name="ce438" office:value-type="string" calcext:value-type="string">
            <text:p>43</text:p>
          </table:table-cell>
          <table:table-cell table:style-name="ce438" office:value-type="string" calcext:value-type="string">
            <text:p>4F</text:p>
          </table:table-cell>
          <table:table-cell table:style-name="ce438" office:value-type="string" calcext:value-type="string">
            <text:p>52</text:p>
          </table:table-cell>
          <table:table-cell table:style-name="ce438" office:value-type="string" calcext:value-type="string">
            <text:p>45</text:p>
          </table:table-cell>
          <table:table-cell table:style-name="ce438" office:value-type="string" calcext:value-type="string">
            <text:p>3A</text:p>
          </table:table-cell>
          <table:table-cell table:style-name="ce45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900</text:p>
          </table:table-cell>
          <table:table-cell table:style-name="ce69" office:value-type="string" calcext:value-type="string">
            <text:p>10</text:p>
          </table:table-cell>
          <table:table-cell table:style-name="ce95" office:value-type="string" calcext:value-type="string">
            <text:p>12</text:p>
          </table:table-cell>
          <table:table-cell table:style-name="ce143" table:number-columns-repeated="2"/>
          <table:table-cell table:style-name="ce95" office:value-type="string" calcext:value-type="string">
            <text:p>11</text:p>
          </table:table-cell>
          <table:table-cell table:style-name="ce9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7" office:value-type="string" calcext:value-type="string">
            <text:p>10</text:p>
          </table:table-cell>
          <table:table-cell table:style-name="ce233" office:value-type="string" calcext:value-type="string">
            <text:p>12</text:p>
          </table:table-cell>
          <table:table-cell table:style-name="ce247" table:number-columns-repeated="2"/>
          <table:table-cell table:style-name="ce233" office:value-type="string" calcext:value-type="string">
            <text:p>11</text:p>
          </table:table-cell>
          <table:table-cell table:style-name="ce23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4" office:value-type="string" calcext:value-type="string">
            <text:p>10</text:p>
          </table:table-cell>
          <table:table-cell table:style-name="ce280" office:value-type="string" calcext:value-type="string">
            <text:p>12</text:p>
          </table:table-cell>
          <table:table-cell table:style-name="ce294" table:number-columns-repeated="2"/>
          <table:table-cell table:style-name="ce280" office:value-type="string" calcext:value-type="string">
            <text:p>11</text:p>
          </table:table-cell>
          <table:table-cell table:style-name="ce28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3" office:value-type="string" calcext:value-type="string">
            <text:p>10</text:p>
          </table:table-cell>
          <table:table-cell table:style-name="ce329" office:value-type="string" calcext:value-type="string">
            <text:p>12</text:p>
          </table:table-cell>
          <table:table-cell table:style-name="ce343" table:number-columns-repeated="2"/>
          <table:table-cell table:style-name="ce329" office:value-type="string" calcext:value-type="string">
            <text:p>11</text:p>
          </table:table-cell>
          <table:table-cell table:style-name="ce32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1" office:value-type="string" calcext:value-type="string">
            <text:p>10</text:p>
          </table:table-cell>
          <table:table-cell table:style-name="ce377" office:value-type="string" calcext:value-type="string">
            <text:p>12</text:p>
          </table:table-cell>
          <table:table-cell table:style-name="ce391" table:number-columns-repeated="2"/>
          <table:table-cell table:style-name="ce377" office:value-type="string" calcext:value-type="string">
            <text:p>11</text:p>
          </table:table-cell>
          <table:table-cell table:style-name="ce37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9" office:value-type="string" calcext:value-type="string">
            <text:p>10</text:p>
          </table:table-cell>
          <table:table-cell table:style-name="ce425" office:value-type="string" calcext:value-type="string">
            <text:p>12</text:p>
          </table:table-cell>
          <table:table-cell table:style-name="ce439" table:number-columns-repeated="2"/>
          <table:table-cell table:style-name="ce425" office:value-type="string" calcext:value-type="string">
            <text:p>11</text:p>
          </table:table-cell>
          <table:table-cell table:style-name="ce42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9A00</text:p>
          </table:table-cell>
          <table:table-cell table:style-name="ce180"/>
          <table:table-cell table:style-name="ce185"/>
          <table:table-cell table:style-name="ce144" office:value-type="string" calcext:value-type="string">
            <text:p>4C</text:p>
          </table:table-cell>
          <table:table-cell table:style-name="ce144" office:value-type="string" calcext:value-type="string">
            <text:p>45</text:p>
          </table:table-cell>
          <table:table-cell table:style-name="ce144" office:value-type="string" calcext:value-type="string">
            <text:p>56</text:p>
          </table:table-cell>
          <table:table-cell table:style-name="ce144" office:value-type="string" calcext:value-type="string">
            <text:p>45</text:p>
          </table:table-cell>
          <table:table-cell table:style-name="ce144" office:value-type="string" calcext:value-type="string">
            <text:p>4C</text:p>
          </table:table-cell>
          <table:table-cell table:style-name="ce144" office:value-type="string" calcext:value-type="string">
            <text:p>3A</text:p>
          </table:table-cell>
          <table:table-cell table:style-name="ce191" table:number-columns-repeated="2"/>
          <table:table-cell table:style-name="ce199"/>
          <table:table-cell table:style-name="ce185" office:value-type="string" calcext:value-type="string">
            <text:p>37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8" office:value-type="string" calcext:value-type="string">
            <text:p>4C</text:p>
          </table:table-cell>
          <table:table-cell table:style-name="ce248" office:value-type="string" calcext:value-type="string">
            <text:p>45</text:p>
          </table:table-cell>
          <table:table-cell table:style-name="ce248" office:value-type="string" calcext:value-type="string">
            <text:p>56</text:p>
          </table:table-cell>
          <table:table-cell table:style-name="ce248" office:value-type="string" calcext:value-type="string">
            <text:p>45</text:p>
          </table:table-cell>
          <table:table-cell table:style-name="ce248" office:value-type="string" calcext:value-type="string">
            <text:p>4C</text:p>
          </table:table-cell>
          <table:table-cell table:style-name="ce248" office:value-type="string" calcext:value-type="string">
            <text:p>3A</text:p>
          </table:table-cell>
          <table:table-cell table:style-name="ce259" table:number-columns-repeated="2"/>
          <table:table-cell table:style-name="ce199"/>
          <table:table-cell table:style-name="ce267" office:value-type="string" calcext:value-type="string">
            <text:p>31</text:p>
          </table:table-cell>
          <table:table-cell table:style-name="ce267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5" office:value-type="string" calcext:value-type="string">
            <text:p>4C</text:p>
          </table:table-cell>
          <table:table-cell table:style-name="ce295" office:value-type="string" calcext:value-type="string">
            <text:p>45</text:p>
          </table:table-cell>
          <table:table-cell table:style-name="ce295" office:value-type="string" calcext:value-type="string">
            <text:p>56</text:p>
          </table:table-cell>
          <table:table-cell table:style-name="ce295" office:value-type="string" calcext:value-type="string">
            <text:p>45</text:p>
          </table:table-cell>
          <table:table-cell table:style-name="ce295" office:value-type="string" calcext:value-type="string">
            <text:p>4C</text:p>
          </table:table-cell>
          <table:table-cell table:style-name="ce295" office:value-type="string" calcext:value-type="string">
            <text:p>3A</text:p>
          </table:table-cell>
          <table:table-cell table:style-name="ce308" table:number-columns-repeated="2"/>
          <table:table-cell table:style-name="ce199"/>
          <table:table-cell table:style-name="ce318" office:value-type="string" calcext:value-type="string">
            <text:p>32</text:p>
          </table:table-cell>
          <table:table-cell table:style-name="ce318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4" office:value-type="string" calcext:value-type="string">
            <text:p>4C</text:p>
          </table:table-cell>
          <table:table-cell table:style-name="ce344" office:value-type="string" calcext:value-type="string">
            <text:p>45</text:p>
          </table:table-cell>
          <table:table-cell table:style-name="ce344" office:value-type="string" calcext:value-type="string">
            <text:p>56</text:p>
          </table:table-cell>
          <table:table-cell table:style-name="ce344" office:value-type="string" calcext:value-type="string">
            <text:p>45</text:p>
          </table:table-cell>
          <table:table-cell table:style-name="ce344" office:value-type="string" calcext:value-type="string">
            <text:p>4C</text:p>
          </table:table-cell>
          <table:table-cell table:style-name="ce344" office:value-type="string" calcext:value-type="string">
            <text:p>3A</text:p>
          </table:table-cell>
          <table:table-cell table:style-name="ce357" table:number-columns-repeated="2"/>
          <table:table-cell table:style-name="ce199"/>
          <table:table-cell table:style-name="ce366" office:value-type="string" calcext:value-type="string">
            <text:p>33</text:p>
          </table:table-cell>
          <table:table-cell table:style-name="ce366" office:value-type="string" calcext:value-type="string">
            <text:p>31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92" office:value-type="string" calcext:value-type="string">
            <text:p>4C</text:p>
          </table:table-cell>
          <table:table-cell table:style-name="ce392" office:value-type="string" calcext:value-type="string">
            <text:p>45</text:p>
          </table:table-cell>
          <table:table-cell table:style-name="ce392" office:value-type="string" calcext:value-type="string">
            <text:p>56</text:p>
          </table:table-cell>
          <table:table-cell table:style-name="ce392" office:value-type="string" calcext:value-type="string">
            <text:p>45</text:p>
          </table:table-cell>
          <table:table-cell table:style-name="ce392" office:value-type="string" calcext:value-type="string">
            <text:p>4C</text:p>
          </table:table-cell>
          <table:table-cell table:style-name="ce392" office:value-type="string" calcext:value-type="string">
            <text:p>3A</text:p>
          </table:table-cell>
          <table:table-cell table:style-name="ce405" table:number-columns-repeated="2"/>
          <table:table-cell table:style-name="ce199"/>
          <table:table-cell table:style-name="ce414" office:value-type="string" calcext:value-type="string">
            <text:p>33</text:p>
          </table:table-cell>
          <table:table-cell table:style-name="ce41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40" office:value-type="string" calcext:value-type="string">
            <text:p>4C</text:p>
          </table:table-cell>
          <table:table-cell table:style-name="ce440" office:value-type="string" calcext:value-type="string">
            <text:p>45</text:p>
          </table:table-cell>
          <table:table-cell table:style-name="ce440" office:value-type="string" calcext:value-type="string">
            <text:p>56</text:p>
          </table:table-cell>
          <table:table-cell table:style-name="ce440" office:value-type="string" calcext:value-type="string">
            <text:p>45</text:p>
          </table:table-cell>
          <table:table-cell table:style-name="ce440" office:value-type="string" calcext:value-type="string">
            <text:p>4C</text:p>
          </table:table-cell>
          <table:table-cell table:style-name="ce440" office:value-type="string" calcext:value-type="string">
            <text:p>3A</text:p>
          </table:table-cell>
          <table:table-cell table:style-name="ce453" table:number-columns-repeated="2"/>
          <table:table-cell table:style-name="ce199"/>
          <table:table-cell table:style-name="ce462" office:value-type="string" calcext:value-type="string">
            <text:p>34</text:p>
          </table:table-cell>
          <table:table-cell table:style-name="ce46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B00</text:p>
          </table:table-cell>
          <table:table-cell table:style-name="ce181"/>
          <table:table-cell table:style-name="ce175"/>
          <table:table-cell table:style-name="ce145" office:value-type="string" calcext:value-type="string">
            <text:p>53</text:p>
          </table:table-cell>
          <table:table-cell table:style-name="ce145" office:value-type="string" calcext:value-type="string">
            <text:p>43</text:p>
          </table:table-cell>
          <table:table-cell table:style-name="ce145" office:value-type="string" calcext:value-type="string">
            <text:p>4F</text:p>
          </table:table-cell>
          <table:table-cell table:style-name="ce145" office:value-type="string" calcext:value-type="string">
            <text:p>52</text:p>
          </table:table-cell>
          <table:table-cell table:style-name="ce145" office:value-type="string" calcext:value-type="string">
            <text:p>45</text:p>
          </table:table-cell>
          <table:table-cell table:style-name="ce145" office:value-type="string" calcext:value-type="string">
            <text:p>3A</text:p>
          </table:table-cell>
          <table:table-cell table:style-name="ce19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9" office:value-type="string" calcext:value-type="string">
            <text:p>53</text:p>
          </table:table-cell>
          <table:table-cell table:style-name="ce249" office:value-type="string" calcext:value-type="string">
            <text:p>43</text:p>
          </table:table-cell>
          <table:table-cell table:style-name="ce249" office:value-type="string" calcext:value-type="string">
            <text:p>4F</text:p>
          </table:table-cell>
          <table:table-cell table:style-name="ce249" office:value-type="string" calcext:value-type="string">
            <text:p>52</text:p>
          </table:table-cell>
          <table:table-cell table:style-name="ce249" office:value-type="string" calcext:value-type="string">
            <text:p>45</text:p>
          </table:table-cell>
          <table:table-cell table:style-name="ce249" office:value-type="string" calcext:value-type="string">
            <text:p>3A</text:p>
          </table:table-cell>
          <table:table-cell table:style-name="ce26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6" office:value-type="string" calcext:value-type="string">
            <text:p>53</text:p>
          </table:table-cell>
          <table:table-cell table:style-name="ce296" office:value-type="string" calcext:value-type="string">
            <text:p>43</text:p>
          </table:table-cell>
          <table:table-cell table:style-name="ce296" office:value-type="string" calcext:value-type="string">
            <text:p>4F</text:p>
          </table:table-cell>
          <table:table-cell table:style-name="ce296" office:value-type="string" calcext:value-type="string">
            <text:p>52</text:p>
          </table:table-cell>
          <table:table-cell table:style-name="ce296" office:value-type="string" calcext:value-type="string">
            <text:p>45</text:p>
          </table:table-cell>
          <table:table-cell table:style-name="ce296" office:value-type="string" calcext:value-type="string">
            <text:p>3A</text:p>
          </table:table-cell>
          <table:table-cell table:style-name="ce309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5" office:value-type="string" calcext:value-type="string">
            <text:p>53</text:p>
          </table:table-cell>
          <table:table-cell table:style-name="ce345" office:value-type="string" calcext:value-type="string">
            <text:p>43</text:p>
          </table:table-cell>
          <table:table-cell table:style-name="ce345" office:value-type="string" calcext:value-type="string">
            <text:p>4F</text:p>
          </table:table-cell>
          <table:table-cell table:style-name="ce345" office:value-type="string" calcext:value-type="string">
            <text:p>52</text:p>
          </table:table-cell>
          <table:table-cell table:style-name="ce345" office:value-type="string" calcext:value-type="string">
            <text:p>45</text:p>
          </table:table-cell>
          <table:table-cell table:style-name="ce345" office:value-type="string" calcext:value-type="string">
            <text:p>3A</text:p>
          </table:table-cell>
          <table:table-cell table:style-name="ce35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3" office:value-type="string" calcext:value-type="string">
            <text:p>53</text:p>
          </table:table-cell>
          <table:table-cell table:style-name="ce393" office:value-type="string" calcext:value-type="string">
            <text:p>43</text:p>
          </table:table-cell>
          <table:table-cell table:style-name="ce393" office:value-type="string" calcext:value-type="string">
            <text:p>4F</text:p>
          </table:table-cell>
          <table:table-cell table:style-name="ce393" office:value-type="string" calcext:value-type="string">
            <text:p>52</text:p>
          </table:table-cell>
          <table:table-cell table:style-name="ce393" office:value-type="string" calcext:value-type="string">
            <text:p>45</text:p>
          </table:table-cell>
          <table:table-cell table:style-name="ce393" office:value-type="string" calcext:value-type="string">
            <text:p>3A</text:p>
          </table:table-cell>
          <table:table-cell table:style-name="ce40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41" office:value-type="string" calcext:value-type="string">
            <text:p>53</text:p>
          </table:table-cell>
          <table:table-cell table:style-name="ce441" office:value-type="string" calcext:value-type="string">
            <text:p>43</text:p>
          </table:table-cell>
          <table:table-cell table:style-name="ce441" office:value-type="string" calcext:value-type="string">
            <text:p>4F</text:p>
          </table:table-cell>
          <table:table-cell table:style-name="ce441" office:value-type="string" calcext:value-type="string">
            <text:p>52</text:p>
          </table:table-cell>
          <table:table-cell table:style-name="ce441" office:value-type="string" calcext:value-type="string">
            <text:p>45</text:p>
          </table:table-cell>
          <table:table-cell table:style-name="ce441" office:value-type="string" calcext:value-type="string">
            <text:p>3A</text:p>
          </table:table-cell>
          <table:table-cell table:style-name="ce45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C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800</text:p>
          </table:table-cell>
          <table:table-cell table:style-name="ce70" office:value-type="string" calcext:value-type="string">
            <text:p>10</text:p>
          </table:table-cell>
          <table:table-cell table:style-name="ce102" office:value-type="string" calcext:value-type="string">
            <text:p>12</text:p>
          </table:table-cell>
          <table:table-cell table:style-name="ce146" table:number-columns-repeated="2"/>
          <table:table-cell table:style-name="ce102" office:value-type="string" calcext:value-type="string">
            <text:p>11</text:p>
          </table:table-cell>
          <table:table-cell table:style-name="ce10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8" office:value-type="string" calcext:value-type="string">
            <text:p>10</text:p>
          </table:table-cell>
          <table:table-cell table:style-name="ce234" office:value-type="string" calcext:value-type="string">
            <text:p>12</text:p>
          </table:table-cell>
          <table:table-cell table:style-name="ce250" table:number-columns-repeated="2"/>
          <table:table-cell table:style-name="ce234" office:value-type="string" calcext:value-type="string">
            <text:p>11</text:p>
          </table:table-cell>
          <table:table-cell table:style-name="ce23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5" office:value-type="string" calcext:value-type="string">
            <text:p>10</text:p>
          </table:table-cell>
          <table:table-cell table:style-name="ce281" office:value-type="string" calcext:value-type="string">
            <text:p>12</text:p>
          </table:table-cell>
          <table:table-cell table:style-name="ce297" table:number-columns-repeated="2"/>
          <table:table-cell table:style-name="ce281" office:value-type="string" calcext:value-type="string">
            <text:p>11</text:p>
          </table:table-cell>
          <table:table-cell table:style-name="ce28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4" office:value-type="string" calcext:value-type="string">
            <text:p>10</text:p>
          </table:table-cell>
          <table:table-cell table:style-name="ce330" office:value-type="string" calcext:value-type="string">
            <text:p>12</text:p>
          </table:table-cell>
          <table:table-cell table:style-name="ce346" table:number-columns-repeated="2"/>
          <table:table-cell table:style-name="ce330" office:value-type="string" calcext:value-type="string">
            <text:p>11</text:p>
          </table:table-cell>
          <table:table-cell table:style-name="ce33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2" office:value-type="string" calcext:value-type="string">
            <text:p>10</text:p>
          </table:table-cell>
          <table:table-cell table:style-name="ce378" office:value-type="string" calcext:value-type="string">
            <text:p>12</text:p>
          </table:table-cell>
          <table:table-cell table:style-name="ce394" table:number-columns-repeated="2"/>
          <table:table-cell table:style-name="ce378" office:value-type="string" calcext:value-type="string">
            <text:p>11</text:p>
          </table:table-cell>
          <table:table-cell table:style-name="ce37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20" office:value-type="string" calcext:value-type="string">
            <text:p>10</text:p>
          </table:table-cell>
          <table:table-cell table:style-name="ce426" office:value-type="string" calcext:value-type="string">
            <text:p>12</text:p>
          </table:table-cell>
          <table:table-cell table:style-name="ce442" table:number-columns-repeated="2"/>
          <table:table-cell table:style-name="ce426" office:value-type="string" calcext:value-type="string">
            <text:p>11</text:p>
          </table:table-cell>
          <table:table-cell table:style-name="ce42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A900</text:p>
          </table:table-cell>
          <table:table-cell table:style-name="ce180"/>
          <table:table-cell table:style-name="ce185"/>
          <table:table-cell table:style-name="ce147" office:value-type="string" calcext:value-type="string">
            <text:p>4C</text:p>
          </table:table-cell>
          <table:table-cell table:style-name="ce147" office:value-type="string" calcext:value-type="string">
            <text:p>45</text:p>
          </table:table-cell>
          <table:table-cell table:style-name="ce147" office:value-type="string" calcext:value-type="string">
            <text:p>56</text:p>
          </table:table-cell>
          <table:table-cell table:style-name="ce147" office:value-type="string" calcext:value-type="string">
            <text:p>45</text:p>
          </table:table-cell>
          <table:table-cell table:style-name="ce147" office:value-type="string" calcext:value-type="string">
            <text:p>4C</text:p>
          </table:table-cell>
          <table:table-cell table:style-name="ce147" office:value-type="string" calcext:value-type="string">
            <text:p>3A</text:p>
          </table:table-cell>
          <table:table-cell table:style-name="ce193" table:number-columns-repeated="2"/>
          <table:table-cell table:style-name="ce199"/>
          <table:table-cell table:style-name="ce185" office:value-type="string" calcext:value-type="string">
            <text:p>38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51" office:value-type="string" calcext:value-type="string">
            <text:p>4C</text:p>
          </table:table-cell>
          <table:table-cell table:style-name="ce251" office:value-type="string" calcext:value-type="string">
            <text:p>45</text:p>
          </table:table-cell>
          <table:table-cell table:style-name="ce251" office:value-type="string" calcext:value-type="string">
            <text:p>56</text:p>
          </table:table-cell>
          <table:table-cell table:style-name="ce251" office:value-type="string" calcext:value-type="string">
            <text:p>45</text:p>
          </table:table-cell>
          <table:table-cell table:style-name="ce251" office:value-type="string" calcext:value-type="string">
            <text:p>4C</text:p>
          </table:table-cell>
          <table:table-cell table:style-name="ce251" office:value-type="string" calcext:value-type="string">
            <text:p>3A</text:p>
          </table:table-cell>
          <table:table-cell table:style-name="ce261" table:number-columns-repeated="2"/>
          <table:table-cell table:style-name="ce199"/>
          <table:table-cell table:style-name="ce268" office:value-type="string" calcext:value-type="string">
            <text:p>31</text:p>
          </table:table-cell>
          <table:table-cell table:style-name="ce268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8" office:value-type="string" calcext:value-type="string">
            <text:p>4C</text:p>
          </table:table-cell>
          <table:table-cell table:style-name="ce298" office:value-type="string" calcext:value-type="string">
            <text:p>45</text:p>
          </table:table-cell>
          <table:table-cell table:style-name="ce298" office:value-type="string" calcext:value-type="string">
            <text:p>56</text:p>
          </table:table-cell>
          <table:table-cell table:style-name="ce298" office:value-type="string" calcext:value-type="string">
            <text:p>45</text:p>
          </table:table-cell>
          <table:table-cell table:style-name="ce298" office:value-type="string" calcext:value-type="string">
            <text:p>4C</text:p>
          </table:table-cell>
          <table:table-cell table:style-name="ce298" office:value-type="string" calcext:value-type="string">
            <text:p>3A</text:p>
          </table:table-cell>
          <table:table-cell table:style-name="ce310" table:number-columns-repeated="2"/>
          <table:table-cell table:style-name="ce199"/>
          <table:table-cell table:style-name="ce319" office:value-type="string" calcext:value-type="string">
            <text:p>32</text:p>
          </table:table-cell>
          <table:table-cell table:style-name="ce319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7" office:value-type="string" calcext:value-type="string">
            <text:p>4C</text:p>
          </table:table-cell>
          <table:table-cell table:style-name="ce347" office:value-type="string" calcext:value-type="string">
            <text:p>45</text:p>
          </table:table-cell>
          <table:table-cell table:style-name="ce347" office:value-type="string" calcext:value-type="string">
            <text:p>56</text:p>
          </table:table-cell>
          <table:table-cell table:style-name="ce347" office:value-type="string" calcext:value-type="string">
            <text:p>45</text:p>
          </table:table-cell>
          <table:table-cell table:style-name="ce347" office:value-type="string" calcext:value-type="string">
            <text:p>4C</text:p>
          </table:table-cell>
          <table:table-cell table:style-name="ce347" office:value-type="string" calcext:value-type="string">
            <text:p>3A</text:p>
          </table:table-cell>
          <table:table-cell table:style-name="ce359" table:number-columns-repeated="2"/>
          <table:table-cell table:style-name="ce199"/>
          <table:table-cell table:style-name="ce367" office:value-type="string" calcext:value-type="string">
            <text:p>33</text:p>
          </table:table-cell>
          <table:table-cell table:style-name="ce367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95" office:value-type="string" calcext:value-type="string">
            <text:p>4C</text:p>
          </table:table-cell>
          <table:table-cell table:style-name="ce395" office:value-type="string" calcext:value-type="string">
            <text:p>45</text:p>
          </table:table-cell>
          <table:table-cell table:style-name="ce395" office:value-type="string" calcext:value-type="string">
            <text:p>56</text:p>
          </table:table-cell>
          <table:table-cell table:style-name="ce395" office:value-type="string" calcext:value-type="string">
            <text:p>45</text:p>
          </table:table-cell>
          <table:table-cell table:style-name="ce395" office:value-type="string" calcext:value-type="string">
            <text:p>4C</text:p>
          </table:table-cell>
          <table:table-cell table:style-name="ce395" office:value-type="string" calcext:value-type="string">
            <text:p>3A</text:p>
          </table:table-cell>
          <table:table-cell table:style-name="ce407" table:number-columns-repeated="2"/>
          <table:table-cell table:style-name="ce199"/>
          <table:table-cell table:style-name="ce415" office:value-type="string" calcext:value-type="string">
            <text:p>34</text:p>
          </table:table-cell>
          <table:table-cell table:style-name="ce41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43" office:value-type="string" calcext:value-type="string">
            <text:p>4C</text:p>
          </table:table-cell>
          <table:table-cell table:style-name="ce443" office:value-type="string" calcext:value-type="string">
            <text:p>45</text:p>
          </table:table-cell>
          <table:table-cell table:style-name="ce443" office:value-type="string" calcext:value-type="string">
            <text:p>56</text:p>
          </table:table-cell>
          <table:table-cell table:style-name="ce443" office:value-type="string" calcext:value-type="string">
            <text:p>45</text:p>
          </table:table-cell>
          <table:table-cell table:style-name="ce443" office:value-type="string" calcext:value-type="string">
            <text:p>4C</text:p>
          </table:table-cell>
          <table:table-cell table:style-name="ce443" office:value-type="string" calcext:value-type="string">
            <text:p>3A</text:p>
          </table:table-cell>
          <table:table-cell table:style-name="ce455" table:number-columns-repeated="2"/>
          <table:table-cell table:style-name="ce199"/>
          <table:table-cell table:style-name="ce463" office:value-type="string" calcext:value-type="string">
            <text:p>34</text:p>
          </table:table-cell>
          <table:table-cell table:style-name="ce46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A00</text:p>
          </table:table-cell>
          <table:table-cell table:style-name="ce181"/>
          <table:table-cell table:style-name="ce175"/>
          <table:table-cell table:style-name="ce148" office:value-type="string" calcext:value-type="string">
            <text:p>53</text:p>
          </table:table-cell>
          <table:table-cell table:style-name="ce148" office:value-type="string" calcext:value-type="string">
            <text:p>43</text:p>
          </table:table-cell>
          <table:table-cell table:style-name="ce148" office:value-type="string" calcext:value-type="string">
            <text:p>4F</text:p>
          </table:table-cell>
          <table:table-cell table:style-name="ce148" office:value-type="string" calcext:value-type="string">
            <text:p>52</text:p>
          </table:table-cell>
          <table:table-cell table:style-name="ce148" office:value-type="string" calcext:value-type="string">
            <text:p>45</text:p>
          </table:table-cell>
          <table:table-cell table:style-name="ce148" office:value-type="string" calcext:value-type="string">
            <text:p>3A</text:p>
          </table:table-cell>
          <table:table-cell table:style-name="ce19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52" office:value-type="string" calcext:value-type="string">
            <text:p>53</text:p>
          </table:table-cell>
          <table:table-cell table:style-name="ce252" office:value-type="string" calcext:value-type="string">
            <text:p>43</text:p>
          </table:table-cell>
          <table:table-cell table:style-name="ce252" office:value-type="string" calcext:value-type="string">
            <text:p>4F</text:p>
          </table:table-cell>
          <table:table-cell table:style-name="ce252" office:value-type="string" calcext:value-type="string">
            <text:p>52</text:p>
          </table:table-cell>
          <table:table-cell table:style-name="ce252" office:value-type="string" calcext:value-type="string">
            <text:p>45</text:p>
          </table:table-cell>
          <table:table-cell table:style-name="ce252" office:value-type="string" calcext:value-type="string">
            <text:p>3A</text:p>
          </table:table-cell>
          <table:table-cell table:style-name="ce26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9" office:value-type="string" calcext:value-type="string">
            <text:p>53</text:p>
          </table:table-cell>
          <table:table-cell table:style-name="ce299" office:value-type="string" calcext:value-type="string">
            <text:p>43</text:p>
          </table:table-cell>
          <table:table-cell table:style-name="ce299" office:value-type="string" calcext:value-type="string">
            <text:p>4F</text:p>
          </table:table-cell>
          <table:table-cell table:style-name="ce299" office:value-type="string" calcext:value-type="string">
            <text:p>52</text:p>
          </table:table-cell>
          <table:table-cell table:style-name="ce299" office:value-type="string" calcext:value-type="string">
            <text:p>45</text:p>
          </table:table-cell>
          <table:table-cell table:style-name="ce299" office:value-type="string" calcext:value-type="string">
            <text:p>3A</text:p>
          </table:table-cell>
          <table:table-cell table:style-name="ce311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8" office:value-type="string" calcext:value-type="string">
            <text:p>53</text:p>
          </table:table-cell>
          <table:table-cell table:style-name="ce348" office:value-type="string" calcext:value-type="string">
            <text:p>43</text:p>
          </table:table-cell>
          <table:table-cell table:style-name="ce348" office:value-type="string" calcext:value-type="string">
            <text:p>4F</text:p>
          </table:table-cell>
          <table:table-cell table:style-name="ce348" office:value-type="string" calcext:value-type="string">
            <text:p>52</text:p>
          </table:table-cell>
          <table:table-cell table:style-name="ce348" office:value-type="string" calcext:value-type="string">
            <text:p>45</text:p>
          </table:table-cell>
          <table:table-cell table:style-name="ce348" office:value-type="string" calcext:value-type="string">
            <text:p>3A</text:p>
          </table:table-cell>
          <table:table-cell table:style-name="ce36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6" office:value-type="string" calcext:value-type="string">
            <text:p>53</text:p>
          </table:table-cell>
          <table:table-cell table:style-name="ce396" office:value-type="string" calcext:value-type="string">
            <text:p>43</text:p>
          </table:table-cell>
          <table:table-cell table:style-name="ce396" office:value-type="string" calcext:value-type="string">
            <text:p>4F</text:p>
          </table:table-cell>
          <table:table-cell table:style-name="ce396" office:value-type="string" calcext:value-type="string">
            <text:p>52</text:p>
          </table:table-cell>
          <table:table-cell table:style-name="ce396" office:value-type="string" calcext:value-type="string">
            <text:p>45</text:p>
          </table:table-cell>
          <table:table-cell table:style-name="ce396" office:value-type="string" calcext:value-type="string">
            <text:p>3A</text:p>
          </table:table-cell>
          <table:table-cell table:style-name="ce40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44" office:value-type="string" calcext:value-type="string">
            <text:p>53</text:p>
          </table:table-cell>
          <table:table-cell table:style-name="ce444" office:value-type="string" calcext:value-type="string">
            <text:p>43</text:p>
          </table:table-cell>
          <table:table-cell table:style-name="ce444" office:value-type="string" calcext:value-type="string">
            <text:p>4F</text:p>
          </table:table-cell>
          <table:table-cell table:style-name="ce444" office:value-type="string" calcext:value-type="string">
            <text:p>52</text:p>
          </table:table-cell>
          <table:table-cell table:style-name="ce444" office:value-type="string" calcext:value-type="string">
            <text:p>45</text:p>
          </table:table-cell>
          <table:table-cell table:style-name="ce444" office:value-type="string" calcext:value-type="string">
            <text:p>3A</text:p>
          </table:table-cell>
          <table:table-cell table:style-name="ce4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B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C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700</text:p>
          </table:table-cell>
          <table:table-cell table:style-name="ce71" office:value-type="string" calcext:value-type="string">
            <text:p>10</text:p>
          </table:table-cell>
          <table:table-cell table:style-name="ce103" office:value-type="string" calcext:value-type="string">
            <text:p>12</text:p>
          </table:table-cell>
          <table:table-cell table:style-name="ce149" table:number-columns-repeated="2"/>
          <table:table-cell table:style-name="ce103" office:value-type="string" calcext:value-type="string">
            <text:p>11</text:p>
          </table:table-cell>
          <table:table-cell table:style-name="ce10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9" office:value-type="string" calcext:value-type="string">
            <text:p>10</text:p>
          </table:table-cell>
          <table:table-cell table:style-name="ce235" office:value-type="string" calcext:value-type="string">
            <text:p>12</text:p>
          </table:table-cell>
          <table:table-cell table:style-name="ce253" table:number-columns-repeated="2"/>
          <table:table-cell table:style-name="ce235" office:value-type="string" calcext:value-type="string">
            <text:p>11</text:p>
          </table:table-cell>
          <table:table-cell table:style-name="ce23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6" office:value-type="string" calcext:value-type="string">
            <text:p>10</text:p>
          </table:table-cell>
          <table:table-cell table:style-name="ce282" office:value-type="string" calcext:value-type="string">
            <text:p>12</text:p>
          </table:table-cell>
          <table:table-cell table:style-name="ce300" table:number-columns-repeated="2"/>
          <table:table-cell table:style-name="ce282" office:value-type="string" calcext:value-type="string">
            <text:p>11</text:p>
          </table:table-cell>
          <table:table-cell table:style-name="ce28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5" office:value-type="string" calcext:value-type="string">
            <text:p>10</text:p>
          </table:table-cell>
          <table:table-cell table:style-name="ce331" office:value-type="string" calcext:value-type="string">
            <text:p>12</text:p>
          </table:table-cell>
          <table:table-cell table:style-name="ce349" table:number-columns-repeated="2"/>
          <table:table-cell table:style-name="ce331" office:value-type="string" calcext:value-type="string">
            <text:p>11</text:p>
          </table:table-cell>
          <table:table-cell table:style-name="ce33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3" office:value-type="string" calcext:value-type="string">
            <text:p>10</text:p>
          </table:table-cell>
          <table:table-cell table:style-name="ce379" office:value-type="string" calcext:value-type="string">
            <text:p>12</text:p>
          </table:table-cell>
          <table:table-cell table:style-name="ce397" table:number-columns-repeated="2"/>
          <table:table-cell table:style-name="ce379" office:value-type="string" calcext:value-type="string">
            <text:p>11</text:p>
          </table:table-cell>
          <table:table-cell table:style-name="ce37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21" office:value-type="string" calcext:value-type="string">
            <text:p>10</text:p>
          </table:table-cell>
          <table:table-cell table:style-name="ce427" office:value-type="string" calcext:value-type="string">
            <text:p>12</text:p>
          </table:table-cell>
          <table:table-cell table:style-name="ce445" table:number-columns-repeated="2"/>
          <table:table-cell table:style-name="ce427" office:value-type="string" calcext:value-type="string">
            <text:p>11</text:p>
          </table:table-cell>
          <table:table-cell table:style-name="ce42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 table:number-rows-repeated="2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Start Screen: 64x32</text:p>
          </table:table-cell>
          <table:table-cell table:style-name="ce175" table:number-columns-repeated="701"/>
          <table:table-cell table:number-columns-repeated="322"/>
        </table:table-row>
        <table:table-row table:style-name="ro3">
          <table:table-cell table:style-name="ce175" office:value-type="string" calcext:value-type="string">
            <text:p>B800</text:p>
          </table:table-cell>
          <table:table-cell table:style-name="ce203"/>
          <table:table-cell table:style-name="ce104" table:number-columns-repeated="18"/>
          <table:table-cell table:style-name="ce547"/>
          <table:table-cell table:style-name="ce175" office:value-type="string" calcext:value-type="string">
            <text:p>B828</text:p>
          </table:table-cell>
          <table:table-cell table:style-name="ce180"/>
          <table:table-cell table:style-name="ce185" table:number-columns-repeated="18"/>
          <table:table-cell table:style-name="ce218"/>
          <table:table-cell table:style-name="ce175" office:value-type="string" calcext:value-type="string">
            <text:p>B850</text:p>
          </table:table-cell>
          <table:table-cell table:style-name="ce180"/>
          <table:table-cell table:style-name="ce185" table:number-columns-repeated="18"/>
          <table:table-cell table:style-name="ce218"/>
          <table:table-cell table:style-name="ce175" office:value-type="string" calcext:value-type="string">
            <text:p>B878</text:p>
          </table:table-cell>
          <table:table-cell table:style-name="ce180"/>
          <table:table-cell table:style-name="ce185" table:number-columns-repeated="2"/>
          <table:table-cell table:style-name="ce218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6" office:value-type="string" calcext:value-type="string">
            <text:p>B880</text:p>
          </table:table-cell>
          <table:table-cell table:style-name="ce204"/>
          <table:table-cell table:style-name="ce474" office:value-type="string" calcext:value-type="string">
            <text:p>BA</text:p>
          </table:table-cell>
          <table:table-cell table:style-name="ce474" office:value-type="string" calcext:value-type="string">
            <text:p>BB</text:p>
          </table:table-cell>
          <table:table-cell table:style-name="ce474" office:value-type="string" calcext:value-type="string">
            <text:p>BC</text:p>
          </table:table-cell>
          <table:table-cell table:style-name="ce474" office:value-type="string" calcext:value-type="string">
            <text:p>BD</text:p>
          </table:table-cell>
          <table:table-cell table:style-name="ce474" office:value-type="string" calcext:value-type="string">
            <text:p>BE</text:p>
          </table:table-cell>
          <table:table-cell table:style-name="ce474" office:value-type="string" calcext:value-type="string">
            <text:p>BF</text:p>
          </table:table-cell>
          <table:table-cell table:style-name="ce474" table:number-columns-repeated="11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7" office:value-type="string" calcext:value-type="string">
            <text:p>B900</text:p>
          </table:table-cell>
          <table:table-cell table:style-name="ce204"/>
          <table:table-cell table:style-name="ce474" office:value-type="string" calcext:value-type="string">
            <text:p>C0</text:p>
          </table:table-cell>
          <table:table-cell table:style-name="ce474" office:value-type="string" calcext:value-type="string">
            <text:p>C1</text:p>
          </table:table-cell>
          <table:table-cell table:style-name="ce474" office:value-type="string" calcext:value-type="string">
            <text:p>C2</text:p>
          </table:table-cell>
          <table:table-cell table:style-name="ce474" office:value-type="string" calcext:value-type="string">
            <text:p>C3</text:p>
          </table:table-cell>
          <table:table-cell table:style-name="ce474" office:value-type="string" calcext:value-type="string">
            <text:p>C4</text:p>
          </table:table-cell>
          <table:table-cell table:style-name="ce506" office:value-type="string" calcext:value-type="string">
            <text:p>C5</text:p>
          </table:table-cell>
          <table:table-cell table:style-name="ce506" table:number-columns-repeated="6"/>
          <table:table-cell table:style-name="ce506" office:value-type="float" office:value="60" calcext:value-type="float">
            <text:p>60</text:p>
          </table:table-cell>
          <table:table-cell table:style-name="ce506" office:value-type="float" office:value="61" calcext:value-type="float">
            <text:p>61</text:p>
          </table:table-cell>
          <table:table-cell table:style-name="ce506" office:value-type="float" office:value="62" calcext:value-type="float">
            <text:p>62</text:p>
          </table:table-cell>
          <table:table-cell table:style-name="ce506" office:value-type="float" office:value="63" calcext:value-type="float">
            <text:p>63</text:p>
          </table:table-cell>
          <table:table-cell table:style-name="ce506" office:value-type="float" office:value="64" calcext:value-type="float">
            <text:p>64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8" office:value-type="string" calcext:value-type="string">
            <text:p>B980</text:p>
          </table:table-cell>
          <table:table-cell table:style-name="ce204"/>
          <table:table-cell table:style-name="ce474" office:value-type="string" calcext:value-type="string">
            <text:p>C6</text:p>
          </table:table-cell>
          <table:table-cell table:style-name="ce474" office:value-type="string" calcext:value-type="string">
            <text:p>C7</text:p>
          </table:table-cell>
          <table:table-cell table:style-name="ce474" office:value-type="string" calcext:value-type="string">
            <text:p>C8</text:p>
          </table:table-cell>
          <table:table-cell table:style-name="ce474" office:value-type="string" calcext:value-type="string">
            <text:p>C9</text:p>
          </table:table-cell>
          <table:table-cell table:style-name="ce474" office:value-type="string" calcext:value-type="string">
            <text:p>CA</text:p>
          </table:table-cell>
          <table:table-cell table:style-name="ce506" office:value-type="string" calcext:value-type="string">
            <text:p>CB</text:p>
          </table:table-cell>
          <table:table-cell table:style-name="ce506" table:number-columns-repeated="2"/>
          <table:table-cell table:style-name="ce506" office:value-type="float" office:value="65" calcext:value-type="float">
            <text:p>65</text:p>
          </table:table-cell>
          <table:table-cell table:style-name="ce506" office:value-type="float" office:value="66" calcext:value-type="float">
            <text:p>66</text:p>
          </table:table-cell>
          <table:table-cell table:style-name="ce506"/>
          <table:table-cell table:style-name="ce506" office:value-type="float" office:value="67" calcext:value-type="float">
            <text:p>67</text:p>
          </table:table-cell>
          <table:table-cell table:style-name="ce506" office:value-type="float" office:value="68" calcext:value-type="float">
            <text:p>68</text:p>
          </table:table-cell>
          <table:table-cell table:style-name="ce506" office:value-type="float" office:value="69" calcext:value-type="float">
            <text:p>69</text:p>
          </table:table-cell>
          <table:table-cell table:style-name="ce506" office:value-type="string" calcext:value-type="string">
            <text:p>6A</text:p>
          </table:table-cell>
          <table:table-cell table:style-name="ce506" office:value-type="string" calcext:value-type="string">
            <text:p>6B</text:p>
          </table:table-cell>
          <table:table-cell table:style-name="ce506" office:value-type="string" calcext:value-type="string">
            <text:p>6C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A00</text:p>
          </table:table-cell>
          <table:table-cell table:style-name="ce204"/>
          <table:table-cell table:style-name="ce475" office:value-type="string" calcext:value-type="string">
            <text:p>CC</text:p>
          </table:table-cell>
          <table:table-cell table:style-name="ce474" office:value-type="string" calcext:value-type="string">
            <text:p>CD</text:p>
          </table:table-cell>
          <table:table-cell table:style-name="ce474" office:value-type="string" calcext:value-type="string">
            <text:p>CE</text:p>
          </table:table-cell>
          <table:table-cell table:style-name="ce475" office:value-type="string" calcext:value-type="string">
            <text:p>CF</text:p>
          </table:table-cell>
          <table:table-cell table:style-name="ce475" office:value-type="string" calcext:value-type="string">
            <text:p>D0</text:p>
          </table:table-cell>
          <table:table-cell table:style-name="ce507" office:value-type="string" calcext:value-type="string">
            <text:p>D1</text:p>
          </table:table-cell>
          <table:table-cell table:style-name="ce507"/>
          <table:table-cell table:style-name="ce507" office:value-type="string" calcext:value-type="string">
            <text:p>6D</text:p>
          </table:table-cell>
          <table:table-cell table:style-name="ce507" office:value-type="string" calcext:value-type="string">
            <text:p>6E</text:p>
          </table:table-cell>
          <table:table-cell table:style-name="ce506" office:value-type="string" calcext:value-type="string">
            <text:p>6F</text:p>
          </table:table-cell>
          <table:table-cell table:style-name="ce507" office:value-type="string" calcext:value-type="string">
            <text:p>70</text:p>
          </table:table-cell>
          <table:table-cell table:style-name="ce507" office:value-type="string" calcext:value-type="string">
            <text:p>71</text:p>
          </table:table-cell>
          <table:table-cell table:style-name="ce507" office:value-type="string" calcext:value-type="string">
            <text:p>72</text:p>
          </table:table-cell>
          <table:table-cell table:style-name="ce507" office:value-type="string" calcext:value-type="string">
            <text:p>73</text:p>
          </table:table-cell>
          <table:table-cell table:style-name="ce507" office:value-type="string" calcext:value-type="string">
            <text:p>74</text:p>
          </table:table-cell>
          <table:table-cell table:style-name="ce507" office:value-type="string" calcext:value-type="string">
            <text:p>75</text:p>
          </table:table-cell>
          <table:table-cell table:style-name="ce507" office:value-type="string" calcext:value-type="string">
            <text:p>76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A80</text:p>
          </table:table-cell>
          <table:table-cell table:style-name="ce204"/>
          <table:table-cell table:style-name="ce476" table:number-columns-repeated="5"/>
          <table:table-cell table:style-name="ce508" table:number-columns-repeated="3"/>
          <table:table-cell table:style-name="ce508" office:value-type="string" calcext:value-type="string">
            <text:p>77</text:p>
          </table:table-cell>
          <table:table-cell table:style-name="ce508" office:value-type="string" calcext:value-type="string">
            <text:p>78</text:p>
          </table:table-cell>
          <table:table-cell table:style-name="ce508" office:value-type="string" calcext:value-type="string">
            <text:p>79</text:p>
          </table:table-cell>
          <table:table-cell table:style-name="ce508" office:value-type="string" calcext:value-type="string">
            <text:p>7A</text:p>
          </table:table-cell>
          <table:table-cell table:style-name="ce508" office:value-type="string" calcext:value-type="string">
            <text:p>7B</text:p>
          </table:table-cell>
          <table:table-cell table:style-name="ce508" office:value-type="string" calcext:value-type="string">
            <text:p>7C</text:p>
          </table:table-cell>
          <table:table-cell table:style-name="ce508" office:value-type="string" calcext:value-type="string">
            <text:p>7D</text:p>
          </table:table-cell>
          <table:table-cell table:style-name="ce508" office:value-type="string" calcext:value-type="string">
            <text:p>7E</text:p>
          </table:table-cell>
          <table:table-cell table:style-name="ce508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B00</text:p>
          </table:table-cell>
          <table:table-cell table:style-name="ce204"/>
          <table:table-cell table:style-name="ce476" table:number-columns-repeated="5"/>
          <table:table-cell table:style-name="ce508" office:value-type="string" calcext:value-type="string">
            <text:p>7F</text:p>
          </table:table-cell>
          <table:table-cell table:style-name="ce508" office:value-type="string" calcext:value-type="string">
            <text:p>80</text:p>
          </table:table-cell>
          <table:table-cell table:style-name="ce508" office:value-type="string" calcext:value-type="string">
            <text:p>81</text:p>
          </table:table-cell>
          <table:table-cell table:style-name="ce508" office:value-type="string" calcext:value-type="string">
            <text:p>82</text:p>
          </table:table-cell>
          <table:table-cell table:style-name="ce508" office:value-type="string" calcext:value-type="string">
            <text:p>83</text:p>
          </table:table-cell>
          <table:table-cell table:style-name="ce508" office:value-type="string" calcext:value-type="string">
            <text:p>84</text:p>
          </table:table-cell>
          <table:table-cell table:style-name="ce508" office:value-type="string" calcext:value-type="string">
            <text:p>85</text:p>
          </table:table-cell>
          <table:table-cell table:style-name="ce508" office:value-type="string" calcext:value-type="string">
            <text:p>86</text:p>
          </table:table-cell>
          <table:table-cell table:style-name="ce508" office:value-type="string" calcext:value-type="string">
            <text:p>87</text:p>
          </table:table-cell>
          <table:table-cell table:style-name="ce508" office:value-type="string" calcext:value-type="string">
            <text:p>88</text:p>
          </table:table-cell>
          <table:table-cell table:style-name="ce508" office:value-type="string" calcext:value-type="string">
            <text:p>89</text:p>
          </table:table-cell>
          <table:table-cell table:style-name="ce508" office:value-type="string" calcext:value-type="string">
            <text:p>8A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B80</text:p>
          </table:table-cell>
          <table:table-cell table:style-name="ce204"/>
          <table:table-cell table:style-name="ce476" table:number-columns-repeated="3"/>
          <table:table-cell table:style-name="ce503" table:number-columns-repeated="2"/>
          <table:table-cell table:style-name="ce509" office:value-type="string" calcext:value-type="string">
            <text:p>8B</text:p>
          </table:table-cell>
          <table:table-cell table:style-name="ce509" office:value-type="string" calcext:value-type="string">
            <text:p>8C</text:p>
          </table:table-cell>
          <table:table-cell table:style-name="ce509" office:value-type="string" calcext:value-type="string">
            <text:p>8D</text:p>
          </table:table-cell>
          <table:table-cell table:style-name="ce509" office:value-type="string" calcext:value-type="string">
            <text:p>8E</text:p>
          </table:table-cell>
          <table:table-cell table:style-name="ce508" office:value-type="string" calcext:value-type="string">
            <text:p>8F</text:p>
          </table:table-cell>
          <table:table-cell table:style-name="ce537" office:value-type="string" calcext:value-type="string">
            <text:p>90</text:p>
          </table:table-cell>
          <table:table-cell table:style-name="ce537" office:value-type="string" calcext:value-type="string">
            <text:p>91</text:p>
          </table:table-cell>
          <table:table-cell table:style-name="ce537" office:value-type="string" calcext:value-type="string">
            <text:p>92</text:p>
          </table:table-cell>
          <table:table-cell table:style-name="ce537" office:value-type="string" calcext:value-type="string">
            <text:p>93</text:p>
          </table:table-cell>
          <table:table-cell table:style-name="ce537" office:value-type="string" calcext:value-type="string">
            <text:p>94</text:p>
          </table:table-cell>
          <table:table-cell table:style-name="ce508" office:value-type="string" calcext:value-type="string">
            <text:p>95</text:p>
          </table:table-cell>
          <table:table-cell table:style-name="ce508" office:value-type="string" calcext:value-type="string">
            <text:p>96</text:p>
          </table:table-cell>
          <table:table-cell table:style-name="Default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C00</text:p>
          </table:table-cell>
          <table:table-cell table:style-name="ce204"/>
          <table:table-cell table:style-name="ce476" office:value-type="string" calcext:value-type="string">
            <text:p>1B</text:p>
          </table:table-cell>
          <table:table-cell table:style-name="ce476" office:value-type="string" calcext:value-type="string">
            <text:p>1C</text:p>
          </table:table-cell>
          <table:table-cell table:style-name="ce476" office:value-type="string" calcext:value-type="string">
            <text:p>1D</text:p>
          </table:table-cell>
          <table:table-cell table:style-name="ce476" office:value-type="string" calcext:value-type="string">
            <text:p>1E</text:p>
          </table:table-cell>
          <table:table-cell table:style-name="ce476"/>
          <table:table-cell table:style-name="ce508" table:number-columns-repeated="3"/>
          <table:table-cell table:style-name="ce508" office:value-type="string" calcext:value-type="string">
            <text:p>97</text:p>
          </table:table-cell>
          <table:table-cell table:style-name="ce508" office:value-type="string" calcext:value-type="string">
            <text:p>98</text:p>
          </table:table-cell>
          <table:table-cell table:style-name="ce508" office:value-type="string" calcext:value-type="string">
            <text:p>99</text:p>
          </table:table-cell>
          <table:table-cell table:style-name="ce508" office:value-type="string" calcext:value-type="string">
            <text:p>9A</text:p>
          </table:table-cell>
          <table:table-cell table:style-name="ce508" office:value-type="string" calcext:value-type="string">
            <text:p>9B</text:p>
          </table:table-cell>
          <table:table-cell table:style-name="ce508" office:value-type="string" calcext:value-type="string">
            <text:p>9C</text:p>
          </table:table-cell>
          <table:table-cell table:style-name="ce508" office:value-type="string" calcext:value-type="string">
            <text:p>9D</text:p>
          </table:table-cell>
          <table:table-cell table:style-name="ce508" office:value-type="string" calcext:value-type="string">
            <text:p>9E</text:p>
          </table:table-cell>
          <table:table-cell table:style-name="ce508" office:value-type="string" calcext:value-type="string">
            <text:p>9F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C80</text:p>
          </table:table-cell>
          <table:table-cell table:style-name="ce204"/>
          <table:table-cell table:style-name="ce476" table:number-columns-repeated="5"/>
          <table:table-cell table:style-name="ce508" table:number-columns-repeated="2"/>
          <table:table-cell table:style-name="ce508" office:value-type="string" calcext:value-type="string">
            <text:p>A0</text:p>
          </table:table-cell>
          <table:table-cell table:style-name="ce508" office:value-type="string" calcext:value-type="string">
            <text:p>A1</text:p>
          </table:table-cell>
          <table:table-cell table:style-name="ce508" office:value-type="string" calcext:value-type="string">
            <text:p>A2</text:p>
          </table:table-cell>
          <table:table-cell table:style-name="ce508" office:value-type="string" calcext:value-type="string">
            <text:p>A3</text:p>
          </table:table-cell>
          <table:table-cell table:style-name="ce508" office:value-type="string" calcext:value-type="string">
            <text:p>A4</text:p>
          </table:table-cell>
          <table:table-cell table:style-name="ce508" office:value-type="string" calcext:value-type="string">
            <text:p>A5</text:p>
          </table:table-cell>
          <table:table-cell table:style-name="ce508" office:value-type="string" calcext:value-type="string">
            <text:p>A6</text:p>
          </table:table-cell>
          <table:table-cell table:style-name="ce508" office:value-type="string" calcext:value-type="string">
            <text:p>A7</text:p>
          </table:table-cell>
          <table:table-cell table:style-name="ce508" office:value-type="string" calcext:value-type="string">
            <text:p>A8</text:p>
          </table:table-cell>
          <table:table-cell table:style-name="ce508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D00</text:p>
          </table:table-cell>
          <table:table-cell table:style-name="ce204"/>
          <table:table-cell table:style-name="ce474" table:number-columns-repeated="5"/>
          <table:table-cell table:style-name="ce510" office:value-type="string" calcext:value-type="string">
            <text:p>A9 AA</text:p>
          </table:table-cell>
          <table:table-cell table:style-name="ce506"/>
          <table:table-cell table:style-name="ce507" office:value-type="string" calcext:value-type="string">
            <text:p>AB</text:p>
          </table:table-cell>
          <table:table-cell table:style-name="ce535" office:value-type="string" calcext:value-type="string">
            <text:p>AC</text:p>
          </table:table-cell>
          <table:table-cell table:style-name="ce535" office:value-type="string" calcext:value-type="string">
            <text:p>AD</text:p>
          </table:table-cell>
          <table:table-cell table:style-name="ce535" office:value-type="string" calcext:value-type="string">
            <text:p>AE</text:p>
          </table:table-cell>
          <table:table-cell table:style-name="ce506" table:number-columns-repeated="2"/>
          <table:table-cell table:style-name="ce535" table:number-columns-repeated="4"/>
          <table:table-cell table:style-name="ce519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D80</text:p>
          </table:table-cell>
          <table:table-cell table:style-name="ce204"/>
          <table:table-cell table:style-name="ce478" table:number-columns-repeated="5"/>
          <table:table-cell table:style-name="ce511" office:value-type="string" calcext:value-type="string">
            <text:p>AF</text:p>
          </table:table-cell>
          <table:table-cell table:style-name="ce511" office:value-type="string" calcext:value-type="string">
            <text:p>B0</text:p>
          </table:table-cell>
          <table:table-cell table:style-name="ce512" office:value-type="string" calcext:value-type="string">
            <text:p>B1</text:p>
          </table:table-cell>
          <table:table-cell table:style-name="ce512"/>
          <table:table-cell table:style-name="ce512" office:value-type="string" calcext:value-type="string">
            <text:p>B2</text:p>
          </table:table-cell>
          <table:table-cell table:style-name="ce512" office:value-type="string" calcext:value-type="string">
            <text:p>B3</text:p>
          </table:table-cell>
          <table:table-cell table:style-name="ce512" table:number-columns-repeated="6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E00</text:p>
          </table:table-cell>
          <table:table-cell table:style-name="ce181"/>
          <table:table-cell table:style-name="ce478" table:number-columns-repeated="5"/>
          <table:table-cell table:style-name="ce512" table:number-columns-repeated="4"/>
          <table:table-cell table:style-name="ce512" office:value-type="string" calcext:value-type="string">
            <text:p>B4</text:p>
          </table:table-cell>
          <table:table-cell table:style-name="ce512" office:value-type="string" calcext:value-type="string">
            <text:p>B5</text:p>
          </table:table-cell>
          <table:table-cell table:style-name="ce512" office:value-type="string" calcext:value-type="string">
            <text:p>B6</text:p>
          </table:table-cell>
          <table:table-cell table:style-name="ce512" table:number-columns-repeated="5"/>
          <table:table-cell table:style-name="ce175"/>
          <table:table-cell table:style-name="ce210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E80</text:p>
          </table:table-cell>
          <table:table-cell table:style-name="ce181"/>
          <table:table-cell table:style-name="ce478" office:value-type="string" calcext:value-type="string">
            <text:p>5B</text:p>
          </table:table-cell>
          <table:table-cell table:style-name="ce478" office:value-type="string" calcext:value-type="string">
            <text:p>5C</text:p>
          </table:table-cell>
          <table:table-cell table:style-name="ce478" office:value-type="string" calcext:value-type="string">
            <text:p>5D</text:p>
          </table:table-cell>
          <table:table-cell table:style-name="ce478" office:value-type="string" calcext:value-type="string">
            <text:p>5E</text:p>
          </table:table-cell>
          <table:table-cell table:style-name="ce478" office:value-type="string" calcext:value-type="string">
            <text:p>5F</text:p>
          </table:table-cell>
          <table:table-cell table:style-name="ce512" table:number-columns-repeated="4"/>
          <table:table-cell table:style-name="ce512" office:value-type="string" calcext:value-type="string">
            <text:p>B7</text:p>
          </table:table-cell>
          <table:table-cell table:style-name="ce512" office:value-type="string" calcext:value-type="string">
            <text:p>B8</text:p>
          </table:table-cell>
          <table:table-cell table:style-name="ce512" office:value-type="string" calcext:value-type="string">
            <text:p>B9</text:p>
          </table:table-cell>
          <table:table-cell table:style-name="ce512" table:number-columns-repeated="5"/>
          <table:table-cell table:style-name="ce175"/>
          <table:table-cell table:style-name="ce210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F00</text:p>
          </table:table-cell>
          <table:table-cell table:style-name="ce182"/>
          <table:table-cell table:style-name="ce10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2"/>
          <table:table-cell table:style-name="ce220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BF80</text:p>
          </table:table-cell>
          <table:table-cell table:style-name="ce75"/>
          <table:table-cell table:style-name="ce107"/>
          <table:table-cell table:style-name="ce150" table:number-columns-repeated="17"/>
          <table:table-cell table:style-name="ce223"/>
          <table:table-cell table:style-name="ce175" office:value-type="string" calcext:value-type="string">
            <text:p>BFA8</text:p>
          </table:table-cell>
          <table:table-cell table:style-name="ce75"/>
          <table:table-cell table:style-name="ce150" table:number-columns-repeated="18"/>
          <table:table-cell table:style-name="ce223"/>
          <table:table-cell table:style-name="ce175" office:value-type="string" calcext:value-type="string">
            <text:p>BFD0</text:p>
          </table:table-cell>
          <table:table-cell table:style-name="ce75"/>
          <table:table-cell table:style-name="ce150" table:number-columns-repeated="18"/>
          <table:table-cell table:style-name="ce223"/>
          <table:table-cell table:style-name="ce175" office:value-type="string" calcext:value-type="string">
            <text:p>BFF8</text:p>
          </table:table-cell>
          <table:table-cell table:style-name="ce75"/>
          <table:table-cell table:style-name="ce150" table:number-columns-repeated="2"/>
          <table:table-cell table:style-name="ce223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175" table:number-columns-repeated="2"/>
          <table:table-cell table:style-name="Default"/>
          <table:table-cell table:style-name="ce175" table:number-columns-repeated="699"/>
          <table:table-cell table:number-columns-repeated="322"/>
        </table:table-row>
        <table:table-row table:style-name="ro3" table:number-rows-repeated="5">
          <table:table-cell table:style-name="ce175" table:number-columns-repeated="2"/>
          <table:table-cell table:style-name="ce108"/>
          <table:table-cell table:style-name="ce175" table:number-columns-repeated="699"/>
          <table:table-cell table:number-columns-repeated="322"/>
        </table:table-row>
        <table:table-row table:style-name="ro3">
          <table:table-cell table:style-name="ce175" table:number-columns-repeated="2"/>
          <table:table-cell table:style-name="Default"/>
          <table:table-cell table:style-name="ce175" table:number-columns-repeated="699"/>
          <table:table-cell table:number-columns-repeated="322"/>
        </table:table-row>
        <table:table-row table:style-name="ro3" table:number-rows-repeated="4">
          <table:table-cell table:style-name="ce175" table:number-columns-repeated="2"/>
          <table:table-cell table:style-name="ce108"/>
          <table:table-cell table:style-name="ce175" table:number-columns-repeated="699"/>
          <table:table-cell table:number-columns-repeated="322"/>
        </table:table-row>
        <table:table-row table:style-name="ro3" table:number-rows-repeated="34">
          <table:table-cell table:style-name="ce175" table:number-columns-repeated="702"/>
          <table:table-cell table:number-columns-repeated="322"/>
        </table:table-row>
        <table:table-row table:style-name="ro3" table:number-rows-repeated="1048376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DN1:Map.ZZ3 Map.A1:Map.A131 Map.A135:Map.A192 Map.B159:Map.ZZ192 Map.B147:Map.B158 Map.D147:Map.ZZ158 Map.V133:Map.ZZ137 Map.V132:Map.ZZ132 Map.V143:Map.ZZ144 Map.V138:Map.ZZ138 Map.V139:Map.ZZ140 Map.V141:Map.ZZ141 Map.B35:Map.ZZ46 Map.B33:Map.C34 Map.DN34:Map.ZZ34 Map.M33:Map.X34 Map.AH33:Map.AJ33 Map.DP33:Map.ZZ33 Map.AP33:Map.AS33 Map.AH34:Map.AS34 Map.BE33:Map.BN33 Map.BC34:Map.BN34 Map.BZ33:Map.CI33 Map.BX34:Map.CI34 Map.CU33:Map.DD33 Map.CS34:Map.DD34 Map.B48:Map.ZZ48 Map.CN47:Map.DB47 Map.DI47:Map.ZZ47 Map.BS47:Map.CG47 Map.AX47:Map.BL47 Map.AC47:Map.AQ47 Map.M47:Map.V47 Map.H47:Map.I47 Map.M51:Map.ZZ62 Map.B49:Map.C50 Map.DN50:Map.ZZ50 Map.B51:Map.L62 Map.D64:Map.ZZ64 Map.M63:Map.V63 Map.DI63:Map.ZZ63 Map.B64:Map.C78 Map.B128:Map.ZZ130 Map.B80:Map.C94 Map.B96:Map.ZZ96 Map.B112:Map.ZZ112 Map.H127:Map.V127 Map.DI127:Map.ZZ127 Map.H111:Map.V111 Map.DI111:Map.ZZ111 Map.AC111:Map.AQ111 Map.AC127:Map.AQ127 Map.AX111:Map.BL111 Map.AX127:Map.BL127 Map.BS111:Map.CG111 Map.BS127:Map.CG127 Map.CN111:Map.DB111 Map.CN127:Map.DB127 Map.M80:Map.ZZ80 Map.CN79:Map.DB79 Map.DI79:Map.ZZ79 Map.CN95:Map.DB95 Map.DI95:Map.ZZ95 Map.BS95:Map.CG95 Map.BS79:Map.CG79 Map.AX79:Map.BL79 Map.AX95:Map.BL95 Map.AC79:Map.AQ79 Map.AC95:Map.AQ95 Map.H95:Map.V95 Map.H79:Map.V79 Map.AC63:Map.AQ63 Map.AX63:Map.BL63 Map.BS63:Map.CG63 Map.CN63:Map.DB63 Map.M49:Map.X50 Map.AE49:Map.AF49 Map.DP49:Map.ZZ49 Map.AJ49:Map.AS49 Map.AE50:Map.AS50 Map.BE49:Map.BN49 Map.BC50:Map.BN50 Map.BZ49:Map.CI49 Map.BX50:Map.CI50 Map.CU49:Map.DD49 Map.CS50:Map.DD50 Map.D67:Map.ZZ78 Map.CS66:Map.DD66 Map.DP65:Map.ZZ65 Map.DN66:Map.ZZ66 Map.BX66:Map.CI66 Map.CU65:Map.DD65 Map.BC66:Map.BN66 Map.BZ65:Map.CI65 Map.AH66:Map.AS66 Map.BE65:Map.BN65 Map.M65:Map.X66 Map.AJ65:Map.AS65 Map.D80:Map.L80 Map.D83:Map.L94 Map.M83:Map.ZZ94 Map.M81:Map.X82 Map.DP81:Map.ZZ81 Map.DN82:Map.ZZ82 Map.AJ81:Map.AS81 Map.AH82:Map.AS82 Map.BE81:Map.BN81 Map.BC82:Map.BN82 Map.BZ81:Map.CI81 Map.BX82:Map.CI82 Map.CU81:Map.DD81 Map.CS82:Map.DD82 Map.B99:Map.ZZ110 Map.CS98:Map.DD98 Map.DP97:Map.ZZ97 Map.DN98:Map.ZZ98 Map.BX98:Map.CI98 Map.CU97:Map.DD97 Map.BC98:Map.BN98 Map.BZ97:Map.CI97 Map.AH98:Map.AS98 Map.BE97:Map.BN97 Map.M97:Map.X98 Map.AJ97:Map.AS97 Map.B97:Map.C98 Map.B115:Map.ZZ126 Map.B113:Map.C114 Map.DN114:Map.ZZ114 Map.M113:Map.X114 Map.DP113:Map.ZZ113 Map.AJ113:Map.AS113 Map.AH114:Map.AS114 Map.BE113:Map.BN113 Map.BC114:Map.BN114 Map.BZ113:Map.CI113 Map.BX114:Map.CI114 Map.CU113:Map.DD113 Map.CS114:Map.DD114 Map.V131:Map.ZZ131 Map.V142:Map.ZZ142 Map.B146:Map.ZZ146 Map.B145:Map.B145 Map.U145:Map.ZZ145 Map.T132:Map.T137 Map.B143:Map.T144 Map.T139:Map.T140 Map.J142:Map.T142 Map.AJ12:Map.ZZ12 Map.Y8:Map.AC8 Map.AI7:Map.ZZ7 Map.B10:Map.Y11 Map.AP11:Map.ZZ11 Map.B16:Map.ZZ32 Map.B14:Map.AD15 Map.AH14:Map.ZZ15 Map.B5:Map.Z6 Map.AO6:Map.ZZ6 Map.AC5:Map.AC5 Map.AI5:Map.ZZ5 Map.AQ8:Map.ZZ10 Map.AN9:Map.AN10 Map.AI9:Map.AK9 Map.AJ10:Map.AK10 Map.B4:Map.AH4 Map.AN4:Map.ZZ4 Map.B7:Map.W9 Map.Y7:Map.Y9 Map.AJ6:Map.AJ6 Map.AJ11:Map.AJ11 Map.AH13:Map.AJ13 Map.AP13:Map.ZZ13 Map.B12:Map.Y12 Map.AC11:Map.AH11 Map.B13:Map.W13 Map.AA13:Map.AD13 Map.C142:Map.G142 Map.B1:Map.AD3 Map.AH1:Map.AY3 Map.BC1:Map.BT3 Map.BX1:Map.CO3 Map.CS1:Map.DJ3">
            <calcext:condition calcext:apply-style-name="Untitled1" calcext:value="=&quot;F&quot;" calcext:base-cell-address="Map.A1"/>
          </calcext:conditional-format>
          <calcext:conditional-format calcext:target-range-address="Map.DN1:Map.ZZ3 Map.A1:Map.A131 Map.A135:Map.A192 Map.B159:Map.ZZ192 Map.B147:Map.B158 Map.D147:Map.ZZ158 Map.V133:Map.ZZ137 Map.V132:Map.ZZ132 Map.V143:Map.ZZ144 Map.V138:Map.ZZ138 Map.V139:Map.ZZ140 Map.V141:Map.ZZ141 Map.B35:Map.ZZ46 Map.B33:Map.C34 Map.DN34:Map.ZZ34 Map.M33:Map.X34 Map.AH33:Map.AJ33 Map.DP33:Map.ZZ33 Map.AP33:Map.AS33 Map.AH34:Map.AS34 Map.BE33:Map.BN33 Map.BC34:Map.BN34 Map.BZ33:Map.CI33 Map.BX34:Map.CI34 Map.CU33:Map.DD33 Map.CS34:Map.DD34 Map.B48:Map.ZZ48 Map.CN47:Map.DB47 Map.DI47:Map.ZZ47 Map.BS47:Map.CG47 Map.AX47:Map.BL47 Map.AC47:Map.AQ47 Map.M47:Map.V47 Map.H47:Map.I47 Map.M51:Map.ZZ62 Map.B49:Map.C50 Map.DN50:Map.ZZ50 Map.B51:Map.L62 Map.D64:Map.ZZ64 Map.M63:Map.V63 Map.DI63:Map.ZZ63 Map.B64:Map.C78 Map.B128:Map.ZZ130 Map.B80:Map.C94 Map.B96:Map.ZZ96 Map.B112:Map.ZZ112 Map.H127:Map.V127 Map.DI127:Map.ZZ127 Map.H111:Map.V111 Map.DI111:Map.ZZ111 Map.AC111:Map.AQ111 Map.AC127:Map.AQ127 Map.AX111:Map.BL111 Map.AX127:Map.BL127 Map.BS111:Map.CG111 Map.BS127:Map.CG127 Map.CN111:Map.DB111 Map.CN127:Map.DB127 Map.M80:Map.ZZ80 Map.CN79:Map.DB79 Map.DI79:Map.ZZ79 Map.CN95:Map.DB95 Map.DI95:Map.ZZ95 Map.BS95:Map.CG95 Map.BS79:Map.CG79 Map.AX79:Map.BL79 Map.AX95:Map.BL95 Map.AC79:Map.AQ79 Map.AC95:Map.AQ95 Map.H95:Map.V95 Map.H79:Map.V79 Map.AC63:Map.AQ63 Map.AX63:Map.BL63 Map.BS63:Map.CG63 Map.CN63:Map.DB63 Map.M49:Map.X50 Map.AE49:Map.AF49 Map.DP49:Map.ZZ49 Map.AJ49:Map.AS49 Map.AE50:Map.AS50 Map.BE49:Map.BN49 Map.BC50:Map.BN50 Map.BZ49:Map.CI49 Map.BX50:Map.CI50 Map.CU49:Map.DD49 Map.CS50:Map.DD50 Map.D67:Map.ZZ78 Map.CS66:Map.DD66 Map.DP65:Map.ZZ65 Map.DN66:Map.ZZ66 Map.BX66:Map.CI66 Map.CU65:Map.DD65 Map.BC66:Map.BN66 Map.BZ65:Map.CI65 Map.AH66:Map.AS66 Map.BE65:Map.BN65 Map.M65:Map.X66 Map.AJ65:Map.AS65 Map.D80:Map.L80 Map.D83:Map.L94 Map.M83:Map.ZZ94 Map.M81:Map.X82 Map.DP81:Map.ZZ81 Map.DN82:Map.ZZ82 Map.AJ81:Map.AS81 Map.AH82:Map.AS82 Map.BE81:Map.BN81 Map.BC82:Map.BN82 Map.BZ81:Map.CI81 Map.BX82:Map.CI82 Map.CU81:Map.DD81 Map.CS82:Map.DD82 Map.B99:Map.ZZ110 Map.CS98:Map.DD98 Map.DP97:Map.ZZ97 Map.DN98:Map.ZZ98 Map.BX98:Map.CI98 Map.CU97:Map.DD97 Map.BC98:Map.BN98 Map.BZ97:Map.CI97 Map.AH98:Map.AS98 Map.BE97:Map.BN97 Map.M97:Map.X98 Map.AJ97:Map.AS97 Map.B97:Map.C98 Map.B115:Map.ZZ126 Map.B113:Map.C114 Map.DN114:Map.ZZ114 Map.M113:Map.X114 Map.DP113:Map.ZZ113 Map.AJ113:Map.AS113 Map.AH114:Map.AS114 Map.BE113:Map.BN113 Map.BC114:Map.BN114 Map.BZ113:Map.CI113 Map.BX114:Map.CI114 Map.CU113:Map.DD113 Map.CS114:Map.DD114 Map.V131:Map.ZZ131 Map.V142:Map.ZZ142 Map.B146:Map.ZZ146 Map.B145:Map.B145 Map.U145:Map.ZZ145 Map.T132:Map.T137 Map.B143:Map.T144 Map.T139:Map.T140 Map.J142:Map.T142 Map.AJ12:Map.ZZ12 Map.Y8:Map.AC8 Map.AI7:Map.ZZ7 Map.B10:Map.Y11 Map.AP11:Map.ZZ11 Map.B16:Map.ZZ32 Map.B14:Map.AD15 Map.AH14:Map.ZZ15 Map.B5:Map.Z6 Map.AO6:Map.ZZ6 Map.AC5:Map.AC5 Map.AI5:Map.ZZ5 Map.AQ8:Map.ZZ10 Map.AN9:Map.AN10 Map.AI9:Map.AK9 Map.AJ10:Map.AK10 Map.B4:Map.AH4 Map.AN4:Map.ZZ4 Map.B7:Map.W9 Map.Y7:Map.Y9 Map.AJ6:Map.AJ6 Map.AJ11:Map.AJ11 Map.AH13:Map.AJ13 Map.AP13:Map.ZZ13 Map.B12:Map.Y12 Map.AC11:Map.AH11 Map.B13:Map.W13 Map.AA13:Map.AD13 Map.C142:Map.G142 Map.B1:Map.AD3 Map.AH1:Map.AY3 Map.BC1:Map.BT3 Map.BX1:Map.CO3 Map.CS1:Map.DJ3">
            <calcext:condition calcext:apply-style-name="pellet" calcext:value="=&quot;E&quot;" calcext:base-cell-address="Map.A1"/>
          </calcext:conditional-format>
          <calcext:conditional-format calcext:target-range-address="Map.A132:Map.A132">
            <calcext:condition calcext:apply-style-name="Untitled1" calcext:value="=&quot;F&quot;" calcext:base-cell-address="Map.A132"/>
          </calcext:conditional-format>
          <calcext:conditional-format calcext:target-range-address="Map.A132:Map.A132">
            <calcext:condition calcext:apply-style-name="pellet" calcext:value="=&quot;E&quot;" calcext:base-cell-address="Map.A132"/>
          </calcext:conditional-format>
          <calcext:conditional-format calcext:target-range-address="Map.C155:Map.C158 Map.C147:Map.C147 Map.C149:Map.C153">
            <calcext:condition calcext:apply-style-name="Untitled1" calcext:value="=&quot;F&quot;" calcext:base-cell-address="Map.C147"/>
          </calcext:conditional-format>
          <calcext:conditional-format calcext:target-range-address="Map.C155:Map.C158 Map.C147:Map.C147 Map.C149:Map.C153">
            <calcext:condition calcext:apply-style-name="pellet" calcext:value="=&quot;E&quot;" calcext:base-cell-address="Map.C147"/>
          </calcext:conditional-format>
          <calcext:conditional-format calcext:target-range-address="Map.A133:Map.A133">
            <calcext:condition calcext:apply-style-name="Untitled1" calcext:value="=&quot;F&quot;" calcext:base-cell-address="Map.A133"/>
          </calcext:conditional-format>
          <calcext:conditional-format calcext:target-range-address="Map.A133:Map.A133">
            <calcext:condition calcext:apply-style-name="pellet" calcext:value="=&quot;E&quot;" calcext:base-cell-address="Map.A133"/>
          </calcext:conditional-format>
          <calcext:conditional-format calcext:target-range-address="Map.A134:Map.A134">
            <calcext:condition calcext:apply-style-name="Untitled1" calcext:value="=&quot;F&quot;" calcext:base-cell-address="Map.A134"/>
          </calcext:conditional-format>
          <calcext:conditional-format calcext:target-range-address="Map.A134:Map.A134">
            <calcext:condition calcext:apply-style-name="pellet" calcext:value="=&quot;E&quot;" calcext:base-cell-address="Map.A134"/>
          </calcext:conditional-format>
          <calcext:conditional-format calcext:target-range-address="Map.C136:Map.S140">
            <calcext:condition calcext:apply-style-name="Untitled1" calcext:value="=&quot;F&quot;" calcext:base-cell-address="Map.C136"/>
          </calcext:conditional-format>
          <calcext:conditional-format calcext:target-range-address="Map.C136:Map.S140">
            <calcext:condition calcext:apply-style-name="pellet" calcext:value="=&quot;E&quot;" calcext:base-cell-address="Map.C136"/>
          </calcext:conditional-format>
          <calcext:conditional-format calcext:target-range-address="Map.F138:Map.K138">
            <calcext:condition calcext:apply-style-name="Untitled1" calcext:value="=&quot;F&quot;" calcext:base-cell-address="Map.F138"/>
          </calcext:conditional-format>
          <calcext:conditional-format calcext:target-range-address="Map.F138:Map.K138">
            <calcext:condition calcext:apply-style-name="pellet" calcext:value="=&quot;E&quot;" calcext:base-cell-address="Map.F138"/>
          </calcext:conditional-format>
          <calcext:conditional-format calcext:target-range-address="Map.M138:Map.Q138">
            <calcext:condition calcext:apply-style-name="Untitled1" calcext:value="=&quot;F&quot;" calcext:base-cell-address="Map.M138"/>
          </calcext:conditional-format>
          <calcext:conditional-format calcext:target-range-address="Map.M138:Map.Q138">
            <calcext:condition calcext:apply-style-name="pellet" calcext:value="=&quot;E&quot;" calcext:base-cell-address="Map.M138"/>
          </calcext:conditional-format>
          <calcext:conditional-format calcext:target-range-address="Map.H141:Map.H141">
            <calcext:condition calcext:apply-style-name="Untitled1" calcext:value="=&quot;F&quot;" calcext:base-cell-address="Map.H141"/>
          </calcext:conditional-format>
          <calcext:conditional-format calcext:target-range-address="Map.H141:Map.H141">
            <calcext:condition calcext:apply-style-name="pellet" calcext:value="=&quot;E&quot;" calcext:base-cell-address="Map.H141"/>
          </calcext:conditional-format>
          <calcext:conditional-format calcext:target-range-address="Map.P141:Map.T141 Map.K141:Map.M141">
            <calcext:condition calcext:apply-style-name="Untitled1" calcext:value="=&quot;F&quot;" calcext:base-cell-address="Map.K141"/>
          </calcext:conditional-format>
          <calcext:conditional-format calcext:target-range-address="Map.P141:Map.T141 Map.K141:Map.M141">
            <calcext:condition calcext:apply-style-name="pellet" calcext:value="=&quot;E&quot;" calcext:base-cell-address="Map.K141"/>
          </calcext:conditional-format>
          <calcext:conditional-format calcext:target-range-address="Map.D33:Map.L34">
            <calcext:condition calcext:apply-style-name="Untitled1" calcext:value="=&quot;F&quot;" calcext:base-cell-address="Map.D33"/>
          </calcext:conditional-format>
          <calcext:conditional-format calcext:target-range-address="Map.D33:Map.L34">
            <calcext:condition calcext:apply-style-name="pellet" calcext:value="=&quot;E&quot;" calcext:base-cell-address="Map.D33"/>
          </calcext:conditional-format>
          <calcext:conditional-format calcext:target-range-address="Map.Y33:Map.AG34">
            <calcext:condition calcext:apply-style-name="Untitled1" calcext:value="=&quot;F&quot;" calcext:base-cell-address="Map.Y33"/>
          </calcext:conditional-format>
          <calcext:conditional-format calcext:target-range-address="Map.Y33:Map.AG34">
            <calcext:condition calcext:apply-style-name="pellet" calcext:value="=&quot;E&quot;" calcext:base-cell-address="Map.Y33"/>
          </calcext:conditional-format>
          <calcext:conditional-format calcext:target-range-address="Map.AK33:Map.AO33">
            <calcext:condition calcext:apply-style-name="Untitled1" calcext:value="=&quot;F&quot;" calcext:base-cell-address="Map.AK33"/>
          </calcext:conditional-format>
          <calcext:conditional-format calcext:target-range-address="Map.AK33:Map.AO33">
            <calcext:condition calcext:apply-style-name="pellet" calcext:value="=&quot;E&quot;" calcext:base-cell-address="Map.AK33"/>
          </calcext:conditional-format>
          <calcext:conditional-format calcext:target-range-address="Map.BC33:Map.BD33">
            <calcext:condition calcext:apply-style-name="Untitled1" calcext:value="=&quot;F&quot;" calcext:base-cell-address="Map.BC33"/>
          </calcext:conditional-format>
          <calcext:conditional-format calcext:target-range-address="Map.BC33:Map.BD33">
            <calcext:condition calcext:apply-style-name="pellet" calcext:value="=&quot;E&quot;" calcext:base-cell-address="Map.BC33"/>
          </calcext:conditional-format>
          <calcext:conditional-format calcext:target-range-address="Map.AT33:Map.BB34">
            <calcext:condition calcext:apply-style-name="Untitled1" calcext:value="=&quot;F&quot;" calcext:base-cell-address="Map.AT33"/>
          </calcext:conditional-format>
          <calcext:conditional-format calcext:target-range-address="Map.AT33:Map.BB34">
            <calcext:condition calcext:apply-style-name="pellet" calcext:value="=&quot;E&quot;" calcext:base-cell-address="Map.AT33"/>
          </calcext:conditional-format>
          <calcext:conditional-format calcext:target-range-address="Map.BX33:Map.BY33">
            <calcext:condition calcext:apply-style-name="Untitled1" calcext:value="=&quot;F&quot;" calcext:base-cell-address="Map.BX33"/>
          </calcext:conditional-format>
          <calcext:conditional-format calcext:target-range-address="Map.BX33:Map.BY33">
            <calcext:condition calcext:apply-style-name="pellet" calcext:value="=&quot;E&quot;" calcext:base-cell-address="Map.BX33"/>
          </calcext:conditional-format>
          <calcext:conditional-format calcext:target-range-address="Map.BO33:Map.BW34">
            <calcext:condition calcext:apply-style-name="Untitled1" calcext:value="=&quot;F&quot;" calcext:base-cell-address="Map.BO33"/>
          </calcext:conditional-format>
          <calcext:conditional-format calcext:target-range-address="Map.BO33:Map.BW34">
            <calcext:condition calcext:apply-style-name="pellet" calcext:value="=&quot;E&quot;" calcext:base-cell-address="Map.BO33"/>
          </calcext:conditional-format>
          <calcext:conditional-format calcext:target-range-address="Map.CS33:Map.CT33">
            <calcext:condition calcext:apply-style-name="Untitled1" calcext:value="=&quot;F&quot;" calcext:base-cell-address="Map.CS33"/>
          </calcext:conditional-format>
          <calcext:conditional-format calcext:target-range-address="Map.CS33:Map.CT33">
            <calcext:condition calcext:apply-style-name="pellet" calcext:value="=&quot;E&quot;" calcext:base-cell-address="Map.CS33"/>
          </calcext:conditional-format>
          <calcext:conditional-format calcext:target-range-address="Map.CJ33:Map.CR34">
            <calcext:condition calcext:apply-style-name="Untitled1" calcext:value="=&quot;F&quot;" calcext:base-cell-address="Map.CJ33"/>
          </calcext:conditional-format>
          <calcext:conditional-format calcext:target-range-address="Map.CJ33:Map.CR34">
            <calcext:condition calcext:apply-style-name="pellet" calcext:value="=&quot;E&quot;" calcext:base-cell-address="Map.CJ33"/>
          </calcext:conditional-format>
          <calcext:conditional-format calcext:target-range-address="Map.DN33:Map.DO33">
            <calcext:condition calcext:apply-style-name="Untitled1" calcext:value="=&quot;F&quot;" calcext:base-cell-address="Map.DN33"/>
          </calcext:conditional-format>
          <calcext:conditional-format calcext:target-range-address="Map.DN33:Map.DO33">
            <calcext:condition calcext:apply-style-name="pellet" calcext:value="=&quot;E&quot;" calcext:base-cell-address="Map.DN33"/>
          </calcext:conditional-format>
          <calcext:conditional-format calcext:target-range-address="Map.DE33:Map.DM34">
            <calcext:condition calcext:apply-style-name="Untitled1" calcext:value="=&quot;F&quot;" calcext:base-cell-address="Map.DE33"/>
          </calcext:conditional-format>
          <calcext:conditional-format calcext:target-range-address="Map.DE33:Map.DM34">
            <calcext:condition calcext:apply-style-name="pellet" calcext:value="=&quot;E&quot;" calcext:base-cell-address="Map.DE33"/>
          </calcext:conditional-format>
          <calcext:conditional-format calcext:target-range-address="Map.DC47:Map.DH47">
            <calcext:condition calcext:apply-style-name="Untitled1" calcext:value="=&quot;F&quot;" calcext:base-cell-address="Map.DC47"/>
          </calcext:conditional-format>
          <calcext:conditional-format calcext:target-range-address="Map.DC47:Map.DH47">
            <calcext:condition calcext:apply-style-name="pellet" calcext:value="=&quot;E&quot;" calcext:base-cell-address="Map.DC47"/>
          </calcext:conditional-format>
          <calcext:conditional-format calcext:target-range-address="Map.CH47:Map.CM47">
            <calcext:condition calcext:apply-style-name="Untitled1" calcext:value="=&quot;F&quot;" calcext:base-cell-address="Map.CH47"/>
          </calcext:conditional-format>
          <calcext:conditional-format calcext:target-range-address="Map.CH47:Map.CM47">
            <calcext:condition calcext:apply-style-name="pellet" calcext:value="=&quot;E&quot;" calcext:base-cell-address="Map.CH47"/>
          </calcext:conditional-format>
          <calcext:conditional-format calcext:target-range-address="Map.BM47:Map.BR47">
            <calcext:condition calcext:apply-style-name="Untitled1" calcext:value="=&quot;F&quot;" calcext:base-cell-address="Map.BM47"/>
          </calcext:conditional-format>
          <calcext:conditional-format calcext:target-range-address="Map.BM47:Map.BR47">
            <calcext:condition calcext:apply-style-name="pellet" calcext:value="=&quot;E&quot;" calcext:base-cell-address="Map.BM47"/>
          </calcext:conditional-format>
          <calcext:conditional-format calcext:target-range-address="Map.AR47:Map.AW47">
            <calcext:condition calcext:apply-style-name="Untitled1" calcext:value="=&quot;F&quot;" calcext:base-cell-address="Map.AR47"/>
          </calcext:conditional-format>
          <calcext:conditional-format calcext:target-range-address="Map.AR47:Map.AW47">
            <calcext:condition calcext:apply-style-name="pellet" calcext:value="=&quot;E&quot;" calcext:base-cell-address="Map.AR47"/>
          </calcext:conditional-format>
          <calcext:conditional-format calcext:target-range-address="Map.W47:Map.AB47">
            <calcext:condition calcext:apply-style-name="Untitled1" calcext:value="=&quot;F&quot;" calcext:base-cell-address="Map.W47"/>
          </calcext:conditional-format>
          <calcext:conditional-format calcext:target-range-address="Map.W47:Map.AB47">
            <calcext:condition calcext:apply-style-name="pellet" calcext:value="=&quot;E&quot;" calcext:base-cell-address="Map.W47"/>
          </calcext:conditional-format>
          <calcext:conditional-format calcext:target-range-address="Map.B47:Map.G47">
            <calcext:condition calcext:apply-style-name="Untitled1" calcext:value="=&quot;F&quot;" calcext:base-cell-address="Map.B47"/>
          </calcext:conditional-format>
          <calcext:conditional-format calcext:target-range-address="Map.B47:Map.G47">
            <calcext:condition calcext:apply-style-name="pellet" calcext:value="=&quot;E&quot;" calcext:base-cell-address="Map.B47"/>
          </calcext:conditional-format>
          <calcext:conditional-format calcext:target-range-address="Map.J47:Map.L47">
            <calcext:condition calcext:apply-style-name="Untitled1" calcext:value="=&quot;F&quot;" calcext:base-cell-address="Map.J47"/>
          </calcext:conditional-format>
          <calcext:conditional-format calcext:target-range-address="Map.J47:Map.L47">
            <calcext:condition calcext:apply-style-name="pellet" calcext:value="=&quot;E&quot;" calcext:base-cell-address="Map.J47"/>
          </calcext:conditional-format>
          <calcext:conditional-format calcext:target-range-address="Map.D49:Map.L50">
            <calcext:condition calcext:apply-style-name="Untitled1" calcext:value="=&quot;F&quot;" calcext:base-cell-address="Map.D49"/>
          </calcext:conditional-format>
          <calcext:conditional-format calcext:target-range-address="Map.D49:Map.L50">
            <calcext:condition calcext:apply-style-name="pellet" calcext:value="=&quot;E&quot;" calcext:base-cell-address="Map.D49"/>
          </calcext:conditional-format>
          <calcext:conditional-format calcext:target-range-address="Map.H63:Map.I63">
            <calcext:condition calcext:apply-style-name="Untitled1" calcext:value="=&quot;F&quot;" calcext:base-cell-address="Map.H63"/>
          </calcext:conditional-format>
          <calcext:conditional-format calcext:target-range-address="Map.H63:Map.I63">
            <calcext:condition calcext:apply-style-name="pellet" calcext:value="=&quot;E&quot;" calcext:base-cell-address="Map.H63"/>
          </calcext:conditional-format>
          <calcext:conditional-format calcext:target-range-address="Map.B63:Map.G63">
            <calcext:condition calcext:apply-style-name="Untitled1" calcext:value="=&quot;F&quot;" calcext:base-cell-address="Map.B63"/>
          </calcext:conditional-format>
          <calcext:conditional-format calcext:target-range-address="Map.B63:Map.G63">
            <calcext:condition calcext:apply-style-name="pellet" calcext:value="=&quot;E&quot;" calcext:base-cell-address="Map.B63"/>
          </calcext:conditional-format>
          <calcext:conditional-format calcext:target-range-address="Map.J63:Map.L63">
            <calcext:condition calcext:apply-style-name="Untitled1" calcext:value="=&quot;F&quot;" calcext:base-cell-address="Map.J63"/>
          </calcext:conditional-format>
          <calcext:conditional-format calcext:target-range-address="Map.J63:Map.L63">
            <calcext:condition calcext:apply-style-name="pellet" calcext:value="=&quot;E&quot;" calcext:base-cell-address="Map.J63"/>
          </calcext:conditional-format>
          <calcext:conditional-format calcext:target-range-address="Map.W63:Map.AB63">
            <calcext:condition calcext:apply-style-name="Untitled1" calcext:value="=&quot;F&quot;" calcext:base-cell-address="Map.W63"/>
          </calcext:conditional-format>
          <calcext:conditional-format calcext:target-range-address="Map.W63:Map.AB63">
            <calcext:condition calcext:apply-style-name="pellet" calcext:value="=&quot;E&quot;" calcext:base-cell-address="Map.W63"/>
          </calcext:conditional-format>
          <calcext:conditional-format calcext:target-range-address="Map.B79:Map.G79">
            <calcext:condition calcext:apply-style-name="Untitled1" calcext:value="=&quot;F&quot;" calcext:base-cell-address="Map.B79"/>
          </calcext:conditional-format>
          <calcext:conditional-format calcext:target-range-address="Map.B79:Map.G79">
            <calcext:condition calcext:apply-style-name="pellet" calcext:value="=&quot;E&quot;" calcext:base-cell-address="Map.B79"/>
          </calcext:conditional-format>
          <calcext:conditional-format calcext:target-range-address="Map.B95:Map.G95">
            <calcext:condition calcext:apply-style-name="Untitled1" calcext:value="=&quot;F&quot;" calcext:base-cell-address="Map.B95"/>
          </calcext:conditional-format>
          <calcext:conditional-format calcext:target-range-address="Map.B95:Map.G95">
            <calcext:condition calcext:apply-style-name="pellet" calcext:value="=&quot;E&quot;" calcext:base-cell-address="Map.B95"/>
          </calcext:conditional-format>
          <calcext:conditional-format calcext:target-range-address="Map.B111:Map.G111">
            <calcext:condition calcext:apply-style-name="Untitled1" calcext:value="=&quot;F&quot;" calcext:base-cell-address="Map.B111"/>
          </calcext:conditional-format>
          <calcext:conditional-format calcext:target-range-address="Map.B111:Map.G111">
            <calcext:condition calcext:apply-style-name="pellet" calcext:value="=&quot;E&quot;" calcext:base-cell-address="Map.B111"/>
          </calcext:conditional-format>
          <calcext:conditional-format calcext:target-range-address="Map.B127:Map.G127">
            <calcext:condition calcext:apply-style-name="Untitled1" calcext:value="=&quot;F&quot;" calcext:base-cell-address="Map.B127"/>
          </calcext:conditional-format>
          <calcext:conditional-format calcext:target-range-address="Map.B127:Map.G127">
            <calcext:condition calcext:apply-style-name="pellet" calcext:value="=&quot;E&quot;" calcext:base-cell-address="Map.B127"/>
          </calcext:conditional-format>
          <calcext:conditional-format calcext:target-range-address="Map.W127:Map.AB127">
            <calcext:condition calcext:apply-style-name="Untitled1" calcext:value="=&quot;F&quot;" calcext:base-cell-address="Map.W127"/>
          </calcext:conditional-format>
          <calcext:conditional-format calcext:target-range-address="Map.W127:Map.AB127">
            <calcext:condition calcext:apply-style-name="pellet" calcext:value="=&quot;E&quot;" calcext:base-cell-address="Map.W127"/>
          </calcext:conditional-format>
          <calcext:conditional-format calcext:target-range-address="Map.W111:Map.AB111">
            <calcext:condition calcext:apply-style-name="Untitled1" calcext:value="=&quot;F&quot;" calcext:base-cell-address="Map.W111"/>
          </calcext:conditional-format>
          <calcext:conditional-format calcext:target-range-address="Map.W111:Map.AB111">
            <calcext:condition calcext:apply-style-name="pellet" calcext:value="=&quot;E&quot;" calcext:base-cell-address="Map.W111"/>
          </calcext:conditional-format>
          <calcext:conditional-format calcext:target-range-address="Map.AR111:Map.AW111">
            <calcext:condition calcext:apply-style-name="Untitled1" calcext:value="=&quot;F&quot;" calcext:base-cell-address="Map.AR111"/>
          </calcext:conditional-format>
          <calcext:conditional-format calcext:target-range-address="Map.AR111:Map.AW111">
            <calcext:condition calcext:apply-style-name="pellet" calcext:value="=&quot;E&quot;" calcext:base-cell-address="Map.AR111"/>
          </calcext:conditional-format>
          <calcext:conditional-format calcext:target-range-address="Map.AR127:Map.AW127">
            <calcext:condition calcext:apply-style-name="Untitled1" calcext:value="=&quot;F&quot;" calcext:base-cell-address="Map.AR127"/>
          </calcext:conditional-format>
          <calcext:conditional-format calcext:target-range-address="Map.AR127:Map.AW127">
            <calcext:condition calcext:apply-style-name="pellet" calcext:value="=&quot;E&quot;" calcext:base-cell-address="Map.AR127"/>
          </calcext:conditional-format>
          <calcext:conditional-format calcext:target-range-address="Map.BM111:Map.BR111">
            <calcext:condition calcext:apply-style-name="Untitled1" calcext:value="=&quot;F&quot;" calcext:base-cell-address="Map.BM111"/>
          </calcext:conditional-format>
          <calcext:conditional-format calcext:target-range-address="Map.BM111:Map.BR111">
            <calcext:condition calcext:apply-style-name="pellet" calcext:value="=&quot;E&quot;" calcext:base-cell-address="Map.BM111"/>
          </calcext:conditional-format>
          <calcext:conditional-format calcext:target-range-address="Map.BM127:Map.BR127">
            <calcext:condition calcext:apply-style-name="Untitled1" calcext:value="=&quot;F&quot;" calcext:base-cell-address="Map.BM127"/>
          </calcext:conditional-format>
          <calcext:conditional-format calcext:target-range-address="Map.BM127:Map.BR127">
            <calcext:condition calcext:apply-style-name="pellet" calcext:value="=&quot;E&quot;" calcext:base-cell-address="Map.BM127"/>
          </calcext:conditional-format>
          <calcext:conditional-format calcext:target-range-address="Map.CH111:Map.CM111">
            <calcext:condition calcext:apply-style-name="Untitled1" calcext:value="=&quot;F&quot;" calcext:base-cell-address="Map.CH111"/>
          </calcext:conditional-format>
          <calcext:conditional-format calcext:target-range-address="Map.CH111:Map.CM111">
            <calcext:condition calcext:apply-style-name="pellet" calcext:value="=&quot;E&quot;" calcext:base-cell-address="Map.CH111"/>
          </calcext:conditional-format>
          <calcext:conditional-format calcext:target-range-address="Map.CH127:Map.CM127">
            <calcext:condition calcext:apply-style-name="Untitled1" calcext:value="=&quot;F&quot;" calcext:base-cell-address="Map.CH127"/>
          </calcext:conditional-format>
          <calcext:conditional-format calcext:target-range-address="Map.CH127:Map.CM127">
            <calcext:condition calcext:apply-style-name="pellet" calcext:value="=&quot;E&quot;" calcext:base-cell-address="Map.CH127"/>
          </calcext:conditional-format>
          <calcext:conditional-format calcext:target-range-address="Map.DC111:Map.DH111">
            <calcext:condition calcext:apply-style-name="Untitled1" calcext:value="=&quot;F&quot;" calcext:base-cell-address="Map.DC111"/>
          </calcext:conditional-format>
          <calcext:conditional-format calcext:target-range-address="Map.DC111:Map.DH111">
            <calcext:condition calcext:apply-style-name="pellet" calcext:value="=&quot;E&quot;" calcext:base-cell-address="Map.DC111"/>
          </calcext:conditional-format>
          <calcext:conditional-format calcext:target-range-address="Map.DC127:Map.DH127">
            <calcext:condition calcext:apply-style-name="Untitled1" calcext:value="=&quot;F&quot;" calcext:base-cell-address="Map.DC127"/>
          </calcext:conditional-format>
          <calcext:conditional-format calcext:target-range-address="Map.DC127:Map.DH127">
            <calcext:condition calcext:apply-style-name="pellet" calcext:value="=&quot;E&quot;" calcext:base-cell-address="Map.DC127"/>
          </calcext:conditional-format>
          <calcext:conditional-format calcext:target-range-address="Map.DC79:Map.DH79">
            <calcext:condition calcext:apply-style-name="Untitled1" calcext:value="=&quot;F&quot;" calcext:base-cell-address="Map.DC79"/>
          </calcext:conditional-format>
          <calcext:conditional-format calcext:target-range-address="Map.DC79:Map.DH79">
            <calcext:condition calcext:apply-style-name="pellet" calcext:value="=&quot;E&quot;" calcext:base-cell-address="Map.DC79"/>
          </calcext:conditional-format>
          <calcext:conditional-format calcext:target-range-address="Map.DC95:Map.DH95">
            <calcext:condition calcext:apply-style-name="Untitled1" calcext:value="=&quot;F&quot;" calcext:base-cell-address="Map.DC95"/>
          </calcext:conditional-format>
          <calcext:conditional-format calcext:target-range-address="Map.DC95:Map.DH95">
            <calcext:condition calcext:apply-style-name="pellet" calcext:value="=&quot;E&quot;" calcext:base-cell-address="Map.DC95"/>
          </calcext:conditional-format>
          <calcext:conditional-format calcext:target-range-address="Map.CH95:Map.CM95">
            <calcext:condition calcext:apply-style-name="Untitled1" calcext:value="=&quot;F&quot;" calcext:base-cell-address="Map.CH95"/>
          </calcext:conditional-format>
          <calcext:conditional-format calcext:target-range-address="Map.CH95:Map.CM95">
            <calcext:condition calcext:apply-style-name="pellet" calcext:value="=&quot;E&quot;" calcext:base-cell-address="Map.CH95"/>
          </calcext:conditional-format>
          <calcext:conditional-format calcext:target-range-address="Map.CH79:Map.CM79">
            <calcext:condition calcext:apply-style-name="Untitled1" calcext:value="=&quot;F&quot;" calcext:base-cell-address="Map.CH79"/>
          </calcext:conditional-format>
          <calcext:conditional-format calcext:target-range-address="Map.CH79:Map.CM79">
            <calcext:condition calcext:apply-style-name="pellet" calcext:value="=&quot;E&quot;" calcext:base-cell-address="Map.CH79"/>
          </calcext:conditional-format>
          <calcext:conditional-format calcext:target-range-address="Map.BM79:Map.BR79">
            <calcext:condition calcext:apply-style-name="Untitled1" calcext:value="=&quot;F&quot;" calcext:base-cell-address="Map.BM79"/>
          </calcext:conditional-format>
          <calcext:conditional-format calcext:target-range-address="Map.BM79:Map.BR79">
            <calcext:condition calcext:apply-style-name="pellet" calcext:value="=&quot;E&quot;" calcext:base-cell-address="Map.BM79"/>
          </calcext:conditional-format>
          <calcext:conditional-format calcext:target-range-address="Map.BM95:Map.BR95">
            <calcext:condition calcext:apply-style-name="Untitled1" calcext:value="=&quot;F&quot;" calcext:base-cell-address="Map.BM95"/>
          </calcext:conditional-format>
          <calcext:conditional-format calcext:target-range-address="Map.BM95:Map.BR95">
            <calcext:condition calcext:apply-style-name="pellet" calcext:value="=&quot;E&quot;" calcext:base-cell-address="Map.BM95"/>
          </calcext:conditional-format>
          <calcext:conditional-format calcext:target-range-address="Map.AR79:Map.AW79">
            <calcext:condition calcext:apply-style-name="Untitled1" calcext:value="=&quot;F&quot;" calcext:base-cell-address="Map.AR79"/>
          </calcext:conditional-format>
          <calcext:conditional-format calcext:target-range-address="Map.AR79:Map.AW79">
            <calcext:condition calcext:apply-style-name="pellet" calcext:value="=&quot;E&quot;" calcext:base-cell-address="Map.AR79"/>
          </calcext:conditional-format>
          <calcext:conditional-format calcext:target-range-address="Map.AR95:Map.AW95">
            <calcext:condition calcext:apply-style-name="Untitled1" calcext:value="=&quot;F&quot;" calcext:base-cell-address="Map.AR95"/>
          </calcext:conditional-format>
          <calcext:conditional-format calcext:target-range-address="Map.AR95:Map.AW95">
            <calcext:condition calcext:apply-style-name="pellet" calcext:value="=&quot;E&quot;" calcext:base-cell-address="Map.AR95"/>
          </calcext:conditional-format>
          <calcext:conditional-format calcext:target-range-address="Map.W95:Map.AB95">
            <calcext:condition calcext:apply-style-name="Untitled1" calcext:value="=&quot;F&quot;" calcext:base-cell-address="Map.W95"/>
          </calcext:conditional-format>
          <calcext:conditional-format calcext:target-range-address="Map.W95:Map.AB95">
            <calcext:condition calcext:apply-style-name="pellet" calcext:value="=&quot;E&quot;" calcext:base-cell-address="Map.W95"/>
          </calcext:conditional-format>
          <calcext:conditional-format calcext:target-range-address="Map.W79:Map.AB79">
            <calcext:condition calcext:apply-style-name="Untitled1" calcext:value="=&quot;F&quot;" calcext:base-cell-address="Map.W79"/>
          </calcext:conditional-format>
          <calcext:conditional-format calcext:target-range-address="Map.W79:Map.AB79">
            <calcext:condition calcext:apply-style-name="pellet" calcext:value="=&quot;E&quot;" calcext:base-cell-address="Map.W79"/>
          </calcext:conditional-format>
          <calcext:conditional-format calcext:target-range-address="Map.AR63:Map.AW63">
            <calcext:condition calcext:apply-style-name="Untitled1" calcext:value="=&quot;F&quot;" calcext:base-cell-address="Map.AR63"/>
          </calcext:conditional-format>
          <calcext:conditional-format calcext:target-range-address="Map.AR63:Map.AW63">
            <calcext:condition calcext:apply-style-name="pellet" calcext:value="=&quot;E&quot;" calcext:base-cell-address="Map.AR63"/>
          </calcext:conditional-format>
          <calcext:conditional-format calcext:target-range-address="Map.BM63:Map.BR63">
            <calcext:condition calcext:apply-style-name="Untitled1" calcext:value="=&quot;F&quot;" calcext:base-cell-address="Map.BM63"/>
          </calcext:conditional-format>
          <calcext:conditional-format calcext:target-range-address="Map.BM63:Map.BR63">
            <calcext:condition calcext:apply-style-name="pellet" calcext:value="=&quot;E&quot;" calcext:base-cell-address="Map.BM63"/>
          </calcext:conditional-format>
          <calcext:conditional-format calcext:target-range-address="Map.CH63:Map.CM63">
            <calcext:condition calcext:apply-style-name="Untitled1" calcext:value="=&quot;F&quot;" calcext:base-cell-address="Map.CH63"/>
          </calcext:conditional-format>
          <calcext:conditional-format calcext:target-range-address="Map.CH63:Map.CM63">
            <calcext:condition calcext:apply-style-name="pellet" calcext:value="=&quot;E&quot;" calcext:base-cell-address="Map.CH63"/>
          </calcext:conditional-format>
          <calcext:conditional-format calcext:target-range-address="Map.DC63:Map.DH63">
            <calcext:condition calcext:apply-style-name="Untitled1" calcext:value="=&quot;F&quot;" calcext:base-cell-address="Map.DC63"/>
          </calcext:conditional-format>
          <calcext:conditional-format calcext:target-range-address="Map.DC63:Map.DH63">
            <calcext:condition calcext:apply-style-name="pellet" calcext:value="=&quot;E&quot;" calcext:base-cell-address="Map.DC63"/>
          </calcext:conditional-format>
          <calcext:conditional-format calcext:target-range-address="Map.Y49:Map.AD50">
            <calcext:condition calcext:apply-style-name="Untitled1" calcext:value="=&quot;F&quot;" calcext:base-cell-address="Map.Y49"/>
          </calcext:conditional-format>
          <calcext:conditional-format calcext:target-range-address="Map.Y49:Map.AD50">
            <calcext:condition calcext:apply-style-name="pellet" calcext:value="=&quot;E&quot;" calcext:base-cell-address="Map.Y49"/>
          </calcext:conditional-format>
          <calcext:conditional-format calcext:target-range-address="Map.AH49:Map.AI49">
            <calcext:condition calcext:apply-style-name="Untitled1" calcext:value="=&quot;F&quot;" calcext:base-cell-address="Map.AH49"/>
          </calcext:conditional-format>
          <calcext:conditional-format calcext:target-range-address="Map.AH49:Map.AI49">
            <calcext:condition calcext:apply-style-name="pellet" calcext:value="=&quot;E&quot;" calcext:base-cell-address="Map.AH49"/>
          </calcext:conditional-format>
          <calcext:conditional-format calcext:target-range-address="Map.BC49:Map.BD49">
            <calcext:condition calcext:apply-style-name="Untitled1" calcext:value="=&quot;F&quot;" calcext:base-cell-address="Map.BC49"/>
          </calcext:conditional-format>
          <calcext:conditional-format calcext:target-range-address="Map.BC49:Map.BD49">
            <calcext:condition calcext:apply-style-name="pellet" calcext:value="=&quot;E&quot;" calcext:base-cell-address="Map.BC49"/>
          </calcext:conditional-format>
          <calcext:conditional-format calcext:target-range-address="Map.AZ50:Map.BB50 Map.AZ49:Map.BA49">
            <calcext:condition calcext:apply-style-name="Untitled1" calcext:value="=&quot;F&quot;" calcext:base-cell-address="Map.AZ49"/>
          </calcext:conditional-format>
          <calcext:conditional-format calcext:target-range-address="Map.AZ50:Map.BB50 Map.AZ49:Map.BA49">
            <calcext:condition calcext:apply-style-name="pellet" calcext:value="=&quot;E&quot;" calcext:base-cell-address="Map.AZ49"/>
          </calcext:conditional-format>
          <calcext:conditional-format calcext:target-range-address="Map.AT49:Map.AY50">
            <calcext:condition calcext:apply-style-name="Untitled1" calcext:value="=&quot;F&quot;" calcext:base-cell-address="Map.AT49"/>
          </calcext:conditional-format>
          <calcext:conditional-format calcext:target-range-address="Map.AT49:Map.AY50">
            <calcext:condition calcext:apply-style-name="pellet" calcext:value="=&quot;E&quot;" calcext:base-cell-address="Map.AT49"/>
          </calcext:conditional-format>
          <calcext:conditional-format calcext:target-range-address="Map.BX49:Map.BY49">
            <calcext:condition calcext:apply-style-name="Untitled1" calcext:value="=&quot;F&quot;" calcext:base-cell-address="Map.BX49"/>
          </calcext:conditional-format>
          <calcext:conditional-format calcext:target-range-address="Map.BX49:Map.BY49">
            <calcext:condition calcext:apply-style-name="pellet" calcext:value="=&quot;E&quot;" calcext:base-cell-address="Map.BX49"/>
          </calcext:conditional-format>
          <calcext:conditional-format calcext:target-range-address="Map.BU50:Map.BW50 Map.BU49:Map.BV49">
            <calcext:condition calcext:apply-style-name="Untitled1" calcext:value="=&quot;F&quot;" calcext:base-cell-address="Map.BU49"/>
          </calcext:conditional-format>
          <calcext:conditional-format calcext:target-range-address="Map.BU50:Map.BW50 Map.BU49:Map.BV49">
            <calcext:condition calcext:apply-style-name="pellet" calcext:value="=&quot;E&quot;" calcext:base-cell-address="Map.BU49"/>
          </calcext:conditional-format>
          <calcext:conditional-format calcext:target-range-address="Map.BO49:Map.BT50">
            <calcext:condition calcext:apply-style-name="Untitled1" calcext:value="=&quot;F&quot;" calcext:base-cell-address="Map.BO49"/>
          </calcext:conditional-format>
          <calcext:conditional-format calcext:target-range-address="Map.BO49:Map.BT50">
            <calcext:condition calcext:apply-style-name="pellet" calcext:value="=&quot;E&quot;" calcext:base-cell-address="Map.BO49"/>
          </calcext:conditional-format>
          <calcext:conditional-format calcext:target-range-address="Map.CS49:Map.CT49">
            <calcext:condition calcext:apply-style-name="Untitled1" calcext:value="=&quot;F&quot;" calcext:base-cell-address="Map.CS49"/>
          </calcext:conditional-format>
          <calcext:conditional-format calcext:target-range-address="Map.CS49:Map.CT49">
            <calcext:condition calcext:apply-style-name="pellet" calcext:value="=&quot;E&quot;" calcext:base-cell-address="Map.CS49"/>
          </calcext:conditional-format>
          <calcext:conditional-format calcext:target-range-address="Map.CP50:Map.CR50 Map.CP49:Map.CQ49">
            <calcext:condition calcext:apply-style-name="Untitled1" calcext:value="=&quot;F&quot;" calcext:base-cell-address="Map.CP49"/>
          </calcext:conditional-format>
          <calcext:conditional-format calcext:target-range-address="Map.CP50:Map.CR50 Map.CP49:Map.CQ49">
            <calcext:condition calcext:apply-style-name="pellet" calcext:value="=&quot;E&quot;" calcext:base-cell-address="Map.CP49"/>
          </calcext:conditional-format>
          <calcext:conditional-format calcext:target-range-address="Map.CJ49:Map.CO50">
            <calcext:condition calcext:apply-style-name="Untitled1" calcext:value="=&quot;F&quot;" calcext:base-cell-address="Map.CJ49"/>
          </calcext:conditional-format>
          <calcext:conditional-format calcext:target-range-address="Map.CJ49:Map.CO50">
            <calcext:condition calcext:apply-style-name="pellet" calcext:value="=&quot;E&quot;" calcext:base-cell-address="Map.CJ49"/>
          </calcext:conditional-format>
          <calcext:conditional-format calcext:target-range-address="Map.DN49:Map.DO49">
            <calcext:condition calcext:apply-style-name="Untitled1" calcext:value="=&quot;F&quot;" calcext:base-cell-address="Map.DN49"/>
          </calcext:conditional-format>
          <calcext:conditional-format calcext:target-range-address="Map.DN49:Map.DO49">
            <calcext:condition calcext:apply-style-name="pellet" calcext:value="=&quot;E&quot;" calcext:base-cell-address="Map.DN49"/>
          </calcext:conditional-format>
          <calcext:conditional-format calcext:target-range-address="Map.DK50:Map.DM50 Map.DK49:Map.DL49">
            <calcext:condition calcext:apply-style-name="Untitled1" calcext:value="=&quot;F&quot;" calcext:base-cell-address="Map.DK49"/>
          </calcext:conditional-format>
          <calcext:conditional-format calcext:target-range-address="Map.DK50:Map.DM50 Map.DK49:Map.DL49">
            <calcext:condition calcext:apply-style-name="pellet" calcext:value="=&quot;E&quot;" calcext:base-cell-address="Map.DK49"/>
          </calcext:conditional-format>
          <calcext:conditional-format calcext:target-range-address="Map.DE49:Map.DJ50">
            <calcext:condition calcext:apply-style-name="Untitled1" calcext:value="=&quot;F&quot;" calcext:base-cell-address="Map.DE49"/>
          </calcext:conditional-format>
          <calcext:conditional-format calcext:target-range-address="Map.DE49:Map.DJ50">
            <calcext:condition calcext:apply-style-name="pellet" calcext:value="=&quot;E&quot;" calcext:base-cell-address="Map.DE49"/>
          </calcext:conditional-format>
          <calcext:conditional-format calcext:target-range-address="Map.DN65:Map.DO65">
            <calcext:condition calcext:apply-style-name="Untitled1" calcext:value="=&quot;F&quot;" calcext:base-cell-address="Map.DN65"/>
          </calcext:conditional-format>
          <calcext:conditional-format calcext:target-range-address="Map.DN65:Map.DO65">
            <calcext:condition calcext:apply-style-name="pellet" calcext:value="=&quot;E&quot;" calcext:base-cell-address="Map.DN65"/>
          </calcext:conditional-format>
          <calcext:conditional-format calcext:target-range-address="Map.DK66:Map.DM66 Map.DK65:Map.DL65">
            <calcext:condition calcext:apply-style-name="Untitled1" calcext:value="=&quot;F&quot;" calcext:base-cell-address="Map.DK65"/>
          </calcext:conditional-format>
          <calcext:conditional-format calcext:target-range-address="Map.DK66:Map.DM66 Map.DK65:Map.DL65">
            <calcext:condition calcext:apply-style-name="pellet" calcext:value="=&quot;E&quot;" calcext:base-cell-address="Map.DK65"/>
          </calcext:conditional-format>
          <calcext:conditional-format calcext:target-range-address="Map.DE65:Map.DJ66">
            <calcext:condition calcext:apply-style-name="Untitled1" calcext:value="=&quot;F&quot;" calcext:base-cell-address="Map.DE65"/>
          </calcext:conditional-format>
          <calcext:conditional-format calcext:target-range-address="Map.DE65:Map.DJ66">
            <calcext:condition calcext:apply-style-name="pellet" calcext:value="=&quot;E&quot;" calcext:base-cell-address="Map.DE65"/>
          </calcext:conditional-format>
          <calcext:conditional-format calcext:target-range-address="Map.CS65:Map.CT65">
            <calcext:condition calcext:apply-style-name="Untitled1" calcext:value="=&quot;F&quot;" calcext:base-cell-address="Map.CS65"/>
          </calcext:conditional-format>
          <calcext:conditional-format calcext:target-range-address="Map.CS65:Map.CT65">
            <calcext:condition calcext:apply-style-name="pellet" calcext:value="=&quot;E&quot;" calcext:base-cell-address="Map.CS65"/>
          </calcext:conditional-format>
          <calcext:conditional-format calcext:target-range-address="Map.CP66:Map.CR66 Map.CP65:Map.CQ65">
            <calcext:condition calcext:apply-style-name="Untitled1" calcext:value="=&quot;F&quot;" calcext:base-cell-address="Map.CP65"/>
          </calcext:conditional-format>
          <calcext:conditional-format calcext:target-range-address="Map.CP66:Map.CR66 Map.CP65:Map.CQ65">
            <calcext:condition calcext:apply-style-name="pellet" calcext:value="=&quot;E&quot;" calcext:base-cell-address="Map.CP65"/>
          </calcext:conditional-format>
          <calcext:conditional-format calcext:target-range-address="Map.CJ65:Map.CO66">
            <calcext:condition calcext:apply-style-name="Untitled1" calcext:value="=&quot;F&quot;" calcext:base-cell-address="Map.CJ65"/>
          </calcext:conditional-format>
          <calcext:conditional-format calcext:target-range-address="Map.CJ65:Map.CO66">
            <calcext:condition calcext:apply-style-name="pellet" calcext:value="=&quot;E&quot;" calcext:base-cell-address="Map.CJ65"/>
          </calcext:conditional-format>
          <calcext:conditional-format calcext:target-range-address="Map.BX65:Map.BY65">
            <calcext:condition calcext:apply-style-name="Untitled1" calcext:value="=&quot;F&quot;" calcext:base-cell-address="Map.BX65"/>
          </calcext:conditional-format>
          <calcext:conditional-format calcext:target-range-address="Map.BX65:Map.BY65">
            <calcext:condition calcext:apply-style-name="pellet" calcext:value="=&quot;E&quot;" calcext:base-cell-address="Map.BX65"/>
          </calcext:conditional-format>
          <calcext:conditional-format calcext:target-range-address="Map.BU66:Map.BW66 Map.BU65:Map.BV65">
            <calcext:condition calcext:apply-style-name="Untitled1" calcext:value="=&quot;F&quot;" calcext:base-cell-address="Map.BU65"/>
          </calcext:conditional-format>
          <calcext:conditional-format calcext:target-range-address="Map.BU66:Map.BW66 Map.BU65:Map.BV65">
            <calcext:condition calcext:apply-style-name="pellet" calcext:value="=&quot;E&quot;" calcext:base-cell-address="Map.BU65"/>
          </calcext:conditional-format>
          <calcext:conditional-format calcext:target-range-address="Map.BO65:Map.BT66">
            <calcext:condition calcext:apply-style-name="Untitled1" calcext:value="=&quot;F&quot;" calcext:base-cell-address="Map.BO65"/>
          </calcext:conditional-format>
          <calcext:conditional-format calcext:target-range-address="Map.BO65:Map.BT66">
            <calcext:condition calcext:apply-style-name="pellet" calcext:value="=&quot;E&quot;" calcext:base-cell-address="Map.BO65"/>
          </calcext:conditional-format>
          <calcext:conditional-format calcext:target-range-address="Map.BC65:Map.BD65">
            <calcext:condition calcext:apply-style-name="Untitled1" calcext:value="=&quot;F&quot;" calcext:base-cell-address="Map.BC65"/>
          </calcext:conditional-format>
          <calcext:conditional-format calcext:target-range-address="Map.BC65:Map.BD65">
            <calcext:condition calcext:apply-style-name="pellet" calcext:value="=&quot;E&quot;" calcext:base-cell-address="Map.BC65"/>
          </calcext:conditional-format>
          <calcext:conditional-format calcext:target-range-address="Map.AZ66:Map.BB66 Map.AZ65:Map.BA65">
            <calcext:condition calcext:apply-style-name="Untitled1" calcext:value="=&quot;F&quot;" calcext:base-cell-address="Map.AZ65"/>
          </calcext:conditional-format>
          <calcext:conditional-format calcext:target-range-address="Map.AZ66:Map.BB66 Map.AZ65:Map.BA65">
            <calcext:condition calcext:apply-style-name="pellet" calcext:value="=&quot;E&quot;" calcext:base-cell-address="Map.AZ65"/>
          </calcext:conditional-format>
          <calcext:conditional-format calcext:target-range-address="Map.AT65:Map.AY66">
            <calcext:condition calcext:apply-style-name="Untitled1" calcext:value="=&quot;F&quot;" calcext:base-cell-address="Map.AT65"/>
          </calcext:conditional-format>
          <calcext:conditional-format calcext:target-range-address="Map.AT65:Map.AY66">
            <calcext:condition calcext:apply-style-name="pellet" calcext:value="=&quot;E&quot;" calcext:base-cell-address="Map.AT65"/>
          </calcext:conditional-format>
          <calcext:conditional-format calcext:target-range-address="Map.AH65:Map.AI65">
            <calcext:condition calcext:apply-style-name="Untitled1" calcext:value="=&quot;F&quot;" calcext:base-cell-address="Map.AH65"/>
          </calcext:conditional-format>
          <calcext:conditional-format calcext:target-range-address="Map.AH65:Map.AI65">
            <calcext:condition calcext:apply-style-name="pellet" calcext:value="=&quot;E&quot;" calcext:base-cell-address="Map.AH65"/>
          </calcext:conditional-format>
          <calcext:conditional-format calcext:target-range-address="Map.AE66:Map.AG66 Map.AE65:Map.AF65">
            <calcext:condition calcext:apply-style-name="Untitled1" calcext:value="=&quot;F&quot;" calcext:base-cell-address="Map.AE65"/>
          </calcext:conditional-format>
          <calcext:conditional-format calcext:target-range-address="Map.AE66:Map.AG66 Map.AE65:Map.AF65">
            <calcext:condition calcext:apply-style-name="pellet" calcext:value="=&quot;E&quot;" calcext:base-cell-address="Map.AE65"/>
          </calcext:conditional-format>
          <calcext:conditional-format calcext:target-range-address="Map.Y65:Map.AD66">
            <calcext:condition calcext:apply-style-name="Untitled1" calcext:value="=&quot;F&quot;" calcext:base-cell-address="Map.Y65"/>
          </calcext:conditional-format>
          <calcext:conditional-format calcext:target-range-address="Map.Y65:Map.AD66">
            <calcext:condition calcext:apply-style-name="pellet" calcext:value="=&quot;E&quot;" calcext:base-cell-address="Map.Y65"/>
          </calcext:conditional-format>
          <calcext:conditional-format calcext:target-range-address="Map.J66:Map.L66 Map.J65:Map.K65">
            <calcext:condition calcext:apply-style-name="Untitled1" calcext:value="=&quot;F&quot;" calcext:base-cell-address="Map.J65"/>
          </calcext:conditional-format>
          <calcext:conditional-format calcext:target-range-address="Map.J66:Map.L66 Map.J65:Map.K65">
            <calcext:condition calcext:apply-style-name="pellet" calcext:value="=&quot;E&quot;" calcext:base-cell-address="Map.J65"/>
          </calcext:conditional-format>
          <calcext:conditional-format calcext:target-range-address="Map.D65:Map.I66">
            <calcext:condition calcext:apply-style-name="Untitled1" calcext:value="=&quot;F&quot;" calcext:base-cell-address="Map.D65"/>
          </calcext:conditional-format>
          <calcext:conditional-format calcext:target-range-address="Map.D65:Map.I66">
            <calcext:condition calcext:apply-style-name="pellet" calcext:value="=&quot;E&quot;" calcext:base-cell-address="Map.D65"/>
          </calcext:conditional-format>
          <calcext:conditional-format calcext:target-range-address="Map.J82:Map.L82 Map.J81:Map.K81">
            <calcext:condition calcext:apply-style-name="Untitled1" calcext:value="=&quot;F&quot;" calcext:base-cell-address="Map.J81"/>
          </calcext:conditional-format>
          <calcext:conditional-format calcext:target-range-address="Map.J82:Map.L82 Map.J81:Map.K81">
            <calcext:condition calcext:apply-style-name="pellet" calcext:value="=&quot;E&quot;" calcext:base-cell-address="Map.J81"/>
          </calcext:conditional-format>
          <calcext:conditional-format calcext:target-range-address="Map.D81:Map.I82">
            <calcext:condition calcext:apply-style-name="Untitled1" calcext:value="=&quot;F&quot;" calcext:base-cell-address="Map.D81"/>
          </calcext:conditional-format>
          <calcext:conditional-format calcext:target-range-address="Map.D81:Map.I82">
            <calcext:condition calcext:apply-style-name="pellet" calcext:value="=&quot;E&quot;" calcext:base-cell-address="Map.D81"/>
          </calcext:conditional-format>
          <calcext:conditional-format calcext:target-range-address="Map.AH81:Map.AI81">
            <calcext:condition calcext:apply-style-name="Untitled1" calcext:value="=&quot;F&quot;" calcext:base-cell-address="Map.AH81"/>
          </calcext:conditional-format>
          <calcext:conditional-format calcext:target-range-address="Map.AH81:Map.AI81">
            <calcext:condition calcext:apply-style-name="pellet" calcext:value="=&quot;E&quot;" calcext:base-cell-address="Map.AH81"/>
          </calcext:conditional-format>
          <calcext:conditional-format calcext:target-range-address="Map.AE82:Map.AG82 Map.AE81:Map.AF81">
            <calcext:condition calcext:apply-style-name="Untitled1" calcext:value="=&quot;F&quot;" calcext:base-cell-address="Map.AE81"/>
          </calcext:conditional-format>
          <calcext:conditional-format calcext:target-range-address="Map.AE82:Map.AG82 Map.AE81:Map.AF81">
            <calcext:condition calcext:apply-style-name="pellet" calcext:value="=&quot;E&quot;" calcext:base-cell-address="Map.AE81"/>
          </calcext:conditional-format>
          <calcext:conditional-format calcext:target-range-address="Map.Y81:Map.AD82">
            <calcext:condition calcext:apply-style-name="Untitled1" calcext:value="=&quot;F&quot;" calcext:base-cell-address="Map.Y81"/>
          </calcext:conditional-format>
          <calcext:conditional-format calcext:target-range-address="Map.Y81:Map.AD82">
            <calcext:condition calcext:apply-style-name="pellet" calcext:value="=&quot;E&quot;" calcext:base-cell-address="Map.Y81"/>
          </calcext:conditional-format>
          <calcext:conditional-format calcext:target-range-address="Map.BC81:Map.BD81">
            <calcext:condition calcext:apply-style-name="Untitled1" calcext:value="=&quot;F&quot;" calcext:base-cell-address="Map.BC81"/>
          </calcext:conditional-format>
          <calcext:conditional-format calcext:target-range-address="Map.BC81:Map.BD81">
            <calcext:condition calcext:apply-style-name="pellet" calcext:value="=&quot;E&quot;" calcext:base-cell-address="Map.BC81"/>
          </calcext:conditional-format>
          <calcext:conditional-format calcext:target-range-address="Map.AZ82:Map.BB82 Map.AZ81:Map.BA81">
            <calcext:condition calcext:apply-style-name="Untitled1" calcext:value="=&quot;F&quot;" calcext:base-cell-address="Map.AZ81"/>
          </calcext:conditional-format>
          <calcext:conditional-format calcext:target-range-address="Map.AZ82:Map.BB82 Map.AZ81:Map.BA81">
            <calcext:condition calcext:apply-style-name="pellet" calcext:value="=&quot;E&quot;" calcext:base-cell-address="Map.AZ81"/>
          </calcext:conditional-format>
          <calcext:conditional-format calcext:target-range-address="Map.AT81:Map.AY82">
            <calcext:condition calcext:apply-style-name="Untitled1" calcext:value="=&quot;F&quot;" calcext:base-cell-address="Map.AT81"/>
          </calcext:conditional-format>
          <calcext:conditional-format calcext:target-range-address="Map.AT81:Map.AY82">
            <calcext:condition calcext:apply-style-name="pellet" calcext:value="=&quot;E&quot;" calcext:base-cell-address="Map.AT81"/>
          </calcext:conditional-format>
          <calcext:conditional-format calcext:target-range-address="Map.BX81:Map.BY81">
            <calcext:condition calcext:apply-style-name="Untitled1" calcext:value="=&quot;F&quot;" calcext:base-cell-address="Map.BX81"/>
          </calcext:conditional-format>
          <calcext:conditional-format calcext:target-range-address="Map.BX81:Map.BY81">
            <calcext:condition calcext:apply-style-name="pellet" calcext:value="=&quot;E&quot;" calcext:base-cell-address="Map.BX81"/>
          </calcext:conditional-format>
          <calcext:conditional-format calcext:target-range-address="Map.BU82:Map.BW82 Map.BU81:Map.BV81">
            <calcext:condition calcext:apply-style-name="Untitled1" calcext:value="=&quot;F&quot;" calcext:base-cell-address="Map.BU81"/>
          </calcext:conditional-format>
          <calcext:conditional-format calcext:target-range-address="Map.BU82:Map.BW82 Map.BU81:Map.BV81">
            <calcext:condition calcext:apply-style-name="pellet" calcext:value="=&quot;E&quot;" calcext:base-cell-address="Map.BU81"/>
          </calcext:conditional-format>
          <calcext:conditional-format calcext:target-range-address="Map.BO81:Map.BT82">
            <calcext:condition calcext:apply-style-name="Untitled1" calcext:value="=&quot;F&quot;" calcext:base-cell-address="Map.BO81"/>
          </calcext:conditional-format>
          <calcext:conditional-format calcext:target-range-address="Map.BO81:Map.BT82">
            <calcext:condition calcext:apply-style-name="pellet" calcext:value="=&quot;E&quot;" calcext:base-cell-address="Map.BO81"/>
          </calcext:conditional-format>
          <calcext:conditional-format calcext:target-range-address="Map.CS81:Map.CT81">
            <calcext:condition calcext:apply-style-name="Untitled1" calcext:value="=&quot;F&quot;" calcext:base-cell-address="Map.CS81"/>
          </calcext:conditional-format>
          <calcext:conditional-format calcext:target-range-address="Map.CS81:Map.CT81">
            <calcext:condition calcext:apply-style-name="pellet" calcext:value="=&quot;E&quot;" calcext:base-cell-address="Map.CS81"/>
          </calcext:conditional-format>
          <calcext:conditional-format calcext:target-range-address="Map.CP82:Map.CR82 Map.CP81:Map.CQ81">
            <calcext:condition calcext:apply-style-name="Untitled1" calcext:value="=&quot;F&quot;" calcext:base-cell-address="Map.CP81"/>
          </calcext:conditional-format>
          <calcext:conditional-format calcext:target-range-address="Map.CP82:Map.CR82 Map.CP81:Map.CQ81">
            <calcext:condition calcext:apply-style-name="pellet" calcext:value="=&quot;E&quot;" calcext:base-cell-address="Map.CP81"/>
          </calcext:conditional-format>
          <calcext:conditional-format calcext:target-range-address="Map.CJ81:Map.CO82">
            <calcext:condition calcext:apply-style-name="Untitled1" calcext:value="=&quot;F&quot;" calcext:base-cell-address="Map.CJ81"/>
          </calcext:conditional-format>
          <calcext:conditional-format calcext:target-range-address="Map.CJ81:Map.CO82">
            <calcext:condition calcext:apply-style-name="pellet" calcext:value="=&quot;E&quot;" calcext:base-cell-address="Map.CJ81"/>
          </calcext:conditional-format>
          <calcext:conditional-format calcext:target-range-address="Map.DN81:Map.DO81">
            <calcext:condition calcext:apply-style-name="Untitled1" calcext:value="=&quot;F&quot;" calcext:base-cell-address="Map.DN81"/>
          </calcext:conditional-format>
          <calcext:conditional-format calcext:target-range-address="Map.DN81:Map.DO81">
            <calcext:condition calcext:apply-style-name="pellet" calcext:value="=&quot;E&quot;" calcext:base-cell-address="Map.DN81"/>
          </calcext:conditional-format>
          <calcext:conditional-format calcext:target-range-address="Map.DK82:Map.DM82 Map.DK81:Map.DL81">
            <calcext:condition calcext:apply-style-name="Untitled1" calcext:value="=&quot;F&quot;" calcext:base-cell-address="Map.DK81"/>
          </calcext:conditional-format>
          <calcext:conditional-format calcext:target-range-address="Map.DK82:Map.DM82 Map.DK81:Map.DL81">
            <calcext:condition calcext:apply-style-name="pellet" calcext:value="=&quot;E&quot;" calcext:base-cell-address="Map.DK81"/>
          </calcext:conditional-format>
          <calcext:conditional-format calcext:target-range-address="Map.DE81:Map.DJ82">
            <calcext:condition calcext:apply-style-name="Untitled1" calcext:value="=&quot;F&quot;" calcext:base-cell-address="Map.DE81"/>
          </calcext:conditional-format>
          <calcext:conditional-format calcext:target-range-address="Map.DE81:Map.DJ82">
            <calcext:condition calcext:apply-style-name="pellet" calcext:value="=&quot;E&quot;" calcext:base-cell-address="Map.DE81"/>
          </calcext:conditional-format>
          <calcext:conditional-format calcext:target-range-address="Map.DN97:Map.DO97">
            <calcext:condition calcext:apply-style-name="Untitled1" calcext:value="=&quot;F&quot;" calcext:base-cell-address="Map.DN97"/>
          </calcext:conditional-format>
          <calcext:conditional-format calcext:target-range-address="Map.DN97:Map.DO97">
            <calcext:condition calcext:apply-style-name="pellet" calcext:value="=&quot;E&quot;" calcext:base-cell-address="Map.DN97"/>
          </calcext:conditional-format>
          <calcext:conditional-format calcext:target-range-address="Map.DK98:Map.DM98 Map.DK97:Map.DL97">
            <calcext:condition calcext:apply-style-name="Untitled1" calcext:value="=&quot;F&quot;" calcext:base-cell-address="Map.DK97"/>
          </calcext:conditional-format>
          <calcext:conditional-format calcext:target-range-address="Map.DK98:Map.DM98 Map.DK97:Map.DL97">
            <calcext:condition calcext:apply-style-name="pellet" calcext:value="=&quot;E&quot;" calcext:base-cell-address="Map.DK97"/>
          </calcext:conditional-format>
          <calcext:conditional-format calcext:target-range-address="Map.DE97:Map.DJ98">
            <calcext:condition calcext:apply-style-name="Untitled1" calcext:value="=&quot;F&quot;" calcext:base-cell-address="Map.DE97"/>
          </calcext:conditional-format>
          <calcext:conditional-format calcext:target-range-address="Map.DE97:Map.DJ98">
            <calcext:condition calcext:apply-style-name="pellet" calcext:value="=&quot;E&quot;" calcext:base-cell-address="Map.DE97"/>
          </calcext:conditional-format>
          <calcext:conditional-format calcext:target-range-address="Map.CS97:Map.CT97">
            <calcext:condition calcext:apply-style-name="Untitled1" calcext:value="=&quot;F&quot;" calcext:base-cell-address="Map.CS97"/>
          </calcext:conditional-format>
          <calcext:conditional-format calcext:target-range-address="Map.CS97:Map.CT97">
            <calcext:condition calcext:apply-style-name="pellet" calcext:value="=&quot;E&quot;" calcext:base-cell-address="Map.CS97"/>
          </calcext:conditional-format>
          <calcext:conditional-format calcext:target-range-address="Map.CP98:Map.CR98 Map.CP97:Map.CQ97">
            <calcext:condition calcext:apply-style-name="Untitled1" calcext:value="=&quot;F&quot;" calcext:base-cell-address="Map.CP97"/>
          </calcext:conditional-format>
          <calcext:conditional-format calcext:target-range-address="Map.CP98:Map.CR98 Map.CP97:Map.CQ97">
            <calcext:condition calcext:apply-style-name="pellet" calcext:value="=&quot;E&quot;" calcext:base-cell-address="Map.CP97"/>
          </calcext:conditional-format>
          <calcext:conditional-format calcext:target-range-address="Map.CJ97:Map.CO98">
            <calcext:condition calcext:apply-style-name="Untitled1" calcext:value="=&quot;F&quot;" calcext:base-cell-address="Map.CJ97"/>
          </calcext:conditional-format>
          <calcext:conditional-format calcext:target-range-address="Map.CJ97:Map.CO98">
            <calcext:condition calcext:apply-style-name="pellet" calcext:value="=&quot;E&quot;" calcext:base-cell-address="Map.CJ97"/>
          </calcext:conditional-format>
          <calcext:conditional-format calcext:target-range-address="Map.BX97:Map.BY97">
            <calcext:condition calcext:apply-style-name="Untitled1" calcext:value="=&quot;F&quot;" calcext:base-cell-address="Map.BX97"/>
          </calcext:conditional-format>
          <calcext:conditional-format calcext:target-range-address="Map.BX97:Map.BY97">
            <calcext:condition calcext:apply-style-name="pellet" calcext:value="=&quot;E&quot;" calcext:base-cell-address="Map.BX97"/>
          </calcext:conditional-format>
          <calcext:conditional-format calcext:target-range-address="Map.BU98:Map.BW98 Map.BU97:Map.BV97">
            <calcext:condition calcext:apply-style-name="Untitled1" calcext:value="=&quot;F&quot;" calcext:base-cell-address="Map.BU97"/>
          </calcext:conditional-format>
          <calcext:conditional-format calcext:target-range-address="Map.BU98:Map.BW98 Map.BU97:Map.BV97">
            <calcext:condition calcext:apply-style-name="pellet" calcext:value="=&quot;E&quot;" calcext:base-cell-address="Map.BU97"/>
          </calcext:conditional-format>
          <calcext:conditional-format calcext:target-range-address="Map.BO97:Map.BT98">
            <calcext:condition calcext:apply-style-name="Untitled1" calcext:value="=&quot;F&quot;" calcext:base-cell-address="Map.BO97"/>
          </calcext:conditional-format>
          <calcext:conditional-format calcext:target-range-address="Map.BO97:Map.BT98">
            <calcext:condition calcext:apply-style-name="pellet" calcext:value="=&quot;E&quot;" calcext:base-cell-address="Map.BO97"/>
          </calcext:conditional-format>
          <calcext:conditional-format calcext:target-range-address="Map.BC97:Map.BD97">
            <calcext:condition calcext:apply-style-name="Untitled1" calcext:value="=&quot;F&quot;" calcext:base-cell-address="Map.BC97"/>
          </calcext:conditional-format>
          <calcext:conditional-format calcext:target-range-address="Map.BC97:Map.BD97">
            <calcext:condition calcext:apply-style-name="pellet" calcext:value="=&quot;E&quot;" calcext:base-cell-address="Map.BC97"/>
          </calcext:conditional-format>
          <calcext:conditional-format calcext:target-range-address="Map.AZ98:Map.BB98 Map.AZ97:Map.BA97">
            <calcext:condition calcext:apply-style-name="Untitled1" calcext:value="=&quot;F&quot;" calcext:base-cell-address="Map.AZ97"/>
          </calcext:conditional-format>
          <calcext:conditional-format calcext:target-range-address="Map.AZ98:Map.BB98 Map.AZ97:Map.BA97">
            <calcext:condition calcext:apply-style-name="pellet" calcext:value="=&quot;E&quot;" calcext:base-cell-address="Map.AZ97"/>
          </calcext:conditional-format>
          <calcext:conditional-format calcext:target-range-address="Map.AT97:Map.AY98">
            <calcext:condition calcext:apply-style-name="Untitled1" calcext:value="=&quot;F&quot;" calcext:base-cell-address="Map.AT97"/>
          </calcext:conditional-format>
          <calcext:conditional-format calcext:target-range-address="Map.AT97:Map.AY98">
            <calcext:condition calcext:apply-style-name="pellet" calcext:value="=&quot;E&quot;" calcext:base-cell-address="Map.AT97"/>
          </calcext:conditional-format>
          <calcext:conditional-format calcext:target-range-address="Map.AH97:Map.AI97">
            <calcext:condition calcext:apply-style-name="Untitled1" calcext:value="=&quot;F&quot;" calcext:base-cell-address="Map.AH97"/>
          </calcext:conditional-format>
          <calcext:conditional-format calcext:target-range-address="Map.AH97:Map.AI97">
            <calcext:condition calcext:apply-style-name="pellet" calcext:value="=&quot;E&quot;" calcext:base-cell-address="Map.AH97"/>
          </calcext:conditional-format>
          <calcext:conditional-format calcext:target-range-address="Map.AE98:Map.AG98 Map.AE97:Map.AF97">
            <calcext:condition calcext:apply-style-name="Untitled1" calcext:value="=&quot;F&quot;" calcext:base-cell-address="Map.AE97"/>
          </calcext:conditional-format>
          <calcext:conditional-format calcext:target-range-address="Map.AE98:Map.AG98 Map.AE97:Map.AF97">
            <calcext:condition calcext:apply-style-name="pellet" calcext:value="=&quot;E&quot;" calcext:base-cell-address="Map.AE97"/>
          </calcext:conditional-format>
          <calcext:conditional-format calcext:target-range-address="Map.Y97:Map.AD98">
            <calcext:condition calcext:apply-style-name="Untitled1" calcext:value="=&quot;F&quot;" calcext:base-cell-address="Map.Y97"/>
          </calcext:conditional-format>
          <calcext:conditional-format calcext:target-range-address="Map.Y97:Map.AD98">
            <calcext:condition calcext:apply-style-name="pellet" calcext:value="=&quot;E&quot;" calcext:base-cell-address="Map.Y97"/>
          </calcext:conditional-format>
          <calcext:conditional-format calcext:target-range-address="Map.J98:Map.L98 Map.J97:Map.K97">
            <calcext:condition calcext:apply-style-name="Untitled1" calcext:value="=&quot;F&quot;" calcext:base-cell-address="Map.J97"/>
          </calcext:conditional-format>
          <calcext:conditional-format calcext:target-range-address="Map.J98:Map.L98 Map.J97:Map.K97">
            <calcext:condition calcext:apply-style-name="pellet" calcext:value="=&quot;E&quot;" calcext:base-cell-address="Map.J97"/>
          </calcext:conditional-format>
          <calcext:conditional-format calcext:target-range-address="Map.D97:Map.I98">
            <calcext:condition calcext:apply-style-name="Untitled1" calcext:value="=&quot;F&quot;" calcext:base-cell-address="Map.D97"/>
          </calcext:conditional-format>
          <calcext:conditional-format calcext:target-range-address="Map.D97:Map.I98">
            <calcext:condition calcext:apply-style-name="pellet" calcext:value="=&quot;E&quot;" calcext:base-cell-address="Map.D97"/>
          </calcext:conditional-format>
          <calcext:conditional-format calcext:target-range-address="Map.J114:Map.L114 Map.J113:Map.K113">
            <calcext:condition calcext:apply-style-name="Untitled1" calcext:value="=&quot;F&quot;" calcext:base-cell-address="Map.J113"/>
          </calcext:conditional-format>
          <calcext:conditional-format calcext:target-range-address="Map.J114:Map.L114 Map.J113:Map.K113">
            <calcext:condition calcext:apply-style-name="pellet" calcext:value="=&quot;E&quot;" calcext:base-cell-address="Map.J113"/>
          </calcext:conditional-format>
          <calcext:conditional-format calcext:target-range-address="Map.D113:Map.I114">
            <calcext:condition calcext:apply-style-name="Untitled1" calcext:value="=&quot;F&quot;" calcext:base-cell-address="Map.D113"/>
          </calcext:conditional-format>
          <calcext:conditional-format calcext:target-range-address="Map.D113:Map.I114">
            <calcext:condition calcext:apply-style-name="pellet" calcext:value="=&quot;E&quot;" calcext:base-cell-address="Map.D113"/>
          </calcext:conditional-format>
          <calcext:conditional-format calcext:target-range-address="Map.AH113:Map.AI113">
            <calcext:condition calcext:apply-style-name="Untitled1" calcext:value="=&quot;F&quot;" calcext:base-cell-address="Map.AH113"/>
          </calcext:conditional-format>
          <calcext:conditional-format calcext:target-range-address="Map.AH113:Map.AI113">
            <calcext:condition calcext:apply-style-name="pellet" calcext:value="=&quot;E&quot;" calcext:base-cell-address="Map.AH113"/>
          </calcext:conditional-format>
          <calcext:conditional-format calcext:target-range-address="Map.AE114:Map.AG114 Map.AE113:Map.AF113">
            <calcext:condition calcext:apply-style-name="Untitled1" calcext:value="=&quot;F&quot;" calcext:base-cell-address="Map.AE113"/>
          </calcext:conditional-format>
          <calcext:conditional-format calcext:target-range-address="Map.AE114:Map.AG114 Map.AE113:Map.AF113">
            <calcext:condition calcext:apply-style-name="pellet" calcext:value="=&quot;E&quot;" calcext:base-cell-address="Map.AE113"/>
          </calcext:conditional-format>
          <calcext:conditional-format calcext:target-range-address="Map.Y113:Map.AD114">
            <calcext:condition calcext:apply-style-name="Untitled1" calcext:value="=&quot;F&quot;" calcext:base-cell-address="Map.Y113"/>
          </calcext:conditional-format>
          <calcext:conditional-format calcext:target-range-address="Map.Y113:Map.AD114">
            <calcext:condition calcext:apply-style-name="pellet" calcext:value="=&quot;E&quot;" calcext:base-cell-address="Map.Y113"/>
          </calcext:conditional-format>
          <calcext:conditional-format calcext:target-range-address="Map.BC113:Map.BD113">
            <calcext:condition calcext:apply-style-name="Untitled1" calcext:value="=&quot;F&quot;" calcext:base-cell-address="Map.BC113"/>
          </calcext:conditional-format>
          <calcext:conditional-format calcext:target-range-address="Map.BC113:Map.BD113">
            <calcext:condition calcext:apply-style-name="pellet" calcext:value="=&quot;E&quot;" calcext:base-cell-address="Map.BC113"/>
          </calcext:conditional-format>
          <calcext:conditional-format calcext:target-range-address="Map.AZ114:Map.BB114 Map.AZ113:Map.BA113">
            <calcext:condition calcext:apply-style-name="Untitled1" calcext:value="=&quot;F&quot;" calcext:base-cell-address="Map.AZ113"/>
          </calcext:conditional-format>
          <calcext:conditional-format calcext:target-range-address="Map.AZ114:Map.BB114 Map.AZ113:Map.BA113">
            <calcext:condition calcext:apply-style-name="pellet" calcext:value="=&quot;E&quot;" calcext:base-cell-address="Map.AZ113"/>
          </calcext:conditional-format>
          <calcext:conditional-format calcext:target-range-address="Map.AT113:Map.AY114">
            <calcext:condition calcext:apply-style-name="Untitled1" calcext:value="=&quot;F&quot;" calcext:base-cell-address="Map.AT113"/>
          </calcext:conditional-format>
          <calcext:conditional-format calcext:target-range-address="Map.AT113:Map.AY114">
            <calcext:condition calcext:apply-style-name="pellet" calcext:value="=&quot;E&quot;" calcext:base-cell-address="Map.AT113"/>
          </calcext:conditional-format>
          <calcext:conditional-format calcext:target-range-address="Map.BX113:Map.BY113">
            <calcext:condition calcext:apply-style-name="Untitled1" calcext:value="=&quot;F&quot;" calcext:base-cell-address="Map.BX113"/>
          </calcext:conditional-format>
          <calcext:conditional-format calcext:target-range-address="Map.BX113:Map.BY113">
            <calcext:condition calcext:apply-style-name="pellet" calcext:value="=&quot;E&quot;" calcext:base-cell-address="Map.BX113"/>
          </calcext:conditional-format>
          <calcext:conditional-format calcext:target-range-address="Map.BU114:Map.BW114 Map.BU113:Map.BV113">
            <calcext:condition calcext:apply-style-name="Untitled1" calcext:value="=&quot;F&quot;" calcext:base-cell-address="Map.BU113"/>
          </calcext:conditional-format>
          <calcext:conditional-format calcext:target-range-address="Map.BU114:Map.BW114 Map.BU113:Map.BV113">
            <calcext:condition calcext:apply-style-name="pellet" calcext:value="=&quot;E&quot;" calcext:base-cell-address="Map.BU113"/>
          </calcext:conditional-format>
          <calcext:conditional-format calcext:target-range-address="Map.BO113:Map.BT114">
            <calcext:condition calcext:apply-style-name="Untitled1" calcext:value="=&quot;F&quot;" calcext:base-cell-address="Map.BO113"/>
          </calcext:conditional-format>
          <calcext:conditional-format calcext:target-range-address="Map.BO113:Map.BT114">
            <calcext:condition calcext:apply-style-name="pellet" calcext:value="=&quot;E&quot;" calcext:base-cell-address="Map.BO113"/>
          </calcext:conditional-format>
          <calcext:conditional-format calcext:target-range-address="Map.CS113:Map.CT113">
            <calcext:condition calcext:apply-style-name="Untitled1" calcext:value="=&quot;F&quot;" calcext:base-cell-address="Map.CS113"/>
          </calcext:conditional-format>
          <calcext:conditional-format calcext:target-range-address="Map.CS113:Map.CT113">
            <calcext:condition calcext:apply-style-name="pellet" calcext:value="=&quot;E&quot;" calcext:base-cell-address="Map.CS113"/>
          </calcext:conditional-format>
          <calcext:conditional-format calcext:target-range-address="Map.CP114:Map.CR114 Map.CP113:Map.CQ113">
            <calcext:condition calcext:apply-style-name="Untitled1" calcext:value="=&quot;F&quot;" calcext:base-cell-address="Map.CP113"/>
          </calcext:conditional-format>
          <calcext:conditional-format calcext:target-range-address="Map.CP114:Map.CR114 Map.CP113:Map.CQ113">
            <calcext:condition calcext:apply-style-name="pellet" calcext:value="=&quot;E&quot;" calcext:base-cell-address="Map.CP113"/>
          </calcext:conditional-format>
          <calcext:conditional-format calcext:target-range-address="Map.CJ113:Map.CO114">
            <calcext:condition calcext:apply-style-name="Untitled1" calcext:value="=&quot;F&quot;" calcext:base-cell-address="Map.CJ113"/>
          </calcext:conditional-format>
          <calcext:conditional-format calcext:target-range-address="Map.CJ113:Map.CO114">
            <calcext:condition calcext:apply-style-name="pellet" calcext:value="=&quot;E&quot;" calcext:base-cell-address="Map.CJ113"/>
          </calcext:conditional-format>
          <calcext:conditional-format calcext:target-range-address="Map.DN113:Map.DO113">
            <calcext:condition calcext:apply-style-name="Untitled1" calcext:value="=&quot;F&quot;" calcext:base-cell-address="Map.DN113"/>
          </calcext:conditional-format>
          <calcext:conditional-format calcext:target-range-address="Map.DN113:Map.DO113">
            <calcext:condition calcext:apply-style-name="pellet" calcext:value="=&quot;E&quot;" calcext:base-cell-address="Map.DN113"/>
          </calcext:conditional-format>
          <calcext:conditional-format calcext:target-range-address="Map.DK114:Map.DM114 Map.DK113:Map.DL113">
            <calcext:condition calcext:apply-style-name="Untitled1" calcext:value="=&quot;F&quot;" calcext:base-cell-address="Map.DK113"/>
          </calcext:conditional-format>
          <calcext:conditional-format calcext:target-range-address="Map.DK114:Map.DM114 Map.DK113:Map.DL113">
            <calcext:condition calcext:apply-style-name="pellet" calcext:value="=&quot;E&quot;" calcext:base-cell-address="Map.DK113"/>
          </calcext:conditional-format>
          <calcext:conditional-format calcext:target-range-address="Map.DE113:Map.DJ114">
            <calcext:condition calcext:apply-style-name="Untitled1" calcext:value="=&quot;F&quot;" calcext:base-cell-address="Map.DE113"/>
          </calcext:conditional-format>
          <calcext:conditional-format calcext:target-range-address="Map.DE113:Map.DJ114">
            <calcext:condition calcext:apply-style-name="pellet" calcext:value="=&quot;E&quot;" calcext:base-cell-address="Map.DE113"/>
          </calcext:conditional-format>
          <calcext:conditional-format calcext:target-range-address="Map.B131:Map.U131">
            <calcext:condition calcext:apply-style-name="Untitled1" calcext:value="=&quot;F&quot;" calcext:base-cell-address="Map.B131"/>
          </calcext:conditional-format>
          <calcext:conditional-format calcext:target-range-address="Map.B131:Map.U131">
            <calcext:condition calcext:apply-style-name="pellet" calcext:value="=&quot;E&quot;" calcext:base-cell-address="Map.B131"/>
          </calcext:conditional-format>
          <calcext:conditional-format calcext:target-range-address="Map.B132:Map.B142">
            <calcext:condition calcext:apply-style-name="Untitled1" calcext:value="=&quot;F&quot;" calcext:base-cell-address="Map.B132"/>
          </calcext:conditional-format>
          <calcext:conditional-format calcext:target-range-address="Map.B132:Map.B142">
            <calcext:condition calcext:apply-style-name="pellet" calcext:value="=&quot;E&quot;" calcext:base-cell-address="Map.B132"/>
          </calcext:conditional-format>
          <calcext:conditional-format calcext:target-range-address="Map.C145:Map.T145">
            <calcext:condition calcext:apply-style-name="Untitled1" calcext:value="=&quot;F&quot;" calcext:base-cell-address="Map.C145"/>
          </calcext:conditional-format>
          <calcext:conditional-format calcext:target-range-address="Map.C145:Map.T145">
            <calcext:condition calcext:apply-style-name="pellet" calcext:value="=&quot;E&quot;" calcext:base-cell-address="Map.C145"/>
          </calcext:conditional-format>
          <calcext:conditional-format calcext:target-range-address="Map.U143:Map.U144">
            <calcext:condition calcext:apply-style-name="Untitled1" calcext:value="=&quot;F&quot;" calcext:base-cell-address="Map.U143"/>
          </calcext:conditional-format>
          <calcext:conditional-format calcext:target-range-address="Map.U143:Map.U144">
            <calcext:condition calcext:apply-style-name="pellet" calcext:value="=&quot;E&quot;" calcext:base-cell-address="Map.U143"/>
          </calcext:conditional-format>
          <calcext:conditional-format calcext:target-range-address="Map.U132:Map.U142">
            <calcext:condition calcext:apply-style-name="Untitled1" calcext:value="=&quot;F&quot;" calcext:base-cell-address="Map.U132"/>
          </calcext:conditional-format>
          <calcext:conditional-format calcext:target-range-address="Map.U132:Map.U142">
            <calcext:condition calcext:apply-style-name="pellet" calcext:value="=&quot;E&quot;" calcext:base-cell-address="Map.U132"/>
          </calcext:conditional-format>
          <calcext:conditional-format calcext:target-range-address="Map.AD7:Map.AH9">
            <calcext:condition calcext:apply-style-name="Untitled1" calcext:value="=&quot;F&quot;" calcext:base-cell-address="Map.AD7"/>
          </calcext:conditional-format>
          <calcext:conditional-format calcext:target-range-address="Map.AD7:Map.AH9">
            <calcext:condition calcext:apply-style-name="pellet" calcext:value="=&quot;E&quot;" calcext:base-cell-address="Map.AD7"/>
          </calcext:conditional-format>
          <calcext:conditional-format calcext:target-range-address="Map.AA10:Map.AB11">
            <calcext:condition calcext:apply-style-name="Untitled1" calcext:value="=&quot;F&quot;" calcext:base-cell-address="Map.AA10"/>
          </calcext:conditional-format>
          <calcext:conditional-format calcext:target-range-address="Map.AA10:Map.AB11">
            <calcext:condition calcext:apply-style-name="pellet" calcext:value="=&quot;E&quot;" calcext:base-cell-address="Map.AA10"/>
          </calcext:conditional-format>
          <calcext:conditional-format calcext:target-range-address="Map.AE13:Map.AG15">
            <calcext:condition calcext:apply-style-name="Untitled1" calcext:value="=&quot;F&quot;" calcext:base-cell-address="Map.AE13"/>
          </calcext:conditional-format>
          <calcext:conditional-format calcext:target-range-address="Map.AE13:Map.AG15">
            <calcext:condition calcext:apply-style-name="pellet" calcext:value="=&quot;E&quot;" calcext:base-cell-address="Map.AE13"/>
          </calcext:conditional-format>
          <calcext:conditional-format calcext:target-range-address="Map.AA5:Map.AB6">
            <calcext:condition calcext:apply-style-name="Untitled1" calcext:value="=&quot;F&quot;" calcext:base-cell-address="Map.AA5"/>
          </calcext:conditional-format>
          <calcext:conditional-format calcext:target-range-address="Map.AA5:Map.AB6">
            <calcext:condition calcext:apply-style-name="pellet" calcext:value="=&quot;E&quot;" calcext:base-cell-address="Map.AA5"/>
          </calcext:conditional-format>
          <calcext:conditional-format calcext:target-range-address="Map.AD5:Map.AH5">
            <calcext:condition calcext:apply-style-name="Untitled1" calcext:value="=&quot;F&quot;" calcext:base-cell-address="Map.AD5"/>
          </calcext:conditional-format>
          <calcext:conditional-format calcext:target-range-address="Map.AD5:Map.AH5">
            <calcext:condition calcext:apply-style-name="pellet" calcext:value="=&quot;E&quot;" calcext:base-cell-address="Map.AD5"/>
          </calcext:conditional-format>
          <calcext:conditional-format calcext:target-range-address="Map.AO8:Map.AP10">
            <calcext:condition calcext:apply-style-name="Untitled1" calcext:value="=&quot;F&quot;" calcext:base-cell-address="Map.AO8"/>
          </calcext:conditional-format>
          <calcext:conditional-format calcext:target-range-address="Map.AO8:Map.AP10">
            <calcext:condition calcext:apply-style-name="pellet" calcext:value="=&quot;E&quot;" calcext:base-cell-address="Map.AO8"/>
          </calcext:conditional-format>
          <calcext:conditional-format calcext:target-range-address="Map.AL9:Map.AM10">
            <calcext:condition calcext:apply-style-name="Untitled1" calcext:value="=&quot;F&quot;" calcext:base-cell-address="Map.AL9"/>
          </calcext:conditional-format>
          <calcext:conditional-format calcext:target-range-address="Map.AL9:Map.AM10">
            <calcext:condition calcext:apply-style-name="pellet" calcext:value="=&quot;E&quot;" calcext:base-cell-address="Map.AL9"/>
          </calcext:conditional-format>
          <calcext:conditional-format calcext:target-range-address="Map.AI4:Map.AM4">
            <calcext:condition calcext:apply-style-name="Untitled1" calcext:value="=&quot;F&quot;" calcext:base-cell-address="Map.AI4"/>
          </calcext:conditional-format>
          <calcext:conditional-format calcext:target-range-address="Map.AI4:Map.AM4">
            <calcext:condition calcext:apply-style-name="pellet" calcext:value="=&quot;E&quot;" calcext:base-cell-address="Map.AI4"/>
          </calcext:conditional-format>
          <calcext:conditional-format calcext:target-range-address="Map.X7:Map.X9">
            <calcext:condition calcext:apply-style-name="Untitled1" calcext:value="=&quot;F&quot;" calcext:base-cell-address="Map.X7"/>
          </calcext:conditional-format>
          <calcext:conditional-format calcext:target-range-address="Map.X7:Map.X9">
            <calcext:condition calcext:apply-style-name="pellet" calcext:value="=&quot;E&quot;" calcext:base-cell-address="Map.X7"/>
          </calcext:conditional-format>
          <calcext:conditional-format calcext:target-range-address="Map.AC6:Map.AH6">
            <calcext:condition calcext:apply-style-name="Untitled1" calcext:value="=&quot;F&quot;" calcext:base-cell-address="Map.AC6"/>
          </calcext:conditional-format>
          <calcext:conditional-format calcext:target-range-address="Map.AC6:Map.AH6">
            <calcext:condition calcext:apply-style-name="pellet" calcext:value="=&quot;E&quot;" calcext:base-cell-address="Map.AC6"/>
          </calcext:conditional-format>
          <calcext:conditional-format calcext:target-range-address="Map.AI6:Map.AI6">
            <calcext:condition calcext:apply-style-name="Untitled1" calcext:value="=&quot;F&quot;" calcext:base-cell-address="Map.AI6"/>
          </calcext:conditional-format>
          <calcext:conditional-format calcext:target-range-address="Map.AI6:Map.AI6">
            <calcext:condition calcext:apply-style-name="pellet" calcext:value="=&quot;E&quot;" calcext:base-cell-address="Map.AI6"/>
          </calcext:conditional-format>
          <calcext:conditional-format calcext:target-range-address="Map.Z7:Map.AC7">
            <calcext:condition calcext:apply-style-name="Untitled1" calcext:value="=&quot;F&quot;" calcext:base-cell-address="Map.Z7"/>
          </calcext:conditional-format>
          <calcext:conditional-format calcext:target-range-address="Map.Z7:Map.AC7">
            <calcext:condition calcext:apply-style-name="pellet" calcext:value="=&quot;E&quot;" calcext:base-cell-address="Map.Z7"/>
          </calcext:conditional-format>
          <calcext:conditional-format calcext:target-range-address="Map.AK6:Map.AN6">
            <calcext:condition calcext:apply-style-name="Untitled1" calcext:value="=&quot;F&quot;" calcext:base-cell-address="Map.AK6"/>
          </calcext:conditional-format>
          <calcext:conditional-format calcext:target-range-address="Map.AK6:Map.AN6">
            <calcext:condition calcext:apply-style-name="pellet" calcext:value="=&quot;E&quot;" calcext:base-cell-address="Map.AK6"/>
          </calcext:conditional-format>
          <calcext:conditional-format calcext:target-range-address="Map.AN8:Map.AN8">
            <calcext:condition calcext:apply-style-name="Untitled1" calcext:value="=&quot;F&quot;" calcext:base-cell-address="Map.AN8"/>
          </calcext:conditional-format>
          <calcext:conditional-format calcext:target-range-address="Map.AN8:Map.AN8">
            <calcext:condition calcext:apply-style-name="pellet" calcext:value="=&quot;E&quot;" calcext:base-cell-address="Map.AN8"/>
          </calcext:conditional-format>
          <calcext:conditional-format calcext:target-range-address="Map.AI8:Map.AM8">
            <calcext:condition calcext:apply-style-name="Untitled1" calcext:value="=&quot;F&quot;" calcext:base-cell-address="Map.AI8"/>
          </calcext:conditional-format>
          <calcext:conditional-format calcext:target-range-address="Map.AI8:Map.AM8">
            <calcext:condition calcext:apply-style-name="pellet" calcext:value="=&quot;E&quot;" calcext:base-cell-address="Map.AI8"/>
          </calcext:conditional-format>
          <calcext:conditional-format calcext:target-range-address="Map.Z9:Map.AC9">
            <calcext:condition calcext:apply-style-name="Untitled1" calcext:value="=&quot;F&quot;" calcext:base-cell-address="Map.Z9"/>
          </calcext:conditional-format>
          <calcext:conditional-format calcext:target-range-address="Map.Z9:Map.AC9">
            <calcext:condition calcext:apply-style-name="pellet" calcext:value="=&quot;E&quot;" calcext:base-cell-address="Map.Z9"/>
          </calcext:conditional-format>
          <calcext:conditional-format calcext:target-range-address="Map.AO11:Map.AO11">
            <calcext:condition calcext:apply-style-name="Untitled1" calcext:value="=&quot;F&quot;" calcext:base-cell-address="Map.AO11"/>
          </calcext:conditional-format>
          <calcext:conditional-format calcext:target-range-address="Map.AO11:Map.AO11">
            <calcext:condition calcext:apply-style-name="pellet" calcext:value="=&quot;E&quot;" calcext:base-cell-address="Map.AO11"/>
          </calcext:conditional-format>
          <calcext:conditional-format calcext:target-range-address="Map.AK11:Map.AN11">
            <calcext:condition calcext:apply-style-name="Untitled1" calcext:value="=&quot;F&quot;" calcext:base-cell-address="Map.AK11"/>
          </calcext:conditional-format>
          <calcext:conditional-format calcext:target-range-address="Map.AK11:Map.AN11">
            <calcext:condition calcext:apply-style-name="pellet" calcext:value="=&quot;E&quot;" calcext:base-cell-address="Map.AK11"/>
          </calcext:conditional-format>
          <calcext:conditional-format calcext:target-range-address="Map.AO13:Map.AO13">
            <calcext:condition calcext:apply-style-name="Untitled1" calcext:value="=&quot;F&quot;" calcext:base-cell-address="Map.AO13"/>
          </calcext:conditional-format>
          <calcext:conditional-format calcext:target-range-address="Map.AO13:Map.AO13">
            <calcext:condition calcext:apply-style-name="pellet" calcext:value="=&quot;E&quot;" calcext:base-cell-address="Map.AO13"/>
          </calcext:conditional-format>
          <calcext:conditional-format calcext:target-range-address="Map.AK13:Map.AN13">
            <calcext:condition calcext:apply-style-name="Untitled1" calcext:value="=&quot;F&quot;" calcext:base-cell-address="Map.AK13"/>
          </calcext:conditional-format>
          <calcext:conditional-format calcext:target-range-address="Map.AK13:Map.AN13">
            <calcext:condition calcext:apply-style-name="pellet" calcext:value="=&quot;E&quot;" calcext:base-cell-address="Map.AK13"/>
          </calcext:conditional-format>
          <calcext:conditional-format calcext:target-range-address="Map.AI10:Map.AI10 Map.AI12:Map.AI12">
            <calcext:condition calcext:apply-style-name="Untitled1" calcext:value="=&quot;F&quot;" calcext:base-cell-address="Map.AI10"/>
          </calcext:conditional-format>
          <calcext:conditional-format calcext:target-range-address="Map.AI10:Map.AI10 Map.AI12:Map.AI12">
            <calcext:condition calcext:apply-style-name="pellet" calcext:value="=&quot;E&quot;" calcext:base-cell-address="Map.AI10"/>
          </calcext:conditional-format>
          <calcext:conditional-format calcext:target-range-address="Map.AI11:Map.AI11">
            <calcext:condition calcext:apply-style-name="Untitled1" calcext:value="=&quot;F&quot;" calcext:base-cell-address="Map.AI11"/>
          </calcext:conditional-format>
          <calcext:conditional-format calcext:target-range-address="Map.AI11:Map.AI11">
            <calcext:condition calcext:apply-style-name="pellet" calcext:value="=&quot;E&quot;" calcext:base-cell-address="Map.AI11"/>
          </calcext:conditional-format>
          <calcext:conditional-format calcext:target-range-address="Map.AC10:Map.AH10">
            <calcext:condition calcext:apply-style-name="Untitled1" calcext:value="=&quot;F&quot;" calcext:base-cell-address="Map.AC10"/>
          </calcext:conditional-format>
          <calcext:conditional-format calcext:target-range-address="Map.AC10:Map.AH10">
            <calcext:condition calcext:apply-style-name="pellet" calcext:value="=&quot;E&quot;" calcext:base-cell-address="Map.AC10"/>
          </calcext:conditional-format>
          <calcext:conditional-format calcext:target-range-address="Map.Z12:Map.AH12">
            <calcext:condition calcext:apply-style-name="Untitled1" calcext:value="=&quot;F&quot;" calcext:base-cell-address="Map.Z12"/>
          </calcext:conditional-format>
          <calcext:conditional-format calcext:target-range-address="Map.Z12:Map.AH12">
            <calcext:condition calcext:apply-style-name="pellet" calcext:value="=&quot;E&quot;" calcext:base-cell-address="Map.Z12"/>
          </calcext:conditional-format>
          <calcext:conditional-format calcext:target-range-address="Map.X13:Map.Z13">
            <calcext:condition calcext:apply-style-name="Untitled1" calcext:value="=&quot;F&quot;" calcext:base-cell-address="Map.X13"/>
          </calcext:conditional-format>
          <calcext:conditional-format calcext:target-range-address="Map.X13:Map.Z13">
            <calcext:condition calcext:apply-style-name="pellet" calcext:value="=&quot;E&quot;" calcext:base-cell-address="Map.X13"/>
          </calcext:conditional-format>
          <calcext:conditional-format calcext:target-range-address="Map.Z10:Map.Z11">
            <calcext:condition calcext:apply-style-name="Untitled1" calcext:value="=&quot;F&quot;" calcext:base-cell-address="Map.Z10"/>
          </calcext:conditional-format>
          <calcext:conditional-format calcext:target-range-address="Map.Z10:Map.Z11">
            <calcext:condition calcext:apply-style-name="pellet" calcext:value="=&quot;E&quot;" calcext:base-cell-address="Map.Z10"/>
          </calcext:conditional-format>
          <calcext:conditional-format calcext:target-range-address="Map.H142:Map.I142">
            <calcext:condition calcext:apply-style-name="Untitled1" calcext:value="=&quot;F&quot;" calcext:base-cell-address="Map.H142"/>
          </calcext:conditional-format>
          <calcext:conditional-format calcext:target-range-address="Map.H142:Map.I142">
            <calcext:condition calcext:apply-style-name="pellet" calcext:value="=&quot;E&quot;" calcext:base-cell-address="Map.H142"/>
          </calcext:conditional-format>
          <calcext:conditional-format calcext:target-range-address="Map.AE1:Map.AG3">
            <calcext:condition calcext:apply-style-name="Untitled1" calcext:value="=&quot;F&quot;" calcext:base-cell-address="Map.AE1"/>
          </calcext:conditional-format>
          <calcext:conditional-format calcext:target-range-address="Map.AE1:Map.AG3">
            <calcext:condition calcext:apply-style-name="pellet" calcext:value="=&quot;E&quot;" calcext:base-cell-address="Map.AE1"/>
          </calcext:conditional-format>
          <calcext:conditional-format calcext:target-range-address="Map.AZ1:Map.BB3">
            <calcext:condition calcext:apply-style-name="Untitled1" calcext:value="=&quot;F&quot;" calcext:base-cell-address="Map.AZ1"/>
          </calcext:conditional-format>
          <calcext:conditional-format calcext:target-range-address="Map.AZ1:Map.BB3">
            <calcext:condition calcext:apply-style-name="pellet" calcext:value="=&quot;E&quot;" calcext:base-cell-address="Map.AZ1"/>
          </calcext:conditional-format>
          <calcext:conditional-format calcext:target-range-address="Map.BU1:Map.BW3">
            <calcext:condition calcext:apply-style-name="Untitled1" calcext:value="=&quot;F&quot;" calcext:base-cell-address="Map.BU1"/>
          </calcext:conditional-format>
          <calcext:conditional-format calcext:target-range-address="Map.BU1:Map.BW3">
            <calcext:condition calcext:apply-style-name="pellet" calcext:value="=&quot;E&quot;" calcext:base-cell-address="Map.BU1"/>
          </calcext:conditional-format>
          <calcext:conditional-format calcext:target-range-address="Map.CP1:Map.CR3">
            <calcext:condition calcext:apply-style-name="Untitled1" calcext:value="=&quot;F&quot;" calcext:base-cell-address="Map.CP1"/>
          </calcext:conditional-format>
          <calcext:conditional-format calcext:target-range-address="Map.CP1:Map.CR3">
            <calcext:condition calcext:apply-style-name="pellet" calcext:value="=&quot;E&quot;" calcext:base-cell-address="Map.CP1"/>
          </calcext:conditional-format>
          <calcext:conditional-format calcext:target-range-address="Map.DK1:Map.DM3">
            <calcext:condition calcext:apply-style-name="Untitled1" calcext:value="=&quot;F&quot;" calcext:base-cell-address="Map.DK1"/>
          </calcext:conditional-format>
          <calcext:conditional-format calcext:target-range-address="Map.DK1:Map.DM3">
            <calcext:condition calcext:apply-style-name="pellet" calcext:value="=&quot;E&quot;" calcext:base-cell-address="Map.DK1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81"/>
        <table:table-column table:style-name="co3" table:number-columns-repeated="2" table:default-cell-style-name="ce81"/>
        <table:table-column table:style-name="co4" table:number-columns-repeated="1006" table:default-cell-style-name="ce81"/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 table:number-rows-repeated="4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113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113" table:number-columns-repeated="8"/>
          <table:table-cell table:style-name="ce80" table:number-columns-repeated="8"/>
          <table:table-cell table:style-name="ce109"/>
          <table:table-cell table:number-columns-repeated="1007"/>
        </table:table-row>
        <table:table-row table:style-name="ro1">
          <table:table-cell table:style-name="ce11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113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0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9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113" table:number-columns-repeated="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113" table:number-columns-repeated="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9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/>
          <table:table-cell table:style-name="ce80" table:number-columns-repeated="6"/>
          <table:table-cell table:style-name="ce113"/>
          <table:table-cell table:style-name="ce80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2"/>
          <table:table-cell table:style-name="ce80" table:number-columns-repeated="6"/>
          <table:table-cell table:style-name="ce11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3"/>
          <table:table-cell table:style-name="ce80" table:number-columns-repeated="6"/>
          <table:table-cell table:style-name="ce113" table:number-columns-repeated="3"/>
          <table:table-cell table:style-name="ce80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80"/>
          <table:table-cell table:style-name="ce113" table:number-columns-repeated="5"/>
          <table:table-cell table:style-name="ce80" table:number-columns-repeated="4"/>
          <table:table-cell table:style-name="ce113" table:number-columns-repeated="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13" table:number-columns-repeated="7"/>
          <table:table-cell table:style-name="ce80" table:number-columns-repeated="2"/>
          <table:table-cell table:style-name="ce113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/>
          <table:table-cell table:style-name="ce80" table:number-columns-repeated="10"/>
          <table:table-cell table:style-name="ce113"/>
          <table:table-cell table:style-name="ce80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3"/>
          <table:table-cell table:style-name="ce80" table:number-columns-repeated="8"/>
          <table:table-cell table:style-name="ce113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4"/>
          <table:table-cell table:style-name="ce80" table:number-columns-repeated="6"/>
          <table:table-cell table:style-name="ce113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113" table:number-columns-repeated="6"/>
          <table:table-cell table:style-name="ce80" table:number-columns-repeated="4"/>
          <table:table-cell table:style-name="ce113" table:number-columns-repeated="6"/>
          <table:table-cell table:number-columns-repeated="1008"/>
        </table:table-row>
        <table:table-row table:style-name="ro1">
          <table:table-cell table:style-name="ce113" table:number-columns-repeated="7"/>
          <table:table-cell table:style-name="ce80" table:number-columns-repeated="2"/>
          <table:table-cell table:style-name="ce113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11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93" table:number-columns-repeated="2"/>
          <table:table-cell table:style-name="ce84" table:number-columns-repeated="2"/>
          <table:table-cell table:style-name="ce222"/>
          <table:table-cell table:style-name="ce93" table:number-columns-repeated="2"/>
          <table:table-cell table:style-name="ce84" table:number-columns-repeated="2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22" table:number-columns-repeated="3"/>
          <table:table-cell table:style-name="ce93" table:number-columns-repeated="4"/>
          <table:table-cell table:style-name="ce222"/>
          <table:table-cell table:style-name="ce93" table:number-columns-repeated="4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84" table:number-columns-repeated="2"/>
          <table:table-cell table:style-name="ce222" table:number-columns-repeated="3"/>
          <table:table-cell table:style-name="ce84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84" table:number-columns-repeated="2"/>
          <table:table-cell table:style-name="ce93" table:number-columns-repeated="2"/>
          <table:table-cell table:style-name="ce222"/>
          <table:table-cell table:style-name="ce84" table:number-columns-repeated="2"/>
          <table:table-cell table:style-name="ce93" table:number-columns-repeated="2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84" table:number-columns-repeated="2"/>
          <table:table-cell table:style-name="ce222" table:number-columns-repeated="3"/>
          <table:table-cell table:style-name="ce84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93" table:number-columns-repeated="4"/>
          <table:table-cell table:style-name="ce222"/>
          <table:table-cell table:style-name="ce93" table:number-columns-repeated="4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84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84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84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84" table:number-columns-repeated="15"/>
          <table:table-cell table:style-name="ce80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84" table:number-columns-repeated="4"/>
          <table:table-cell table:style-name="ce93" table:number-columns-repeated="2"/>
          <table:table-cell table:style-name="ce84" table:number-columns-repeated="3"/>
          <table:table-cell table:style-name="ce93" table:number-columns-repeated="2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 table:number-rows-repeated="3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7" table:number-columns-repeated="2"/>
          <table:table-cell table:style-name="ce84"/>
          <table:table-cell table:style-name="ce87" table:number-columns-repeated="3"/>
          <table:table-cell table:style-name="ce84"/>
          <table:table-cell table:style-name="ce87" table:number-columns-repeated="2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7"/>
          <table:table-cell table:style-name="ce84" table:number-columns-repeated="2"/>
          <table:table-cell table:style-name="ce87"/>
          <table:table-cell table:style-name="ce84" table:number-columns-repeated="3"/>
          <table:table-cell table:style-name="ce87"/>
          <table:table-cell table:style-name="ce84" table:number-columns-repeated="2"/>
          <table:table-cell table:style-name="ce87"/>
          <table:table-cell table:style-name="ce84" table:number-columns-repeated="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3"/>
          <table:table-cell table:style-name="ce93" table:number-columns-repeated="2"/>
          <table:table-cell table:style-name="ce84" table:number-columns-repeated="2"/>
          <table:table-cell table:style-name="ce80" table:number-columns-repeated="2"/>
          <table:table-cell table:style-name="ce93" table:number-columns-repeated="2"/>
          <table:table-cell table:style-name="ce84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2"/>
          <table:table-cell table:style-name="ce80" table:number-columns-repeated="4"/>
          <table:table-cell table:style-name="ce84" table:number-columns-repeated="2"/>
          <table:table-cell table:style-name="ce80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80" table:number-columns-repeated="2"/>
          <table:table-cell table:style-name="ce93"/>
          <table:table-cell table:style-name="ce84" table:number-columns-repeated="2"/>
          <table:table-cell table:style-name="ce9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4"/>
          <table:table-cell table:style-name="ce80" table:number-columns-repeated="2"/>
          <table:table-cell table:style-name="ce93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80" table:number-columns-repeated="10"/>
          <table:table-cell table:style-name="ce101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101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0" table:number-columns-repeated="2"/>
          <table:table-cell table:style-name="ce101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/>
          <table:table-cell table:style-name="ce80"/>
          <table:table-cell table:style-name="ce10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6" table:number-columns-repeated="2"/>
          <table:table-cell table:style-name="ce100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3"/>
          <table:table-cell table:style-name="ce96"/>
          <table:table-cell table:style-name="ce80" table:number-columns-repeated="2"/>
          <table:table-cell table:style-name="ce96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7" table:number-columns-repeated="2"/>
          <table:table-cell table:style-name="ce80" table:number-columns-repeated="2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 table:number-columns-repeated="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00:13:07.880574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1-26T00:18:03.626162089</dc:date>
    <meta:editing-cycles>295</meta:editing-cycles>
    <meta:editing-duration>P3DT38M57S</meta:editing-duration>
    <meta:document-statistic meta:table-count="4" meta:cell-count="2740" meta:object-count="0"/>
  </office:meta>
</office:document-meta>
</file>